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style:style>
    <style:style style:name="P6" style:family="paragraph" style:parent-style-name="Standard">
      <style:paragraph-properties fo:margin-bottom="0.1667in" style:line-height-at-least="0.2361in"/>
      <style:text-properties style:font-name="PingFang TC" fo:font-size="12.0pt" fo:color="#000000" fo:background-color="#868686"/>
    </style:style>
    <style:style style:name="P7" style:family="paragraph" style:parent-style-name="Standard">
      <style:paragraph-properties fo:margin-bottom="0.1667in" style:line-height-at-least="0.2361in">
        <style:tab-stops>
          <style:tab-stop style:position="1.2926in"/>
        </style:tab-stops>
      </style:paragraph-properties>
      <style:text-properties style:font-name="PingFang TC"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Times" fo:font-style="italic" fo:font-style-asian="italic" fo:font-style-complex="italic" fo:letter-spacing="0.0000in"/>
    </style:style>
    <style:style style:name="T6" style:family="text">
      <style:text-properties style:font-name="PingFang TC" fo:letter-spacing="0.0000in"/>
    </style:style>
    <style:style style:name="T7" style:family="text">
      <style:text-properties style:font-name="PingFang TC" fo:letter-spacing="0.0000in" fo:background-color="transparent"/>
    </style:style>
    <style:style style:name="T8" style:family="text">
      <style:text-properties fo:font-style="italic" fo:font-style-asian="italic" fo:font-style-complex="italic" fo:letter-spacing="0.0000in"/>
    </style:style>
    <style:style style:name="T9" style:family="text">
      <style:text-properties style:font-name="PingFang TC" fo:letter-spacing="0.0000in" fo:background-color="#868686"/>
    </style:style>
    <style:style style:name="T10" style:family="text">
      <style:text-properties style:font-name="PingFang TC" fo:letter-spacing="0.0000in" fo:color="#032726" fo:background-color="#868686"/>
    </style:style>
    <style:style style:name="T11"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侯勝昌   |  2020.06.19 20:28   |   </text:span><text:a xlink:type="simple" xlink:href="http://palinfo.habago.org/Entry?Command=Information_PrintForum&amp;iPage=1#FORUM39706"><text:span text:style-name="T2">#</text:span></text:a></text:p>
      <text:p text:style-name="P3"><text:span text:style-name="T1">陳醫師，我曾經為了您一位病患的案子去拜訪過您，還曾經留下名片</text:span></text:p>
      <text:p text:style-name="P2"><text:span text:style-name="T1">阿水   |  2020.06.19 20:16   |   </text:span><text:a xlink:type="simple" xlink:href="http://palinfo.habago.org/Entry?Command=Information_PrintForum&amp;iPage=1#FORUM39705"><text:span text:style-name="T2">#</text:span></text:a></text:p>
      <text:p text:style-name="P4"><text:span text:style-name="T1">我本名叫侯勝昌，56年次，目前在高雄當律師</text:span></text:p>
      <text:p text:style-name="P2"><text:span text:style-name="T1">陳真   |  2020.06.19 20:08   |   </text:span><text:a xlink:type="simple" xlink:href="http://palinfo.habago.org/Entry?Command=Information_PrintForum&amp;iPage=1#FORUM39704"><text:span text:style-name="T2">#</text:span></text:a></text:p>
      <text:p text:style-name="P3"><text:span text:style-name="T1">要問什麼或談什麼都行，毫無問題，但是要有一點最起碼的誠意。</text:span><text:span text:style-name="T3"><text:line-break/><text:line-break/></text:span><text:span text:style-name="T1">我不認識 “阿水律師"，很難想像這是一個成年人的言論水平，大多信口胡謅，不知所云。</text:span><text:span text:style-name="T3"><text:line-break/><text:line-break/></text:span><text:span text:style-name="T1">網路世界陰陰暗暗，各位要發言，最好亮身份，讓大家知道你究竟是誰。也許惟有在陽光下講話，人們才會願意為自己的言論負責，而不是神不知鬼不覺地任意胡扯瞎掰卻不用付出任何代價。</text:span><text:span text:style-name="T3"><text:line-break/><text:line-break/></text:span><text:span text:style-name="T1">不管講什麼，如果根本沒有人知道你是誰，這樣一種言論其實是毫無意義的，那跟廁所塗鴉並無兩樣。任何言論惟有當它明確出於何人口中，方才有可能具有一點意義。巴勒網雖不強迫實名制，但是對於匿名言論始終是很反感的。</text:span></text:p>
      <text:p text:style-name="P2"><text:span text:style-name="T1">王修亮   |  2020.06.19 19:31   |   </text:span><text:a xlink:type="simple" xlink:href="http://palinfo.habago.org/Entry?Command=Information_PrintForum&amp;iPage=1#FORUM39703"><text:span text:style-name="T2">#</text:span></text:a></text:p>
      <text:p text:style-name="P4"><text:span text:style-name="T1">走「進」歷史和「經過」時間歲月有巨大的差距。</text:span><text:span text:style-name="T3"><text:line-break/><text:line-break/></text:span><text:span text:style-name="T1">拋出生死以許的真誠熱情，創造了一段歷史的人們，深深走進歷史之中。</text:span><text:span text:style-name="T3"><text:line-break/></text:span><text:span text:style-name="T1">淡漠的看著那些「我們」艱辛走過，自顧自生活的人，只是「經過」相同的歲月，雖然時間重疊，並沒有走「進」那段「歷史」。</text:span><text:span text:style-name="T3"><text:line-break/></text:span><text:span text:style-name="T1">或許擁有自己的真實，卻不是那些「我們」的真實。</text:span><text:span text:style-name="T3"><text:line-break/><text:line-break/></text:span><text:span text:style-name="T1">我走過1955到2020年，但不敢認為自己走進過那段歷史，我知曉自己的無知，在潮流裡盲視盲聽，很晚才看透一部分真實。</text:span><text:span text:style-name="T3"><text:line-break/><text:line-break/></text:span><text:span text:style-name="T1">「我想替某些人說說話」這種態度多麼淡漠無情而切割，彷彿把黨外與說三道四的民眾分配為棋局上的兩行列陣，簡化了當年歷史中交錯複雜的血淚疑忌。</text:span><text:span text:style-name="T3"><text:line-break/></text:span><text:span text:style-name="T1">即使是當年說三道四的民眾，也曾經有我，曾經有因為掙扎著尋找真實，而黑暗或光明的我。</text:span><text:span text:style-name="T3"><text:line-break/></text:span><text:span text:style-name="T1">多麼交錯複雜的血淚疑忌，痛苦的真實。</text:span><text:span text:style-name="T3"><text:line-break/><text:line-break/></text:span><text:span text:style-name="T1">所以，局外經過的人看不到真實，也就看不懂那段歷史。</text:span><text:span text:style-name="T3"><text:line-break/></text:span><text:span text:style-name="T1">以史為鑒只是一句空話。</text:span><text:span text:style-name="T3"><text:line-break/><text:line-break/></text:span><text:span text:style-name="T1">在真實的基礎上是空的，後面的一切提問與說法也就只是自說自話、自以為是了。</text:span><text:span text:style-name="T3"><text:line-break/><text:line-break/></text:span><text:span text:style-name="T1">我不喜歡在自己寫的東西裡提到巴勒網的同伴，因為我雖然尊敬他們，卻並不很了解他們，我只需要知道靈魂深處與他們有一點是相同的，但在生活事務上我們各有差異，因此也不會去公開「請教」「提問」，把他們當成小學生來「教化」，或者把自己當成法庭上來「質問」，還不斷叫人家「請注意」「這樣正確嗎」。</text:span><text:span text:style-name="T3"><text:line-break/></text:span><text:span text:style-name="T1">巴勒網不是「定義正確」「定義道德」的地方。</text:span><text:span text:style-name="T3"><text:line-break/><text:line-break/></text:span><text:span text:style-name="T1">我只是想和同伴說話時，就說幾句自己的話，也許有成熟有不成熟，大家也就是說說自己的想法。</text:span><text:span text:style-name="T3"><text:line-break/><text:line-break/></text:span><text:span text:style-name="T1">想說自己的想法就直說，說自己就好！不必像個律師在法庭與對方爭辯，執著無意義的虛假問題，強迫他人回答。</text:span><text:span text:style-name="T3"><text:line-break/></text:span><text:span text:style-name="T1">並沒有替陳真說甚麼，沒人能替別人說話，我只在說我自己的話。</text:span></text:p>
      <text:p text:style-name="P2"><text:span text:style-name="T1">葉小慧   |  2020.06.19 17:07   |   </text:span><text:a xlink:type="simple" xlink:href="http://palinfo.habago.org/Entry?Command=Information_PrintForum&amp;iPage=1#FORUM39702"><text:span text:style-name="T2">#</text:span></text:a></text:p>
      <text:p text:style-name="P3"><text:span text:style-name="T1">我覺得阿水律師可能有時光機器，想讓我們回到過去重來一遍。</text:span><text:span text:style-name="T3"><text:line-break/><text:line-break/></text:span></text:p>
      <text:p text:style-name="P2"><text:span text:style-name="T1">欧阳阳   |  2020.06.19 17:05   |   </text:span><text:a xlink:type="simple" xlink:href="http://palinfo.habago.org/Entry?Command=Information_PrintForum&amp;iPage=1#FORUM39701"><text:span text:style-name="T2">#</text:span></text:a></text:p>
      <text:p text:style-name="P4"><text:span text:style-name="T1">阿水，</text:span><text:span text:style-name="T3"><text:line-break/><text:line-break/></text:span><text:span text:style-name="T1">台湾的党外运动应该是指1990年代以前一段时间，自发的，松散的，主要针对国民党高压统治的反抗运动；</text:span><text:span text:style-name="T3"><text:line-break/><text:line-break/></text:span><text:span text:style-name="T1">但是台湾的党外运动，不是基于广大人民群众的基础诉求（当时的台湾民众没有强烈的推翻国民党统治的诉求）；其思想动力来源主要是西方自由民主思潮；所以其实质影响力其实也是很有限的（影响力被后面的统治文人政客夸大）；</text:span><text:span text:style-name="T3"><text:line-break/><text:line-break/></text:span><text:span text:style-name="T1">台湾国民党体制的解体主要是自上而下，自外而内的改革，不能算是革命！</text:span><text:span text:style-name="T3"><text:line-break/><text:line-break/></text:span><text:span text:style-name="T1">台湾的党外运动在1990年后，就基本消逝了，其成果被放大窃取，其成员或堕落，或解甲归田。</text:span></text:p>
      <text:p text:style-name="P2"><text:span text:style-name="T1">陳默   |  2020.06.19 16:57   |   </text:span><text:a xlink:type="simple" xlink:href="http://palinfo.habago.org/Entry?Command=Information_PrintForum&amp;iPage=1#FORUM39700"><text:span text:style-name="T2">#</text:span></text:a></text:p>
      <text:p text:style-name="P3"><text:span text:style-name="T1">脑残 （汉语新词语）</text:span><text:span text:style-name="T3"><text:line-break/></text:span><text:span text:style-name="T1">脑残，贬义词，是指荒唐的、糊涂的、无逻辑性的、不合情理的错误思维，如同脑细胞残疾一般无可救药，泛指不学无术水平低的人做事糊糊涂涂、随心所欲，摸索搞，不按照规律做，不正常，神经质的思维。同时泛指做事情总是不考</text:span><text:span text:style-name="T4">虑</text:span><text:span text:style-name="T1">严重消极后果，损人不利己，把错误当作成绩四处炫耀，不以为耻，反以为荣的邪恶品行。</text:span></text:p>
      <text:p text:style-name="P2"><text:span text:style-name="T1">欧阳阳   |  2020.06.19 16:49   |   </text:span><text:a xlink:type="simple" xlink:href="http://palinfo.habago.org/Entry?Command=Information_PrintForum&amp;iPage=1#FORUM39699"><text:span text:style-name="T2">#</text:span></text:a></text:p>
      <text:p text:style-name="P4"><text:span text:style-name="T1">老百姓的理性与道德水平，这数百年来，我不认为有大的改变；智者向来就是少数；</text:span><text:span text:style-name="T3"><text:line-break/><text:line-break/></text:span><text:span text:style-name="T1">但是，老百姓的思维会受我们所处文化，道德，经济，教育，舆论氛围等客观因素的塑造与影响！</text:span><text:span text:style-name="T3"><text:line-break/></text:span><text:span text:style-name="T1">用“脑残”来行为感觉不太合适，只是不够聪明而已！</text:span><text:span text:style-name="T3"><text:line-break/></text:span><text:span text:style-name="T1">这大概是“恨铁不成钢”的一种心情表达；所谓“爱之深责之切”。</text:span><text:span text:style-name="T3"><text:line-break/><text:line-break/></text:span></text:p>
      <text:p text:style-name="P2"><text:span text:style-name="T1">阿水律師   |  2020.06.19 16:42   |   </text:span><text:a xlink:type="simple" xlink:href="http://palinfo.habago.org/Entry?Command=Information_PrintForum&amp;iPage=1#FORUM39698"><text:span text:style-name="T2">#</text:span></text:a></text:p>
      <text:p text:style-name="P3"><text:span text:style-name="T1">陳醫師，</text:span><text:span text:style-name="T3"><text:line-break/><text:line-break/></text:span><text:span text:style-name="T1">我第二個問題「為什麼不像韓粉造勢大會，總是有熱情的韓粉留下來撿煙蒂、垃圾等等您可能認為「無聊透頂」或「不知所云」的韓粉式兵法。」</text:span><text:span text:style-name="T3"><text:line-break/><text:line-break/></text:span><text:span text:style-name="T1">就這個問題，您質問我「就算地上一根毛都沒有，也一樣會被說是滿地垃圾。你這麼 "單純"，連這樣也不懂嗎？」</text:span><text:span text:style-name="T3"><text:line-break/><text:line-break/></text:span><text:span text:style-name="T1">我懂。但當國民黨宣傳麥克風這樣子來的黑黨外人士及其支持群眾的時候，要用什麼兵法來對治呢？</text:span><text:span text:style-name="T3"><text:line-break/><text:line-break/></text:span><text:span text:style-name="T1">不妨每場群眾運動之前都提醒大家：</text:span><text:span text:style-name="T3"><text:line-break/><text:line-break/></text:span><text:span text:style-name="T1">「國民黨最會抹黑我們，說我們不識字兼沒衛生，所以喔，請大家在活動過程中，如果有人亂丟煙蒂或亂吐檳榔汁，就當成是國民黨派來黑我們的，也請大家互相監督，本來製造髒亂就是不對的，咱們台灣人辦活動不能漏氣！」（這樣宣導一陣子以後，如果有人不守規矩，後果會怎樣您應該知道。）</text:span><text:span text:style-name="T3"><text:line-break/><text:line-break/></text:span><text:span text:style-name="T1">再來，「就算地上一根毛都沒有，也一樣會被說是滿地垃圾」，但是當時的宣傳工具都是只有文字報導嗎？沒有影像嗎？沒有預防栽贓的作法嗎？或把栽贓的傷害降到最低的方法嗎？比如，散場時候拍照或錄影存證，甚至拍下熱情民眾撿拾垃圾的照片及影像等等。那時，黨外有雜誌等宣傳工具，也有同情黨外的媒體。如此一來，當國民黨栽贓的時候，我要對身邊的親友幫黨外人士講話時，才有「相罵本」。而且，國民黨栽贓沒有被抓包過嗎？年代太久，但印象中有，還被傳開來了，或許您還記得。我記得當年黨外人士一直都在抓國民黨栽贓的證據。</text:span><text:span text:style-name="T3"><text:line-break/><text:line-break/></text:span><text:span text:style-name="T1">這只是一個例子，問題在於黨外人士當時訴求的對象是誰？是國民黨，還是社會大眾？還是兩者都有？如果包括社會大眾，不是更應該朝這方面的問題去思考戰略嗎？</text:span><text:span text:style-name="T3"><text:line-break/><text:line-break/></text:span><text:span text:style-name="T1">孔老夫子在兩千多以年就提示過不要「以人廢言」，也有宋朝高官說過「半部論語治天下」；而當年的黨外人士有群眾大都是「以人廢言」的常態認知？若是有了這種常態認知，是不是在兵法上還是要運用一些策略？</text:span><text:span text:style-name="T3"><text:line-break/><text:line-break/></text:span><text:span text:style-name="T1">我站著說話不腰疼，看來盡是風涼話，可是您上一篇在談腦殘時，說的對象是「我們」，並做了一番歷史倒帶；偏偏我也是從那段歷史走過來的人，我想替當時那些對黨外人士說三道四的民眾說說話；也想說說以史為鑑，我們是不是該有什麼更「文明水平」的戰略。</text:span></text:p>
      <text:p text:style-name="P2"><text:span text:style-name="T1">穎芝   |  2020.06.19 15:55   |   </text:span><text:a xlink:type="simple" xlink:href="http://palinfo.habago.org/Entry?Command=Information_PrintForum&amp;iPage=1#FORUM39697"><text:span text:style-name="T2">#</text:span></text:a></text:p>
      <text:p text:style-name="P4"><text:span text:style-name="T1">另外補充一點：</text:span><text:span text:style-name="T3"><text:line-break/><text:line-break/></text:span><text:span text:style-name="T1">因為 2018 大勝，以至於藍營的大佬們都想出頭參加 2020 大選，初選這一內亂後，導致國民黨四分五裂，讓支持韓國瑜的人數大量銳減！</text:span><text:span text:style-name="T3"><text:line-break/><text:line-break/></text:span><text:span text:style-name="T1">結論：當「人民對切身生活及政府實際作為的考量」小於「莫名芒果乾的恐懼感」，就會導致對政治判斷結果的嚴重落差！</text:span><text:span text:style-name="T3"><text:line-break/><text:line-break/></text:span><text:span text:style-name="T1">沒聽過「肚子扁扁也要投阿扁；腦袋空空也要選空心菜」的蠢論嗎？</text:span><text:span text:style-name="T3"><text:line-break/><text:line-break/></text:span><text:span text:style-name="T1">這種不理性的選擇就是「腦殘」的象徵！</text:span><text:span text:style-name="T3"><text:line-break/><text:line-break/><text:line-break/><text:line-break/></text:span></text:p>
      <text:p text:style-name="P2"><text:span text:style-name="T1">穎芝   |  2020.06.19 15:41   |   </text:span><text:a xlink:type="simple" xlink:href="http://palinfo.habago.org/Entry?Command=Information_PrintForum&amp;iPage=1#FORUM39696"><text:span text:style-name="T2">#</text:span></text:a></text:p>
      <text:p text:style-name="P3"><text:span text:style-name="T1">『如果人民是腦殘, 那2018不會讓dpp大敗』</text:span><text:span text:style-name="T3"><text:line-break/><text:line-break/></text:span><text:span text:style-name="T1">2018 中選會還沒發揮牠該有的功能性，那一年也沒有所謂的「香港反逃犯條例」的爭議點，蔡啥小也剛好在 2019 年初利用習近平的「告台灣同胞書」趁機抹紅、扭曲「九二共識」，種種發生的事件，猶如在替人渣黨的菜啥小連任而做的鋪路，這背後是不是有美帝主子的獻策及推波助瀾就不得而知，這一連串的事件，加上人渣黨的刻意扭曲，及其收編的御用綠媒抹紅放大「仇中反華」的號角，所有腦殘因此歸隊，再加上新增有投票權的眾多腦殘廢青，造就 2020 人渣黨大勝，上列種種因素，2018年都不具備，況且2020與2018的選舉考量角度不同，當年高雄南部淹水事件，讓人民有感於此，而致綠營大敗；2019則是香港反送中事件，讓人渣黨更是大肆炒作販賣「芒果乾」，助長國內「恐中、仇中、反中」的氣勢更高漲，兩者是無法相提並論！</text:span></text:p>
      <text:p text:style-name="P5"><text:span text:style-name="T1"> </text:span></text:p>
      <text:p text:style-name="P2"><text:span text:style-name="T1">蘇龍祥   |  2020.06.19 15:14   |   </text:span><text:a xlink:type="simple" xlink:href="http://palinfo.habago.org/Entry?Command=Information_PrintForum&amp;iPage=2#FORUM39695"><text:span text:style-name="T2">#</text:span></text:a></text:p>
      <text:p text:style-name="P3"><text:span text:style-name="T1">留侯論</text:span><text:span text:style-name="T3"><text:line-break/></text:span><text:span text:style-name="T1">古之所謂豪傑之士者，必有過人之節。人情有所不能忍者，匹夫見辱，拔劍而起，挺身而鬥，此不足為勇也。天下有大勇者，卒然臨之而不驚，無故加之而不怒，此其所挾持者甚大，而其志甚遠也。夫子房受書於圯上之老人也，其事甚怪。然亦安知其非秦之世，有隱君子者出而試之。觀其所以微見其意者，皆聖賢相與警戒之義；而世不察，以為鬼物，亦已過矣。且其意不在書。</text:span><text:span text:style-name="T3"><text:line-break/><text:line-break/></text:span><text:span text:style-name="T1">　　當韓之亡，秦之方盛也，以刀鋸鼎鑊待天下之士。其平居無事夷滅者，不可勝數。雖有賁、育，無所獲施。夫持法太急者，其鋒不可犯，而其末可乘。子房不忍忿忿之心，以匹夫之力，而逞於一擊之間；當此之時，子房之不死者，其間不能容髮，葢亦危矣。千金之子，不死於盜賊，何者？其身可愛，而盜賊之不足以死也。子房以葢世之才，不為伊尹、太公之謀，而特出於荊軻、聶政之計，以僥倖於不死，此圯上老人所為深惜者也。是故倨傲鮮腆而深折之。彼其能有所忍也，然後可以就大事。故曰：「孺子可教也。」</text:span><text:span text:style-name="T3"><text:line-break/><text:line-break/></text:span><text:span text:style-name="T1">　　楚莊王伐鄭，鄭伯肉袒牽羊以迎；莊王曰：「其主能下人，必能信用其民矣。」遂舍之。勾踐之困於會稽而歸，臣妾於吳者，三年而不倦。且夫有報人之志，而不能下人者，是匹夫之剛也。夫老人者，以為子房才有餘，而憂其度量之不足，故深折其少年剛銳之氣，使之忍小忿而就大謀。何則？非有平生之素，卒然相遇於草野之間，而命以僕妾之役，油然而不怪者，此固秦皇之所不能驚，而項籍之所不能怒也。</text:span><text:span text:style-name="T3"><text:line-break/><text:line-break/></text:span><text:span text:style-name="T1">　　觀夫高祖之所以勝，項籍之所以敗者，在能忍與不能忍之間而已矣。項籍唯不能忍，是以百戰百勝，而輕用其鋒；高祖忍之，養其全鋒，以待其弊，此子房教之也。當淮陰破齊而欲自王，高祖發怒，見於辭色。由此觀之，猶有剛強不忍之氣，非子房其誰全之？</text:span><text:span text:style-name="T3"><text:line-break/><text:line-break/></text:span><text:span text:style-name="T1">　　太史公疑子房以為魁梧奇偉，而其狀貌乃如婦人女子，不稱其志氣。嗚呼！此其所以為子房歟！</text:span><text:span text:style-name="T3"><text:line-break/></text:span><text:span text:style-name="T1">===================================================</text:span><text:span text:style-name="T3"><text:line-break/></text:span><text:span text:style-name="T1">我想, 上面這一篇留侯論是目前留言版的爭論寫照</text:span><text:span text:style-name="T3"><text:line-break/></text:span><text:span text:style-name="T1">除了秦(DPP)的既得利益相關者, 大家都討厭秦(DPP)的所為,</text:span><text:span text:style-name="T3"><text:line-break/></text:span><text:span text:style-name="T1">但"秦(DPP)之方盛也，以刀鋸鼎鑊待天下之士"</text:span><text:span text:style-name="T3"><text:line-break/></text:span><text:span text:style-name="T1">面對這樣一個局面, 如何才能最快擺脫</text:span><text:span text:style-name="T3"><text:line-break/></text:span><text:span text:style-name="T1">是"特出於荊軻、聶政之計"? (滿腔熱血派)</text:span><text:span text:style-name="T3"><text:line-break/></text:span><text:span text:style-name="T1">還是"以葢世之才，為伊尹、太公之謀"? (謀定後動派)</text:span><text:span text:style-name="T3"><text:line-break/><text:line-break/></text:span><text:span text:style-name="T1">戰略比滿腔熱血要重要的多, 而板上大部分人都只在乎滿腔熱血</text:span><text:span text:style-name="T3"><text:line-break/></text:span><text:span text:style-name="T1">台灣媒體病態+人民易被帶風向是事實</text:span><text:span text:style-name="T3"><text:line-break/></text:span><text:span text:style-name="T1">如果不把這納入考量, 只想"拼著一身剮, 敢把皇帝拉下馬"是不會成功的</text:span><text:span text:style-name="T3"><text:line-break/></text:span><text:span text:style-name="T1">我想阿水應該要表達的是這個</text:span><text:span text:style-name="T3"><text:line-break/><text:line-break/></text:span><text:span text:style-name="T1">p.s.</text:span><text:span text:style-name="T3"><text:line-break/></text:span><text:span text:style-name="T1">人民只是容易被帶風向罷了</text:span><text:span text:style-name="T3"><text:line-break/></text:span><text:span text:style-name="T1">如果人民是腦殘, 那2018不會讓dpp大敗</text:span><text:span text:style-name="T3"><text:line-break/><text:line-break/><text:line-break/><text:line-break/><text:line-break/><text:line-break/></text:span></text:p>
      <text:p text:style-name="P2"><text:span text:style-name="T1">鄭豐遠   |  2020.06.19 15:10   |   </text:span><text:a xlink:type="simple" xlink:href="http://palinfo.habago.org/Entry?Command=Information_PrintForum&amp;iPage=2#FORUM39694"><text:span text:style-name="T2">#</text:span></text:a></text:p>
      <text:p text:style-name="P4"><text:span text:style-name="T1">別人以命相許之事，不是八掛，不是口水，不是你能輕浮隨便"討論"的事。</text:span><text:span text:style-name="T3"><text:line-break/><text:line-break/></text:span><text:span text:style-name="T1">請這位阿水律師自重，我們不喜歡玩文字遊戲，巴勒網就算說一個笑話都有一個笑話的重量，不是坊間講話當放屁的聊天室。</text:span></text:p>
      <text:p text:style-name="P2"><text:span text:style-name="T1">阿水律師   |  2020.06.19 14:45   |   </text:span><text:a xlink:type="simple" xlink:href="http://palinfo.habago.org/Entry?Command=Information_PrintForum&amp;iPage=2#FORUM39693"><text:span text:style-name="T2">#</text:span></text:a></text:p>
      <text:p text:style-name="P3"><text:span text:style-name="T1">陳醫師，</text:span><text:span text:style-name="T3"><text:line-break/><text:line-break/></text:span><text:span text:style-name="T1">我第一個問題是：『為什麼你們當時被認為是用「地痞流氓」式的兵法來進行訴求？』</text:span><text:span text:style-name="T3"><text:line-break/><text:line-break/></text:span><text:span text:style-name="T1">回答這個問題前，先對一下問題的焦點：</text:span><text:span text:style-name="T3"><text:line-break/></text:span><text:span text:style-name="T1">為什麼林義雄在那位「資深醫師」眼裡是「地痞流氓」？這個問題您沒問，他沒說，您當時只有「無言」，這樣正確嗎？</text:span><text:span text:style-name="T3"><text:line-break/><text:line-break/></text:span><text:span text:style-name="T1">請注意，任何人都不是中文系畢業，對於交談對象的用詞，請記得「正常化」（人同此心）。「地痞流氓」這個用語，在此情況應該是形容詞，形容某種特質的人，不能當名詞理解；因為您是問「那種人是哪種人？」。這應該可以合理解釋為這位資深醫師是認為林義雄的行事作風有「地痞流氓」的特質。再來，林義雄是當年黨外人士中的象徵性人物，所以黨外人士的訴求及抗爭方式，讓這位資深醫師留下類似「地痞流氓」的印象，而林義雄跟這群人混在一起，所以被歸類為「地痞流氓」。</text:span><text:span text:style-name="T3"><text:line-break/><text:line-break/></text:span><text:span text:style-name="T1">您上一篇的文章所舉其他個案的例子及當時民眾的那些評語，都可以以此類推。所以，我才請教您：「為什麼你們當時被認為是用「地痞流氓」式的兵法來進行訴求？」</text:span><text:span text:style-name="T3"><text:line-break/><text:line-break/></text:span><text:span text:style-name="T1">上面的問題全都是因為麥克風在國民黨手上嗎？可是，這還是要當時的黨外人士配合演出才行啊！當年的黨外人士是不是失察了什麼？請注意，我不是在檢討「黨外人士」本身，而是在現下當前如何從當年黨外人士抗爭的歷史經驗來爭取民心的支持？</text:span><text:span text:style-name="T3"><text:line-break/><text:line-break/></text:span><text:span text:style-name="T1">之所以用「兵法」是為了能客觀討論，因為當然黨外人士據以訴求的理念，我舉雙手贊成，畢竟我是學這個的，我只是對做法有意見（先暫時不談我的意見）。所以，在做有品質討論時，請不要懷疑對我黨外人士的理念無法認同，我也不會從行為去反推內心，反正一切誅心或猜心的想法都不准有。同樣的，我也不會去猜您的心。</text:span><text:span text:style-name="T3"><text:line-break/><text:line-break/></text:span><text:span text:style-name="T1">那麼，黨外人士在當年的情況下，為什麼要用那些「兵法」來抗爭呢？而且是用那些能被國民黨對社會大眾宣傳是「地痞流氓」式的兵法。這牽涉到是當時的民眾不理性？還是黨外人士不理性？也關係到究竟是那一方面的人沒有理性能力？（道德能力真的不好討論）</text:span></text:p>
      <text:p text:style-name="P2"><text:span text:style-name="T1">葉小慧   |  2020.06.19 14:34   |   </text:span><text:a xlink:type="simple" xlink:href="http://palinfo.habago.org/Entry?Command=Information_PrintForum&amp;iPage=2#FORUM39692"><text:span text:style-name="T2">#</text:span></text:a></text:p>
      <text:p text:style-name="P4"><text:span text:style-name="T1">阿水律師，</text:span><text:span text:style-name="T3"><text:line-break/><text:line-break/></text:span><text:span text:style-name="T1">我很好奇，就您所述的「我只在意」的二點，全部都針對「當年」如何如何，與現在我們希望堅持的理性能力和道德能力，有什麼關係呢？特別是第二點，「如果再來一次，當年的黨外人士⋯⋯」更符合「文明水平」，符合什麼文明水平？當年規範的法律標準？還是被當年輿論洗出來的所謂文明水平？</text:span><text:span text:style-name="T3"><text:line-break/><text:line-break/></text:span><text:span text:style-name="T1">身為六年級中班，我在大學以前對黨外人士確實有不好的印象，因為衝突誰會樂見？所以他們依法也付出代價。但我也認同社會運動者想要帶給社會的正面意義，特別是不人云亦云，進一步去了解為何衝突，以及當年的制度為何不能解決其訴求，若要解決其訴求必須做什麼樣的改變、付出什麼樣的代價等等。</text:span><text:span text:style-name="T3"><text:line-break/><text:line-break/></text:span><text:span text:style-name="T1">我個人以為陳真醫師的文章凸顯最大的，就是有些人以前以黨外人士身份翻身之後，做的卻全與他們當初訴求和主張的價值，無論道德或民主自由等等，全然背道而馳，嘴上說說，但實際上幹的又是相反而狗屁倒灶的行徑，甚至比起當年他們撻伐的，還要有過之而無不及。</text:span><text:span text:style-name="T3"><text:line-break/><text:line-break/></text:span><text:span text:style-name="T1">而且，陳醫師說的不全然是他個人爆料，更多是從過去到這些年的報紙都能找得出記載或蛛絲馬跡的，只是很多人在自己的小窗裡，沒看到所以不在乎。從這些黨外人士過去和現在的一言一行對比，我們更能夠看出哪些是真正在乎自己口中價值的人，而哪些是拿來招搖撞騙圖一己之利的人。</text:span><text:span text:style-name="T3"><text:line-break/><text:line-break/></text:span><text:span text:style-name="T1">陳醫師說：「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 」</text:span><text:span text:style-name="T3"><text:line-break/><text:line-break/></text:span><text:span text:style-name="T1">當中輕重的失衡我最近深有感觸，因為當我在個人版面對執政者的政策和做法有所疑問時，我更常面對的是被人質疑我太偏激等一堆關於我個人的指控，對我喜歡分享中國大陸的資訊語多批評，而非告訴我執政者的政策或做法對他們有什麼好處所以他們支持。我的意見很小眾，根本沒什麼人追蹤，其實不必關注我，有些人卻一直關注還持續這樣攻擊，讓我覺得難道我才是必須被監督的當政執政者嗎？我應該為不理解當朝政策負責？我是受害的民眾難道不能說話不能發怒？（這時候他們還會說我們有不讓你說話嗎？表明自己只是來「討論」云云。）</text:span><text:span text:style-name="T3"><text:line-break/><text:line-break/></text:span><text:span text:style-name="T1">這些人當然不違法，也合乎社群規範，請問阿水律師認為這樣符合您所謂的文明水平嗎？</text:span><text:span text:style-name="T3"><text:line-break/></text:span></text:p>
      <text:p text:style-name="P2"><text:span text:style-name="T1">阿水律師   |  2020.06.19 13:20   |   </text:span><text:a xlink:type="simple" xlink:href="http://palinfo.habago.org/Entry?Command=Information_PrintForum&amp;iPage=2#FORUM39691"><text:span text:style-name="T2">#</text:span></text:a></text:p>
      <text:p text:style-name="P3"><text:span text:style-name="T1">陳醫師，(不夾纏了，直來直往)</text:span><text:span text:style-name="T3"><text:line-break/><text:line-break/></text:span><text:span text:style-name="T1">我的認知是，您在談這個：</text:span><text:span text:style-name="T3"><text:line-break/></text:span><text:span text:style-name="T1">「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text:span><text:span text:style-name="T3"><text:line-break/><text:line-break/></text:span><text:span text:style-name="T1">那麼，從當年黨外人士的做法（請容我還是定位為「兵法」）以及當時社會普羅大眾的迴響來看，在現下當前我們是不是還要「始終在同樣的文明水平上原地踏步而無絲毫進展」？</text:span><text:span text:style-name="T3"><text:line-break/><text:line-break/></text:span><text:span text:style-name="T1">還有，我自己從過去到現在還是堅守著底下的基本民主素養：</text:span><text:span text:style-name="T3"><text:line-break/><text:line-break/></text:span><text:span text:style-name="T1">「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span><text:span text:style-name="T3"><text:line-break/><text:line-break/></text:span><text:span text:style-name="T1">所以，在歷史倒帶時，當年某位黨外人士如何如何，是不是人格者，是不是人渣，包括您個人，都不在討論之列。我只在意：</text:span><text:span text:style-name="T3"><text:line-break/><text:line-break/></text:span><text:span text:style-name="T1">一、當年權貴階層以外的知識份子及老百姓是不是也具有腦殘的本質（理性能力或道德能力）？如果是腦殘，原因是不是完全如您所分析的？</text:span><text:span text:style-name="T3"><text:line-break/><text:line-break/></text:span><text:span text:style-name="T1">二、如果能再來一次，當年的黨外人士在做法上是不是能更符合「文明水平」以便達到當年的訴求？</text:span><text:span text:style-name="T3"><text:line-break/><text:line-break/></text:span><text:span text:style-name="T1">好，這是我跟您夾纏的討論方向，如果被刪了，那就是您認為這些都不足與論，那我就真的潛水了。</text:span></text:p>
      <text:p text:style-name="P2"><text:span text:style-name="T1">穎芝   |  2020.06.19 11:47   |   </text:span><text:a xlink:type="simple" xlink:href="http://palinfo.habago.org/Entry?Command=Information_PrintForum&amp;iPage=2#FORUM39690"><text:span text:style-name="T2">#</text:span></text:a></text:p>
      <text:p text:style-name="P4"><text:span text:style-name="T1">用了一個不中立的中選會、以無恥卑鄙、骯髒下流手段連任的蔡啥洨，竟然還想要擁有鐵一般的「鋼鐵韓粉」相挺？</text:span><text:a xlink:type="simple" xlink:href="https://reurl.cc/lVO8Nv"><text:span text:style-name="T5">https://reurl.cc/lVO8Nv</text:span></text:a><text:span text:style-name="T3"><text:line-break/><text:line-break/></text:span><text:span text:style-name="T1">韓市長之所以得民心，是他真正為人民做事，而不是用媒體假新聞、網路的下流造假的輿論、抹黑、抹紅、抹黃、羞辱政敵而贏得選舉，如果連這種基本道理都一無所知，我真懷疑他的博士學位是怎麼得到的！</text:span><text:span text:style-name="T3"><text:line-break/><text:line-break/></text:span><text:span text:style-name="T1">可見像菜啥小這種爛咖，真的就是高高在上、自覺自命不凡的高尚權貴，混不知底層黎民百姓疾苦，只想周邊有奉承拍馬、逢迎諂媚的小人在旁伺候，最好選舉造勢或者全身穿著名牌服飾出巡的時候，身邊都要有一批如「鋼鐵韓粉」般的「拉拉隊」高聲迎頌：『總統好棒棒』等鬼話，這樣才能滿足她個人的虛榮！</text:span></text:p>
      <text:p text:style-name="P2"><text:span text:style-name="T1">陳默   |  2020.06.19 11:41   |   </text:span><text:a xlink:type="simple" xlink:href="http://palinfo.habago.org/Entry?Command=Information_PrintForum&amp;iPage=2#FORUM39689"><text:span text:style-name="T2">#</text:span></text:a></text:p>
      <text:p text:style-name="P3"><text:span text:style-name="T1">阿水兄弟的文字確實讓人看不太懂，看了有點雲裡霧裡，不知所雲</text:span></text:p>
      <text:p text:style-name="P2"><text:span text:style-name="T1">陳真   |  2020.06.19 10:58   |   </text:span><text:a xlink:type="simple" xlink:href="http://palinfo.habago.org/Entry?Command=Information_PrintForum&amp;iPage=2#FORUM39688"><text:span text:style-name="T2">#</text:span></text:a></text:p>
      <text:p text:style-name="P4"><text:span text:style-name="T1">阿水律師，</text:span><text:span text:style-name="T3"><text:line-break/><text:line-break/></text:span><text:span text:style-name="T1">你是不是應該要好好看別人在寫什麼。我什麼時候有講過那些話？這跟什麼兵法不兵法有什麼關連？就算地上一根毛都沒有，也一樣會被說是滿地垃圾。你這麼 "單純"，連這樣也不懂嗎？我不認為你有誠意討論問題，你可能覺得這樣胡扯些有的沒的很好玩或是很怎樣，但我畢竟不是那樣的人。我不會無聊到跑到網路上來跟陌生人聊些不知所云的東西。</text:span><text:span text:style-name="T3"><text:line-break/><text:line-break/></text:span><text:span text:style-name="T1">我得不客氣地說，若再胡扯，不管是蓄意或無心，我就直接刪文了。</text:span></text:p>
      <text:p text:style-name="P2"><text:span text:style-name="T1">欧阳阳   |  2020.06.19 10:10   |   </text:span><text:a xlink:type="simple" xlink:href="http://palinfo.habago.org/Entry?Command=Information_PrintForum&amp;iPage=2#FORUM39687"><text:span text:style-name="T2">#</text:span></text:a></text:p>
      <text:p text:style-name="P3"><text:span text:style-name="T1">阿水,</text:span><text:span text:style-name="T3"><text:line-break/><text:line-break/></text:span><text:span text:style-name="T1">你的文字，我有时候也感觉「不知所云」，比如下面这段文字，你到底想表达什么？你所说的「地痞流氓」式的兵法是指谁？韓粉式兵法是指什么？</text:span><text:span text:style-name="T3"><text:line-break/><text:line-break/></text:span><text:span text:style-name="T1">韓粉也好，绿粉也好，很多时候都是一种群体运动，这种群体运动往往都是情绪性占主导，这种群体运动如果能够在向善的力量的引导下，它就能给社会带来正面的推动作用；如果在邪恶的别有用心的力量的引导下，它就会给社会来来负面的破坏力；</text:span><text:span text:style-name="T3"><text:line-break/><text:line-break/></text:span><text:span text:style-name="T1">韓粉的诉求其实很简单，就是对美好生活的一种向往，“台湾安全、人民有钱”；这是一种简单而朴素的追求！</text:span><text:span text:style-name="T3"><text:line-break/><text:line-break/></text:span><text:span text:style-name="T1">而绿粉的诉求是什么？台独？反中？主要偏向政治意识形态，有点莫名其妙！理性分析，它既不符合他们自身的利益，也不符合台湾整体的利益！</text:span><text:span text:style-name="T3"><text:line-break/><text:line-break/></text:span><text:span text:style-name="T1">就如当年的红卫兵，闹革命？打击走资派？这种莫名其妙的政治意识形态粉既伤害自身，也伤害社会！</text:span></text:p>
      <text:p text:style-name="P2"><text:span text:style-name="T1">阿水律師   |  2020.06.19 09:11   |   </text:span><text:a xlink:type="simple" xlink:href="http://palinfo.habago.org/Entry?Command=Information_PrintForum&amp;iPage=2#FORUM39686"><text:span text:style-name="T2">#</text:span></text:a></text:p>
      <text:p text:style-name="P4"><text:span text:style-name="T1">與陳真兄對話，應該是最輕鬆的，因為他頭腦清楚。過去我顧慮的只是他真的很忙，不纏著他，是因為捨不得。陳真兄的鑑賞能力及其專業（尤其是美國本質的專業），我無法可說，但心中一直質疑的只是他的做法（實踐理念的兵法）。</text:span><text:span text:style-name="T3"><text:line-break/><text:line-break/></text:span><text:span text:style-name="T1">「人們不去聲討執政者數以億萬元計的無數貪污舞弊，不去批評各種傷天害理無法無天的政治惡行，不去追究罄竹難書的各種貪贓枉法」</text:span><text:span text:style-name="T3"><text:line-break/><text:line-break/></text:span><text:span text:style-name="T1">很簡單，當年我們也批評。但是，當警察抓你闖紅燈的時候，你為什麼要質礙那位警察不去抓酒駕而要抓我闖紅燈。就事論事，如此而已。</text:span><text:span text:style-name="T3"><text:line-break/><text:line-break/></text:span><text:span text:style-name="T1">接下來，我要問的是，為什麼你們當時被認為是用「地痞流氓」式的兵法來進行訴求？為什麼不像韓粉造勢大會，總是有熱情的韓粉留下來撿煙蒂、垃圾等等您可能認為「無聊透頂」或「不知所云」的韓粉式兵法。</text:span></text:p>
      <text:p text:style-name="P2"><text:span text:style-name="T1">穎芝   |  2020.06.19 07:20   |   </text:span><text:a xlink:type="simple" xlink:href="http://palinfo.habago.org/Entry?Command=Information_PrintForum&amp;iPage=2#FORUM39685"><text:span text:style-name="T2">#</text:span></text:a></text:p>
      <text:p text:style-name="P3"><text:span text:style-name="T1">《巍巍天山-中國新疆反恐記憶》這不是漢族與維族之間的戰爭 這是中國人與恐怖主義之間的戰爭 這是正義與邪惡的戰爭！我去你媽的新疆人權法案！</text:span><text:span text:style-name="T3"><text:line-break/><text:line-break/></text:span><text:a xlink:type="simple" xlink:href="https://youtu.be/JX6OlX30nOc"><text:span text:style-name="T5">https://youtu.be/JX6OlX30nOc</text:span></text:a><text:span text:style-name="T3"><text:line-break/><text:line-break/></text:span><text:span text:style-name="T1">如果美國或台灣境內遭受如同新疆一樣的恐怖攻擊，不知道這兩個政府會怎麼做？</text:span></text:p>
      <text:p text:style-name="P2"><text:span text:style-name="T1">陳真   |  2020.06.19 01:28   |   </text:span><text:a xlink:type="simple" xlink:href="http://palinfo.habago.org/Entry?Command=Information_PrintForum&amp;iPage=3#FORUM39684"><text:span text:style-name="T2">#</text:span></text:a></text:p>
      <text:p text:style-name="P3"><text:span text:style-name="T1">卡韓政變 (252)：歷史倒帶</text:span><text:span text:style-name="T3"><text:line-break/><text:line-break/></text:span><text:span text:style-name="T1">陳真</text:span><text:span text:style-name="T3"><text:line-break/><text:line-break/></text:span><text:span text:style-name="T1">2020.06.18. </text:span><text:span text:style-name="T3"><text:line-break/><text:line-break/></text:span><text:span text:style-name="T1">我寫東西通常就是自己寫自己看，沒什麼針對性，但常有人會私下來函辯解，以為我是在回應他，其實我不是。人們之所以常會以為我是在回應他，那是因為人們的想法通常極具「類型化」，意思是說，持有類似想法者往往是主流之聲，成千上萬，構成一種類型。我是在回應這樣一些無所不在的「類型」，而不是針對誰在回應。</text:span><text:span text:style-name="T3"><text:line-break/><text:line-break/></text:span><text:span text:style-name="T1">先說幾個已經說個幾百次的故事。剛畢業時，在林口長庚和淡水馬偕工作，那時候已經是九零年代初期，政治已經一點都不恐怖了，但是洗腦餘韻猶存。那時候，林義雄剛回台定居，後來送我一本書叫做「去國懷鄉」，時間大約是1993年。有一天，我在醫師辦公室讀著這本書，一位比較資深的醫師看到了，很不屑地從旁走過，當眾丟下一句話說：「你怎麼在看那種人寫的東西？」我反問他說：「那種人是哪種人？」他更加不屑地說：「就是地痞流氓嘛。」</text:span><text:span text:style-name="T3"><text:line-break/><text:line-break/></text:span><text:span text:style-name="T1">聽他這麼一說，於是我無言了。林義雄如果是地痞流氓，這世界上還會有誰不是地痞流氓嗎？</text:span><text:span text:style-name="T3"><text:line-break/><text:line-break/></text:span><text:span text:style-name="T1">當然，我不會意外這位醫師這麼說，因為那就是當時的民意主流之聲，就如同我在高醫當了七年的「陰謀野心份子」，就如同時下把韓國瑜說成「流氓黑道」與「草包」一樣，國民黨當年也就是這樣定位黨外人士；特別是當時的年輕人與學生，更是重度腦殘，只要一聽到黨外，馬上就會「忠黨愛國心」大發，視之如寇讎，非常仇視與不屑，你幾乎找不到一個例外。</text:span><text:span text:style-name="T3"><text:line-break/><text:line-break/></text:span><text:span text:style-name="T1">同樣也是在九零年代初期，因為在馬偕工作，我在淡水租了個民宅。房東是個年輕少婦，人很好。有一天，意外知道我是黨外之後很訝異，問說：「你是有讀過書的人，怎麼會這樣？」這樣是哪樣？「怎麼會跟那些穿拖鞋嚼檳榔的人鬼混？怎麼會去認同美麗島事件和民進黨那些暴徒？」</text:span><text:span text:style-name="T3"><text:line-break/><text:line-break/></text:span><text:span text:style-name="T1">我很有耐心地跟他講解說，這些全是謊言，全是刻意扭曲渲染。結果，她聽我講話聽到後來，居然大聲笑了出來！對我笑說「你是醫生，不是應該讀很多書嗎？怎麼會相信這麼離譜的事？」她的意思是說我被地痞流氓和暴徒們給騙了，覺得我好幼稚哦，幼稚到讓她忍不住笑了。於是我又無言了。</text:span><text:span text:style-name="T3"><text:line-break/><text:line-break/></text:span><text:span text:style-name="T1">你知道黨外時期，台灣社會針對黨外的印象和主要議論是什麼嗎？其實就跟現在完全一模一樣，簡直就像時光倒流。大家認定黨外就是一群地痞流氓，一群陰謀野心份子，一群不識幾個字的草包，滿口檳榔渣，沒有思想，沒有腦袋，只會罵幹你娘，只會謾罵政府，而且都是受中共指揮，拿中共的錢，企圖破壞我國的民主自由，破壞社會安定祥和。</text:span><text:span text:style-name="T3"><text:line-break/><text:line-break/></text:span><text:span text:style-name="T1">你知道當時的知識份子們講到黨外都是討論一些什麼嗎？比方說討論「關於黨外或民進黨的抗爭，對社會造成什麼樣的傷害？讓大家付出多少社會成本？一場群眾演講或聚會，地上製造多少垃圾？多少煙蒂紙屑？累壞多少清道夫？影響多少交通？害多少人無法準時上班上課？害多少人就醫途中受阻等等等；要不就是「很有理性」地指出黨外或民進黨「缺乏思辯能力，只會謾罵，沒有政見，只會亂批評，沒有建設性的意見」，「很偏激」，「破壞團結」，「從不遵循體制內的管道去反映意見給政府參考，只會亂罵」，「基本上就是一群貪圖權力的草包」、「人格偏差心術不正」等等等。</text:span><text:span text:style-name="T3"><text:line-break/><text:line-break/></text:span><text:span text:style-name="T1">「缺乏正當性」，「付出多少社會成本」，「草包」，「沒有政見」，「缺乏建設性意見」，「言行不負責任、亂開空頭支票、沒有行政能力」， 「只會謾罵」、「支持者都很沒水準」等等等，幾乎就是關於黨外的一切「討論」。我曾經在黨外雜誌上寫過一篇文章，分析這類所謂「討論」，其所發出的每個「問題」本身，都已經含有「現成的答案」了。那就好像「討論」說：「你對陳真這個草包有什麼看法？」答案都已經包含在問題裏頭了，這樣還要討論嗎？</text:span><text:span text:style-name="T3"><text:line-break/><text:line-break/></text:span><text:span text:style-name="T1">簡單說，黨外就等於「沒水準、「草包」、「偏激」、「人格偏差」、「貪圖權力」、「反民主、反自由」、「中共同路人」等等的代名詞。你覺得，跟時下之抹黑韓國瑜與韓流像不像？簡直就像時光倒流不是嗎？簡直就像一部電影的錄影帶，倒帶再看一次那種感覺。</text:span><text:span text:style-name="T3"><text:line-break/><text:line-break/></text:span><text:span text:style-name="T1">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text:span><text:span text:style-name="T3"><text:line-break/><text:line-break/></text:span><text:span text:style-name="T1">我也常舉個例，話說1989年，我在XX醫院實習 (不想傷害人，姑隱其名)，輪值精神科時，有一天，有個民進黨員因為在一次抗爭中被警棍傷及頭部，導致癲癇發作與憂鬱問題住院。有位精神醫學界大老前來指導大家怎麼看診。他一看到病歷上寫著「民進黨籍」，立即叫大家「要小心，要細心，要有能力看出問題」，看出什麼「問題」呢？</text:span><text:span text:style-name="T3"><text:line-break/><text:line-break/></text:span><text:span text:style-name="T1">醫界大老說，「這位病人很特別，是個民進黨員，這時候我們就要特別去注意什麼呢？要特別注意他有沒有酗酒，有沒有吸毒，有沒有前科，有沒有人格方面的異常，更要特別注意他是否有被害妄想。這些人都一直覺得政府要迫害他們。」</text:span><text:span text:style-name="T3"><text:line-break/><text:line-break/></text:span><text:span text:style-name="T1">我當場一聽到這麼腦殘的講課，忍不住噗嗤一笑，笑出聲音來。笑完之後，當下立即發覺自己笑太大聲了，於是就抬頭四望，居然看到在場幾十個醫生、護士和護理系學生，統統點頭如搗蒜，表示很佩服這位醫界大老非常細心的觀察力。</text:span><text:span text:style-name="T3"><text:line-break/><text:line-break/></text:span><text:span text:style-name="T1">當時，如果這位醫界大老知道我是民進黨建黨黨員，而且當時身上還揹著一個叛亂案，是不是要把我也抓起來觀察一下我有沒有酗酒，有沒有吸毒，有沒有前科，有沒有人格方面的異常，有沒有被害妄想？</text:span><text:span text:style-name="T3"><text:line-break/><text:line-break/></text:span><text:span text:style-name="T1">現在，顏色變了，如果他知道我是韓粉，而且還是統派，熱愛祖國，是不是要把我也抓起來觀察一下我有沒有酗酒，有沒有吸毒，是不是草包，有沒有人格方面的異常，有沒有被害妄想？</text:span><text:span text:style-name="T3"><text:line-break/><text:line-break/></text:span><text:span text:style-name="T1">這位醫學大老現在非常非常綠，而且居然還搖身一變，變成「數十年的社運元老與黨外元老」，真是很無恥；他不但連一天的黨外、一天的社運也沒做過，而且當年就是站在惡的一方。時下之人渣黨，十之八九就是這樣一種人。這就是政治，這就是歷史的基本樣貌，滿口胡謅，一片謊言。但我現在不是要講這個，而是想說，各位不妨想一想自己所言所思所作所為所想所問，究竟是你自己獨立思考所得？或者是你其實就是眾多腦殘之一？</text:span><text:span text:style-name="T3"><text:line-break/><text:line-break/></text:span><text:span text:style-name="T1">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唯一進展就是：無數人渣當大官，名利雙收，財源滾滾，如此而已。</text:span><text:span text:style-name="T3"><text:line-break/><text:line-break/></text:span><text:span text:style-name="T1">我的財產至今仍是負數，預計還得差不多十年才能打平，還清房貸。除了小時候一直當班長，中老年好不容易才當上家長，其它什麼長都沒當過。但我發現昔日「同志」們，縣長是基本款，部長只是過渡小站，董事長之職缺更是業餘項目，一人身兼多職，族繁不及備載；至於財產，至少多出了三、四個零。他們不是在從政，而是把政治當成一門無本生意，只要會騙、敢騙、敢嗆中國大陸，保證幾代榮華富貴吃喝不盡。</text:span><text:span text:style-name="T3"><text:line-break/><text:line-break/></text:span><text:span text:style-name="T1">台灣的所謂民主所謂政治，基本上就是這麼一回事，貪婪腐敗，不堪聞問。</text:span></text:p>
      <text:p text:style-name="P2"><text:span text:style-name="T1">陳真   |  2020.06.18 23:02   |   </text:span><text:a xlink:type="simple" xlink:href="http://palinfo.habago.org/Entry?Command=Information_PrintForum&amp;iPage=3#FORUM39683"><text:span text:style-name="T2">#</text:span></text:a></text:p>
      <text:p text:style-name="P4"><text:span text:style-name="T1">萬康，是力民，不是立民哦。我幫你改過來了。</text:span><text:span text:style-name="T3"><text:line-break/><text:line-break/></text:span><text:span text:style-name="T1">另外，我不認為李世默講得好，聽了幾段就聽不下去了。</text:span><text:span text:style-name="T3"><text:line-break/><text:line-break/></text:span><text:span text:style-name="T1">一來，內容不認同，比方說香港問題不是什麼「對經濟不滿及社會不平等」的什麼「政治化」的結果。這根本就是鬼扯蛋。也許這就是一種「話術」，先迎合西方的抹黑宣傳，讓對方願意聽下去，然後再偷偷加一句語焉不詳的什麼「被政治化了」，「被 (西方勢力) 干預了」。</text:span><text:span text:style-name="T3"><text:line-break/><text:line-break/></text:span><text:span text:style-name="T1">我受不了這種睜眼說瞎話。一就說一，二說二，拐彎抹角混淆視聽是不對的。香港是英美的囊中物，香港動亂就如同西方勢力在世界各地所製造的成千上萬次動亂之一，隨便一個藉口都能搞得腥風血雨，沒有人會把藉口當成真實理由。這就好像日軍侵華，難道是因為一個日本士兵失蹤所致？</text:span><text:span text:style-name="T3"><text:line-break/><text:line-break/></text:span><text:span text:style-name="T1">二來，態度不認同。你看那些西方人他媽的那種嘴臉，李先生何必唯唯諾諾陪笑臉、窩窩囊囊講些不痛不癢的違心之論？如果是我，馬上宣佈散會，沒什麼好談。任何人如果想談，態度就該放尊重一點。西方人那種嘴臉，那種腦殘言論，實在太荒唐。</text:span><text:span text:style-name="T3"><text:line-break/><text:line-break/></text:span><text:span text:style-name="T1">但我能理解主流媒體就是喜歡聽這類似是而非的論調，喜歡看華人這種唯唯諾諾的態度；如果你不這樣乖巧，麥克風早就關掉了，根本不可能讓你講。</text:span><text:span text:style-name="T3"><text:line-break/><text:line-break/></text:span><text:span text:style-name="T1">當然，我不會把箭頭指向李世默。有些東西我只要求自己，別人只要不是太離譜，我不會對之譴責，因為如果連這樣也要譴責，我們的聲音就更微弱了，也許總該有些人就是要這樣溫溫吞吞閃閃躲躲地講話，好讓一些人有機會從中聽到一點微弱的真相。</text:span></text:p>
      <text:p text:style-name="P2"><text:span text:style-name="T1">阿水   |  2020.06.18 17:56   |   </text:span><text:a xlink:type="simple" xlink:href="http://palinfo.habago.org/Entry?Command=Information_PrintForum&amp;iPage=3#FORUM39682"><text:span text:style-name="T2">#</text:span></text:a></text:p>
      <text:p text:style-name="P3"><text:span text:style-name="T1">陽陽兄，</text:span><text:span text:style-name="T3"><text:line-break/><text:line-break/></text:span><text:span text:style-name="T1">那篇總回文只是想再跟您對一次討論的焦點，既然是我誤會您的原意，那就沒問題了，因為如您所說我們理念其實是相通的，其他只是名詞的爭議及對事實的理解不同。</text:span><text:span text:style-name="T3"><text:line-break/><text:line-break/></text:span><text:span text:style-name="T1">我只能以台灣的經驗跟您說，台灣的防呆機制「沒有實際效果並不明顯」（我知道您是在講美國），是因為在台灣被綠營政客長期以來破壞防呆機制，以致無法防呆。例如黨政軍退出校園的結果，民進黨進去了；媒體開放以後，親綠的財團進去了。以前馬英九還會尊重憲政體制，監察院長及中選會主委還會選派非執政黨人士，立法院也操控不了王金平院長及居於多數的國民黨立委。如今幾乎五權歸一統，真的變成綠色全面執政了，所謂的權力分立不見了。</text:span><text:span text:style-name="T3"><text:line-break/><text:line-break/></text:span><text:span text:style-name="T1">還好，司法院的司法系統比較獨立，警方以社維法散播謠言移送法院來侵害人民言論自由的案子，法院多數裁定沒有違法；太陽花攻佔行政院的案子在二審也改判有罪。但大法官從同婚、通姦除罪化等問題也開始濫用釋憲權，輕忽民主體制下的重大變革應該重視立法的民主溝通過程，而似乎可以預測廢死（廢除死刑）將來可能用釋憲來解決，如此這般累積多年台灣立法院懸而未解的議案，被大法官快清空了。</text:span><text:span text:style-name="T3"><text:line-break/><text:line-break/></text:span><text:span text:style-name="T1">當一個國家防呆機制失靈，就是孔子所稱的「危邦」，而且台灣民主憲政的敵人目前不是中共，是蔡英文等受美國操控的集團。看看當時馬英九在太陽花學運時，是怎麼被台灣的法律人批評的：</text:span><text:span text:style-name="T3"><text:line-break/></text:span><text:span text:style-name="T1">『中研院社會學研究所研究員、台灣大學社會學系教授瞿海源指出，總統馬英九以黨主席身分控制行政、控制國會，乃至某個程度也控制司法，他本身或他帶領的政府嚴重破壞憲政體制，「國家產生很多次危機，都是馬英九自己引起的」，瞿海源表示，馬政府到現在為止，尤其是執政第二年，一直在破壞憲政，「這是不對的，對台灣非常危險」。</text:span><text:span text:style-name="T3"><text:line-break/></text:span><text:span text:style-name="T1">行政機構總統不能控制國會，行政與立法是制衡關係，行政權不能大於立法權，也不能指揮立法權。瞿海源說，學運以來馬政府包括他自己跟江宜樺院長，對學運的訴求幾乎相應不理，還火上加油，這不是總統或院長該做的，對社會動盪他們要負最大責任。』</text:span><text:span text:style-name="T3"><text:line-break/><text:line-break/></text:span><text:span text:style-name="T1">現在這些聲音呢？原來的那幫法律人有沒有站出來指著蔡英文說「這是不對的，對台灣非常危險」？真的整個台灣都呆掉了！</text:span><text:span text:style-name="T3"><text:line-break/><text:line-break/></text:span><text:span text:style-name="T1">好了，謝謝您這段時間的指教，潛水去了。以後就偷看您的留言了。</text:span><text:span text:style-name="T3"><text:line-break/></text:span></text:p>
      <text:p text:style-name="P2"><text:span text:style-name="T1">欧阳阳   |  2020.06.18 16:31   |   </text:span><text:a xlink:type="simple" xlink:href="http://palinfo.habago.org/Entry?Command=Information_PrintForum&amp;iPage=3#FORUM39681"><text:span text:style-name="T2">#</text:span></text:a></text:p>
      <text:p text:style-name="P4"><text:span text:style-name="T1">阿水,</text:span><text:span text:style-name="T3"><text:line-break/><text:line-break/></text:span><text:span text:style-name="T1">你的文字看上去好像是要反驳我，但是实际内容有好像是在认同我！</text:span><text:span text:style-name="T3"><text:line-break/><text:line-break/></text:span><text:span text:style-name="T1">其实，中共也是如此，他们连向台湾，香港推销自己体制的意图都没有，更何况其它国家？但是一些西方政客文人，却总是蛮霸地向世界推销他们的体制，甚至使用武力，这就是差别！</text:span><text:span text:style-name="T3"><text:line-break/><text:line-break/></text:span><text:span text:style-name="T1">究其根源，大概是中西方文化的差异，</text:span><text:span text:style-name="T3"><text:line-break/><text:line-break/></text:span><text:span text:style-name="T1">我前文也有提到：</text:span><text:span text:style-name="T3"><text:line-break/></text:span><text:span text:style-name="T1">“美国四处干涉他国，造成中东等无数国家的灾难，与马克思主义思维一样，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span><text:span text:style-name="T3"><text:line-break/><text:line-break/></text:span><text:span text:style-name="T1">相比而言，在儒家传统价值观中，中庸被当做最高的价值标准其意义在于，中是一种超越二元逻辑的逻辑概念。是一种多元逻辑下以调和而非斗争的方式解决矛盾的思维模式。</text:span><text:span text:style-name="T3"><text:line-break/></text:span><text:span text:style-name="T1">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4">杂</text:span><text:span text:style-name="T1">的利益共同体。从这个角度讲，二元理性产生的是一种促使组织结构不断退化分解的野蛮文化，而多元理性产生的则是一种促使组织结构不断集中复</text:span><text:span text:style-name="T4">杂</text:span><text:span text:style-name="T1">化的文明文化。</text:span><text:span text:style-name="T3"><text:line-break/><text:line-break/></text:span><text:span text:style-name="T1">在思維方式上，中國和而不同（即和合）的多元思維與西方非此即彼的二元對立思維有著本質的區別，這種區別是造成中西方文化差異的主要原因。”</text:span><text:span text:style-name="T3"><text:line-break/><text:line-break/><text:line-break/></text:span><text:span text:style-name="T1">我们的和而不同，当然不是要消灭对方！</text:span></text:p>
      <text:p text:style-name="P2"><text:span text:style-name="T1">欧阳阳   |  2020.06.18 16:14   |   </text:span><text:a xlink:type="simple" xlink:href="http://palinfo.habago.org/Entry?Command=Information_PrintForum&amp;iPage=3#FORUM39680"><text:span text:style-name="T2">#</text:span></text:a></text:p>
      <text:p text:style-name="P3"><text:span text:style-name="T1">阿水,</text:span><text:span text:style-name="T3"><text:line-break/><text:line-break/></text:span><text:span text:style-name="T1">感觉你的回复逻辑有点混乱，让人不好理解！</text:span><text:span text:style-name="T3"><text:line-break/><text:line-break/></text:span><text:span text:style-name="T1">首先，你的文字总结是不符合我原文的本意；</text:span><text:span text:style-name="T3"><text:line-break/><text:line-break/></text:span><text:span text:style-name="T1">我有说“实践是检验真理的标准”，我有说“中西方两套制度可以并存，在竞争中发展”，我有说历史实践证明“西方社会的那套“防呆机制”的实际效果并不明显。</text:span><text:span text:style-name="T3"><text:line-break/></text:span><text:span text:style-name="T1">我也有说“中国的制度并非完美”！</text:span><text:span text:style-name="T3"><text:line-break/><text:line-break/></text:span><text:span text:style-name="T1">我有揭露西方體制的一些弊端，但目的并不是要否定西方體制，我想表达的是西方可以发展他们的体制，中国也可以发展自己的体制，两种体制可以竞争发展！</text:span><text:span text:style-name="T3"><text:line-break/><text:line-break/></text:span><text:span text:style-name="T1">我的文字中从来没有向西方推销中国体制的意涵！这毕竟是他们自己要做出的选择！</text:span><text:span text:style-name="T3"><text:line-break/><text:line-break/></text:span><text:span text:style-name="T1">至于你说的一段“心得”，与我前面文字的意涵基本雷同！</text:span></text:p>
      <text:p text:style-name="P2"><text:span text:style-name="T1">張萬康   |  2020.06.18 16:13   |   </text:span><text:a xlink:type="simple" xlink:href="http://palinfo.habago.org/Entry?Command=Information_PrintForum&amp;iPage=3#FORUM39679"><text:span text:style-name="T2">#</text:span></text:a></text:p>
      <text:p text:style-name="P4"><text:span text:style-name="T1">看了力民貼的視頻，對李世默很佩服，但也想到他被大家包圍，輪流發問，這正相當於中國的處境。中國是大國，經濟等各方面實力很夠，但中華人民共和國正式加入世界的年齡其實很年輕，改革開放後的成果是在90年代中、後期才開始的，這十年來尤其進步太快。我覺中國就像一個強壯的青少年，這在人的成長期是關鍵，在國家體質上也是。青少年容易沒自信，或自信過頭，中國皆是。青少年比較叛逆，但大陸當局倒沒啥叛逆，相當沉穩。</text:span><text:span text:style-name="T3"><text:line-break/><text:line-break/></text:span><text:span text:style-name="T1">叛逆不等於壞，但我不客氣的說，不少大陸公知挺壞的，他們自居有開明進步的西方腦袋，認為中共是邪惡的，前天有個在大陸工作的台灣朋友說，一大陸同事告訴他自己是「精神上的台灣人」。我朋友聽了臉上八條線，他對這種迷戀港台民主自由的小清新不敢恭維。大多年輕的自由派（恨國黨）倒不是壞，但蠻扭曲的，也識見有限。有個大一女孩告訴我，他們那邊查不到華涌，被屏蔽了（只因我告訴她華涌一臉濁氣，她說很想看）。這女孩說，她身邊很多腦殘的青年人，認為被屏蔽的人都是說真話的人。同理認為牆外的聲音才是對的。她說他們很煩人，平時很愛講「房間裡有一隻大象」，我說那真巧，有些台灣又覺醒又文藝的青年也愛講這句。</text:span><text:span text:style-name="T3"><text:line-break/><text:line-break/></text:span><text:span text:style-name="T1">我覺心態很要緊。很多大陸自由派到底是在批評大陸不進步，還是只是想說自己很進步？這造成討論任何事情都變成沒有討論，根本是拒絕對話了。反對中共的大陸人猛烈的講政府不值得信任，政府就是壞，官員就是糟糕，是在危害人民。以一種戾氣很重的方式在狂噴。其實他們有討論事情嗎？我覺沒耶。</text:span><text:span text:style-name="T3"><text:line-break/><text:line-break/></text:span><text:span text:style-name="T1">好比前幾年「低端人口」事件，在立場上我是站在低端人口這邊的，這讓我立刻想到97年台北「14號、15號公園拆遷案」。維基百科把這事件寫得算詳細。當時為了蓋這兩個公園，拆除林森北路巷弄內的一片老房子。這裡我在92年去攝影過，可說是貌似貧民窟。市長陳水扁違反「先建後拆」的承諾，在民眾、台大城鄉所師生的抗爭下將此區域強制拆除。阿扁為何非要急著拆？說是麥可傑克森住在旁邊的高級酒店，俯瞰一片矮房子時對身邊接待者說這裡好醜陋，所以阿扁想美化市容。這蠻瞎的，麥可何辜？</text:span><text:span text:style-name="T3"><text:line-break/><text:line-break/></text:span><text:span text:style-name="T1">維基百科裡面講到此一區域失火。</text:span><text:span text:style-name="T3"><text:line-break/><text:line-break/></text:span><text:span text:style-name="T1">「1997年3月3日晚上至3月4日清晨，公園預定地總計陸續發生六起火警，其中四起幾乎立即撲滅；但發生於3時11分後的兩起火警沿燒迅速，90分鐘後才將火勢撲滅，沿燒面積約三百坪、135戶。警方在現場逮捕涉嫌縱火的康姓男子，但調查後因罪證不足而將康男飭回。隨後，陳水扁指示台北市政府警察局全力偵辦此案，並懸賞破案獎金新台幣一百萬元。」</text:span><text:span text:style-name="T3"><text:line-break/><text:line-break/></text:span><text:span text:style-name="T1">維基百科沒寫的是，當時坊間的傳言是市政府派人偷放的火。最後是用火災（公共安全）當理由去強制動手的。火災的五天前就已經有一個老人上吊自殺抗議。當時抗爭的事情鬧了好一陣，一波接一波。</text:span><text:span text:style-name="T3"><text:line-break/><text:line-break/></text:span><text:span text:style-name="T1">北京低端人口的事情，也跟火警問題有關。我不會說八成是北京官方派人偷放的火。我只說不能以公共安全（火災）當理由就對人民輕率或粗魯行事。共產黨不為人民著想就不叫共產黨了。這不必搬出啥左翼的理論或大慈大悲的佛法或雞湯，我的個性容易傾向挺低端人口，就這麼簡單。今天我若是大陸恨國黨，當我知道97年台北市政府疑似派員縱火的資料，我肯定很亢奮，開始散播北京官方縱火的說法。也可能他們不曉得台北的事情但也這樣散播？這我不知道。當時我只看過一些文章但沒去微博看，至於豆瓣上頭，很多文青在暱稱前加個「低端人口」，我覺蠻好，政府馬上感受到壓力，記得好像人民日報立刻發表社論表示要改進作法。這是2017年秋天的事。然而兩年半以來，公知、自由派、恨國黨越來越扭曲，低端人口時期好像相對清新單純？</text:span><text:span text:style-name="T3"><text:line-break/><text:line-break/></text:span><text:span text:style-name="T1">為何前面我提到北京官方不可能派人去放火。這就像我不認為中共會想稱霸世界。我覺中共不會這樣做，也沒必要這樣做。基本上鄉下我不敢說，在北京放這種火不大可能，北京人哪是好惹的，到處是眼睛、嘴巴，以及手機攝影。而且無論在鄉下或北京，既然他們把中共講得那麼霸道，當局直接硬拆房子和驅離居民即可，哪還有必要放火？那麼為何台北市政府會被懷疑故意叫人縱火？只因台灣的民主當年就「進化」到爾虞我詐的局面。我不是替中共開脫的意思，對執政者有一定的懷疑是必要的，但每一樁事情都一樣，中共（和世界各國的政府們）可以被挑的毛病是不會少的，故此具體來談問題即可，不必太跳躍。中共比起全世界西方國家，它是最怕網民，最尊重網友的，被轟之後去修正的速度都還算快。西方國家的政府哪這麼重視網友意見。台灣現在的政府重視過網路上的反對意見嗎？這不是說中共多好，而是網路陰錯陽差成為中國民主的重要工具。</text:span><text:span text:style-name="T3"><text:line-break/><text:line-break/></text:span><text:span text:style-name="T1">大陸是內憂外患。內憂是恨國派的扯後腿，好比作家方方。疫情期間她所寫的《方方日記》實在離譜。這已經是作者品格的問題了。但大陸的恨國派文青很捧，幫忙噴政府無限上綱，盡情發揮幻想，直到美國疫情出大事後才有些文青醒悟。</text:span><text:span text:style-name="T3"><text:line-break/><text:line-break/></text:span><text:span text:style-name="T1">更麻煩的是外患。看到視頻中李世默在從容的對抗、闡述著，我比較感到放心些，佩服大陸有人才願意站出來。我敢保證恨國派說不過他，不光是口才問題，而是見識，以及淵博。至於善良，恨國派和台灣綠營覺青、藍營反共的人一樣都認為中共邪惡，台灣和他自己才是善良的。在我看李世默才叫善良。未經考驗的孤寂不叫真正的孤寂，未經世事、缺乏識見的善良恐怕不一定叫善良。不過我對李世默不了解，可能說太快？他的視頻我第一次看。</text:span><text:span text:style-name="T3"><text:line-break/><text:line-break/></text:span><text:span text:style-name="T1">＃</text:span><text:span text:style-name="T3"><text:line-break/><text:line-break/></text:span><text:span text:style-name="T1">昨天我在臉書介紹金燦榮、金一南。順提及金一南有一個視頻，講自己2000年去英國參加軍官班的課程，有二十六個國家、三十幾個軍官參加。一日主辦單位要大家抽籤，規定此後每天的某堂課由兩個軍官上台報告15分鐘，簡介自己國家的體制、憲法、政局種種，之後再來5分鐘開放問答。結果最抽到頭籤的是愛沙尼亞的軍官和金一南。於是全場鬨堂大笑，大家心想，且看到時候聽他怎麼談中國。只因全世界只剩五個共產國家了，大家對共產國家有成見，想看他笑話。下課後捷克軍官跑來告訴金一南，你別上當，15分鐘能講啥社會主義，你談談中國古代歷史或啥四大發明就好，混一混得了。金一南本來覺得有道理，但後來他在圖書館準備報告資料時，他猛然想到，為什麼我不能講社會主義與中國？我不該迴避，而且也無法迴避，人家最感興趣的就是這個。金一南表示，這個念頭如電光石火一般，嘩的一剎那間，他想起藝術上有句話：「藝術的疑慮中，第一個念頭最好。」於是他來勁兒了，決定迎戰。</text:span><text:span text:style-name="T3"><text:line-break/><text:line-break/></text:span><text:span text:style-name="T1">報告當天，愛沙尼亞軍官先講。這位軍官講起全國人民發起手牽手愛國的活動（台灣也模仿過，牽手護台灣），展示脫離蘇聯的決心。全場騷動，歡鬧。輪到金一南上場，15分鐘內他只用兩張圖片滔滔講述。簡單，有力，清楚，一張是1900年八國聯軍打進北京的照片，一張是2000年的中國照片。全場鴉雀無聲，聽得專注。講完後全場掌聲如雷。英國老教官泰勒點點頭，對他說：「你講出了你們的合理性。」這個教官向來反共（甚至反對移交香港），在此之前在課堂上幾度和金一南相互激昂辯論過。金一南在視頻節目中提供他和泰勒合影的照片。我覺泰勒的模樣充滿風度教養，貌似義大利足球教練「銀狐」里皮。</text:span><text:span text:style-name="T3"><text:line-break/><text:line-break/></text:span><text:span text:style-name="T1">下課後，菲律賓軍官說我真欣賞你，我要跟你合影。印度軍官說，今晚我一定要去宿舍拜訪你。當晚印度軍官來了，送他一條領帶，兩人聊天，對方感慨說，我們兩國不和，但在歷史上面對西方的侵略和宰制，我們兩國有共同的歷程。這兩人的風範讓我有點感動。他倆珍惜自己對國家的責任，彼此珍惜。</text:span><text:span text:style-name="T3"><text:line-break/><text:line-break/></text:span><text:span text:style-name="T1">話說我在臉書寫了上述這些內容。一位藍營反共的朋友私訊我，對我撻伐金燦榮、金一南。她說聽你講過後我去油管找他們的視頻，看到金一南的這個（標題如下）：《对白·让我们和更好的你聊聊 EP06金一南将军最新震撼演讲：美国为何打压华为？》她說根本是提供愛國鴉片！對青年吹噓中國，滿腦子中國夢。至於金燦榮，她貼給我她找的一段，是老羊貼過的，金燦榮一改搞笑模樣，神情嚴肅，講兩岸關係目前確實糟糕到讓人憂慮（這其實是重點），結尾講中美若真要開打，中國必勝（這其實不是重點）。這朋友嘲笑說，哈哈哈哈，果然是強國自信，支持打一仗。</text:span><text:span text:style-name="T3"><text:line-break/><text:line-break/></text:span><text:span text:style-name="T1">朋友的這種反應，老實說我挺痛苦。我想起講話神經兮兮，常鬼扯自己知道什麼祕密的楊世光講過一句，這是朋友轉述的，大意是：「台灣真正的問題倒不是在反中，而是反共。」不以人廢言，楊世光這句是有道理的。藍營群眾和綠營基本上因為反共仇共而合流，這是台灣的現況。我那朋友厭惡綠營，但對中共怎麼懷有這麼大的偏見和預設立場。金一南或許不是那種「現代性」氣味很騷的學者，但氣宇端正厚道，傳遞素樸的愛國精神，講述世界史、中國近現代史科普（他有立場但客觀，這是他的鍛鍊和修養所致），對青年有勵志作用，亦可給人格面打基礎。我不會小看金一南，聽到他的聲音、節奏，我覺這個人給我信任感，很溫和，不是假溫和。他講的東西或許歷史課本上講過了不少，不難想像恨國派、台灣新舊黨國的青年或中年都感到膩味了，可我覺有些底子是很重要的，需要複習的，包括復盤。真要說，我比金一南還老派哩，我常跟大陸青年講，你知道什麼叫「一把炒麵一把雪」？他們說不知道，於是我開始撻伐和嘲笑他們（當然是朋友間開玩笑的），解說之後我補一句：其實我上個月才曉得。</text:span><text:span text:style-name="T3"><text:line-break/><text:line-break/></text:span><text:span text:style-name="T1">至於金燦榮，他很博學，是奇才。他也是有立場，但分析時十分客觀細膩。正常人很少會說自己是金燦榮的粉絲（因為有時他有綜藝化之嫌），但不會否定他的視頻值得看。他的那段視頻哪是講中共支持打仗，完全不是啊，他講的是中共的處境挺吃力的，不能打也不想打但不能把中國逼急了，頂多就是喊喊口號、鼓舞士氣地講不畏戰（記得陳真說是走夜路吹哨子——壯膽），希望美國懂事的專家要能提醒美國不要弄成兩敗俱傷。藍營朋友都這樣看大陸的資訊，何況綠營朋友？兩金已經夠溫和理性了啊。</text:span><text:span text:style-name="T3"><text:line-break/><text:line-break/></text:span><text:span text:style-name="T1">從李世默被洋人學者們「圍攻」（或說舌戰群儒）的圖景，夜半忽然想到金一南面對同學們（一群像是參加營隊的老孩子們）的訕笑眼光，我覺中國實在辛苦，有點憋屈。在話語權上中國實在不是強國，甚至很弱，以美英為首的西方世界不歡迎中國崛起。但，李世默、金一南、金燦榮是昂首的，自信的，從容的，有實力的，爭氣的。說他們是鬥士可能說大了，但中國有能人，我看了還算慶幸，感到安慰。大陸轉播球賽時，如果輸的隊伍是惜敗，踢得很好但不幸輸了，評述員習慣這樣講：「他們可以昂然離開球場。」人生如戲，未來的歷史發展會怎樣？我只能說昂然的人會昂然的。大陸有個用語「悠著點兒」，李世默和兩金身上也有點這種特質。亦有大氣在。</text:span></text:p>
      <text:p text:style-name="P2"><text:span text:style-name="T1">阿水   |  2020.06.18 14:02   |   </text:span><text:a xlink:type="simple" xlink:href="http://palinfo.habago.org/Entry?Command=Information_PrintForum&amp;iPage=3#FORUM39678"><text:span text:style-name="T2">#</text:span></text:a></text:p>
      <text:p text:style-name="P3"><text:span text:style-name="T1">總回陽陽兄：</text:span><text:span text:style-name="T3"><text:line-break/><text:line-break/></text:span><text:span text:style-name="T1">因為您過去曾指出的我矛盾，所以也想跟您分享我對您歷來的論述的心得：您對有些問題的論述偏向結果論（結果的形成有很多原因，但您常從熟悉的結果來否定、肯定或分析您不熟悉的原因。）</text:span><text:span text:style-name="T3"><text:line-break/><text:line-break/></text:span><text:span text:style-name="T1">比如說，先前我們糾纏不休的防呆機制：</text:span><text:span text:style-name="T3"><text:line-break/><text:line-break/></text:span><text:span text:style-name="T1">一、請您回想一下，當您還在跟我糾纏「防呆機制」的定義時，直接跟我說西方那套防呆體制沒什麼用，如果多數人都是愚蠢，再怎麼民主與防呆，還是一樣會有愚蠢與暴行；而且您從是美國野蠻行為的這個結果，來否定美國的大部分體制（含防呆）。</text:span><text:span text:style-name="T3"><text:line-break/><text:line-break/></text:span><text:span text:style-name="T1">二、您還提醒我，不要執著於細節，拉著我快看美國是怎麼的野蠻等等宏觀的面向。不可否認，您對美國野蠻的行為很熟悉，但是造成這個野蠻行為的原因，您確定您已經掌握了嗎？請不要忘記：美國還是世界第一強權，而芬蘭在聯合國一些莫名其妙指數統計的結果，是「全世界最幸福的國家」；還有，國家的體制是適用於國內，是以國內全體國民利益為主要考量，對於外國及世界就不是採用民主自由了；國際間的國際法對美國而言可有可無，就個人來說，外國人對美國政府不能主張居住遷徙的自由，因為這是美國人的基本人權，外國人不適用。因此， 您以結果來否定西方體制，沒有考慮是否還有其他因素，這在論理法則上是不正確的。</text:span><text:span text:style-name="T3"><text:line-break/><text:line-break/></text:span><text:span text:style-name="T1">關於體制及中國的法治，我的心得是：</text:span><text:span text:style-name="T3"><text:line-break/><text:line-break/></text:span><text:span text:style-name="T1">１　大學一年級，我的憲法老師在第一堂課就提醒我們：「任何社會學科或社會改革的思維模式，都不能如自然學科一樣，認為電燈炮壞了，再換一顆就好了。」。這幾十年下來，這個銘言越看越對，越品越有味；而違反上述銘言的下場，可以從「阿拉伯之春」變成阿拉伯寒冬等等多數國際上類似的例子（尤是美國主導的）來印證，也少有例外。簡單來說，中國若是以換燈炮就會好的思維來進行「自由民主」改革，反而會按慣例變成一條美國養的狗。</text:span><text:span text:style-name="T3"><text:line-break/><text:line-break/></text:span><text:span text:style-name="T1">２　我老師是留德的，是喝洋墨水的，可以推論我老師上述的銘言，在西方是社會學科的基本常識，也是西方政治改革累積的經驗，如此可以提出一個假說：西方民主國家以國內法、經濟制裁等強制手段要求中共實施「民主自由」體制，這不是蠢而是壞，是別有所圖，不是為了中國人民的利益。因為，上述「換燈炮」的道理他們都知道，竟然要求中共反其「道」而行。</text:span><text:span text:style-name="T3"><text:line-break/><text:line-break/></text:span><text:span text:style-name="T1">３　西方的體制是不是比中國的體制好呢？以我目前粗淺研究的假說是：不見得。因為中國從過去到現在都不是承平時期，要面對以美國為首的帝國主義國際集團四面八方、無孔不入的襲擊，任何民主國家遇此危急狀況都會調整體制、修改法律，如同台灣過去制定「動員戡亂時期臨時條款」一般的限制人民的民主自由，整個國家的體制也將傾向於專制，以應付強大的敵人。以這個觀點及中國的良善表現，反而可以說中國現在的人民民主專政體制是此時此刻最適宜的體制。</text:span><text:span text:style-name="T3"><text:line-break/><text:line-break/></text:span><text:span text:style-name="T1">４　小魚兄曾跟我提過中國的民商法有超越台灣的趨勢，正好與我的觀察不謀而合。民商法及民事訴訟法等相關制度與對付西方帝國主義沒有必然的關係，而且中國的民商法、民訴訟法沿襲西方大陸法系的價值與制度，對其國際貿易的發展相當有利，因為當中國越重視法治（法的安定性、可預測性）且其規定與實務與西方國家無重大差異時，外商就越有安定感也願意在中國做事貿易，外國法院也會准許中國法院的民事判決在其本國執行，對此我印象深刻的例子是：以色列高等法院曾在中以兩國沒有簽訂司法互助互惠條約而且過去中國法院也沒有相關判決先例的條件下，以中國法律及其實務，中國法院可以合理預測也會承認以色列法院的民事判決，因而准許中國法院的民事判決可以對以色列人的財產強制執行。因此，中國在應付帝國主義之餘，其他民商法治方面，較諸西方文明國家並不遜色，甚至超越台灣。</text:span><text:span text:style-name="T3"><text:line-break/><text:line-break/></text:span><text:span text:style-name="T1">最後，我想跟您說的是：對於西方的民主法治體制，不能以其行為野蠻就輕易否定，還要想到是否其中另有緣故？多去瞭解可做為中國「體制內」改革的參考；而對中國法治的瞭解，就是搬到大陸生活的重要參考囉！</text:span></text:p>
      <text:p text:style-name="P2"><text:span text:style-name="T1">陳真   |  2020.06.17 17:26   |   </text:span><text:a xlink:type="simple" xlink:href="http://palinfo.habago.org/Entry?Command=Information_PrintForum&amp;iPage=1#FORUM39677"><text:span text:style-name="T2">#</text:span></text:a></text:p>
      <text:p text:style-name="P3"><text:span text:style-name="T1">偉梵，</text:span><text:span text:style-name="T3"><text:line-break/><text:line-break/></text:span><text:span text:style-name="T1">我不覺得越往南部腦殘盛行率越高，這個病基本上是不分紅藍綠的，特定答案的表面正確性不足以做為一種判準。如果要以表面答案來判定，那麼，過去國民黨無法無天的年代，越是北部，腦殘越多，幾乎無一倖免，而南部才是做出所謂正確選擇的一方。</text:span><text:span text:style-name="T3"><text:line-break/><text:line-break/></text:span><text:span text:style-name="T1">曾幾何時，國民黨借屍還魂，借殼上市，改名民進黨，外號人渣黨。過去打經濟牌，無往不利；經濟牌一出，誰與爭鋒？只要喊一聲安定祥和，一切狗皮倒灶傷天害理之事統統可以橫行無阻。</text:span><text:span text:style-name="T3"><text:line-break/><text:line-break/></text:span><text:span text:style-name="T1">大約1996年，黑金教父貪污老賊李登輝實質掌權後，在美國授意下，廢棄經濟牌與安定牌，全面掌控媒體與各層級教育體系與教科書，啟動仇中反華洗腦工程，直到今天，製造出另一波腦殘疫情，表面症狀 「內容 」不同，但表現 「形式 」卻無兩樣。</text:span><text:span text:style-name="T3"><text:line-break/><text:line-break/></text:span><text:span text:style-name="T1">這話什麼意思呢？比方說，一個人有幻聽或妄想，不管他聽見什麼樣的聲音內容，形式上一樣都是幻聽；不管他是被害妄想或色情妄想，統統都是妄想。腦殘也一樣，腦殘內容容或有異，腦殘本質卻如出一轍。當然，這倒不是說內容不重要，而只是說它們一樣都是腦殘。</text:span><text:span text:style-name="T3"><text:line-break/><text:line-break/></text:span><text:span text:style-name="T1">形式是事物的本質，但是內容還是很重要。著迷於經濟而忽略一切惡行，相較於著迷於仇中反華而忽略一切惡行，甚至為虎作倀，認賊作父，傷害性顯然要小許多，而後者卻是毀滅性的。</text:span><text:span text:style-name="T3"><text:line-break/><text:line-break/></text:span><text:span text:style-name="T1">如果為了善，為了公義，毀滅就毀滅，有何不可？但是，你自掘墳墓的原因卻不是出於善，而是充當極其邪惡的國際勢力之武器工具，用來傷害良善無辜的親人骨肉。這樣一種腦殘，若不治療，只是自傷傷人，危害世界，死路一條。</text:span><text:span text:style-name="T3"><text:line-break/><text:line-break/></text:span><text:span text:style-name="T1">治療有兩種，一種是症狀治療，改變當下症狀。一種是不但改變症狀，更要改變 「體質」，增強抵抗力，免於下一波的腦殘疫情。前者治標，後者治本。治標比較簡單，誰掌握麥克風，誰就能修改思維內容。但是治本卻比較難，達摩東來，一葦渡江，說要「尋找一個不受人惑的人」。尋了數千年，不知道他尋到了沒？</text:span><text:span text:style-name="T3"><text:line-break/><text:line-break/></text:span><text:span text:style-name="T1">古往今來，許多偉大文人，例如維根斯坦，例如杜斯妥也夫斯基，例如蘇古諾夫，例如沈從文，相信 「詩能救世界」。我也相信。也許治本之道不在於思維本身，而是在於一切思維的「外面」，對存有之萬事萬物的一種憐愛之情與化外眼光，方能使我們免於迷惑。</text:span><text:span text:style-name="T3"><text:line-break/><text:line-break/></text:span><text:span text:style-name="T1">我常想，一個人只要能擁有一種藝術眼光，他還有可能會變成一個難以辨別善惡美醜的腦殘嗎？</text:span><text:span text:style-name="T3"><text:line-break/><text:line-break/></text:span><text:span text:style-name="T1">約莫十年前的某個天寒地凍的深夜，天未亮，我一人橫跨沱江，江面煙霧嬝嬝，猶如迷離幻境。我帶著一隻用草做成栩栩如生的小蚱蜢，是前一晚在鳳凰鎮上跟一個小女孩買的，來到沈從文的墓前，灑下熱淚。</text:span><text:span text:style-name="T3"><text:line-break/><text:line-break/></text:span><text:span text:style-name="T1">整座墓就是一顆大石頭，上頭寫著「照我思索，能理解我，照我思索，可認識人。」理解我，便能認識人，無非就是認識一整個世界；以某種眼光看世界，你就會看見一個完全不一樣的風景。</text:span><text:span text:style-name="T3"><text:line-break/><text:line-break/></text:span><text:span text:style-name="T1">我把這隻無聲無息的小蚱蜢置於巨石底下，做為一種記號，紀念我與世人的這一切。十年了，小蚱蜢不知道還在不在。沈從文地下有知，他會知道他如何安慰了一個人，給了他如何的勇氣和力量。</text:span></text:p>
      <text:p text:style-name="P2"><text:span text:style-name="T1">阿水   |  2020.06.17 15:37   |   </text:span><text:a xlink:type="simple" xlink:href="http://palinfo.habago.org/Entry?Command=Information_PrintForum&amp;iPage=1#FORUM39676"><text:span text:style-name="T2">#</text:span></text:a></text:p>
      <text:p text:style-name="P4"><text:span text:style-name="T1">續回正王兄：</text:span><text:span text:style-name="T3"><text:line-break/><text:line-break/></text:span><text:span text:style-name="T1">基於先前的說明，政治道德與私德不同。私德是一般社會大眾基於文化、習慣等長久以來所形成的價值共識，其道德感甚至可以拿來「誅心」。三國演義中「武鄉侯罵死王朗」的故事，可以拿來做為道德誅心的比喻，而且故事中公德（含政治道德）與私德的效用足以罵死一個也有道德感的人；而沒有道德感的人就罵不死，這也產生不公平現象。</text:span><text:span text:style-name="T3"><text:line-break/><text:line-break/></text:span><text:span text:style-name="T1">您若是也同意「民主社會對公德的監督自有一套透明的，普遍的，可以公共討論的民主機制，它對每個人都一體適用」，本於這個民主機制，那麼：</text:span><text:span text:style-name="T3"><text:line-break/></text:span><text:span text:style-name="T1">（底下的意見就「見仁見智」了，因為政治道德是不成文的，不像法律是有明文規定，對於某項政治道德是否已達到「社會價值共識」這麼簡單的事實，在台灣卻是只憑個人心證，沒有客觀統計數據，輕率以個人立場、意見作為準據的現象，也包括您認為「少一些正當性」的看法）</text:span><text:span text:style-name="T3"><text:line-break/><text:line-break/></text:span><text:span text:style-name="T1">在民主國家，「政治道德」的範圍不適合將「私德」納進來，「私德」在討論韓國瑜參選的正當性時，應該全部排除在外，包括韓國瑜參選總統是否出於個人私慾等無法透明、無法公共討論的私德問題，一切讓整個台灣無法做有品質討論的私德，都不應該作為「正當性」的因素，連同至媒體關於私德八卦爆料都應該沒有「證據能力」（法律用語，又稱證據資格，此處專指為維護民主精神及其運作機制，選民應該連看都不看，媒體挖給您看也應當視為不存在，甚至應群起譴責八卦媒體。）</text:span><text:span text:style-name="T3"><text:line-break/><text:line-break/></text:span><text:span text:style-name="T1">最後，我個人認為足以影響「正當性」的，只有「準法律（含憲法位階）」的政治道德。這類政治道德在補法律規定之不足，因為法律修改程序緩慢，無法因時制宜，憲法修改更是不容易，為防止政客、政黨藉以鑽法律漏洞、濫用政治權力，造成憲政或法律體制及價值的敗壞，有其必要。再者，這些政治道德所表彰的價值都有立法理由及學界通說的共識做為依據，算是「半成文化」了，不致輕易做為政治鬥爭的工具。</text:span><text:span text:style-name="T3"><text:line-break/><text:line-break/></text:span><text:span text:style-name="T1">參照過去台灣長期以來，在任期屆滿前即另行徵調至中央機關或參選立法委員的政治人物，不勝枚舉，也從沒有法律應該因而修改的主流意見，近來也只有要修改禁止帶職參選的聲音，所以可以反推韓國瑜在政治德道上任期未滿即參選總統具有百分之百的正當性。</text:span><text:span text:style-name="T3"><text:line-break/><text:line-break/></text:span><text:span text:style-name="T1">至於其他位階「等而下之」的政治道德，均不足作為判斷正當性的依據。例如韓國瑜參選是中華民國政治史頭一位第一任市長才做幾個月就宣布參選的人，我還不知這點有什麼價值意義，想像上頂多是傷害了少部分高雄市民的預期心理，畢竟陳真兄所提及的民調中，市長選舉時投給韓國瑜的高雄市民，有少數人不同意韓國瑜離開高雄選總統。這基於政治人物的責任感，應該對市 民說明其必要性，本版也有不少留言可供參考；另外，一般無此情況的政治人物，不需要交代為什麼妻子反對去選卻還要出來參選理由，因為這跟政治人物對於公共事務的責任感無關。</text:span><text:span text:style-name="T3"><text:line-break/><text:line-break/></text:span><text:span text:style-name="T1">以上就是我的思考模式，供您參考。好處是對外界事務判斷很快，不會輕易陷入五里霧中，搞成張飛打岳飛的腦殘現象，如果哪天警覺到有問題了再稍加調整。</text:span><text:span text:style-name="T3"><text:line-break/><text:line-break/></text:span><text:span text:style-name="T1">（結束，目前還沒想到要說什麼）</text:span><text:span text:style-name="T3"><text:line-break/><text:line-break/></text:span><text:span text:style-name="T1">還有，「個案」還是可以討論，法學上還是有案例研究及其方法，但不適合在留言板討論，因為個案要整理出有評價意義的事實時，不可能如論壇可以專在樓主所開的話題下討論，導致無法上下連貫，中間也穿插其他話題，而且在整理事實的過程中，難免有人對還沒有成型的事實發表意見，因此，不容易在留言板整理出來。</text:span></text:p>
      <text:p text:style-name="P2"><text:span text:style-name="T1">力民   |  2020.06.17 13:50   |   </text:span><text:a xlink:type="simple" xlink:href="http://palinfo.habago.org/Entry?Command=Information_PrintForum&amp;iPage=1#FORUM39675"><text:span text:style-name="T2">#</text:span></text:a></text:p>
      <text:p text:style-name="P3"><text:span text:style-name="T1">底下這個22分鐘被節錄的視頻很精彩，可以看到西方學者的偏見，以及李世默先生精彩的回應</text:span><text:span text:style-name="T3"><text:line-break/></text:span><text:a xlink:type="simple" xlink:href="https://youtu.be/Tqe01ApSUb4"><text:span text:style-name="T5">https://youtu.be/Tqe01ApSUb4</text:span></text:a></text:p>
      <text:p text:style-name="P2"><text:span text:style-name="T1">陳偉梵   |  2020.06.17 13:18   |   </text:span><text:a xlink:type="simple" xlink:href="http://palinfo.habago.org/Entry?Command=Information_PrintForum&amp;iPage=1#FORUM39674"><text:span text:style-name="T2">#</text:span></text:a></text:p>
      <text:p text:style-name="P4"><text:span text:style-name="T1">陳真醫師</text:span><text:span text:style-name="T3"><text:line-break/><text:line-break/></text:span><text:span text:style-name="T1">文後謎題：</text:span><text:span text:style-name="T3"><text:line-break/><text:line-break/></text:span><text:span text:style-name="T1">台灣人很喜歡說: "因為很重要，所以說三次。" 這句話各位知道是誰說的嗎？能猜到的，我送他一本書當獎品。</text:span><text:span text:style-name="T3"><text:line-break/><text:line-break/></text:span><text:span text:style-name="T1">我猜是大名鼎鼎的尼采（Friedrich Nietzsche）</text:span><text:span text:style-name="T3"><text:line-break/><text:line-break/></text:span><text:span text:style-name="T1">我不愛讀書, 尤其您的藏書大部分是哲學書籍, 更是要我的命!!</text:span><text:span text:style-name="T3"><text:line-break/><text:line-break/></text:span><text:span text:style-name="T1">我只想請您幫我解疑"為什麼台灣越南部"腦殘病"越嚴重??</text:span><text:span text:style-name="T3"><text:line-break/><text:line-break/></text:span><text:span text:style-name="T1">30多年前去高雄玩, 感覺高雄人蠻熱心的, 一座美麗令人流連的南國之都!!</text:span><text:span text:style-name="T3"><text:line-break/><text:line-break/></text:span><text:span text:style-name="T1">去年到高雄因GPS不靈, 想找個便利超商下來好好看地圖,再重新出發.下國道10第一個交流道--鳳仁路, 兩邊者了好幾公里, 找不道24 hr便利超商, 於是重上國道10</text:span><text:span text:style-name="T3"><text:line-break/></text:span><text:span text:style-name="T1">下國道10第二個交流道--水管路, 兩邊者了好幾公里, 找不道24 hr便利超商,於是重上國道10</text:span><text:span text:style-name="T3"><text:line-break/></text:span><text:span text:style-name="T1">下國道10第三個交流道--中山路, 兩邊者了好幾公里, 找不道24 hr便利超商,於是重上國道10</text:span><text:span text:style-name="T3"><text:line-break/></text:span><text:span text:style-name="T1">下國道10第四個交流道--燕巢, 兩邊者了好幾公里, 找不道24 hr便利超商</text:span><text:span text:style-name="T3"><text:line-break/><text:line-break/></text:span><text:span text:style-name="T1">24 hr便利超商找不到, 但是廟,道觀,XX壇卻很多家!!</text:span><text:span text:style-name="T3"><text:line-break/><text:line-break/></text:span><text:span text:style-name="T1">不是說廟,道觀,XX壇不好, 但是到廟,道觀,XX壇一直拜拜,一直捐香油錢沒辦法讓日子過更好就應該重新思考, 該廟,道觀,XX壇是不是不夠靈, 要換個方式?? 一直都不換, 不就是腦殘嗎??</text:span><text:span text:style-name="T3"><text:line-break/><text:line-break/></text:span><text:span text:style-name="T1">24 hr便利超商至少填飽我的肚子. 然而廟,道觀,XX壇並沒有讓南部人的日子過得更好!!</text:span><text:span text:style-name="T3"><text:line-break/><text:line-break/></text:span><text:span text:style-name="T1">請上陳下真大師開釋 "為什麼台灣越南部"腦殘病"越嚴重??</text:span><text:span text:style-name="T3"><text:line-break/><text:line-break/><text:line-break/><text:line-break/><text:line-break/><text:line-break/><text:line-break/><text:line-break/><text:line-break/><text:line-break/></text:span></text:p>
      <text:p text:style-name="P2"><text:span text:style-name="T1">阿水   |  2020.06.17 12:13   |   </text:span><text:a xlink:type="simple" xlink:href="http://palinfo.habago.org/Entry?Command=Information_PrintForum&amp;iPage=1#FORUM39673"><text:span text:style-name="T2">#</text:span></text:a></text:p>
      <text:p text:style-name="P3"><text:span text:style-name="T1">續回正王兄，</text:span><text:span text:style-name="T3"><text:line-break/><text:line-break/></text:span><text:span text:style-name="T1">順便提醒您，從樓下我找到的美國金恩博士的例子可以知道，如果找錯例子來類比，就會影響您的認知，失之毫釐就差之千里。我們佛教有「指月」的譬喻，佛經及一切佛陀的教法只是「指頭」，指頭所指向的月亮(無上正等正覺)，才是我們要去實證的，但一般教徒因為佛經等是佛陀的教法，難免誤執指頭本身就是月亮，佛陀才說：我一輩子沒有「說法」（這也是實語）。那麼，討論這個問題，要找適當的例子來類比，才算找到適合的「指頭」，否則您永遠找不到「月亮」（正確答案）。</text:span><text:span text:style-name="T3"><text:line-break/><text:line-break/></text:span><text:span text:style-name="T1">然而，您過去作為類比指向「正當性」的例子，有哪些是與「韓國瑜在市長任期未滿前即參選總統的正當性」這個問題有適當的關聯性及同質性呢？樓下炳昌兄在討論「帶職參選」的問題時，所舉的「現在的英國首相Johnson，從2015年5月7日到2016年5月9日，是兼任英國下議院議員和倫敦市長。他是第二任市長尾聲的時候選議員的。」，這個例子就具有相當的關聯性及同質性。</text:span><text:span text:style-name="T3"><text:line-break/><text:line-break/></text:span><text:span text:style-name="T1">（以上是插播，未完待續）</text:span><text:span text:style-name="T3"><text:line-break/></text:span></text:p>
      <text:p text:style-name="P2"><text:span text:style-name="T1">阿水   |  2020.06.17 10:24   |   </text:span><text:a xlink:type="simple" xlink:href="http://palinfo.habago.org/Entry?Command=Information_PrintForum&amp;iPage=1#FORUM39672"><text:span text:style-name="T2">#</text:span></text:a></text:p>
      <text:p text:style-name="P4"><text:span text:style-name="T1">怕引起誤會，樓下提到「這沒錯。但有一個例外，不符合政治道德。」，這不是結論，意思是：正當性的考量，除了法律，政治道德也是要素，不是說韓國瑜參選總不符合政治道德。</text:span></text:p>
      <text:p text:style-name="P2"><text:span text:style-name="T1">阿水   |  2020.06.17 10:15   |   </text:span><text:a xlink:type="simple" xlink:href="http://palinfo.habago.org/Entry?Command=Information_PrintForum&amp;iPage=1#FORUM39671"><text:span text:style-name="T2">#</text:span></text:a></text:p>
      <text:p text:style-name="P3"><text:span text:style-name="T1">正王兄，</text:span><text:span text:style-name="T3"><text:line-break/><text:line-break/></text:span><text:span text:style-name="T1">關於韓國瑜參選總統的正當性，建議您參考我們大陸法系法律人的思考模式：先認清事實（值得評價範圍內的事實）之後再正確定位（該放哪種價值體系內），然後才得出那個價值體系所產生的評價。</text:span><text:span text:style-name="T3"><text:line-break/><text:line-break/></text:span><text:span text:style-name="T1">首先，您的基礎事實是市長任期的「約定」。這就要先問基於什麼事實產生這種認識？「約定」是有人提出要約，然後對方表示承諾，這樣才成立「約定」。而要約及承諾有明示、有默示，您從哪裡得以得出韓國瑜與高雄市民有您所謂的「約定」呢？陳真兄已經提醒您，高雄市民有明示或默示提出韓國瑜要做滿任期的「要約」嗎？從哪裡看得出來？</text:span><text:span text:style-name="T3"><text:line-break/><text:line-break/></text:span><text:span text:style-name="T1">從過去的討論，您應該知道有法律規定，而陳真兄也告訴您這是全民意志的體現，可是除了總統參選資格的法律以外，也要想到地方制度法關於直轄市長的規定，這就是您在之拿來類比的「學生考試規章」，而且看法律不能只看一條，要看全部，甚至要看整個法律體系才能解答正確。所以，雖然有市長四年任期的規定，但也有市長不附理由就可以辭職的規定，要合併來看，為什麼地方制度法要這麼設計？而且這牽涉到當您找不到「約定」的事實時，可以探求韓國瑜是不是只是承諾依法行政，關於其去留也是照章辦事？</text:span><text:span text:style-name="T3"><text:line-break/><text:line-break/></text:span><text:span text:style-name="T1">再來您提到法律之外的情、理，這也要定位清楚（很麻煩吧？），關於私人利益且可以自由決定的，要法、理、情或情、理、法，悉聽尊便；但涉及公益及國家體制的，價值位階的順序應該是：法、理、情（除非您能證明是惡法，對於惡法應如何，又是另一個大問題）。所以原則上，陳真兄認為韓國瑜參選總統符合法律規定就取得百分之百的正當性，這沒錯。但有一個例外，不符合政治道德。</text:span><text:span text:style-name="T3"><text:line-break/><text:line-break/></text:span><text:span text:style-name="T1">「政治道德」是否必要，這在學界有爭論，但我國是禮儀之邦、人民道德觀念強，我也不贊成叢林法則式的民主，所以我認為討論這個問題還是要考慮政治道德。</text:span><text:span text:style-name="T3"><text:line-break/><text:line-break/></text:span><text:span text:style-name="T1">「政治道德」與「私德」也要分辨清楚（這真的很重要），但其共通性是不成文，有社會共識不因人設事。但就兩間間的差異、位階及關聯，若是您有心的話，應該可以在網路找到相關事例，例如：</text:span><text:span text:style-name="T3"><text:line-break/><text:line-break/></text:span><text:span text:style-name="T1">https://www.cw.com.tw/article/article.action?id=5005730</text:span><text:span text:style-name="T3"><text:line-break/><text:line-break/></text:span><text:span text:style-name="T1">「由金恩博士的故事，丹尼斯．湯普遜教授反對媒體的八卦走向，就更值得注意了。他指出，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span><text:span text:style-name="T3"><text:line-break/><text:line-break/></text:span><text:span text:style-name="T1">（未完待續，下次談「政治道德」）</text:span></text:p>
      <text:p text:style-name="P2"><text:span text:style-name="T1">欧阳阳   |  2020.06.17 08:29   |   </text:span><text:a xlink:type="simple" xlink:href="http://palinfo.habago.org/Entry?Command=Information_PrintForum&amp;iPage=1#FORUM39670"><text:span text:style-name="T2">#</text:span></text:a></text:p>
      <text:p text:style-name="P4"><text:span text:style-name="T1">在我的认知中，人的智商是有高低之分的，天分与天才是真实存在的，自然科学界有牛顿，爱因斯坦等天才；社会科学中当然也有很多哲人先贤；他们的洞见跨越时空，为人类的发展指引方向；</text:span><text:span text:style-name="T3"><text:line-break/><text:line-break/></text:span><text:span text:style-name="T1">但是，现代社会人们有了权之后，心态就开始膨胀，认为人人平等，没有差别；喊出了“民主就是消灭精英”的口号！这显然是违背社会发展规律的！</text:span><text:span text:style-name="T3"><text:line-break/><text:line-break/></text:span><text:span text:style-name="T1">上世纪“共产主义”的人人平等，消灭剥削，中国人已经尝到了恶果；</text:span><text:span text:style-name="T3"><text:line-break/></text:span><text:span text:style-name="T1">不知道“自由民主”的人人平等，消灭精英的恶果什么时候开花结果？</text:span><text:span text:style-name="T3"><text:line-break/><text:line-break/></text:span><text:span text:style-name="T1">人类是需要指引的，所以我们有了道德，有了宗教，有了哲学文化.......这些无形的东西在规范着这人类的行为思维；</text:span><text:span text:style-name="T3"><text:line-break/></text:span><text:span text:style-name="T1">道德，宗教，文化的确立是需要先贤的。</text:span><text:span text:style-name="T3"><text:line-break/><text:line-break/></text:span><text:span text:style-name="T1">人类如果没有道德，宗教，文化的指引，可能会陷入动物般的混乱；</text:span></text:p>
      <text:p text:style-name="P2"><text:span text:style-name="T1">陳真   |  2020.06.17 03:44   |   </text:span><text:a xlink:type="simple" xlink:href="http://palinfo.habago.org/Entry?Command=Information_PrintForum&amp;iPage=1#FORUM39669"><text:span text:style-name="T2">#</text:span></text:a></text:p>
      <text:p text:style-name="P3"><text:span text:style-name="T1">陽陽，</text:span><text:span text:style-name="T3"><text:line-break/><text:line-break/></text:span><text:span text:style-name="T1">沒有 "心理醫師" 這種東西，只有 "精神科醫師"。所有醫學系畢業的人都可以自由選科，看你愛當哪一科的醫生就選哪一科當醫生。當一當如果不滿意，隨時都可以換，但是得重新受訓至少三年，通過專科醫師考試，就又能成為另一科的醫生。</text:span><text:span text:style-name="T3"><text:line-break/><text:line-break/></text:span><text:span text:style-name="T1">我一直想重新當住院醫師，轉到急診科，因為我希望有一天能夠去戰亂地區救助傷患。但是，這個願望越來越難達成，因為我得回去醫學中心值班，還在念幼兒園的小孩將很難照料。</text:span><text:span text:style-name="T3"><text:line-break/><text:line-break/></text:span><text:span text:style-name="T1">至於心理師，那是另外一種截然不同的行業與科系，屬心理系，不是醫學系。我的心理學知識跟高中生應該沒兩樣。</text:span><text:span text:style-name="T3"><text:line-break/><text:line-break/></text:span><text:span text:style-name="T1">精神科過去和神經科曾經合併為一科，稱為神經精神科，後來又各自獨立成兩科，但是主治疾病仍有相當多的重疊，例如失智，例如腦傷引起的各種精神病症狀，例如酒癮或酒精戒斷症候群，例如癲癇，例如中風後的各種腦部症狀，例如毒癮治療，例如兒童心智發展問題，自閉症，過動與注意力不全等等等，例如各種睡眠障礙，例如各種神經痛或頭痛等等等。</text:span><text:span text:style-name="T3"><text:line-break/><text:line-break/></text:span><text:span text:style-name="T1">除此之外，精神科的病人還包括精神分裂（改名為思覺失調），重鬱症，兒童期精神病，產後憂鬱症，躁鬱症以及各種關乎精神症狀的疾病，例如強迫症，恐慌症，經期相關症候群，厭食症，與性相關的各種疾病…等等等。</text:span><text:span text:style-name="T3"><text:line-break/><text:line-break/></text:span><text:span text:style-name="T1">精神科治療的是一種病，而不是來清談，也不是來聊天或尋求人生意義，那個應該去找牧師找神父找好朋友找親友談，不是找醫生。</text:span><text:span text:style-name="T3"><text:line-break/><text:line-break/></text:span><text:span text:style-name="T1">當然，有一些精神科醫生喜歡從事相關心理治療，但那畢竟是極少數。一個診往往七八十個病人，我剛畢業時甚至一個診高達一兩百人。假若一個病人講十分鐘，一百個病人就得看上至少17小時的門診，等於從早上九點得看門診看到半夜兩點，你覺得有可能在那邊慢慢談什麼人生意義嗎？</text:span><text:span text:style-name="T3"><text:line-break/><text:line-break/></text:span><text:span text:style-name="T1">一般人也許是連續劇看太多，總是對精神科醫師充滿根本上的誤解，以為精神科就是在安慰人心，或是解開什麼心理的結，其實完全是誤解，就算心理師平常的工作也不是在做這些，那比較像是諮商師或輔導老師之類的工作性質。醫生其實就是做出診斷，然後開藥，不是在聊什麼心理問題。</text:span><text:span text:style-name="T3"><text:line-break/><text:line-break/></text:span><text:span text:style-name="T1">我自己心理都好多結，自己都解不開，也不想解，也不知道自己人生有什麼意義，哪能幫別人?找我看診談意義談心靈，其實是找錯人了。</text:span><text:span text:style-name="T3"><text:line-break/><text:line-break/></text:span><text:span text:style-name="T1">我平常最怕這樣一種對精神科充滿誤解的病患，往往慕錯名而來，一談就談很久很久，甚至一兩小時都不肯停止，以為像好萊塢爛片演的那樣，希望我能突然幫他解開什麼心結，然後就 “走出悲情”了，或是人生就豁然開朗了，真是我的天啊!我自己都悲情得要命，哪能幫你呢？</text:span><text:span text:style-name="T3"><text:line-break/><text:line-break/></text:span><text:span text:style-name="T1">確實有一些很不錯的精神科醫生有在做這方面的治療工作，但是那是因為這些醫生有另外的專業，例如精神分析或諮商輔導。精神醫學本身基本上和神經學其實沒什麼差別，治療的是腦，不是什麼心理或心靈。</text:span><text:span text:style-name="T3"><text:line-break/><text:line-break/></text:span><text:span text:style-name="T1">好了，就這樣，我實在有點害怕你們講到我，我得被迫一直花時間澄清。現在都幾點了，每天真是會累斃，我得把時間做更好的利用才行，一些很無謂的討論我就盡量不看也不回了。若有冒犯各位之處，還請見諒。</text:span></text:p>
      <text:p text:style-name="P2"><text:span text:style-name="T1">陳真   |  2020.06.17 01:07   |   </text:span><text:a xlink:type="simple" xlink:href="http://palinfo.habago.org/Entry?Command=Information_PrintForum&amp;iPage=1#FORUM39668"><text:span text:style-name="T2">#</text:span></text:a></text:p>
      <text:p text:style-name="P4"><text:span text:style-name="T1">這是剛剛下班吃飯時邊吃邊看的：</text:span><text:span text:style-name="T3"><text:line-break/><text:line-break/></text:span><text:a xlink:type="simple" xlink:href="https://www.youtube.com/watch?v=PkYwuojuUJA"><text:span text:style-name="T5">https://www.youtube.com/watch?v=PkYwuojuUJA</text:span></text:a><text:span text:style-name="T3"><text:line-break/><text:line-break/></text:span><text:span text:style-name="T1">四個多月前的視頻了，沒什麼。金燦榮是個不錯的學者，但我不是要特別推薦他的頻道，而只是想說兩點：</text:span><text:span text:style-name="T3"><text:line-break/><text:line-break/></text:span><text:span text:style-name="T1">一，那些對祖國充滿各式各樣稀奇古怪偏見的人，你難道不會想印證一下？何不看看祖國的媒體是否真如台灣市面上所宣傳的那樣可笑與低能。</text:span><text:span text:style-name="T3"><text:line-break/><text:line-break/></text:span><text:span text:style-name="T1">我倒是覺得，只要讓任何一家大陸媒體在台灣自由播放，種種對於祖國的荒唐謊言與抹黑，將會立即一掃而空，因為事實勝於雄辯；而且說不定可以治好腦殘，讓你看見真實世界。</text:span><text:span text:style-name="T3"><text:line-break/><text:line-break/></text:span><text:span text:style-name="T1">大陸媒體才是真正意義上的第一流媒體，專業，客觀，平和，有內涵，文采豐盛，至少絕不造謠，絕不低俗。至於台灣 "媒體" 或 "新聞" 或名嘴論壇，99%純粹就是毫無意義的垃圾與謠言，幾乎沒有一句話可信，而且真是低能到爆，完全就是腦殘製造機；讓小孩看上幾天電視，保證他腦子一定壞掉，心靈一定受污染。</text:span><text:span text:style-name="T3"><text:line-break/><text:line-break/></text:span><text:span text:style-name="T1">二，世界上這麼多事，兩岸這麼多事，中美之間這麼多事，事事慘烈，事事迫在眉睫，我們還要繼續忙著低頭研究自己肚臍上的幾根毫毛然後以為這就是世界嗎？ </text:span></text:p>
      <text:p text:style-name="P2"><text:span text:style-name="T1">陳真   |  2020.06.17 00:32   |   </text:span><text:a xlink:type="simple" xlink:href="http://palinfo.habago.org/Entry?Command=Information_PrintForum&amp;iPage=1#FORUM39667"><text:span text:style-name="T2">#</text:span></text:a></text:p>
      <text:p text:style-name="P3"><text:span text:style-name="T1">同學，你答對了。那你想要哪一方面的書？我有很多書，大部份想要賣掉或送人。我怎麼拿給你或寄給你？你住哪？我的email: </text:span><text:a xlink:type="simple" xlink:href="http://emirchen@gmail.com"><text:span text:style-name="T5">emirchen@gmail.com</text:span></text:a><text:span text:style-name="T3"><text:line-break/><text:line-break/></text:span><text:span text:style-name="T1">你再跟我連繫，看你想要哪方面的書以及告訴我寄送地址。</text:span><text:span text:style-name="T3"><text:line-break/><text:line-break/></text:span><text:span text:style-name="T1">我的藏書，95% 是哲學學術用書，幾乎全是英文。4%是醫學，也全是英文。另外有1%是中文書，哲學居多，大多是很舊的書，古早年代。或是你想要哪本書，我幫你付款下單，直接網購寄到你家。</text:span><text:span text:style-name="T3"><text:line-break/><text:line-break/></text:span><text:span text:style-name="T1">這道謎題應該很冷門，你怎麼會知道答案？應該是要像我一樣把尼采讀遍的人，也許才會記得他講過這句話。</text:span><text:span text:style-name="T3"><text:line-break/></text:span></text:p>
      <text:p text:style-name="P2"><text:span text:style-name="T1">楊炳昌   |  2020.06.17 00:22   |   </text:span><text:a xlink:type="simple" xlink:href="http://palinfo.habago.org/Entry?Command=Information_PrintForum&amp;iPage=2#FORUM39666"><text:span text:style-name="T2">#</text:span></text:a></text:p>
      <text:p text:style-name="P3"><text:span text:style-name="T1">帶職參選真的沒甚麼大不了。</text:span><text:span text:style-name="T3"><text:line-break/></text:span><text:span text:style-name="T1">現在的英國首相Johnson，從2015年5月7日到2016年5月9日，是兼任英國下議院議員和倫敦市長。他是第二任市長尾聲的時候選議員的。這是別國的古老制度沒錯，但在台灣應該被罵死了吧，這不只是帶職，根本是一心多用。</text:span><text:span text:style-name="T3"><text:line-break/><text:line-break/></text:span><text:span text:style-name="T1">帶職參選本來只是一種「小節」，但在這場選舉中被不成比例無限放大，彷彿天理昭昭萬萬不可，但跟韓同一屆選上縣市長/議員的高嘉瑜，也是剛當選議員啊，按理也是剛跟選民訂新的契約啊，怎麼又跑去選立委？偏偏都沒人罵她，就因為她是綠的？她選的不是總統？</text:span><text:span text:style-name="T3"><text:line-break/><text:line-break/></text:span><text:span text:style-name="T1">而且在這種看似有問題「小節」上，韓市長也沒錯。因為中央一直卡高雄經費，我如果是市長，最直接的想法豈不就是把中央幹掉嗎？還能有第二種個想法嗎？想要對高雄做些好事，最快的方法就是當總統。甚至高雄市長跟總統都讓他當吧。只是選民就愛專注在這種「小節」上。</text:span></text:p>
      <text:p text:style-name="P2"><text:span text:style-name="T1">穎芝   |  2020.06.16 23:17   |   </text:span><text:a xlink:type="simple" xlink:href="http://palinfo.habago.org/Entry?Command=Information_PrintForum&amp;iPage=2#FORUM39665"><text:span text:style-name="T2">#</text:span></text:a></text:p>
      <text:p text:style-name="P4"><text:span text:style-name="T1">上一個留言最後一句確實是用臆測性的情緒性用語，在此致歉，</text:span><text:span text:style-name="T3"><text:line-break/><text:line-break/></text:span><text:span text:style-name="T1">因為之前看到一個贊成罷免的街坊影片而有感而發，請看此街訪高雄市民的影片：</text:span><text:a xlink:type="simple" xlink:href="https://youtu.be/48QdT_V1jYg"><text:span text:style-name="T5">https://youtu.be/48QdT_V1jYg</text:span></text:a><text:span text:style-name="T3"><text:line-break/><text:line-break/></text:span><text:span text:style-name="T1">還有高雄人認為韓國瑜是貪官，有的還說韓市長超過一年沒進議會備詢，種種荒謬無腦言論，請問：這不算腦殘，什麼才算腦殘？</text:span><text:span text:style-name="T3"><text:line-break/><text:line-break/></text:span><text:span text:style-name="T1">除了腦殘原因，也許某部分高雄市民摻有「斯德哥爾摩症候群」的症狀，被綠色人渣們欺壓的越慘，越有這種非綠不要的自我作賤情愫⋯，比如高雄氣爆事件。</text:span><text:span text:style-name="T3"><text:line-break/><text:line-break/></text:span><text:span text:style-name="T1">以上當然又是本人臆測所下的結論，但是對比這些綠色人渣、甚至被台獨教材洗腦的學生，不也是對於日本鬼子也產生了這種莫名依戀殖民者的變態心理嗎？</text:span><text:span text:style-name="T3"><text:line-break/></text:span></text:p>
      <text:p text:style-name="P2"><text:span text:style-name="T1">欧阳阳   |  2020.06.16 22:39   |   </text:span><text:a xlink:type="simple" xlink:href="http://palinfo.habago.org/Entry?Command=Information_PrintForum&amp;iPage=2#FORUM39664"><text:span text:style-name="T2">#</text:span></text:a></text:p>
      <text:p text:style-name="P3"><text:span text:style-name="T1">病患发问也不是没有“意义”，他心理出现了困惑，大概是想到医师那里寻找一种肯定或者安慰，但是这应该属于心理医生的范围了。</text:span><text:span text:style-name="T3"><text:line-break/><text:line-break/></text:span><text:span text:style-name="T1">世界上有很多种人，不同的人看问题的角度不一样，深度不一样，但是存在即是合理，现象的出现，事情的发生都有其内在的原因！</text:span><text:span text:style-name="T3"><text:line-break/><text:line-break/></text:span><text:span text:style-name="T1">有些人的观念可以跨越时空，经历数百年，甚至数千年都有现实的指导意义，比如孔孟，老子，孙子.......</text:span><text:span text:style-name="T3"><text:line-break/><text:line-break/></text:span><text:span text:style-name="T1">但是，再好的观念，也得实践于普通民众才有现实意义，当年孔孟为了宣扬自己理念曾经游说诸侯列国！</text:span></text:p>
      <text:p text:style-name="P2"><text:span text:style-name="T1">風林火山   |  2020.06.16 21:23   |   </text:span><text:a xlink:type="simple" xlink:href="http://palinfo.habago.org/Entry?Command=Information_PrintForum&amp;iPage=1#FORUM39663"><text:span text:style-name="T2">#</text:span></text:a></text:p>
      <text:p text:style-name="P3"><text:span text:style-name="T1">作為一名學生，在這個版上潛水已久。關於陳真醫師所說的問題，「因為很重要，所以說三次」這句話應該是德國哲學家尼采所說的，不知道正不正確?</text:span></text:p>
      <text:p text:style-name="P2"><text:span text:style-name="T1">陳真   |  2020.06.16 20:57   |   </text:span><text:a xlink:type="simple" xlink:href="http://palinfo.habago.org/Entry?Command=Information_PrintForum&amp;iPage=1#FORUM39662"><text:span text:style-name="T2">#</text:span></text:a></text:p>
      <text:p text:style-name="P4"><text:span text:style-name="T1">病患：醫生，我有問題想問你，是不是人都很自私？</text:span><text:span text:style-name="T3"><text:line-break/><text:line-break/></text:span><text:span text:style-name="T1">我：你是想要說什麼嗎？那就直接說啊。</text:span><text:span text:style-name="T3"><text:line-break/><text:line-break/></text:span><text:span text:style-name="T1">病患：我是想問說，是不是同事之間都只會考慮自己的利益？</text:span><text:span text:style-name="T3"><text:line-break/><text:line-break/></text:span><text:span text:style-name="T1">我：我不知道耶。我沒有這樣的感覺。</text:span><text:span text:style-name="T3"><text:line-break/><text:line-break/></text:span><text:span text:style-name="T1">病患：那是不是大部份人都很自私？</text:span><text:span text:style-name="T3"><text:line-break/><text:line-break/></text:span><text:span text:style-name="T1">我：我不知道妳是想問什麼。</text:span><text:span text:style-name="T3"><text:line-break/><text:line-break/></text:span><text:span text:style-name="T1">病患：人長大了是不是就變得很會算計？</text:span><text:span text:style-name="T3"><text:line-break/><text:line-break/></text:span><text:span text:style-name="T1">我：妳問這些都不是 "問題"。</text:span><text:span text:style-name="T3"><text:line-break/><text:line-break/></text:span><text:span text:style-name="T1">病患：怎麼不是問題？</text:span><text:span text:style-name="T3"><text:line-break/><text:line-break/></text:span><text:span text:style-name="T1">我：如果它是一種問題，應該也只有你才知道怎麼回答吧？就像是一種發語詞。</text:span><text:span text:style-name="T3"><text:line-break/><text:line-break/></text:span><text:span text:style-name="T1">病患：什麼發語詞？</text:span><text:span text:style-name="T3"><text:line-break/><text:line-break/></text:span><text:span text:style-name="T1">我：我是說它不是一個 "問題"，別人沒法回答，主要是看妳到底是想藉著它想要說些什麼？我若跟妳回答說 "是"，或回答 "不是"，這應該沒什麼意義吧？因為我根本不知道我是在回答什麼。簡單說就是妳是因為什麼原因來掛號？哪裡痛或有什麼症狀？妳要不要直接講？</text:span><text:span text:style-name="T3"><text:line-break/><text:line-break/></text:span><text:span text:style-name="T1">以上是原音重現。這不是在討論問題，而是在訴苦，在聊天，在發洩或發表一己情緒或一己之見，就好像說 "今天的黃昏好美啊"，旁人聽了也只能笑笑不是嗎？或是頂多附和一下情緒說："對啊，好美哦"。</text:span><text:span text:style-name="T3"><text:line-break/><text:line-break/></text:span><text:span text:style-name="T1">這就是在聊天，沒有任何討論意義。偶而聊一下無妨，但這版面基本上不是聊天室。臉書或其它社群網站也許都很習慣聊天，講八卦，講你我他如何如何，講一些無從反駁但也無法認知的一己之見，但巴勒網不是。</text:span><text:span text:style-name="T3"><text:line-break/><text:line-break/></text:span><text:span text:style-name="T1">這意思是說，聊天的方式沒法用來討論問題，因為那等於是在 "夾纏" (或"纏夾")，毫無意義。</text:span><text:span text:style-name="T3"><text:line-break/></text:span><text:span text:style-name="T1">同樣的話講過很多遍，總之，我就不跟著瞎起鬨，直接跳過了。凡是有提到我的部份，絕大多數是誤解與扭曲，但我不想花時間去應付夾纏，做一些無謂的澄清。</text:span><text:span text:style-name="T3"><text:line-break/><text:line-break/></text:span><text:span text:style-name="T1">"討論"，有那麼難嗎？分清楚聊天室和研討會有很難嗎？並非說不能發抒一己情懷，當然可以。巴勒網最歡迎一己情懷了，但它畢竟是一種無法討論的東西，拿來當成一種議論反駁，真的很讓人無言。</text:span><text:span text:style-name="T3"><text:line-break/><text:line-break/></text:span><text:span text:style-name="T1">以前住台南，後面的鄰居是個深綠家庭，我每次在陽台晾衣服都可以聽到他們一家人在熱烈 "討論" 國家大事。特別是有個歐巴桑，音量很大，意見很多，一邊炒菜，一邊罵共匪，罵馬英九，罵連戰，罵說這些貪官都是拖著行李箱在偷國家的錢，人家阿扁那麼辛苦，拿一些錢喝點涼水，反而被抓起來云云。</text:span><text:span text:style-name="T3"><text:line-break/><text:line-break/></text:span><text:span text:style-name="T1">我是說，當你聽到這樣一些"討論"，應該不會想加入吧。我不是說阿水律師的討論 "全都是" 這樣，而是說有一些確實是這樣，夾敘夾議夾纏，意見無窮，見解卻一片空白，思緒一團亂而難以follow。</text:span><text:span text:style-name="T3"><text:line-break/><text:line-break/></text:span><text:span text:style-name="T1">好了！我不做回應了，算我輸了。</text:span><text:span text:style-name="T3"><text:line-break/><text:line-break/></text:span><text:span text:style-name="T1">至於穎芝說韓國瑜沒有什麼 "台灣價值"，所以不是正王的菜。這樣一種指控是不合版規，沒有正當性的。我們要談道理道理道理，而不要去猜測那不應該猜測的個人事物。任何人哪怕你心裏是懷著什麼樣的立場都沒關係，只要你專注在道理道理道理上即可。</text:span><text:span text:style-name="T3"><text:line-break/><text:line-break/></text:span><text:span text:style-name="T1">文後謎題：</text:span><text:span text:style-name="T3"><text:line-break/><text:line-break/></text:span><text:span text:style-name="T1">台灣人很喜歡說: "因為很重要，所以說三次。" 這句話各位知道是誰說的嗎？能猜到的，我送他一本書當獎品。</text:span></text:p>
      <text:p text:style-name="P2"><text:span text:style-name="T1">陳真   |  2020.06.16 20:48   |   </text:span><text:a xlink:type="simple" xlink:href="http://palinfo.habago.org/Entry?Command=Information_PrintForum#FORUM39661"><text:span text:style-name="T2">#</text:span></text:a></text:p>
      <text:p text:style-name="P3"><text:span text:style-name="T1">正王，</text:span><text:span text:style-name="T3"><text:line-break/><text:line-break/></text:span><text:span text:style-name="T1">一，我前述留言提到，如果你的「契約說」若能成立，那麼，韓國瑜選總統顯然是更有正當性才對，因為韓粉們是支持他選總統的。</text:span><text:span text:style-name="T3"><text:line-break/><text:line-break/></text:span><text:span text:style-name="T1">二，正當性如果還要畫分程度，那就更獨斷、更空洞、更加擴大解釋了不是嗎？若有個選民，認為一定要任期屆滿才有跳槽之正當性，這時候該怎麼辦？依你的理論，那就只能聽從這一位選民的意見不是嗎？這樣不是很荒唐嗎？</text:span><text:span text:style-name="T3"><text:line-break/><text:line-break/></text:span><text:span text:style-name="T1">三，韓是當選市長後四、五個月才做出選總統的決定，而這項決定只會更加貫徹他的政見實現之可能性；甚至應該說，除非他選總統，否則以人渣黨之行事風格，他當高雄市長只會被所謂中央政府一路刁難，凡是涉及中央權限之政見，都難以實行。人渣黨向來如此。你看，就連防治登革熱的基本預算，都故意刁難不給。今天有篇報導如下，不妨看看。</text:span><text:span text:style-name="T3"><text:line-break/><text:line-break/></text:span><text:span text:style-name="T1">四，如果說 "絕大部份人希望韓選總統，但有一兩個人決定不讓韓國瑜選總統，那他就應該聽從這一兩個人的意見"，我不知道這是哪門子民意？這很難反駁，因為它超級荒唐。</text:span><text:span text:style-name="T3"><text:line-break/><text:line-break/></text:span><text:span text:style-name="T1">五，如果選上里長或某個職位之後，想再選其它職位，必須先經過當初投票給他的人同意才可以，那就應該立法，針對這事項再投一次票。問題是這不可能做到。要不然是要怎樣？一個一個去拜託里民原諒？要是有一個反對，就不可以再選其它職位。這樣叫做正當性？這點我也無法反駁，因為超級荒唐。</text:span><text:span text:style-name="T3"><text:line-break/><text:line-break/></text:span><text:span text:style-name="T1">如果你真的這麼想，那就應該要求所有政治人物都這麼做，因為依你的邏輯，幾乎從來沒有一個人具有正當性。</text:span><text:span text:style-name="T3"><text:line-break/><text:line-break/></text:span><text:span text:style-name="T1">六，再說一遍，韓之選總統是韓粉們所樂見，還需要做一次投票才能擁有正當性？憑哪一條法律？憑什麼來區分哪些人當初是投給韓？這些想法真的很不可思議。</text:span><text:span text:style-name="T3"><text:line-break/><text:line-break/></text:span><text:span text:style-name="T1">七，正當性的來源就是法理，不是情。情不爽就不投給他就好，但這跟正當性一點關係都沒有。</text:span><text:span text:style-name="T3"><text:line-break/><text:line-break/></text:span><text:span text:style-name="T1">八，最後一點我看不懂你在說什麼。我沒說韓選總統缺乏正當性，而是說任何人不管選什麼都是百分之百的正當性。</text:span><text:span text:style-name="T3"><text:line-break/><text:line-break/></text:span><text:span text:style-name="T1">九，舉個例。有個好朋友一直要找我和張善政碰面，我努力推辭，因為我沒有想要見他的動機。而且，我曾寫信罵過當年擔任行政院長的張善政，見了面很尷尬。</text:span><text:span text:style-name="T3"><text:line-break/><text:line-break/></text:span><text:span text:style-name="T1">當年之所以罵他是因為他說他看到黃安使用健保也很不高興。一個行政院長居然針對 "個人" 說他不爽看到某人使用健保，意思是說黃安沒有使用健保的正當性。這不是很荒唐嗎？能不能使用健保是要先思想檢查確定不是統派才可以嗎？</text:span><text:span text:style-name="T3"><text:line-break/><text:line-break/></text:span><text:span text:style-name="T1">就算一個十惡不赦的死刑犯，也有使用健保的百分之百的正當性。這會很難理解嗎？</text:span><text:span text:style-name="T3"><text:line-break/><text:line-break/></text:span><text:span text:style-name="T1">健保局是你家開的嗎？看誰不爽就說他沒有使用健保的正當性。台灣人很流行這一套 "誰誰誰(全是親中人士) 沒資格使用健保" 的指控，實在是荒唐透了頂。正當性不是你爽不爽的問題，而是法律允不允許、權利上存不存在的問題。</text:span><text:span text:style-name="T3"><text:line-break/><text:line-break/></text:span><text:span text:style-name="T1">十，結論是：如果你有權利做某件事，那你就有百分之百去做它的正當性，其它全是絲毫不相干的夾纏。</text:span><text:span text:style-name="T3"><text:line-break/><text:line-break/></text:span><text:span text:style-name="T1">====================</text:span><text:span text:style-name="T3"><text:line-break/><text:line-break/></text:span><text:span text:style-name="T1">早知韓國瑜會被罷免？記者淚揭綠媒操作手法：最後一點希望都沒了…</text:span><text:span text:style-name="T3"><text:line-break/><text:line-break/></text:span><text:span text:style-name="T1">2020/06/16 中時電子報 李慈音</text:span><text:span text:style-name="T3"><text:line-break/><text:line-break/><text:line-break/></text:span><text:span text:style-name="T1">韓國瑜遭罷免，有地方記者驚爆，早就知道罷免案100%會通過，痛批議員質詢拚了命的栽贓抹黑，有些記者製造假新聞、激怒韓粉引發對立，很佩服韓國瑜的修養，「是我的話早就翻桌了」，而當韓國瑜離開市府的那一刻，她真的忍不住了，訪問時更是一邊發抖、一邊哭。</text:span><text:span text:style-name="T3"><text:line-break/><text:line-break/></text:span><text:span text:style-name="T1">一名高雄記者接受《比特王》包子隊長採訪時表示，最痛恨也最害怕跑議會新聞，民進黨那一套真的不是質詢，他們就是拚了老命，拿一些沒有憑據的東西，一再栽贓抹黑糟蹋，往死裡打，當韓國瑜要回應時又不准他說話，一下要市長坐下，一下子要他起立，「到底是來亂的還是來質詢的」，人民為何花納稅錢去養這些「白癡」、「小丑」。</text:span><text:span text:style-name="T3"><text:line-break/><text:line-break/></text:span><text:span text:style-name="T1">新冠肺炎期間，該記者看到了韓國瑜認真防疫，先不論他做得好不好，但若陳時中做一樣的事，就會被說領導有方，但韓國瑜同樣提出海歸國人應隔離14天，卻被質疑為什麼要綁架市民、限制人身自由，痛批這些人根本精神分裂。</text:span><text:span text:style-name="T3"><text:line-break/><text:line-break/></text:span><text:span text:style-name="T1">當有人願意出來做事時，過去執政團隊不做事、不作為的事情就一一現形曝光，該記者以先前高雄淹水舉例，有些人故意把手機放在地上拍攝，積水拍成淹水，明明訪問時市民都驚訝為什麼沒淹水，若（綠營）真的在乎高雄，就不會看到高雄淹水還喜孜孜的，好像迫不及待什麼災難發生一樣，是巴不得別人搞砸，好去助長個人私心快樂，還是真的抱持愛高雄的心？</text:span><text:span text:style-name="T3"><text:line-break/><text:line-break/></text:span><text:span text:style-name="T1">包子隊長問到假新聞操作，該記者表示，曾看到同業故意製造衝突，先挑釁韓粉再說韓粉不理性，訪問時也會故意想激怒韓市長，「真的很佩服市長的修養，是我的話早就翻桌了」。至於韓國瑜罷免案，她說，早在五個月前就知道這是百分之百的結果，畢竟球員、裁判、媒體轉播權、場地，都是他們的人。</text:span><text:span text:style-name="T3"><text:line-break/><text:line-break/></text:span><text:span text:style-name="T1">該記者說，當看到韓市長帶領的市府團隊，滿懷誠意、帶著沉重的心走出來時，一句嚴厲的批評都沒說，只說出對於高雄的期待與遺憾，讓她心疼落淚，而韓國瑜喊出天佑高雄、天佑台灣、天佑中華民國的時候，真的忍不住了，這意味著最後一點點希望都沒有了。</text:span></text:p>
      <text:p text:style-name="P2"><text:span text:style-name="T1">穎芝   |  2020.06.16 20:29   |   </text:span><text:a xlink:type="simple" xlink:href="http://palinfo.habago.org/Entry?Command=Information_PrintForum#FORUM39660"><text:span text:style-name="T2">#</text:span></text:a></text:p>
      <text:p text:style-name="P4"><text:span text:style-name="T1">看到底下的推理邏輯，我只能搖頭⋯</text:span><text:span text:style-name="T3"><text:line-break/><text:line-break/></text:span><text:span text:style-name="T1">如果喜歡一個「無惡不作、作惡多端」的政黨，就算它再怎麼壞，只要符合某個主流價值，你也會掰出Ｎ個理由，諸多藉口、毫無條件的來支持它；</text:span><text:span text:style-name="T3"><text:line-break/><text:line-break/></text:span><text:span text:style-name="T1">相對地，一個真正為百姓做事的人，但是他若不符合這個主流價值，哪怕只要有一丁點沒有法理依據的人情世故理由，也會徹底的將這「一丁點」藉口無限擴大，來合理化「作惡多端政黨」當選的正當性⋯</text:span><text:span text:style-name="T3"><text:line-break/><text:line-break/></text:span><text:span text:style-name="T1">其實你所謂過不去的那個坎，真相就是：他根本不是你的菜（他沒有台灣價值）！</text:span><text:span text:style-name="T3"><text:line-break/><text:line-break/></text:span></text:p>
      <text:p text:style-name="P2"><text:span text:style-name="T1">正王   |  2020.06.16 19:22   |   </text:span><text:a xlink:type="simple" xlink:href="http://palinfo.habago.org/Entry?Command=Information_PrintForum&amp;iPage=1#FORUM39659"><text:span text:style-name="T2">#</text:span></text:a></text:p>
      <text:p text:style-name="P3"><text:span text:style-name="T1">謝謝陳真及諸位的回覆，很多地方仍過不去，敘述如下：</text:span><text:span text:style-name="T3"><text:line-break/><text:line-break/></text:span><text:span text:style-name="T1">1. 「倘若一種說法，足以指控所有人，但卻偏偏只用來指控某一個人，那麼，那就是欲加之罪，何患無辭。」</text:span><text:span text:style-name="T3"><text:line-break/><text:line-break/></text:span><text:span text:style-name="T1">所謂「正當性」的指控，當然是有程度分別的，並非「足以指控所有人」。當選第一個月和連任第二任的最後一個月分別宣告另有他就，這兩者怎能比擬？選民某種程度是就候選人對任期內的規劃遠景而投票，如果一選上就宣告他就，這些政見不就都沒意義了嗎？</text:span><text:span text:style-name="T3"><text:line-break/><text:line-break/></text:span><text:span text:style-name="T1">2. 「依照各種非正式民調，以及依照無數生活經驗事實來看，當初投票給韓國瑜當市長的選民之中，就算不是佔據絕大多數，至少也是佔了壓倒性多數，樂意見到韓國瑜參選總統。</text:span><text:span text:style-name="T3"><text:line-break/></text:span><text:span text:style-name="T1">因此，倘若你的「契約說」成立，那麼，韓國瑜只是進一步深度履行他的承諾，亦即讓高雄變得更好。韓國瑜當初也是在這樣一種壓倒性的民意中，決定參選總統。」</text:span><text:span text:style-name="T3"><text:line-break/><text:line-break/></text:span><text:span text:style-name="T1">當年學校某次大考碰到活動，班上多數同學都希望更改某科目考試日期，於是助教當場調查，發現有一、兩個人不想改期，於是決定考期不變，因為「這不是多數決」，而是根據原先規章行事，只要有一個同學反對，就不應改期。</text:span><text:span text:style-name="T3"><text:line-break/><text:line-break/></text:span><text:span text:style-name="T1">我覺得韓選總統有點類似，當然，這麼說的前提是「當選者對選民帶有一種承諾」，而且推到最極端。</text:span><text:span text:style-name="T3"><text:line-break/><text:line-break/></text:span><text:span text:style-name="T1">3. 「參選正當性的來源是全體選民，而不是高雄市民。倘若韓國瑜當初是選上某個里的里長，難道這個里的里民之所謂「契約」就應該無限放大，做為一種「正當性」的來源，那不是很荒唐嗎？」</text:span><text:span text:style-name="T3"><text:line-break/><text:line-break/></text:span><text:span text:style-name="T1">是我頭殼壞了嗎？我真的不覺得荒唐。選上里長，不就對這群里民具有某種義務了嗎？若剛選上，馬上想要換跑道，不是應該徵求里民的意見與諒解嗎？</text:span><text:span text:style-name="T3"><text:line-break/><text:line-break/></text:span><text:span text:style-name="T1">4. 「正當性的來源在於代表人民意志的法律本身，如果一個人依法可以參選，那他就有百分之百的正當性。」</text:span><text:span text:style-name="T3"><text:line-break/><text:line-break/></text:span><text:span text:style-name="T1">就法當然是如此，但於理、於情，我覺得正當性有所不足。我並非把原則極大化，而是認為，韓若要選總統，應該要有「得到高雄選民諒解並同意」的一個行動，至於能否做到，怎樣做到，是另一個問題。</text:span><text:span text:style-name="T3"><text:line-break/><text:line-break/></text:span><text:span text:style-name="T1">5. 「應該被譴責的是人渣黨的「敗選者聯盟」。你看，那些大輸幾十萬票的落選者，卻反而變成最高行政長官‧‧‧百般刁難地方政府各項施政。這才叫做缺乏正當性。」</text:span><text:span text:style-name="T3"><text:line-break/><text:line-break/></text:span><text:span text:style-name="T1">討論韓參選總統是否具正當性，跟民進黨缺乏正當性不是兩回事嗎？就好像當年黨外想栽贓國民黨某事，被陳真批評不道德，若對方回「國民黨到處抹黑栽贓黨外才是真正不道德」，但國民黨的不道德可以讓黨外栽贓的不道德程度減小嗎？</text:span></text:p>
      <text:p text:style-name="P2"><text:span text:style-name="T1">欧阳阳   |  2020.06.16 17:17   |   </text:span><text:a xlink:type="simple" xlink:href="http://palinfo.habago.org/Entry?Command=Information_PrintForum&amp;iPage=1#FORUM39658"><text:span text:style-name="T2">#</text:span></text:a></text:p>
      <text:p text:style-name="P4"><text:span text:style-name="T1">阿水,</text:span><text:span text:style-name="T3"><text:line-break/><text:line-break/></text:span><text:span text:style-name="T1">这里的群体大概就相当于你所说的“同溫層”，他们是非理性的，他们可以慷慨就义，成为历史推动者，正义的创造者；也可以是邪魔的帮凶，打砸抢，</text:span><text:span text:style-name="T4">杀</text:span><text:span text:style-name="T1">人放火，无恶不做。</text:span><text:span text:style-name="T3"><text:line-break/><text:line-break/></text:span><text:span text:style-name="T1">群体会赋予他们力量，比如很多示威游行中出现的打砸抢，放火冲击；</text:span><text:span text:style-name="T3"><text:line-break/></text:span><text:span text:style-name="T1">落单的时候，他们可不敢做这些。</text:span><text:span text:style-name="T3"><text:line-break/><text:line-break/><text:line-break/></text:span><text:span text:style-name="T1">所以，在美国的示威游戏，法国的黄马甲运动，还有香港的黑衣党事件，很多事情从理性的眼光看上去好像很夸张，其实是有其内在必然性。</text:span></text:p>
      <text:p text:style-name="P2"><text:span text:style-name="T1">欧阳阳   |  2020.06.16 16:53   |   </text:span><text:a xlink:type="simple" xlink:href="http://palinfo.habago.org/Entry?Command=Information_PrintForum&amp;iPage=1#FORUM39657"><text:span text:style-name="T2">#</text:span></text:a></text:p>
      <text:p text:style-name="P3"><text:span text:style-name="T1">阿水,</text:span><text:span text:style-name="T3"><text:line-break/><text:line-break/></text:span><text:span text:style-name="T1">陳真的文字如果能够占领台湾主流媒体，当然可以是非常有</text:span><text:span text:style-name="T4">杀</text:span><text:span text:style-name="T1">伤力的武器，一旦被群体接受，它就会有传染性！</text:span><text:span text:style-name="T3"><text:line-break/></text:span><text:span text:style-name="T1">而你主张的理性说服也只有在对方落单的时候才会有效。</text:span><text:span text:style-name="T3"><text:line-break/><text:line-break/></text:span><text:span text:style-name="T1">下面的文字摘选自勒庞的著作《乌合之众：大众心理研究》：</text:span><text:span text:style-name="T3"><text:line-break/><text:line-break/></text:span><text:span text:style-name="T1">群体只知道简单而极端的感情，提供给他们的各种意见、想法和信念，他们或者全盘接受，或者一概拒绝，将其视为绝对真理或绝对谬论。</text:span><text:span text:style-name="T3"><text:line-break/><text:line-break/></text:span><text:span text:style-name="T1">个人可以接受质疑，进行讨论，但群体不会。在群体中，哪怕最轻微的反驳，立刻就会招来怒吼和粗野的叫骂。专横和偏执是一切类型的群体的共性。</text:span><text:span text:style-name="T3"><text:line-break/><text:line-break/></text:span><text:span text:style-name="T1">群体随时会欺负软弱可欺者，对强权却低声下气。如果强权时断时续，而群体又总是被极端情绪所左右，它便会表现得反复无常，时而无法无天，时而卑躬屈膝。</text:span><text:span text:style-name="T3"><text:line-break/><text:line-break/><text:line-break/></text:span><text:span text:style-name="T1">群体总是屈从于这些刺激，群体很容易做出刽子手的举动，同样也很容易慷慨就义。正是群体，为每一种信仰的胜利而不惜血流成河。</text:span><text:span text:style-name="T3"><text:line-break/><text:line-break/></text:span><text:span text:style-name="T1">群体虽然有着各种狂乱的愿望，它们却不能持久。群体没有能力做任何长</text:span><text:span text:style-name="T4">远</text:span><text:span text:style-name="T1">的打算或思考。</text:span><text:span text:style-name="T3"><text:line-break/><text:line-break/></text:span><text:span text:style-name="T1">在孤身一人时，他不能焚烧宫殿或洗劫商店，即使受到这样做的诱惑，他也很容易抵制这种诱惑。但是在成为群体的一员时，他就会意识到人数赋予他的力量，这足以让他生出</text:span><text:span text:style-name="T4">杀</text:span><text:span text:style-name="T1">人劫掠的念头，并且会立刻屈从于这种诱惑。</text:span></text:p>
      <text:p text:style-name="P2"><text:span text:style-name="T1">阿水   |  2020.06.16 15:16   |   </text:span><text:a xlink:type="simple" xlink:href="http://palinfo.habago.org/Entry?Command=Information_PrintForum&amp;iPage=1#FORUM39656"><text:span text:style-name="T2">#</text:span></text:a></text:p>
      <text:p text:style-name="P4"><text:span text:style-name="T1">陽陽兄：</text:span><text:span text:style-name="T3"><text:line-break/><text:line-break/></text:span><text:span text:style-name="T1">「然而这种方法，没有普及性，很费力气，而且效果不彰！</text:span><text:span text:style-name="T3"><text:line-break/></text:span><text:span text:style-name="T1">要想真正扭转大局，还得掌握台湾的麦克风，只有改变台湾的大局环境，才能从整体上改变台湾的舆论氛围。」</text:span><text:span text:style-name="T3"><text:line-break/><text:line-break/></text:span><text:span text:style-name="T1">就是這種方法沒有普及性才會貼出來，請大家幫忙一起「對付」身邊的腦殘。</text:span><text:span text:style-name="T3"><text:line-break/><text:line-break/></text:span><text:span text:style-name="T1">我沒有掌握麥克風，但可以慢慢讓身邊腦殘份子意識到台灣的麥克風有問題，這點還是有一定的效果。就好比我請朋友查高雄市議會的議事資料及議事規則，當他瞭解整個事情的來龍去脈，在臉書上竟然就主動貼給「政敵」好友，請他知道媒體上播放許議長「多選幾席」的影片時就是為了抹黑，讓選民看到拳頭硬起來，並用「政治惡質文化」來形容這個事件，藉以提點他的「政敵」。</text:span><text:span text:style-name="T3"><text:line-break/><text:line-break/></text:span><text:span text:style-name="T1">「陈真前辈的文字主要是在表述一种看清事物本质的方法，或者揭露事物的真相。」</text:span><text:span text:style-name="T3"><text:line-break/><text:line-break/></text:span><text:span text:style-name="T1">但建議不要轉貼到PTT或非同溫層的臉書，因為陳真兄的立論有些是基於我們同溫層內不證自明的事實，不適合在非同溫層內流傳，不然非同溫層的閱讀者恐怕會當成沒有事實依據的口水文章。</text:span><text:span text:style-name="T3"><text:line-break/></text:span></text:p>
      <text:p text:style-name="P2"><text:span text:style-name="T1">阿水   |  2020.06.16 14:38   |   </text:span><text:a xlink:type="simple" xlink:href="http://palinfo.habago.org/Entry?Command=Information_PrintForum&amp;iPage=1#FORUM39655"><text:span text:style-name="T2">#</text:span></text:a></text:p>
      <text:p text:style-name="P3"><text:span text:style-name="T1">嗯嗯，陳真兄說的是。我自己也這麼覺得。太久沒有在網路寫白話式的議論文了，思路又走的比文字快，也愛用雙關語，您看不懂或覺得跳躍是正常的。有時自己回頭看也會臉紅，但奇怪的是初次檢查時還看不出來，這也是我想潛水的原因之一。不過，我上次的網紅咖啡廳事件的回文應該還好吧？</text:span><text:span text:style-name="T3"><text:line-break/><text:line-break/></text:span><text:span text:style-name="T1">我在論述時，通常只是想把心中所看到的事實呈現出來，並把這個事實的定位標示清楚（意見），卻是不太愛提見解。見解的形成是基於認知與事實。當我對某個見解認為有問題時，會先檢視對方見解所植基的事實範圍，是否還有重要事實還沒有納進來或漏了重要的事實；若是變數事實有了異動，可能某個見解就自然而然隨之改變了。好比網紅咖啡廳事件，我只要把雙方契約的要素說清楚，您就很容易理解那位網紅其實不只買咖啡，還「買」了服務，也自然而然知道老闆的法律見解有沒有問題。這是大家一開始都沒有意識到的，卻是這個事件的起因，老闆一開始弄錯了，接著就一路錯下去。</text:span><text:span text:style-name="T3"><text:line-break/><text:line-break/></text:span><text:span text:style-name="T1">另外，當時我的標題是「這不只是買賣」，因為法律上所謂「買賣」契約的標的是物品（咖啡），至於「服務」則不是屬於「買賣」這個契約的法定類型，所以，這整個含有買咖啡及「買」服務的一個契約，我稱之為消費契約。可是，您後來還是稱之為「買賣」，但我認為您明白了，就不會再做名詞之爭。</text:span><text:span text:style-name="T3"><text:line-break/></text:span></text:p>
      <text:p text:style-name="P2"><text:span text:style-name="T1">欧阳阳   |  2020.06.16 13:27   |   </text:span><text:a xlink:type="simple" xlink:href="http://palinfo.habago.org/Entry?Command=Information_PrintForum&amp;iPage=1#FORUM39654"><text:span text:style-name="T2">#</text:span></text:a></text:p>
      <text:p text:style-name="P4"><text:span text:style-name="T1">阿水,</text:span><text:span text:style-name="T3"><text:line-break/><text:line-break/></text:span><text:span text:style-name="T1">如果单纯从说服人的角度来看，你是对的，政治意识形态洗脑与市面的传销洗脑的原理上是一致的，你要想说服它，就得先融入它，迎合它，让它觉得是自己人，然后逐步用事实来说服，对于中毒较浅者，这不失为一种方法！</text:span><text:span text:style-name="T3"><text:line-break/></text:span><text:span text:style-name="T1">然而这种方法，没有普及性，很费力气，而且效果不彰！</text:span><text:span text:style-name="T3"><text:line-break/></text:span><text:span text:style-name="T1">要想真正扭转大局，还得掌握台湾的麦克风，只有改变台湾的大局环境，才能从整体上改变台湾的舆论氛围。</text:span><text:span text:style-name="T3"><text:line-break/><text:line-break/></text:span><text:span text:style-name="T1">陈真前辈的文字主要是在表述一种看清事物本质的方法，或者揭露事物的真相。</text:span><text:span text:style-name="T3"><text:line-break/><text:line-break/></text:span><text:span text:style-name="T1">你是试图融入台湾的政治正确或者主流政治，陈真前辈是对主流政治正确黑暗面的批判，是对人性真善美的追求，这是两个不同的方向！</text:span><text:span text:style-name="T3"><text:line-break/><text:line-break/></text:span><text:span text:style-name="T1">如果说你是一种庸俗现实主义，那陈真前辈就是一种理想主义</text:span><text:span text:style-name="T3"><text:line-break/></text:span></text:p>
      <text:p text:style-name="P2"><text:span text:style-name="T1">陳真   |  2020.06.16 12:36   |   </text:span><text:a xlink:type="simple" xlink:href="http://palinfo.habago.org/Entry?Command=Information_PrintForum&amp;iPage=1#FORUM39653"><text:span text:style-name="T2">#</text:span></text:a></text:p>
      <text:p text:style-name="P3"><text:span text:style-name="T1">阿水律師，</text:span><text:span text:style-name="T3"><text:line-break/><text:line-break/></text:span><text:span text:style-name="T1">請繼續發言無妨，但我其實經常看不懂你在講什麼，常常看兩行就迷失了，所言所論往往兜不上，很跳躍，無數意見（opinion）卻無見解（view point），幾乎全是修辭，而無實質看法，很難回應，感覺就像平常聽人聊天，東拉西扯，而我能做的通常就是儘可能保持注意力，維持笑容，然後在對方暫時停頓處點頭說 “嗯“，說“是啊“，或是察覺對方正在講笑話時，就趕緊陪上一點笑聲。</text:span><text:span text:style-name="T3"><text:line-break/><text:line-break/></text:span><text:span text:style-name="T1">聊天就是這樣，很難當真，因為它難以認知，缺乏見解，而只是一種個人情緒修辭。當我們把它當成一種議論，話就接不上了。</text:span></text:p>
      <text:p text:style-name="P2"><text:span text:style-name="T1">阿水   |  2020.06.16 12:09   |   </text:span><text:a xlink:type="simple" xlink:href="http://palinfo.habago.org/Entry?Command=Information_PrintForum&amp;iPage=1#FORUM39652"><text:span text:style-name="T2">#</text:span></text:a></text:p>
      <text:p text:style-name="P4"><text:span text:style-name="T1">「意義」的有無我尊重，但是做法上若是沒有共鳴，就各自去幹自己覺得有意義的事。我還是會繼續潛水，因為各位在談不證自明的事實時，偶而還是會提供一些資料；各位也很真，不會扭曲事實，會把各自看到的事實貼在本版，這樣我就不會事實不清和利害不明了。然後，照我的做法去做，不需要跟各位討論，因為本版多數沒有興趣，我若是再多說對我而言，也就沒有「意義」</text:span></text:p>
      <text:p text:style-name="P2"><text:span text:style-name="T1">阿水   |  2020.06.16 11:11   |   </text:span><text:a xlink:type="simple" xlink:href="http://palinfo.habago.org/Entry?Command=Information_PrintForum&amp;iPage=1#FORUM39651"><text:span text:style-name="T2">#</text:span></text:a></text:p>
      <text:p text:style-name="P3"><text:span text:style-name="T1">陳真兄：</text:span><text:span text:style-name="T3"><text:line-break/><text:line-break/></text:span><text:span text:style-name="T1">「發問很重要，一個好問題事實上也就型塑了一種良好的理解問題的方向與可能性。至於什麼沒有投給韓國瑜的是不是多數是腦殘？這問題本身就很讓人無言，一來無聊透頂，二來不知所云。」</text:span><text:span text:style-name="T3"><text:line-break/><text:line-break/></text:span><text:span text:style-name="T1">無聊嗎?請問您，「腦殘」是本版的流行用語，那您眼中的腦殘有沒有藥可以醫呢?如果沒有，各位「腦殘」來「腦殘」去，應該不只是表彰自己的道德感，那又為了什麼呢？腦殘如果有藥可醫，那又是什麼藥方呢?我在意的是，對腦殘應該採取什麼態度?當然道德的非難是一種態度。目前社會上都是在各自的同溫層罵另一個同溫層，彼此都以不屑的態度來對待對立的同溫層，以滿足各自的道德感。這樣就好了嗎?我認為台灣多數人只是對事實認識不清利害不明。</text:span><text:span text:style-name="T3"><text:line-break/><text:line-break/></text:span><text:span text:style-name="T1">我沒有付出太大的行動，但一有機會就跟不同溫層的親友、同學聊聊，但不是直接罵他們腦殘，也不是拿本版不證自明的「事實」丟給他們，而是當他們跟我講一個媒體傳佈的假訊息時，就找資料告訴他們是假的，等等類此讓身邊的人們認識事實，效果也可見，但意識形態就不好改變。</text:span><text:span text:style-name="T3"><text:line-break/><text:line-break/></text:span><text:span text:style-name="T1">人，再怎麼腦殘總還是有人怕被笑腦殘吧?（口服心服式的而不是嘴炮式的被笑）久而久之，對方就會對媒體的訊息有了審慎的態度。人微言輕如我，就是照這樣子去做。只是不知有人跟我一樣的態度跟方法去做，您沒這麼做過沒這麼想過，當然不知所云囉！別再談您過去的歷史，您遇到您口中的腦殘，您做了什麼？您覺得沒意義嗎？「意義」的有無，是您想出來的。</text:span><text:span text:style-name="T3"><text:line-break/><text:line-break/></text:span><text:span text:style-name="T1">可能明天把話說完，就會潛水了，各位不用擔心我會鬧版，這點道德感我還是有的，只是說話比較直接罷了。</text:span><text:span text:style-name="T3"><text:line-break/></text:span></text:p>
      <text:p text:style-name="P2"><text:span text:style-name="T1">欧阳阳   |  2020.06.16 10:50   |   </text:span><text:a xlink:type="simple" xlink:href="http://palinfo.habago.org/Entry?Command=Information_PrintForum&amp;iPage=1#FORUM39650"><text:span text:style-name="T2">#</text:span></text:a></text:p>
      <text:p text:style-name="P4"><text:span text:style-name="T1">「天然台」，「天然獨」是一种典型民粹分化政治话术，与「本省人」与「外省人」；「客家人」与「福佬人」，“我们与他们是不同的”，所以你们要支持我们！</text:span></text:p>
      <text:p text:style-name="P2"><text:span text:style-name="T1">欧阳阳   |  2020.06.16 10:38   |   </text:span><text:a xlink:type="simple" xlink:href="http://palinfo.habago.org/Entry?Command=Information_PrintForum&amp;iPage=1#FORUM39649"><text:span text:style-name="T2">#</text:span></text:a></text:p>
      <text:p text:style-name="P3"><text:span text:style-name="T1">阿水,</text:span><text:span text:style-name="T3"><text:line-break/><text:line-break/></text:span><text:span text:style-name="T1">我前面就有说，你的思维很多时候是矛盾的，那你是高雄人，是不是还会有个「天然雄」？</text:span><text:span text:style-name="T3"><text:line-break/><text:line-break/></text:span><text:span text:style-name="T1">人有自我的本性，所以人要优先要照顾好自身的利益，然后再放大到整个家庭，再放大到整个台湾，按照这个利益为优先顺序，这本是正常，符合人性的！</text:span><text:span text:style-name="T3"><text:line-break/><text:line-break/></text:span><text:span text:style-name="T1">台湾台面上有很多虚伪的政客文人，嘴巴上天天喊着「台湾价值」，实际上干着损害台湾的事情，这是就是你所谓的「天然台」？那些被欺骗的「绿卫兵」，连自身的利益都搞不清楚，然后跟着舆论起舞，被政客文人欺骗，你能说他们「天然台」？</text:span><text:span text:style-name="T3"><text:line-break/><text:line-break/></text:span><text:span text:style-name="T1">「天然骗」与「天然蠢」，显然比「天然台」更适合！</text:span><text:span text:style-name="T3"><text:line-break/><text:line-break/></text:span><text:span text:style-name="T1">洪秀柱，張亞中们，生长台湾，长在台湾，还有比如版主陈真，为台湾人民呐喊，然后你说他们是「天然中」，不是「天然台」，这是什么道理？</text:span><text:span text:style-name="T3"><text:line-break/><text:line-break/></text:span><text:span text:style-name="T1">我们看事情，不能只看到表面</text:span></text:p>
      <text:p text:style-name="P2"><text:span text:style-name="T1">陳真   |  2020.06.16 10:15   |   </text:span><text:a xlink:type="simple" xlink:href="http://palinfo.habago.org/Entry?Command=Information_PrintForum&amp;iPage=2#FORUM39648"><text:span text:style-name="T2">#</text:span></text:a></text:p>
      <text:p text:style-name="P3"><text:span text:style-name="T1">我們之所以會對於某種人事物採取好惡態度，不會是因為路燈夠不夠亮或是花草樹木是否修剪整齊，而是因為道德；是道德評價決定了一種態度，簡單說就是善惡美醜是非利害等等的綜合判斷，取其大，而非就其最小。要不然，旁人只能無言，因為太瑣碎而毫無意義可言。</text:span><text:span text:style-name="T3"><text:line-break/><text:line-break/></text:span><text:span text:style-name="T1">那就好像有人奮不顧身衝進火場救人，一旁卻有無聊男子指責這位英雄沒穿西裝打領帶，腳上還穿拖鞋，質疑是否有礙觀瞻。這時候，我們只能無言。我想，這位無聊男子不是因為太笨而有此一問，也不是因為無聊打發時間，而是因為他心不在此。也就是說，他的無聊質問，反映了一種道德態度。簡單說，如果今天陷入火海的是他的家人，他就不會有心情討論救火英雄是否應該穿西裝打領帶了。</text:span><text:span text:style-name="T3"><text:line-break/><text:line-break/></text:span><text:span text:style-name="T1">理解某些問題，與其說需要一種智能，其實倒不如說它更需要一種道德態度；缺乏這東西，將會發問出完全不一樣的問題。</text:span><text:span text:style-name="T3"><text:line-break/><text:line-break/></text:span><text:span text:style-name="T1">發問很重要，一個好問題事實上也就型塑了一種良好的理解問題的方向與可能性。至於什麼沒有投給韓國瑜的是不是多數是腦殘？這問題本身就很讓人無言，一來無聊透頂，二來不知所云。</text:span><text:span text:style-name="T3"><text:line-break/><text:line-break/></text:span><text:span text:style-name="T1">講話寫字很容易，打打鍵盤，脫口而出，大家基本上都會。但是，落筆謹慎、發言費點思量卻不容易。</text:span><text:span text:style-name="T3"><text:line-break/><text:line-break/></text:span><text:span text:style-name="T1">我對文字、概念缺乏敬意，因為大多時候它無非就只是一堆毫無意義的口水。我常說，黨外同志有兩種，一種言語粗鄙簡陋，一種則是論述不停，一直玩概念；概念從來不是他生命的一部份，而只是一種裝飾品。</text:span><text:span text:style-name="T3"><text:line-break/><text:line-break/></text:span><text:span text:style-name="T1">當然，還有第三種人，那就是對概念以命相許者。</text:span><text:span text:style-name="T3"><text:line-break/><text:line-break/></text:span><text:span text:style-name="T1">1989年，詹益樺自焚後隔天，我在黨外雜誌上寫了一篇文字，標題大約是 "一個謙卑慕道的草根工作者"。詹益樺原本是個船員，並沒有顯赫學經歷，但他卻很喜歡談概念。與其說談，不如說教，他常對我"教" 個不停，有時被他逮到，一教就是兩三小時。</text:span><text:span text:style-name="T3"><text:line-break/><text:line-break/></text:span><text:span text:style-name="T1">其實，我遠遠比他更懂得如何議論這些什麼理念啊概念的，但我總是沉默聽他說而從不逞一己之能。為什麼呢？應該是我教他，不是他教我啊，為什麼我卻不露一手給他瞧瞧呢？</text:span><text:span text:style-name="T3"><text:line-break/><text:line-break/></text:span><text:span text:style-name="T1">他不太懂得怎麼陳述概念，因此許多時候聽起來很幼稚粗糙。然而，儘管粗糙幼稚，卻不可笑。因為我知道，他對此以命相許。他真的相信善，相信上帝，相信理念，乃至相信生命。他讓這些原本抽象而冰冷的概念活了過來，有了溫度。</text:span><text:span text:style-name="T3"><text:line-break/><text:line-break/></text:span><text:span text:style-name="T1">一般人並非如此。灑口水很行，但你要他幹點什麼，馬上想到一己安危，想到各種藉口與理由("沒有效果啦"是最常聽到的理由)，於是就 "謝謝再連絡哦"，"不好意思，我最近比較忙"。</text:span><text:span text:style-name="T3"><text:line-break/><text:line-break/></text:span><text:span text:style-name="T1">Noam Chomsky雖是知識份子，但他卻很不喜歡知識份子，因為太乖太馴服，太窩囊了。他說，"在那一點一滴無謂的議論中，人性也就一點一滴地流失了。"</text:span><text:span text:style-name="T3"><text:line-break/><text:line-break/></text:span><text:span text:style-name="T1">最近有人問我，如果鄭南榕和詹益樺還活著，他們將會是什麼樣的角色？我說，鄭南榕如果還活著，應該會是深綠，發動台獨抗爭，解放軍應該早就打過來了。但是，阿樺如果還活著，我想他會是韓粉，人渣黨黨部應該早就被他搗毀(立法院招牌曾經被打下來，用棍子砸爛，那個人就是詹益樺)。</text:span></text:p>
      <text:p text:style-name="P2"><text:span text:style-name="T1">阿水   |  2020.06.16 09:45   |   </text:span><text:a xlink:type="simple" xlink:href="http://palinfo.habago.org/Entry?Command=Information_PrintForum&amp;iPage=2#FORUM39647"><text:span text:style-name="T2">#</text:span></text:a></text:p>
      <text:p text:style-name="P4"><text:span text:style-name="T1">陽陽您好，有些日子沒跟您對話了..^^</text:span><text:span text:style-name="T3"><text:line-break/><text:line-break/></text:span><text:span text:style-name="T1">『如果他们真有这个分析能力，就不会「天然獨」了，难道国民党不「天然台」？难道洪秀柱，张亚中他不「天然台」？』</text:span><text:span text:style-name="T3"><text:line-break/><text:line-break/></text:span><text:span text:style-name="T1">洪秀柱與張亞中是老世代，他們是「天然中」，有中國人的情懷，不是「天然獨的年經世代（甚至中年族群也有不少比例）。而我則是認為不只台灣是我的，中國也是我的，將來、久遠劫以後，有機會的話，跟韓國瑜一般，說出全宇宙都是我的。</text:span><text:span text:style-name="T3"><text:line-break/><text:line-break/></text:span><text:span text:style-name="T1">「韓國瑜或許真誠不那麽虛僞做作，或許有心勤勞爲民，但是以現有的信息分析看，其智慧不足以擔任重任，先在高雄曆練幾年未必不是一件好事。」</text:span><text:span text:style-name="T3"><text:line-break/><text:line-break/></text:span><text:span text:style-name="T1">其實，韓總的智慧足以擔任重任，這有空再跟您說；但您的結論我贊成，讓多數對韓總不熟的人民，多幾年的時間認識韓總，尤其在這鋪天蓋地潑墨打壓的環境，人民也需要時間來瞭解：韓總真的被潑墨和打壓，以及韓總有足以應付台灣內外問題的能力。</text:span><text:span text:style-name="T3"><text:line-break/></text:span></text:p>
      <text:p text:style-name="P2"><text:span text:style-name="T1">阿水   |  2020.06.16 09:17   |   </text:span><text:a xlink:type="simple" xlink:href="http://palinfo.habago.org/Entry?Command=Information_PrintForum&amp;iPage=2#FORUM39646"><text:span text:style-name="T2">#</text:span></text:a></text:p>
      <text:p text:style-name="P3"><text:span text:style-name="T1">穎芝您好，</text:span><text:span text:style-name="T3"><text:line-break/><text:line-break/></text:span><text:span text:style-name="T1">您談的是事實面及是非面的問題，我是高雄人，您說的我也知道，也有同感；但是，而樓下在談是：韓總的選戰兵法是否得宜？及同溫層外的多數是腦殘嗎？</text:span></text:p>
      <text:p text:style-name="P2"><text:span text:style-name="T1">穎芝   |  2020.06.16 08:26   |   </text:span><text:a xlink:type="simple" xlink:href="http://palinfo.habago.org/Entry?Command=Information_PrintForum&amp;iPage=2#FORUM39645"><text:span text:style-name="T2">#</text:span></text:a></text:p>
      <text:p text:style-name="P4"><text:span text:style-name="T1">人渣黨過去四年種種不法勾當、貪贓枉法、身為總統府官員卻走私私貨、逼死外交官、硬推一個明顯不中立的人選進入中選會當主委等等違法、破壞文官體制、下三濫作為，請問以上這些行為是「正當性」嗎？以上所述的人渣黨種種「不正當性」行為，難道小於你所謂「韓國瑜背棄選民承諾」的不正當性？</text:span><text:span text:style-name="T3"><text:line-break/><text:line-break/></text:span><text:span text:style-name="T1">孰輕孰重竟然無法分辨，難怪台灣選民的水準永遠處於三、四、五流⋯</text:span><text:span text:style-name="T3"><text:line-break/><text:line-break/></text:span><text:span text:style-name="T1">先前個人已經說過，縱使韓國瑜沒有參加 2020總統大選，人渣們也會用各種匪夷所思的理由來罷免韓國瑜，總是會有腦弱的選民買單，看看這一年多來，韓國瑜被人渣們醜化成什麼樣子？是不是造成很多年輕人、甚至高、中、小學生因此毫無來由的討厭韓國瑜？這種很明顯鬥臭政敵的操作方式，難道你還看不出來嗎？請問幹這種下三濫的抹黑勾當會很正當嗎？難道人渣黨這種不正當性的操作，還會超過韓國瑜背棄承諾的不正當性嗎？</text:span><text:span text:style-name="T3"><text:line-break/><text:line-break/></text:span><text:span text:style-name="T1">如果連這種基本的邏輯思維判斷能力都沒有，更遑論人渣們若以類似 1+1≠2 的詐術出來矇騙，相信也是有不少腦殘會買單！</text:span><text:span text:style-name="T3"><text:line-break/><text:line-break/></text:span><text:span text:style-name="T1">另外，有人提到：『畢竟在高雄才執政幾個月，還沒有做出足以傲人的成續』，請問中央在人渣黨的執政之下處處卡韓，韓國瑜縱然使出渾身解數，最多只能清清水溝、賣農產品、把路鋪好、將防疫做好等市政工作之外，只要事涉中央權限，如摩天論的用地要通過的話，就需要中央核可，你看看人渣黨的中央卡韓卡了多久就是不給過，並據以消遣韓國瑜的「愛情摩天輪」⋯？</text:span><text:span text:style-name="T3"><text:line-break/><text:line-break/></text:span><text:span text:style-name="T1">難道你忘了蘇啥小如何無恥的卡高雄市登革熱預算、卻快速通過台南市登革熱防疫預算了嗎？人渣黨還拿這檔攸關人民的生命大事來鬥爭政敵、欺騙廣大腦殘的民眾⋯</text:span><text:span text:style-name="T3"><text:line-break/><text:line-break/></text:span><text:span text:style-name="T1">去年及今年的登革熱防疫，韓國瑜的成績就把陳菊、賴清德當年的登革熱防疫成績就給比下去了，是不是足以傲人呢？去年及今年豪雨下了好幾場也沒讓高雄積水超過一天，有些低窪地區半天之內水就退了，這是不是足以傲過「菊、賴」十餘年來治水始終不力的成績呢？</text:span><text:span text:style-name="T3"><text:line-break/><text:line-break/></text:span><text:span text:style-name="T1">然後呢？那又如何？選民照樣不買單，聽信綠媒、人渣們的鬼話，認為韓國瑜就很爛，這就好比當年那場氣爆，高雄人不也是讓陳菊高票連任當選？由這件事就足以證明高雄人大多數人腦筋就是有問題！</text:span><text:span text:style-name="T3"><text:line-break/><text:line-break/></text:span><text:span text:style-name="T1">當然，一場大選＋罷免，中選會也沒閒著，這時候中選會就該發揮他該有的功能性及西廠特性，不然人渣黨要李進勇進去中選會只是納涼、坐等領乾薪嗎？</text:span><text:span text:style-name="T3"><text:line-break/><text:line-break/><text:line-break/><text:line-break/></text:span></text:p>
      <text:p text:style-name="P2"><text:span text:style-name="T1">許世勤   |  2020.06.16 08:18   |   </text:span><text:a xlink:type="simple" xlink:href="http://palinfo.habago.org/Entry?Command=Information_PrintForum&amp;iPage=2#FORUM39644"><text:span text:style-name="T2">#</text:span></text:a></text:p>
      <text:p text:style-name="P3"><text:span text:style-name="T1">有關防疫，台灣人普遍被洗腦為美國是防疫良好的地方，完全無視於高感染人數與死亡人數。任何台灣人談到防疫，第一句話一定是「中國隱瞞疫情」，無視於各國專家學者的說法。或是，說這些專家學者被「中國」收買，替「中國」講話。在這種風氣下，我不認為這個社會還能有什麼希望。</text:span></text:p>
      <text:p text:style-name="P2"><text:span text:style-name="T1">欧阳阳   |  2020.06.16 07:58   |   </text:span><text:a xlink:type="simple" xlink:href="http://palinfo.habago.org/Entry?Command=Information_PrintForum&amp;iPage=2#FORUM39643"><text:span text:style-name="T2">#</text:span></text:a></text:p>
      <text:p text:style-name="P4"><text:span text:style-name="T1">关于韓國瑜参选总统之事，主要的错误在策略上面（这个我记得去年就在本网有发文帖提到过）。</text:span><text:span text:style-name="T3"><text:line-break/></text:span><text:span text:style-name="T1">但是高雄市长的罢免案与这个没有很主要的关系，这只是绿色文人政客的一个借口而已或者高雄市民的一个借口而已！最主要的原因还是在于台湾文人政客的舆论氛围，把白的洗成黑的，歪曲了事实，掩盖了真相！就如其歪曲妖魔化中国，妖魔化中共是一样的道理。</text:span><text:span text:style-name="T3"><text:line-break/><text:line-break/></text:span><text:span text:style-name="T1">前面阿水说“先尊重對方「天然獨」的立場，再分析「天然獨」其實就是「天然台」，也就是台灣人固然是一個群體，利害相共，相濡以沫”，如果他们真有这个分析能力，就不会「天然獨」了，难道国民党不「天然台」？难道洪秀柱，张亚中他不「天然台」？</text:span><text:span text:style-name="T3"><text:line-break/><text:line-break/><text:line-break/></text:span><text:span text:style-name="T1">欧阳阳 &amp;;#124; 2019.06.15 21:00 &amp;;#124;</text:span><text:span text:style-name="T3"><text:line-break/></text:span><text:span text:style-name="T1">何文哲或者郭台銘雖然做事不擇手段，我相信再怎麽不擇手段，終究應該是務實的。</text:span><text:span text:style-name="T3"><text:line-break/></text:span><text:span text:style-name="T1">台灣的問題非單個總統所能改變，也非短時間所能改變，必須從大局上去潛移默化。</text:span><text:span text:style-name="T3"><text:line-break/></text:span><text:span text:style-name="T1">台灣的這些政客如果是演員，那導演就是美國和祖國，選一個務實的演員未必不是一件壞事。</text:span><text:span text:style-name="T3"><text:line-break/></text:span><text:span text:style-name="T1">從這個角度看，何文哲或者郭台銘或許比韓國瑜更合適</text:span><text:span text:style-name="T3"><text:line-break/><text:line-break/></text:span><text:span text:style-name="T1">欧阳阳 &amp;;#124; 2019.06.15 20:47 &amp;;#124; #</text:span><text:span text:style-name="T3"><text:line-break/></text:span><text:span text:style-name="T1">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span></text:p>
      <text:p text:style-name="P2"><text:span text:style-name="T1">阿水   |  2020.06.16 05:43   |   </text:span><text:a xlink:type="simple" xlink:href="http://palinfo.habago.org/Entry?Command=Information_PrintForum&amp;iPage=2#FORUM39642"><text:span text:style-name="T2">#</text:span></text:a></text:p>
      <text:p text:style-name="P3"><text:span text:style-name="T1">同溫層</text:span><text:span text:style-name="T3"><text:line-break/><text:line-break/></text:span><text:span text:style-name="T1">謝謝王正兄給我這個機會，不然我幾乎想一如過往就此潛水，只偷偷的聆聽各位的教誨。其實，我有自知之明，劉旭不冒出水面了，但我一直賴著不「潛」，是因為有些想法想跟同溫層內的各位溝通溝通，但一直不得其便。底下各位就當野人獻曝吧，呵呵，在本版我的公信力也像個「野人」。</text:span><text:span text:style-name="T3"><text:line-break/><text:line-break/></text:span><text:span text:style-name="T1">就王正兄所提到韓國瑜參選總統的正當性，在同溫層外確實是很受質疑的。記得是韓國瑜宣布YES I DO的時候吧？有位韓的支持者跳出來，以跟王正兄同樣的問題來質疑韓參選的正當性，當時的幾位版友不像陳真兄一樣如此客氣如此有耐心的向王正兄娓娓道來，幾乎把那位支持者當成來找事兒的，於是不歡而散。</text:span><text:span text:style-name="T3"><text:line-break/><text:line-break/></text:span><text:span text:style-name="T1">先不談「正當性」的問題，從當時韓、蔡、柯的民調看來，韓只是最有機會贏而已，但以各位對美國、對媒體、對民進黨、對國內「腦殘」群聚等等國內外情勢的瞭解，韓不是必定會輸嗎？那韓打這場總統選戰的意義在哪裡？雖然我看過陳真兄所表達的「意義」。但問題就出在做法，在術，在兵法。</text:span><text:span text:style-name="T3"><text:line-break/><text:line-break/></text:span><text:span text:style-name="T1">上面提到的那位韓的支持者就已經在發出警訊了，他怎麼對高雄市長選舉時，幫韓大力拉票的親友們交代？這很重要，因為同溫層內大家跟韓很「熟」，可是同溫層外居於多數的「腦殘」們與韓「不熟」，事實一再證明我們同溫層在台灣已是處於絕對少數的劣勢，在這套「民主」制度之下，我們可能一再的只能得到陳真兄所陳述的「意義」。</text:span><text:span text:style-name="T3"><text:line-break/><text:line-break/></text:span><text:span text:style-name="T1">當時韓不只一次公開批評陳菊及其團隊在高雄市長任期未滿陸續落跑到中央；我猜，那位韓的支持者應該也有拿這點來說服親友，甚至加上自己的人格保證，信誓旦旦的對那些對韓不熟的親友保證：韓跟那些民進黨的「尿性」不一樣。可是，韓卻做了一件中華民國政治史上第一個在第一任市長任期未滿（才做幾個月）就落跑去選總統的政治人物，以前都是在第二任任期過半（因為中央可派代理不用補選）才落跑的。您說，那位韓的支持者怎麼對親友交代？包括當時在ＰＴＴ的韓粉，那些在韓五點聲明之前一直在幫韓講話，也贏得不同立場網友相惜的韓粉，那些「我韓粉，我驕傲」的韓粉，很明顯的咻一下不見了，任憑對立面的網友怎麼呼喊，也都一直不見蛋（我的觀察）。</text:span><text:span text:style-name="T3"><text:line-break/><text:line-break/></text:span><text:span text:style-name="T1">沒錯，做大事者不拘小節，但同溫層外的「腦殘」們，怎麼會明白韓是要做大事呢？在你還沒證明你是要做大事之前，你怎麼敢「不拘小節」呢？跟韓不熟的「腦殘」們，如果還有一點思辨能力及道德感，認為韓是乘著高人氣基於權利私慾才落跑，不是很正常嗎？</text:span><text:span text:style-name="T3"><text:line-break/><text:line-break/></text:span><text:span text:style-name="T1">我在前面提過：「不怕貨比貨，只怕不識貨」。我也跟大家一樣的「識貨」，但本版有不少人不屑從事這種「貨比貨」的下等活兒，不屑與被打為「腦殘」的人們來個「貨比貨」。可是，選戰不是要面對那群居於多數的「腦殘」們嗎？能拉幾個是幾個，擴大同溫層來贏得選戰。可是，「貨比貨」不是各位的工作，這是韓及其團隊要做的，有把握做好才打得贏選戰，不然以各位對國內外環境的認知，韓應該打不贏。儘管韓選前各場造勢，人山人海，韓粉的熱情明顯高過綠營支持者，但事實證明我們同溫層是比較熱情，但在台灣已居於絕對少數。</text:span><text:span text:style-name="T3"><text:line-break/><text:line-break/></text:span><text:span text:style-name="T1">韓國瑜，我對他參選的正當性從來不質礙，但我一直覺得在選舉兵法上，他真的不該出來選。麻煩各位先拋開對韓特質的熟悉度，韓在政治圈已經脫節了好幾年，政見和理念喊得響亮，可是畢竟在高雄才執政幾個月，還沒有做出足以傲人的成續，韓也承認過去從政時的荒唐，也不惜拿年輕時的糗事來開自己玩笑；在「貨比貨」的選戰之下，韓能拿出什麼證據、什麼資料來跟蔡比呢？蔡再怎麼爛還是有一定的支持度，尤其在當前仇中的紛圍，韓國瑜，您能拿出什麼來跟人家「貨比貨」呢？</text:span><text:span text:style-name="T3"><text:line-break/><text:line-break/></text:span><text:span text:style-name="T1">不要再拿本版那一套「精神勝利法」來說服我，各位思維的高度，我都認同也很欽仰，但是大家還是要吃五殼雜糧的，還是希望類似韓的優質政治人物能為我們贏一次，而且上次九合一大選不是贏給我們看了嗎？台灣的多數選民真的是腦殘嗎？我覺得只是一個原因：他們不熟！跟中國不熟、跟美國不熟、跟民進黨不熟，如此而己。總之，我對國內選民的素質還是很有信心，他們只是不熟；尤其各位也明知這種鋪天蓋地讓國內選民「不熟」的原因。總之，我不贊同對同溫層外的同胞，說他們是腦殘，「他們只是不熟」。</text:span><text:span text:style-name="T3"><text:line-break/><text:line-break/></text:span><text:span text:style-name="T1">如果您還要跟我說：他們不熟就是因為他們腦殘！嗯，大家都是人生父母養的，也要養家活口，您以為同溫層外的同胞吃飽很閒啊？現在這種鋪天蓋地的大勢及操作之下，「日用而不知」不是很正常嗎？如果同溫層外都是腦殘，人家上次九合一選舉不是證明了嗎？馬英九不是也選上過總統嗎？總之，人家只是不熟啦！</text:span><text:span text:style-name="T3"><text:line-break/><text:line-break/></text:span><text:span text:style-name="T1">好了，就此打住。</text:span></text:p>
      <text:p text:style-name="P2"><text:span text:style-name="T1">陳真   |  2020.06.16 00:41   |   </text:span><text:a xlink:type="simple" xlink:href="http://palinfo.habago.org/Entry?Command=Information_PrintForum&amp;iPage=2#FORUM39641"><text:span text:style-name="T2">#</text:span></text:a></text:p>
      <text:p text:style-name="P4"><text:span text:style-name="T1">正王，簡單這麼說：</text:span><text:span text:style-name="T3"><text:line-break/><text:line-break/></text:span><text:span text:style-name="T1">一，如果選上高雄市長就缺乏參選總統的「正當性」之說法能夠成立的話，那麼，除了頭一次參選者之外，其他幾乎所有政治人物都缺乏參選的正當性，因為他們往往就是從這個職位跳到另一個職位，比方說選上里長，任期未結束就參選市議員、立委或縣市長等等等。所有人都是如此。</text:span><text:span text:style-name="T3"><text:line-break/><text:line-break/></text:span><text:span text:style-name="T1">倘若一種說法，足以指控所有人，那麼，這種說法當然也就毫無意義。</text:span><text:span text:style-name="T3"><text:line-break/><text:line-break/></text:span><text:span text:style-name="T1">倘若一種說法，足以指控所有人，但卻偏偏只用來指控某一個人，那麼，那就是欲加之罪，何患無辭。</text:span><text:span text:style-name="T3"><text:line-break/><text:line-break/></text:span><text:span text:style-name="T1">二，選民和候選人之間若有所謂「契約」，那就只能是保證不犯法不貪污，而不是保證不離職不跳槽；就好像擔任醫生有所謂「醫師誓詞」，宣誓各項基本倫理守則，但裏頭絕不會有「保證不換工作、不換醫院」或是「保證做到死、做到老」的誓約。</text:span><text:span text:style-name="T3"><text:line-break/><text:line-break/></text:span><text:span text:style-name="T1">三，倘若選民與候選人之間是一種「契約」，那麼，為什麼除了基本原則之外不可能也不應該有其它約定呢？因為，一來做不到，選民只是選你擔任某個職務，但選民並沒有、也不可能在選票中表達更多想法。二來也不應該企圖做出更多擴大解釋，因為它不但做不到，而且有害而無益。</text:span><text:span text:style-name="T3"><text:line-break/><text:line-break/></text:span><text:span text:style-name="T1">比方說，我不知道為什麼一個里長或立委一定得做到任期結束，然後才有所謂「正當性」去參選其它職務？很荒唐不是嗎？</text:span><text:span text:style-name="T3"><text:line-break/><text:line-break/></text:span><text:span text:style-name="T1">四，依照各種非正式民調，以及依照無數生活經驗事實來看，當初投票給韓國瑜當市長的選民之中，就算不是佔據絕大多數，至少也是佔了壓倒性多數，樂意見到韓國瑜參選總統。因此，倘若你的「契約說」成立，那麼，韓國瑜只是進一步深度履行他的承諾，亦即讓高雄變得更好。韓國瑜當初也是在這樣一種壓倒性的民意中，決定參選總統。</text:span><text:span text:style-name="T3"><text:line-break/><text:line-break/></text:span><text:span text:style-name="T1">至於那些當初選市長時就根本沒有投票給他的人，或是原本就視之如寇讎的綠營支持者，反對他選總統，那不是很沒有意義嗎？</text:span><text:span text:style-name="T3"><text:line-break/><text:line-break/></text:span><text:span text:style-name="T1">五，參選正當性的來源是全體選民，而不是高雄市民。倘若韓國瑜當初是選上某個里的里長，難道這個里的里民之所謂「契約」就應該無限放大，做為一種「正當性」的來源，那不是很荒唐嗎？</text:span><text:span text:style-name="T3"><text:line-break/><text:line-break/></text:span><text:span text:style-name="T1">六，韓國瑜準備參選總統之際，他的民調，不管是在高雄或整個台灣，全是壓倒性勝出。如果你的「契約說」能夠成立，那豈不是等於說選民自己違反了自己的契約授權，這樣不是更荒唐嗎？</text:span><text:span text:style-name="T3"><text:line-break/><text:line-break/></text:span><text:span text:style-name="T1">七，正當性的來源在於代表人民意志的法律本身，如果一個人依法可以參選，那他就有百分之百的正當性。</text:span><text:span text:style-name="T3"><text:line-break/><text:line-break/></text:span><text:span text:style-name="T1">如果你覺得這樣不正當，那就應該修改法律，規定每個職務任期屆滿之前都不可跳槽參選其他職務。在法律修改之前，任何人愛怎麼選就怎麼選。</text:span><text:span text:style-name="T3"><text:line-break/><text:line-break/></text:span><text:span text:style-name="T1">八，「原則」應極小化而非極大化，規範無可爭議或最少爭議之事項，要不然也就無所謂原不原則了。也就是說，不管是法律也好，道德也罷，重點在於「基本原則」的確保，而不是努力擴大解釋或擴大管轄範圍，弄成極大爭議。</text:span><text:span text:style-name="T3"><text:line-break/><text:line-break/></text:span><text:span text:style-name="T1">九，不應混淆不同層次或不同屬性的概念。比方說，一己情緒好惡或一己偏見，不應該變成一種「正當性」的成份來源，因為那將是一種災難，而非一項福祉。例如，假若你不喜歡誰誰誰某個職務做一半就去選別的，那你就不要支持他就好了，而不是說他「不正當」。他一點都沒有所謂缺乏正當性的問題。</text:span><text:span text:style-name="T3"><text:line-break/><text:line-break/></text:span><text:span text:style-name="T1">大家應該都很堵爛不孝子，簡直天理難容。但是，難道你覺得應該把「孝順父母」列為一種公眾職務之參選資格審查項目？當然不妥。為什麼呢？因為，原則應該極小化而非極大化；而且，不同屬性的概念不應混為一談。</text:span><text:span text:style-name="T3"><text:line-break/><text:line-break/></text:span><text:span text:style-name="T1">林義雄曾經大發雷霆，痛罵一些民進黨議員參選立委乃是違反民意。他的想法與你類似，說他們任期未滿，不該跳槽，不該背棄承諾。但是，阿扁落選台北市長，選民擺明就是不要他了，但是，林義雄卻反而幫阿扁修改黨內規定，幫他開了一個巧門，以便參選總統。這樣不是很矛盾嗎？一下子把民意或契約講得極端神聖，一下子又突然根本不當一回事，想怎麼選就怎麼選。</text:span><text:span text:style-name="T3"><text:line-break/><text:line-break/></text:span><text:span text:style-name="T1">十，當選的，不准更上一層樓，否則就是違反契約。落選的，卻愛怎麼選就能怎麼選。這是哪門子的「正當性」？</text:span><text:span text:style-name="T3"><text:line-break/><text:line-break/></text:span><text:span text:style-name="T1">十一，應該被譴責的是人渣黨的「敗選者聯盟」。你看，那些大輸幾十萬票的落選者，卻反而變成最高行政長官；那些被高雄、台中與新北市選民以選票徹底否決的綠營政客們，卻反而變成這幾個縣市勝選者的上級長官，百般刁難地方政府各項施政。這才叫做缺乏正當性。</text:span><text:span text:style-name="T3"><text:line-break/><text:line-break/></text:span><text:span text:style-name="T1">那就好像說，一個教師因為不適任，被系上解聘或否決。幾天後，他卻跑回家向媽媽哭訴。當總統的媽媽於是就指派乖兒子擔任該校校長，然後每天藉用權勢，百般刁難、惡整與抹黑系上及學校每個他所討厭的老師。這才叫做缺乏正當性，而人渣黨就是這麼幹的。</text:span></text:p>
      <text:p text:style-name="P2"><text:span text:style-name="T1">正王   |  2020.06.15 21:45   |   </text:span><text:a xlink:type="simple" xlink:href="http://palinfo.habago.org/Entry?Command=Information_PrintForum&amp;iPage=2#FORUM39640"><text:span text:style-name="T2">#</text:span></text:a></text:p>
      <text:p text:style-name="P3"><text:span text:style-name="T1">有關韓國瑜參選總統。</text:span><text:span text:style-name="T3"><text:line-break/><text:line-break/></text:span><text:span text:style-name="T1">多年前有個機構因為需要購買中央空調冷氣，向機構成員「專案募款」，很快就募到了所需的款項。但之後國內發生災情，機構在一次會員聚會表決後，決定將原本要購買冷氣的款項捐為幫助災情之用。</text:span><text:span text:style-name="T3"><text:line-break/><text:line-break/></text:span><text:span text:style-name="T1">我覺得該機構的做法並不妥，因為當初是專案募款，捐款人的動機都是為了要購買冷氣，如今機構想要變更用途，理應經過個別捐款人的同意，若不同意則應該將款項退回。但該機構卻是在普遍性的聚會中，以多數決決定改變捐款用途。</text:span><text:span text:style-name="T3"><text:line-break/><text:line-break/></text:span><text:span text:style-name="T1">我私以為，這個例子和韓國瑜參選總統的狀況有點類似。韓參選高雄市長，基本上是對高雄市民的承諾，或是一項約定。但韓沒有經過高雄市民或當初投票給他者的同意(不管有沒有辦法做得到)，即投入總統選舉，某種程度就是毀了自己的承諾或是違反與選民的約定。</text:span><text:span text:style-name="T3"><text:line-break/><text:line-break/></text:span><text:span text:style-name="T1">陳真談及當年黨外一些人打算抹黑(誣賴)國民黨時的現象曾說，(大意是)目標的正確不代表手段的正當。我也是這樣覺得，無論韓國瑜的參選動機或個人人格有多高貴，背離選市長時與選民的約定，讓他在選總統時，少了一些正當性。</text:span><text:span text:style-name="T3"><text:line-break/></text:span></text:p>
      <text:p text:style-name="P2"><text:span text:style-name="T1">欧阳阳   |  2020.06.15 19:45   |   </text:span><text:a xlink:type="simple" xlink:href="http://palinfo.habago.org/Entry?Command=Information_PrintForum&amp;iPage=2#FORUM39639"><text:span text:style-name="T2">#</text:span></text:a></text:p>
      <text:p text:style-name="P4"><text:span text:style-name="T1">民调显示，大部分台灣民众认为美国的防疫措施比中国要好！</text:span><text:span text:style-name="T3"><text:line-break/><text:line-break/></text:span><text:span text:style-name="T1">政治意识形态洗脑和传销的原理其实是一样的,很多时候会让步人失去对常识的认知！</text:span><text:span text:style-name="T3"><text:line-break/><text:line-break/></text:span><text:span text:style-name="T1">***************************************************************************************</text:span><text:span text:style-name="T3"><text:line-break/></text:span><text:span text:style-name="T1">德國民調公司與民主聯盟基金會進行一項調查，結果發現在53個國家之中，僅有3國認為美國抗疫舉措比中國好；這3國分別為台灣、美國與南韓。</text:span><text:span text:style-name="T3"><text:line-break/><text:line-break/></text:span><text:span text:style-name="T1">《衛報》報導，這項調查由德國民調公司「達利亞研究」（Dalia Research）與由北約前秘書長拉斯穆森（Anders Fogh Rasmussen）所帶領的民主聯盟基金會（Alliance of Democracies Foundation）進行，詢問53個國家的12萬名民眾，結果顯現受訪者對於美國的領導力相當失望。</text:span></text:p>
      <text:p text:style-name="P2"><text:span text:style-name="T1">RK   |  2020.06.15 19:16   |   </text:span><text:a xlink:type="simple" xlink:href="http://palinfo.habago.org/Entry?Command=Information_PrintForum&amp;iPage=2#FORUM39638"><text:span text:style-name="T2">#</text:span></text:a></text:p>
      <text:p text:style-name="P3"><text:span text:style-name="T1">@阿水兄</text:span><text:span text:style-name="T3"><text:line-break/><text:line-break/></text:span><text:span text:style-name="T1">您的論述有理有據，在下受益良多:)</text:span></text:p>
      <text:p text:style-name="P2"><text:span text:style-name="T1">陳真   |  2020.06.15 15:18   |   </text:span><text:a xlink:type="simple" xlink:href="http://palinfo.habago.org/Entry?Command=Information_PrintForum&amp;iPage=3#FORUM39637"><text:span text:style-name="T2">#</text:span></text:a></text:p>
      <text:p text:style-name="P3"><text:span text:style-name="T1">真難想像，一個人到底是要低能到什麼地步，才會把票投給像這樣一些人？那還不如投給蟑螂。</text:span><text:span text:style-name="T3"><text:line-break/><text:line-break/></text:span><text:a xlink:type="simple" xlink:href="https://i.imgur.com/MUDe086.jpg"><text:span text:style-name="T5">https://i.imgur.com/MUDe086.jpg</text:span></text:a></text:p>
      <text:p text:style-name="P2"><text:span text:style-name="T1">陳真   |  2020.06.15 11:36   |   </text:span><text:a xlink:type="simple" xlink:href="http://palinfo.habago.org/Entry?Command=Information_PrintForum&amp;iPage=3#FORUM39636"><text:span text:style-name="T2">#</text:span></text:a></text:p>
      <text:p text:style-name="P4"><text:span text:style-name="T1">卡韓政變(250)：白道的白天，比黑道的黑夜更黑</text:span><text:span text:style-name="T3"><text:line-break/><text:line-break/></text:span><text:span text:style-name="T1">陳真</text:span><text:span text:style-name="T3"><text:line-break/><text:line-break/></text:span><text:span text:style-name="T1">2020. 06. 15.</text:span><text:span text:style-name="T3"><text:line-break/><text:line-break/><text:line-break/></text:span><text:span text:style-name="T1">許多時候。現實世界比廉價小說還誇張，不用鋪陳，無須劇情轉折，說變就變。例子說不完。四、五十歲以上的人一定聽過底下這位所謂紅牌「記者」張雅琴，過去是黨國打手，改朝換代後居然還是黨國打手。過去，只要看見她齜牙裂嘴地出現在電視上，我就會馬上受到心靈創傷，立刻轉台；現在也一樣，言行舉止可謂不堪入目，非常可恥。</text:span><text:span text:style-name="T3"><text:line-break/><text:line-break/></text:span><text:span text:style-name="T1">文人世界，清一色是這種人，少有例外。你能想像，若干年後台灣改掛五星期，文人與政客們保證馬上又會立刻改變嘴臉，改變說法。我常感好奇，他們內心深處究竟會不會有一絲慚愧？</text:span><text:span text:style-name="T3"><text:line-break/><text:line-break/></text:span><text:span text:style-name="T1">我過去的黨外同志有兩種，一種很窩囊，很猥瑣，心機盤算極深；絕大多數檯面政客屬於這一類；他們之參與政治，無非就是為了個人權位，沒有一絲利他精神。這類人士往往很會講話，跟媒體關係很好，擅於「論述」，擅於在鎂光燈前表演，主要特徵之一就是趨吉避凶，爭功諉過，擅於販賣所謂「理想」或「理念」。</text:span><text:span text:style-name="T3"><text:line-break/><text:line-break/></text:span><text:span text:style-name="T1">過去年代，街頭抗爭往往得挨警棍或黑牢伺候，但是，文人們很厲害，很會卡位，他永遠都知道如何在安全無虞的狀況下站在隊伍的最顯眼處，然後拍照走人。若是遇到危險，溜得比誰都快。而且，表面上抗爭，其實與與黨國關係或警方關係十分良好，很多「感人肺腑」之「勇敢」抗爭的假動作，其實都是事先跟警方或黨國串通好的。</text:span><text:span text:style-name="T3"><text:line-break/><text:line-break/></text:span><text:span text:style-name="T1">簡單說就是：雙方事先偷偷約定好，我保證不會帶領群眾作亂，拜託讓我演個戲，錄個影，拍個照，留下「感人」畫面，以便選舉之用；或是與特定媒體結盟，把自己炒作成什麼「xx領袖」之類 (例如所謂「學運領袖」，檯面上那些人，從古到今，幾乎全部都是冒牌貨)。你從他們的一路飛黃騰達及名利雙收財源滾滾，便知真假。天底下絕不會有這樣一種飛黃騰達的所謂異議份子。</text:span><text:span text:style-name="T3"><text:line-break/><text:line-break/></text:span><text:span text:style-name="T1">我是大約在1989-1990年才發現這些所謂抗爭或所謂反對運動的真相，原來幾乎都是演戲，演給支持者看：「你看！我好勇敢哦，我好會替人民爭取權益哦。」其實幾乎全是鬼打架。只有極少數群眾抗爭是真的，比方說519反戒嚴，比方說520事件，比方說桃園機場事件，其它99.9%都只是雙方「頭人」共同演出的一齣戲。</text:span><text:span text:style-name="T3"><text:line-break/><text:line-break/></text:span><text:span text:style-name="T1">我之所以講這些，是要講我所認識的第二種黨外，他們才是我真正的黨外同志。他們通常不是文人，不會論述，絕大多數「提筆比提鋤頭還沉重」(戴振耀語)；但在整個反抗蔣家政權或舊黨國的所謂反對運動中，他們才是真正無私的付出代價者。</text:span><text:span text:style-name="T3"><text:line-break/><text:line-break/></text:span><text:span text:style-name="T1">這些人，往往是擔蔥賣菜的所謂販夫走卒，有一些則是人們眼中的所謂「流氓」，無業或工作不穩定，居無定所，嚼檳榔穿拖鞋，出口成髒，滿口幹伊娘，脾氣火爆，奮不顧身，充滿義憤，但是吃喝嫖賭很內行，常有各種前科。當危險一來，他們往往不顧己身安危打前鋒。媒體平常除了抹黑才會提到他們之外，永遠不會把功勞歸給他們，鎂光燈也絕不會聚焦在他們身上。</text:span><text:span text:style-name="T3"><text:line-break/><text:line-break/></text:span><text:span text:style-name="T1">我並非要美化吃喝嫖賭或任何違法行徑，我只是想說：白道的白天，比黑道的黑夜更黑上不知道幾百倍。而且，正所謂「仗義半從屠狗輩，負心多是讀書人」，前者人性之善依舊盎然，而後者卻往往杳無人味，充滿心機盤算與虛榮。</text:span><text:span text:style-name="T3"><text:line-break/><text:line-break/></text:span><text:span text:style-name="T1">最近看施明德 (的太太) 在攻擊許崑源，義正辭嚴，道貌岸然，滿口什麼流氓黑道的，講得好像他們一家多清高似的，講得好像流氓黑道多麼可恥似的，甚至還把流氓黑道和國民黨建立起關係連結，講得好像反對運動跟所謂流氓黑道無關似的，言語傲慢無知，非常可恥。特別是對著一個已經無法為自己辯護的死者猛潑糞，居然講得正義凜然。所謂無恥，莫此為甚。</text:span><text:span text:style-name="T3"><text:line-break/><text:line-break/></text:span><text:span text:style-name="T1">=================== </text:span><text:span text:style-name="T3"><text:line-break/><text:line-break/></text:span><text:span text:style-name="T1">韓國瑜遭罷免痛罵「暴政」張雅琴狠嗆不敢講六四：你連屁都不敢放</text:span><text:span text:style-name="T3"><text:line-break/><text:line-break/></text:span><text:span text:style-name="T1">新頭殼newtalk &amp;;#124;楊清緣 綜合報導</text:span><text:span text:style-name="T3"><text:line-break/><text:line-break/></text:span><text:span text:style-name="T1">2020年6月15日</text:span><text:span text:style-name="T3"><text:line-break/><text:line-break/></text:span><text:span text:style-name="T1">[新頭殼newtalk] 前高雄市長韓國瑜被罷免成功，他在惜別會上痛罵：「仇恨和對立所創造和產生的民主，是披著民主外衣的暴政」，引起資深主播張雅琴不滿，要求韓國瑜為這句話道歉，並反問他為何不敢對六四天安門有意見？怒喊：「你連屁都不敢放！」</text:span><text:span text:style-name="T3"><text:line-break/><text:line-break/></text:span><text:span text:style-name="T1">張雅琴指出，韓國瑜是前任高雄市長，竟說台灣民主是暴政，根本就是打擊台灣形象，嚴正表示：「請韓先生道歉，我真的要請你道歉。」直呼：「這像話嗎？臨走之前還要刺台灣一刀，你到底為誰而刺？」</text:span><text:span text:style-name="T3"><text:line-break/><text:line-break/></text:span><text:span text:style-name="T1">張雅琴還說，要不是台灣的民主政治，韓國瑜有辦法打敗在高雄執政20年的民進黨，成功選上高雄市長？對於韓國瑜遭罷後的致詞，非常失望。她也問韓國瑜為何不說中共天安門屠殺是不是暴政？狠嗆：「你為什麼不敢講？你連ㄆㄧ四聲都不敢放！」</text:span></text:p>
      <text:p text:style-name="P2"><text:span text:style-name="T1">阿水   |  2020.06.15 11:17   |   </text:span><text:a xlink:type="simple" xlink:href="http://palinfo.habago.org/Entry?Command=Information_PrintForum&amp;iPage=3#FORUM39635"><text:span text:style-name="T2">#</text:span></text:a></text:p>
      <text:p text:style-name="P3"><text:span text:style-name="T1">關於「人間極品」</text:span><text:span text:style-name="T3"><text:line-break/><text:line-break/></text:span><text:span text:style-name="T1">語出：「吳敦義對港民介紹馬英九 人間極品」</text:span><text:span text:style-name="T3"><text:line-break/><text:line-break/></text:span><text:span text:style-name="T1">原文網址：</text:span><text:a xlink:type="simple" xlink:href="https://www.epochtimes.com/b5/5/9/12/n1049976.htm"><text:span text:style-name="T5">https://www.epochtimes.com/b5/5/9/12/n1049976.htm</text:span></text:a><text:span text:style-name="T3"><text:line-break/><text:line-break/></text:span><text:span text:style-name="T1">另，「極品」語出：「『黨中極品』 洪秀柱在中常會稱讚吳敦義」</text:span><text:span text:style-name="T3"><text:line-break/><text:line-break/></text:span><text:span text:style-name="T1">原文網址：</text:span><text:a xlink:type="simple" xlink:href="https://video.udn.com/news/521202"><text:span text:style-name="T5">https://video.udn.com/news/521202</text:span></text:a><text:span text:style-name="T3"><text:line-break/><text:line-break/></text:span><text:span text:style-name="T1">極品的「品」是等級的意思，不是指物品；但我也認同「極品」不適合用來推崇女性。</text:span><text:span text:style-name="T3"><text:line-break/></text:span></text:p>
      <text:p text:style-name="P2"><text:span text:style-name="T1">欧阳阳   |  2020.06.15 09:22   |   </text:span><text:a xlink:type="simple" xlink:href="http://palinfo.habago.org/Entry?Command=Information_PrintForum&amp;iPage=3#FORUM39634"><text:span text:style-name="T2">#</text:span></text:a></text:p>
      <text:p text:style-name="P4"><text:span text:style-name="T1">关于武统的一点个人看法</text:span><text:span text:style-name="T3"><text:line-break/><text:line-break/></text:span><text:span text:style-name="T1">媒体上所谓的美国阻止陈水扁搞“台独”，那不过是美国与民进党配合演出的一出双簧戏而已，因为他们清楚知道中共的底线在哪里！</text:span><text:span text:style-name="T3"><text:line-break/><text:line-break/></text:span><text:span text:style-name="T1">中共会不会发动武统，这个其实是可以用常识来判断的，在几十年前，中共都敢于直接和美国对战，更何况是现在！所以我的判断是，如果突破中共的底线，是会发动非和平手段的，其中包括武统！</text:span><text:span text:style-name="T3"><text:line-break/><text:line-break/></text:span><text:span text:style-name="T1">中国目前与美国的军力对比如何？</text:span><text:span text:style-name="T3"><text:line-break/><text:line-break/></text:span><text:span text:style-name="T1">在综合实力上，中国与美国还是有差距，但是在台海，中国不一定输，所以，即使是美军全力参与，中国的在台海战争的胜算也是非常高的；而且战争一旦发生，即使一场战争没有赢，后面还有二场，三场，这时候比拼的是综合国力，当年俄罗斯的车臣战争就是如此，第一次没有拿下，后面就发动第二场！</text:span><text:span text:style-name="T3"><text:line-break/><text:line-break/></text:span><text:span text:style-name="T1">所以，即使中共在第一场战争没有拿下，美国也会推动谈判解决，台独也不会成真！因为美国基本不可能在台湾维持一个长期军力与中国耗下去！</text:span><text:span text:style-name="T3"><text:line-break/><text:line-break/><text:line-break/></text:span><text:span text:style-name="T1">美军会不会参与？</text:span><text:span text:style-name="T3"><text:line-break/><text:line-break/></text:span><text:span text:style-name="T1">我认为美军直接参与的可能性很少，但可能会间接参与，然后会联合欧洲对中国进行围堵制裁，以达到最大程度阻碍中国崛起的目的！直接参与不符合美国的国家利益！</text:span><text:span text:style-name="T3"><text:line-break/><text:line-break/><text:line-break/></text:span><text:span text:style-name="T1">中共会不会武统，什么情况下会武统？</text:span><text:span text:style-name="T3"><text:line-break/><text:line-break/></text:span><text:span text:style-name="T1">只要和平统一还有希望，中共就不会武统，因为没有这个必要！这会伤害自己，伤害台湾！</text:span><text:span text:style-name="T3"><text:line-break/></text:span><text:span text:style-name="T1">但是有人如果让和平统一没有希望，武统就一定会发生！ 所以，台湾当局如果搞法理台独，光明正大让美军入驻台湾等等，武统就会发生！</text:span><text:span text:style-name="T3"><text:line-break/><text:line-break/><text:line-break/></text:span><text:span text:style-name="T1">武统会以什么形式发生？</text:span><text:span text:style-name="T3"><text:line-break/></text:span><text:span text:style-name="T1">很多媒体认为中共会发动突袭，让美军没有反应过来就登录台湾岛，我认为这种可能性不大！登岛只能是最后的手段！</text:span><text:span text:style-name="T3"><text:line-break/></text:span><text:span text:style-name="T1">最优先的手段应该是，围而不攻，以战逼和，可能会先占领一些外围岛屿，在然后消耗国军的有生力量，会对一些重点军事设施进行攻击，然后在国际社会的协调下，进行谈判，重归战前的状态！</text:span><text:span text:style-name="T3"><text:line-break/><text:line-break/></text:span></text:p>
      <text:p text:style-name="P2"><text:span text:style-name="T1">欧阳阳   |  2020.06.15 08:19   |   </text:span><text:a xlink:type="simple" xlink:href="http://palinfo.habago.org/Entry?Command=Information_PrintForum&amp;iPage=3#FORUM39633"><text:span text:style-name="T2">#</text:span></text:a></text:p>
      <text:p text:style-name="P3"><text:span text:style-name="T3"><text:line-break/><text:line-break/></text:span><text:span text:style-name="T1">紫荊研究院委託社會科學民意調查中心進行民調，昨日（6月10日）發布最新結果，稱有67.4%受訪者認同香港有責任維護國家安全。</text:span><text:span text:style-name="T3"><text:line-break/><text:line-break/></text:span><text:span text:style-name="T1">調查於2020年6月6日至8日進行，以電話隨機抽樣訪問1,366名市民，數據按政府統計處性別及年齡人口分佈加權處理。</text:span><text:span text:style-name="T3"><text:line-break/><text:line-break/></text:span><text:span text:style-name="T1">有67.4%受訪者認同「香港有責任維護國家安全」，26%表示不認同，6.6%表示無意見，認同的比例較上次同類民調的64.7%提升；有57.2%受訪者認同「有港獨、境外勢力和恐怖主義力量正在利用香港，破壞社會安寧，影響和損害中國的國家安全」，37.5%表示不認同，5.3%表示無意見；</text:span><text:span text:style-name="T3"><text:line-break/><text:line-break/><text:line-break/></text:span><text:span text:style-name="T1">****************************************************************************************</text:span><text:span text:style-name="T3"><text:line-break/><text:line-break/></text:span><text:span text:style-name="T1">一國兩制研究中心的民調結果顯示，多達74%受訪者認同香港有責任維護國家安全，53.4%受訪者認為無需要立法禁止分裂國家、恐怖活動及外國勢力干預等現象。</text:span><text:span text:style-name="T3"><text:line-break/><text:line-break/></text:span><text:span text:style-name="T1">一國兩制研究中心在上周進行人手隨機抽樣電話訪問，成功訪問963位居於香港的成年香港市民，誤差不超過正負3.2%。</text:span><text:span text:style-name="T3"><text:line-break/><text:line-break/></text:span><text:span text:style-name="T1">第一條問題是：「你認為香港有無責任維護國家嘅安全？」答「有責任」的有74%，「沒有責任」的有16.6%，「唔知／難講」的有9.5%。張志剛認為，有四分之三市民支持，結果令人相當鼓舞。他又提到，認為「沒有責任」的一成六人，以年輕人為主，又指不同民意研究都顯示，支持港獨的比例約在一成至兩成之間，認為兩個數字脗合，可作參考。</text:span><text:span text:style-name="T3"><text:line-break/><text:line-break/></text:span><text:span text:style-name="T1">問題二是「經過舊年反修例運動，同埋一連串嘅暴力事件，你覺得香港喺維護國家安全方面有無漏洞？」回答「有漏洞」的佔58%，「沒有漏洞」的佔25.3%，表示「唔知／難講」的佔16.7%；問題三是「就住分裂國家、顛覆國家政權、恐怖活動，以及外國勢力干預香港事務，你覺得有無需要立法禁止？」認為「有需要」的有53.4%，「沒有需要」的有37.3%。換言之，過半數人認為香港存在國安漏洞，並認為有需要禁止分裂國家、顛覆國家政權、恐怖活動，以及外國勢力干預香港事務等問題。</text:span><text:span text:style-name="T3"><text:line-break/><text:line-break/></text:span></text:p>
      <text:p text:style-name="P2"><text:span text:style-name="T1">欧阳阳   |  2020.06.15 08:05   |   </text:span><text:a xlink:type="simple" xlink:href="http://palinfo.habago.org/Entry?Command=Information_PrintForum&amp;iPage=3#FORUM39632"><text:span text:style-name="T2">#</text:span></text:a></text:p>
      <text:p text:style-name="P4"><text:span text:style-name="T1">阿水 ，</text:span><text:span text:style-name="T3"><text:line-break/><text:line-break/></text:span><text:span text:style-name="T1">你所谓的理性大概就是还没有发狂而已，你说“理性台獨者仍然不反對現時以「中華民國」為外殼”，他们不反对，是因为掌控舆论主体者不希望他们反对罢了！</text:span><text:span text:style-name="T3"><text:line-break/><text:line-break/></text:span><text:span text:style-name="T1">前面已经说，主导台湾政治演变的主要力量在台湾之外，做得过了，会把自己饭碗砸了，那些主政者当然还还没有笨到那个程度！</text:span><text:span text:style-name="T3"><text:line-break/></text:span><text:span text:style-name="T1">你真当中共主要是因为担心美国而不敢武统？那是绿色政客文人骗你们的话术罢了！</text:span><text:span text:style-name="T3"><text:line-break/><text:line-break/></text:span><text:span text:style-name="T1">你说“台灣的年輕世代及出生的嬰兒，不需再由刻意加工，不必採取任何「改革」政策，自然而然就沒有「我是中國人」的意識，也自然而然傾向台灣獨立。”</text:span><text:span text:style-name="T3"><text:line-break/><text:line-break/></text:span><text:span text:style-name="T1">前面就说过了，只要能掌握台湾的麦克风，就能掌握台湾的“民意”走向。首先，那些政客文人会改头换面；再次那些“觉青”再次“觉醒”，这些都不是很困难的事情。少数顽固派只会沦为少数，被边缘化而已，影响不了大局！</text:span><text:span text:style-name="T3"><text:line-break/><text:line-break/></text:span><text:span text:style-name="T1">就拿香港反修例事件为例吧！去年的《逃犯引渡条例》，主要是针对在大陆的犯罪，逃到香港，然后遣送回大陆审判(“政治犯”排除在外)，就这样一个条例，但是香港的大部分民调是70%以上反对！然后200万人上街！</text:span><text:span text:style-name="T3"><text:line-break/></text:span><text:span text:style-name="T1">今年，由中央政府直接制定《国安法》，这个可不管是你哪里犯罪,按理说《国安法》应该比《逃犯引渡条例》更加直接；现在香港的大部分民调是60%不反对《国安法》，上街游行的稀稀拉拉！这还是香港的麦克风没有重大改变的情况下！</text:span><text:span text:style-name="T3"><text:line-break/><text:line-break/></text:span></text:p>
      <text:p text:style-name="P2"><text:span text:style-name="T1">陳真   |  2020.06.15 02:44   |   </text:span><text:a xlink:type="simple" xlink:href="http://palinfo.habago.org/Entry?Command=Information_PrintForum&amp;iPage=3#FORUM39631"><text:span text:style-name="T2">#</text:span></text:a></text:p>
      <text:p text:style-name="P3"><text:span text:style-name="T1">卡韓政變(249)：評價</text:span><text:span text:style-name="T3"><text:line-break/><text:line-break/></text:span><text:span text:style-name="T1">陳真</text:span><text:span text:style-name="T3"><text:line-break/><text:line-break/></text:span><text:span text:style-name="T1">2020. 06. 15.</text:span><text:span text:style-name="T3"><text:line-break/><text:line-break/><text:line-break/></text:span><text:span text:style-name="T1">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span><text:span text:style-name="T3"><text:line-break/><text:line-break/></text:span><text:span text:style-name="T1">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span><text:span text:style-name="T3"><text:line-break/><text:line-break/></text:span><text:span text:style-name="T1">看待人事物是這樣看的嗎？還得查資料？萬一哪份資料之闡釋讓你得出另一種不堪的結論呢？人格是像股票那樣根據特定消息起起伏伏的不確定事物嗎？</text:span><text:span text:style-name="T3"><text:line-break/><text:line-break/></text:span><text:span text:style-name="T1">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span><text:span text:style-name="T3"><text:line-break/><text:line-break/></text:span><text:span text:style-name="T1">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span><text:span text:style-name="T3"><text:line-break/><text:line-break/></text:span><text:span text:style-name="T1">話說韓國瑜，倘若他有一絲絲所謂「個人慾望」而參選總統，那我跟你說，你應該輕視這個人才對，因為那就是一種政客。台灣政壇百分之九十九點九九都是這種人，但韓國瑜不是。</text:span><text:span text:style-name="T3"><text:line-break/><text:line-break/></text:span><text:span text:style-name="T1">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span><text:span text:style-name="T3"><text:line-break/><text:line-break/></text:span><text:span text:style-name="T1">什麼樣的人就會欣賞一己同類，我並非要說服大家推崇韓國瑜之為人，而是說：如果你真的相信他是出於什麼私心慾望而參選總統，那你應該說這是一個根本不值得尊敬的混蛋政客才對。</text:span><text:span text:style-name="T3"><text:line-break/><text:line-break/></text:span><text:span text:style-name="T1">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span><text:span text:style-name="T3"><text:line-break/><text:line-break/></text:span><text:span text:style-name="T1">並非說韓國瑜是聖人，而是說，如果我們那麼喜歡用那樣一種絕對的惟心道德主義來貶損人，那麼，拿同樣的標準來檢驗自己的人生呢？難道就完美無瑕？</text:span><text:span text:style-name="T3"><text:line-break/><text:line-break/></text:span><text:span text:style-name="T1">我來高雄林園偏鄉工作，上任之前第一件事就是找老闆談薪水，希望錢越多越好，那我是不是也是懷著「私心慾望」所以才來鄉下當醫生？</text:span><text:span text:style-name="T3"><text:line-break/><text:line-break/></text:span><text:span text:style-name="T1">這道理應當不難理解才對。當一個人懷抱著某種善意做事，那他就值得尊敬，而不是唱道德高調說他心裏還藏著什麼「私心慾望」。</text:span><text:span text:style-name="T3"><text:line-break/><text:line-break/></text:span><text:span text:style-name="T1">韓國瑜被罷免那一天，良哲傳了一行字給我，寫著：「就像耶穌從棕樹主日到受難日一樣」。我對這段評價，感動甚深。</text:span></text:p>
      <text:p text:style-name="P2"><text:span text:style-name="T1">阿水   |  2020.06.15 01:04   |   </text:span><text:a xlink:type="simple" xlink:href="http://palinfo.habago.org/Entry?Command=Information_PrintForum&amp;iPage=3#FORUM39630"><text:span text:style-name="T2">#</text:span></text:a></text:p>
      <text:p text:style-name="P4"><text:span text:style-name="T1">RK兄，賜教不敢，我會再提「天然獨」是因為我最近用到這個名詞，而包括您在內的幾位板友也針對這個名詞提出意見。至於您樓下與台獨支持者討論的兩篇問題，幾點意見謹供參考：</text:span><text:span text:style-name="T3"><text:line-break/><text:line-break/></text:span><text:span text:style-name="T1">一、您問對方「獨立要付出的代價是什麼？」，可是，台灣以「理性台獨」者居多，除了少數「激進台獨」者主張台灣應該馬上正名制憲以外，理性台獨者仍然不反對現時以「中華民國」為外殼，而主張台灣已經是一個國家，名字叫中華民國，不需要再宣布獨立。簡單來說，理性台獨者的目標雖然是台獨，但其方法穩健、理性，希望以最少的代價，伺機再正名制憲。伺什麼機呢？例如，好幾年來一直傳聞不斷卻始終沒有實現的「中共即將垮台」論。目前台獨支持者則是相信美國，也欺中共不敢武統。</text:span><text:span text:style-name="T3"><text:line-break/><text:line-break/></text:span><text:span text:style-name="T1">二、您第二篇提到「吳敦義緋聞錄音帶，黃俊英走路工，跟韓國瑜被罷免」，問題是，吳、黃二人的事件在我們同溫層內一清二楚，可是與您討論的台獨支持者知道是怎麼回事嗎？何況這些又是陳年舊事。另外，您把「韓國瑜被罷免」與吳、黃事件並列，在我們同溫層內一看就知道您的意思，但對方可能不解，因為「韓國瑜被罷免」是依現行罷免制度行使公民權，這怎麼就會是民進黨惡意操作呢？好，就算對方明白您的意思，可能乾脆回您：不然要選國民黨嗎？難道韓國瑜不該罷嗎？所以，您認為自己理性討論，但對方或許覺得您說得不清不楚，也沒有直指對方問題的核心。</text:span><text:span text:style-name="T3"><text:line-break/><text:line-break/></text:span><text:span text:style-name="T1">三、上面我說的都是細節。若是要理性討論，建議先尊重對方「天然獨」的意識形態，不然根據我的經驗很難繼續討論，譬如我突然質問您：為什麼相信你是你媽媽親生的？有驗過DNA嗎？就算有出生證明，也曾有醫院抱錯小孩的例子，你沒驗過就相信，很好笑也很愚蠢。您看，這樣是不是很不禮貌？也可能被揍。這個類比雖然不太洽當，但「意識形態」一旦形成以後，就是這麼的微妙，已經融入個人的人格之中。</text:span><text:span text:style-name="T3"><text:line-break/><text:line-break/></text:span><text:span text:style-name="T1">四、再來，先尊重對方「天然獨」的立場，再分析「天然獨」其實就是「天然台」，也就是台灣人固然是一個群體，利害相共，相濡以沫，但這就跟阿美族差不多；請問，阿美族需要獨立嗎？台灣人群體的利益既然有統、獨的選項，為什麼不仔細思考哪一個方向對台灣人最有利？其實，您若是有辦法把對方說服成「天然台」就算成功了，也不算打破對方的意識形態，留下一個獨立以外的思考空間，先這樣就行了。但請記住，若是對方對您沒有相當的信任感，就別輕易去引導對方，因為對方一懷疑您是中共同路人，您說什麼都沒用了。這就是意識形態難搞的地方。</text:span></text:p>
      <text:p text:style-name="P2"><text:span text:style-name="T1">欧阳阳   |  2020.06.14 20:33   |   </text:span><text:a xlink:type="simple" xlink:href="http://palinfo.habago.org/Entry?Command=Information_PrintForum&amp;iPage=3#FORUM39629"><text:span text:style-name="T2">#</text:span></text:a></text:p>
      <text:p text:style-name="P3"><text:span text:style-name="T1">前面说国民党的变质问题，共产党当然也会面临这个问题。</text:span><text:span text:style-name="T3"><text:line-break/></text:span><text:span text:style-name="T1">当初毛泽东发动文化大革命，其初始目的就是想解决共产党内部的变质变节问题，发起了“炮打司令部”，「革命无罪，造反有理」，十年文化革命对中国的破坏力已经众所周知，但是如果把这个错误的责任完全归结于毛泽东，也是完全没有道理的；因为真正的执行者就是最广大的人民群众，特别是那些热血沸腾的青年们，也就是所谓的“红卫兵”，毛泽东没有意识到，“多数人的愚蠢”与“多数人的暴力”这个现实问题；</text:span><text:span text:style-name="T3"><text:line-break/><text:line-break/></text:span><text:span text:style-name="T1">直到今天，可能也很少意识到“文化大革命”的根本内在原因，特别是一些西方台湾政客学者文人，把这种错误完全归结为共产党的错误，是没有道理的；其内在原因是“多数人的愚蠢”与“多数人的暴力”，这个问题至今依然潜伏在西方各国，包括台湾，随时可能爆发，至今也看不到有解决的方法！</text:span><text:span text:style-name="T3"><text:line-break/><text:line-break/></text:span><text:span text:style-name="T1">当然了，共产党所面临的变节腐化问题，至到今天也没有看到有良好的根本解决的办法，在中国改革开放，经济快速发展的同时，经济腐败，以权谋私问题也随之高涨，到胡温时代达到了高峰，后来习近平上来，收拢权利，对腐败问题进行了一次全国性的清理，清廉问题明显得到改善！</text:span><text:span text:style-name="T3"><text:line-break/><text:line-break/></text:span><text:span text:style-name="T1">但是，这种自上而下的治理，如何制度化，如何保持长久有效，这个问题还有待观察！</text:span><text:span text:style-name="T3"><text:line-break/><text:line-break/></text:span><text:span text:style-name="T1">共产党，国民党，民进党都面临变节腐化问题，但是还是有本质区别的，共产党主要体现在局部的经济腐化问题，在维护国家利益，治理城市和国家变得更好这方面，总体来说没有变节的动机。</text:span><text:span text:style-name="T3"><text:line-break/><text:line-break/></text:span><text:span text:style-name="T1">国民党与民进党除了权利与经济腐化外，还面临内外勾结，出卖民族国家利益的问题！为了夺取政权，还有愚弄蛊惑欺骗人民的问题。</text:span></text:p>
      <text:p text:style-name="P2"><text:span text:style-name="T1">RK   |  2020.06.14 18:11   |   </text:span><text:a xlink:type="simple" xlink:href="http://palinfo.habago.org/Entry?Command=Information_PrintForum&amp;iPage=3#FORUM39628"><text:span text:style-name="T2">#</text:span></text:a></text:p>
      <text:p text:style-name="P4"><text:span text:style-name="T1">@阿水兄</text:span><text:span text:style-name="T3"><text:line-break/><text:line-break/></text:span><text:span text:style-name="T1">感謝賜教。我知道美國藉民主在世界各國大搞分裂，就只為了自己的利益的事實。分裂原有民族這招，歐美列強甚至日本，在上兩個世紀於各殖民地用過，許多國家至今仍陷入爭執更甚至內戰狀態。以台灣的特殊性來說，任何國民都需清楚這點，也該了解台灣實質上是美國控制，離真正的人民作主遠得很。我30幾歲，雖被定義為年輕人，但卻逐漸的變成少數。那些學生跟20幾歲，社會經驗少的人不提，連我們這種有10年以上工作經驗的人，都逐漸綠化、腦殘化，這讓我感到十分的痛心疾首。</text:span><text:span text:style-name="T3"><text:line-break/><text:line-break/></text:span><text:span text:style-name="T1">統獨雙方各有觀點，牽扯國家未來，自該理性對待，然近幾年的變化使得台灣本思想開放的狀態又逐漸走向封閉，理性討論空間幾乎不存，反中仇中已成主流，民進黨政府與其爪牙網軍，其支持者對反對派的騷擾，對不洽當的言行的視而不見，讓我有種言論自由越來越少的感覺。</text:span><text:span text:style-name="T3"><text:line-break/><text:line-break/></text:span><text:span text:style-name="T1">有趣的是，我曾試著跟台獨支持者「討論」過，我自認上兩篇發言中的問題是很理性，很實際且是這些支持者該深思的問題，結果從來沒人正面回答過。搞得好像我這個反綠、反反智的人比他們還認真思考獨立一樣。</text:span></text:p>
      <text:p text:style-name="P2"><text:span text:style-name="T1">阿水   |  2020.06.14 16:13   |   </text:span><text:a xlink:type="simple" xlink:href="http://palinfo.habago.org/Entry?Command=Information_PrintForum&amp;iPage=3#FORUM39627"><text:span text:style-name="T2">#</text:span></text:a></text:p>
      <text:p text:style-name="P3"><text:span text:style-name="T1">「天然獨」與誰是最後贏家？</text:span><text:span text:style-name="T3"><text:line-break/><text:line-break/></text:span><text:span text:style-name="T1">「天然獨」，不論讓您覺得多氣、多好笑、多愚蠢，但這是從蔡英文口中提出來的，這就透露了一個訊息：</text:span><text:span text:style-name="T3"><text:line-break/></text:span><text:span text:style-name="T1">依據蔡英文的政治判斷，台灣這幾十年來「人工獨」（人造獨）的結果，其所形塑的國內環境，以當下的國際情勢而言，已經「完工」了，也獲得美國爸爸的肯定。意思是說，台灣的年輕世代及出生的嬰兒，不需再由刻意加工，不必採取任何「改革」政策，自然而然就沒有「我是中國人」的意識，也自然而然傾向台灣獨立。</text:span><text:span text:style-name="T3"><text:line-break/><text:line-break/></text:span><text:span text:style-name="T1">所以，不論您是否贊同「天然獨」這個名詞，但不能完全否定這個名詞所象徵的台灣現狀。而本版應該少有「天然獨」份子在此潛水，大都是同溫層在此出沒。難免要注意中國會如何應對台灣「天然獨」的情勢；這就是到目前為止，我對中共非常欽佩之處。</text:span><text:span text:style-name="T3"><text:line-break/><text:line-break/></text:span><text:span text:style-name="T1">國家大政非個人或幫派等組識可比，不能快意恩仇、不能以死明志、不能帶全體全體中國人去殉道，因為中國一定要成為最後贏家。基於民族情緒而輕啟武統，小心反而讓美國成為最後贏家。</text:span><text:span text:style-name="T3"><text:line-break/></text:span></text:p>
      <text:p text:style-name="P6"><text:span text:style-name="T1">RK   |  2020.06.14 14:53   |   </text:span><text:a xlink:type="simple" xlink:href="http://palinfo.habago.org/Entry?Command=Information_PrintForum#FORUM39626"><text:span text:style-name="T2">#</text:span></text:a></text:p>
      <text:p text:style-name="P3"><text:span text:style-name="T1">民進黨這次三殺國民黨(總統，立委，高雄市長)，高雄也三殺了，分別是吳敦義緋聞錄音帶，黃俊英走路工，跟韓國瑜被罷免，每一次都有民進黨在背後惡意的大力的操作。俗話說：事不過三。同樣的操作能過三，也足以證明許多事情。</text:span></text:p>
      <text:p text:style-name="P2"><text:span text:style-name="T1">RK   |  2020.06.14 14:48   |   </text:span><text:a xlink:type="simple" xlink:href="http://palinfo.habago.org/Entry?Command=Information_PrintForum#FORUM39625"><text:span text:style-name="T2">#</text:span></text:a></text:p>
      <text:p text:style-name="P4"><text:span text:style-name="T1">天然獨是很好笑也很愚蠢的屬性。問一個很基本的問題-- 獨立要付出的代價是什麼? 我看這些被民進黨牽著鼻子走的蠢貨們根本講不出來(多半也只講得出消滅國民黨跟反中這種文不對題的答案而已)。這些蠢貨就算知道要付出的代價是什麼，但他們有付出的決心嗎? 連加個班都計較得要死的人們會願意付出巨大的代價追求理想中的未來? 我是不相信啦。這種沒有付出代價的決心與準備就整天肖想得到收穫的行為，跟武志紅的&lt;巨嬰國&gt;敘述有87%像。</text:span><text:span text:style-name="T3"><text:line-break/><text:line-break/></text:span></text:p>
      <text:p text:style-name="P2"><text:span text:style-name="T1">穎芝   |  2020.06.14 12:49   |   </text:span><text:a xlink:type="simple" xlink:href="http://palinfo.habago.org/Entry?Command=Information_PrintForum#FORUM39624"><text:span text:style-name="T2">#</text:span></text:a></text:p>
      <text:p text:style-name="P3"><text:span text:style-name="T1">韓市長會參加 2020 總統大選，並不只是他「個人的欲望」，單以這個論點來說太狹隘，高雄市長的職務有他的局限性，韓國瑜深知其中緣由，高雄長期以來破敗不堪，中央又處處卡韓，讓韓市長無法伸展其志，高雄的改變極其有限，底下的兩個視頻，比較能道出韓市長之所以參加大選的主要原因！</text:span><text:span text:style-name="T3"><text:line-break/><text:line-break/></text:span><text:span text:style-name="T1">《飛碟晚餐 陳揮文時間 2020 01 17 五》【54:35 ～ 57:41】台灣好，高雄才會好，改變台灣，才能改變高雄；尊重高雄人決定，罷韓決定市長去留⋯</text:span><text:span text:style-name="T3"><text:line-break/></text:span><text:a xlink:type="simple" xlink:href="https://reurl.cc/lV2v9Q"><text:span text:style-name="T5">https://reurl.cc/lV2v9Q</text:span></text:a><text:span text:style-name="T3"><text:line-break/><text:line-break/></text:span><text:span text:style-name="T1">韓國瑜罷免案讓我覺得像是在看動物世界&amp;;#124;【岩論】</text:span><text:span text:style-name="T3"><text:line-break/></text:span><text:a xlink:type="simple" xlink:href="https://youtu.be/u7xQBTZsU00"><text:span text:style-name="T5">https://youtu.be/u7xQBTZsU00</text:span></text:a><text:span text:style-name="T3"><text:line-break/><text:line-break/><text:line-break/></text:span><text:span text:style-name="T1">縱使韓市長今年就算不參加大選， 2018年縣市長選舉之後，高雄這些綠色生物失去高雄這塊禁臠，他們早就已經摩拳擦掌要準備罷免韓市長，只是會用不同的理由而已，高雄人容易被洗腦，這是大家公認的事實⋯，</text:span><text:span text:style-name="T3"><text:line-break/><text:line-break/></text:span><text:span text:style-name="T1">未來高雄市好是壞，這是高雄人的選擇，說「自作自受」、未免太殘忍，但這是事實，一些無腦的人造業，全體高雄市民承擔惡果⋯</text:span><text:span text:style-name="T3"><text:line-break/><text:line-break/></text:span></text:p>
      <text:p text:style-name="P2"><text:span text:style-name="T1">阿水   |  2020.06.14 12:44   |   </text:span><text:a xlink:type="simple" xlink:href="http://palinfo.habago.org/Entry?Command=Information_PrintForum#FORUM39623"><text:span text:style-name="T2">#</text:span></text:a></text:p>
      <text:p text:style-name="P4"><text:span text:style-name="T1">不怕貨比貨，只怕不識貨</text:span><text:span text:style-name="T3"><text:line-break/><text:line-break/></text:span><text:span text:style-name="T1">樓下我曾提到「這類人的特質」，為了提高可信度，略談一下我的資歷。在約莫二十年前，政府一清專案掃黑，我曾跟事務所的女律師搭飛機到綠島去接見一位黑道大哥，當時在台東機場的電視牆驚見桃園發生劉邦友血案。所以，這是我長久以來的觀察，或許有誤，但絕對是呈心所見。</text:span><text:span text:style-name="T3"><text:line-break/><text:line-break/></text:span><text:span text:style-name="T1">當年，我泡在凹凸的人文社會區，偶而串串外獨會和台灣茶黨。當時大家「葛格」「美眉」叫來叫去，但我對「美眉」覺得怪怪的，當時就改口叫「姑娘」。來本版一陣子以後發現不妥，就再度改口。</text:span><text:span text:style-name="T3"><text:line-break/><text:line-break/></text:span><text:span text:style-name="T1">那個時候，網路政治論壇還沒有「網軍」這個名號，大家都認為自己「識貨」，於是兩方陣營就開始「貨比貨」。怎麼個比法呢？雙方就是用我先前在幫許議長澄清「多選幾席」事件的方式，以資料及論理來證明自己才是識貨人。這種論戰方式，後來雙方即便還是各有立場，但彼此不無惺惺相惜之感。那時綠營的人很恐怖，提到一個爭議事件時，各方數據、資料接踵而來，不知哪有那麼多的時間。或許是熱情，或許是網軍；不過即便是網軍，也是優質的網軍，不像現在的網軍，錢比較好賺，只要打口水戰，製作圖片填上標語，這樣就可以領錢了。</text:span><text:span text:style-name="T3"><text:line-break/></text:span></text:p>
      <text:p text:style-name="P2"><text:span text:style-name="T1">阿水   |  2020.06.13 18:12   |   </text:span><text:a xlink:type="simple" xlink:href="http://palinfo.habago.org/Entry?Command=Information_PrintForum#FORUM39622"><text:span text:style-name="T2">#</text:span></text:a></text:p>
      <text:p text:style-name="P3"><text:span text:style-name="T1">許崑源，江湖人稱「奧援」，多數在地高雄人也不否認他是黑道出身，但在我心中，許議長是難得一見，值得一再品味追思的人間極品。</text:span><text:span text:style-name="T3"><text:line-break/><text:line-break/></text:span><text:span text:style-name="T1">陳真兄曾經轉譯許議長質詢陳菊的影片內容，而在質詢的當時，許議長早就不是黑道了，人家早就自重身分了！你還當他跟一般的議長只是高一些的程度嗎？以許議長的特質，如果自己還有敗德之行，他無法義正辭嚴的質疑另一個敗德無行的人。「有嘴講別人，無嘴講自己」，「奧援」不是這樣的人。</text:span><text:span text:style-name="T3"><text:line-break/><text:line-break/></text:span><text:span text:style-name="T1">台灣民間有個不成文的道德：「贏賭又要贏話」，被揍是應該。當高雄市議會國民黨是多數時，即便有爭執，許議長絕不會第一句就嗆反對的少數黨「多選幾席」；表決就好了嘛，幹嘛還要贏話呢？這是這種特質的人所奉行不悖的原則；不然，他會渾身不對勁，還可以感受到他的心虛。因此，我非常樂意去分析、去找資料，在這令人心冷的世道中，尋求一份美感與溫暖。當您傾心一位演奏家時，不會只聽了一曲就滿足；您也會不知滿足的一聽再聽；您也會用您的音樂知識去分享去讚嘆。</text:span><text:span text:style-name="T3"><text:line-break/><text:line-break/></text:span><text:span text:style-name="T1">我不管大家在不在乎或是否覺得有關係；但是，沒有就是沒有，沒有的事誰管你在不在乎或有沒有關係！</text:span><text:span text:style-name="T3"><text:line-break/><text:line-break/></text:span><text:span text:style-name="T1">「我自己個人的解讀，這案子（就是「多選幾席」的那個案子）雖然國民黨是弄得有點粗糙啦，但並無違法或違背程序。國民黨團自己有這樣的共識，並沒有先透過什麼黨團協商，問題是這案子當時民進黨一定會護航，協商並沒有意義，不會有共識，而當時國民黨是多數，講難聽點不協商也沒關係，所以直接表決。至於您說的，討論結束就表決，符合議事程序。」、「在議會方面，他算公正，而且守諾，我敬重。」</text:span><text:span text:style-name="T3"><text:line-break/><text:line-break/></text:span><text:span text:style-name="T1">上面是我信任的朋友給的回應，請他找資料，共同解讀。他還額外的跟我分享幾件「奧援」的特質。對，他就是這樣！嗯，遇到知音，不亦快哉！</text:span><text:span text:style-name="T3"><text:line-break/><text:line-break/></text:span><text:span text:style-name="T1">好了，不說了，學小魚兄就此打住！再多說也只是在這位人間極品的身上彈掉幾粒微塵。</text:span><text:span text:style-name="T3"><text:line-break/><text:line-break/></text:span><text:span text:style-name="T1">最後，我寧願相信「奧援」走的時候，帶著「引刀成一快」的快感。這類人的特質，很在意快感。</text:span><text:span text:style-name="T3"><text:line-break/></text:span></text:p>
      <text:p text:style-name="P2"><text:span text:style-name="T1">王修亮   |  2020.06.13 16:14   |   </text:span><text:a xlink:type="simple" xlink:href="http://palinfo.habago.org/Entry?Command=Information_PrintForum#FORUM39621"><text:span text:style-name="T2">#</text:span></text:a></text:p>
      <text:p text:style-name="P4"><text:span text:style-name="T1">一、台灣總以為藍綠惡鬥是現況，但稍有點思考的人，都明白藍綠是同一個主人：美國。</text:span><text:span text:style-name="T3"><text:line-break/></text:span><text:span text:style-name="T1">所有的惡鬥只是美國主人決定大方向之後，兩黨爭食主人倒在碗裡的菜飯而已，只能爭碗裡給你們的肉或菜，沒給你們的，你們不能要。</text:span><text:span text:style-name="T3"><text:line-break/></text:span><text:span text:style-name="T1">派出不同的奴才來當家，其實奴才都無能當家，只能聽話。不論是誰當總統，還是誰能當台大校長。</text:span><text:span text:style-name="T3"><text:line-break/></text:span><text:span text:style-name="T1">回望柱註姊之失......</text:span><text:span text:style-name="T3"><text:line-break/><text:line-break/></text:span><text:span text:style-name="T1">韓國瑜能當上高雄市長，正如管爺能當上台大校長，出乎主人意料之外。</text:span><text:span text:style-name="T3"><text:line-break/></text:span><text:span text:style-name="T1">台大能再有第二個管爺嗎？我個人很悲觀。</text:span><text:span text:style-name="T3"><text:line-break/></text:span><text:span text:style-name="T1">韓國瑜很快就被罷免了，想衝上總統職位當然也有他個人的欲望，但除了美國主人的指揮，有品文人們也只懂盯著他這一點來深責，看不到其他。</text:span><text:span text:style-name="T3"><text:line-break/></text:span><text:span text:style-name="T1">台灣所謂看不起韓國瑜的有品文人，也太以為自己「有品」了。</text:span><text:span text:style-name="T3"><text:line-break/></text:span><text:span text:style-name="T1">有品無德。</text:span><text:span text:style-name="T3"><text:line-break/><text:line-break/></text:span><text:span text:style-name="T1">品屬於個人修養，德屬於群體責任。</text:span><text:span text:style-name="T3"><text:line-break/></text:span><text:span text:style-name="T1">看透了成敗是一回事，堅持有品而失德是另一回事。</text:span><text:span text:style-name="T3"><text:line-break/></text:span><text:span text:style-name="T1">有德的人或許從大觀角度不支持韓國瑜，但不會跟著奴才、主人，辱罵韓國瑜。</text:span><text:span text:style-name="T3"><text:line-break/><text:line-break/></text:span><text:span text:style-name="T1">二、被愚弄到切割自己文化與民族歷史的人，是失智的人。</text:span><text:span text:style-name="T3"><text:line-break/></text:span><text:span text:style-name="T1">知識從來都不是智慧，知識只是零件，無限的知識只是無限的零件，不會產生靈魂與動力。</text:span><text:span text:style-name="T3"><text:line-break/></text:span><text:span text:style-name="T1">文化與民族歷史是人生命的動力，黏結著你的內外所有。</text:span><text:span text:style-name="T3"><text:line-break/></text:span><text:span text:style-name="T1">極端的民族主義很危險，動力太大，燒毀一切。但失去民族，也同樣是另一個極端。</text:span><text:span text:style-name="T3"><text:line-break/><text:line-break/></text:span><text:span text:style-name="T1">當我們否定自己是中國人與中國文化時，我們就甚麼人都不是，只能漂浮在他人的動力棋盤上游移。</text:span><text:span text:style-name="T3"><text:line-break/></text:span><text:span text:style-name="T1">發而皆中節，很不容易，只能戒慎恐懼。</text:span><text:span text:style-name="T3"><text:line-break/></text:span><text:span text:style-name="T1">我只是水底的頑石，冒不出頭，挽不柱洪流。</text:span><text:span text:style-name="T3"><text:line-break/></text:span><text:span text:style-name="T1">繼續做自己能做的事。</text:span><text:span text:style-name="T3"><text:line-break/></text:span></text:p>
      <text:p text:style-name="P2"><text:span text:style-name="T1">陳真   |  2020.06.13 14:35   |   </text:span><text:a xlink:type="simple" xlink:href="http://palinfo.habago.org/Entry?Command=Information_PrintForum#FORUM39620"><text:span text:style-name="T2">#</text:span></text:a></text:p>
      <text:p text:style-name="P3"><text:span text:style-name="T1">我現在在AIT附近的一間豆漿店看書，等候三點的到來。</text:span><text:span text:style-name="T3"><text:line-break/><text:line-break/></text:span><text:span text:style-name="T1">十幾年來,我已經下定決心不再買書。以前一年買幾百本無謂且瑣碎之學術用書，現在卻很多年才買一本真正有價值的書。</text:span><text:span text:style-name="T3"><text:line-break/><text:line-break/></text:span><text:span text:style-name="T1">最近買了一本David Lynch的 “Room to dream”, 正在看，但我卻想起他的另一本，他說:</text:span><text:span text:style-name="T3"><text:line-break/><text:line-break/></text:span><text:span text:style-name="T1">“Ideas are like fish. If you want to catch little fish, you can stay in the shallow water. But if you want to catch the big fish, you’ve got to go deeper. Down deep, the fish are more powerful and more pure.They’re huge and abstract. And they’re very beautiful."</text:span><text:span text:style-name="T3"><text:line-break/><text:line-break/></text:span><text:span text:style-name="T1">--David Lynch, "Catching the Big Fish: Meditation, Consciousness, and Creativity"</text:span></text:p>
      <text:p text:style-name="P2"><text:span text:style-name="T1">欧阳阳   |  2020.06.13 13:11   |   </text:span><text:a xlink:type="simple" xlink:href="http://palinfo.habago.org/Entry?Command=Information_PrintForum#FORUM39619"><text:span text:style-name="T2">#</text:span></text:a></text:p>
      <text:p text:style-name="P4"><text:span text:style-name="T3"><text:line-break/></text:span><text:span text:style-name="T1">所以说，台湾真正最“台独”，最具“台湾主体性”，其实是蒋介石，蒋经国时代！</text:span></text:p>
      <text:p text:style-name="P2"><text:span text:style-name="T1">欧阳阳   |  2020.06.13 12:51   |   </text:span><text:a xlink:type="simple" xlink:href="http://palinfo.habago.org/Entry?Command=Information_PrintForum#FORUM39618"><text:span text:style-name="T2">#</text:span></text:a></text:p>
      <text:p text:style-name="P3"><text:span text:style-name="T3"><text:line-break/></text:span><text:span text:style-name="T1">前面说民进党是只剩一个外壳，各路牛鬼蛇神都往里面装；其实感觉国民党也差不多，国民党早已经不是当年的国民党，早已经失去初心，沦为了一个争权夺利的壳！因为在民进党没有抢到好位置，所以只好留在国民党，毕竟国民党这个壳目前看来虽然没有民进党那个壳好用，但也还有一席之地。</text:span><text:span text:style-name="T3"><text:line-break/><text:line-break/></text:span><text:span text:style-name="T1">当然，可能也还有少数政客保持有一定的情怀理想，比如洪秀柱，张亚中等人，但是成不了主流，只能在边缘地带呐喊！</text:span><text:span text:style-name="T3"><text:line-break/><text:line-break/></text:span><text:span text:style-name="T1">在蒋介石，蒋经国时代，国民党拥有绝对的控制权，掌握有台湾的麦克风，那时候的政治正确自然是“爱国爱党”； 当时候台湾有些人，也就是所谓党外，他们反国民党，反独裁，这些人思维应该是受西方自由民主思潮的推动，是有一定理想情怀的！但是，如果说台湾的民主化进程主要是由这些党外促成的，显然不是事实；如果蒋经国们不主动放权，他们那点能量是不足以成事的，至于蒋经国为什么要这样做，当然也是受到西方自由民主思潮的影响！蒋经国也想往民主化方向改变。</text:span><text:span text:style-name="T3"><text:line-break/><text:line-break/></text:span><text:span text:style-name="T1">如果说当初蒋介石，蒋经国时代接受美国思潮的影响，但是还是保持一定的中国主体性；那后面的民进党在夺权的过程中，为了和国民党产生区隔，去中国化，妖魔化中国成为他们一种意识形态宣传工具！</text:span><text:span text:style-name="T3"><text:line-break/><text:line-break/></text:span><text:span text:style-name="T1">有人说中国的打压才是台湾民众支持台独的声量越来越大，这显然也不是事实！恰恰相反，中国的晦光养晦，国力与美国有差距，舆论宣传能力更是不如美国，这才是台独声量越来越大的真正原因，不是中国压力太大，而是来自中国影响力还太少了；如果不是中国的这些打压，恐怕台独会走得更</text:span><text:span text:style-name="T4">远</text:span><text:span text:style-name="T1">！</text:span><text:span text:style-name="T3"><text:line-break/><text:line-break/></text:span><text:span text:style-name="T1">国民党失去政权，民进党风头正兴，有些国民党党员心理其实是希望中国大陆加大压力的，因为只有中国大陆施加更大的影响力，国民党才有翻身的机会。</text:span><text:span text:style-name="T3"><text:line-break/></text:span><text:span text:style-name="T1">民进党则恰恰相反，与美国势力勾结在一起</text:span><text:span text:style-name="T3"><text:line-break/><text:line-break/></text:span><text:span text:style-name="T1">所以说，台湾的政治演变主要力量在台湾之外，至于真正 的“台独”，台湾的主体性，最少到目前为止，这只是一个假命题！</text:span><text:span text:style-name="T3"><text:line-break/></text:span></text:p>
      <text:p text:style-name="P2"><text:span text:style-name="T1">阿水   |  2020.06.13 12:32   |   </text:span><text:a xlink:type="simple" xlink:href="http://palinfo.habago.org/Entry?Command=Information_PrintForum#FORUM39617"><text:span text:style-name="T2">#</text:span></text:a></text:p>
      <text:p text:style-name="P4"><text:span text:style-name="T1">假日，輕鬆一下，底下的「空心蔡由來考」，是我認為用「天然空」比用「天然蠢」來形容比較貼切的理由。</text:span><text:span text:style-name="T3"><text:line-break/><text:line-break/></text:span><text:span text:style-name="T1">原文網址；</text:span><text:a xlink:type="simple" xlink:href="https://tw.appledaily.com/new/realtime/20160622/891448/"><text:span text:style-name="T5">https://tw.appledaily.com/new/realtime/20160622/891448/</text:span></text:a></text:p>
      <text:p text:style-name="P2"><text:span text:style-name="T1">鄭豐遠   |  2020.06.13 07:53   |   </text:span><text:a xlink:type="simple" xlink:href="http://palinfo.habago.org/Entry?Command=Information_PrintForum&amp;#FORUM39616"><text:span text:style-name="T2">#</text:span></text:a></text:p>
      <text:p text:style-name="P3"><text:span text:style-name="T1">在一定時間的經濟優勢以及無數的洗腦下，台灣和香港長年以來，在潛意識中一直對大陸存在著一種高姿態，似乎中國或中國人或大陸人就象徵著落後與"沒水準"。這樣的傲慢存在於方方面面，包括所謂知識圈子。過去在台灣念書時，學校裡的教授與學者，一談起大陸學界，往往就會露出一副輕蔑表情，彷彿對岸的學術水平根本就"不配"與之放在一起討論似的。學生有樣學樣，特別是台大成大這類所謂台灣頂尖學府，年輕學子並無多少學術熱情，卻滿腹驕傲與虛榮，談起大陸或大陸人就好像在說什麼智能不足的人種似的。</text:span><text:span text:style-name="T3"><text:line-break/><text:line-break/></text:span><text:span text:style-name="T1">但事實是，對岸的學者與學術成績不但不比台灣差，而且正好相反，遠遠是台灣所不及。即便不說現在，若把時間往前推，考慮到比如說二三十年前的大陸經濟況狀，當時的學術成就更顯得不易與突出。</text:span><text:span text:style-name="T3"><text:line-break/><text:line-break/></text:span><text:span text:style-name="T1">如今，隨隨便便在鳳凰衛視或觀視頻找一任意主題的影片，不論你同不同意主講者的觀點，但其思考品質往往大幅超越台灣的學者專家。我相信在學術圈子內更是如此。</text:span><text:span text:style-name="T3"><text:line-break/><text:line-break/></text:span><text:span text:style-name="T1">剛看到下面這影片，正好說到大家議論不休的法律和自由。</text:span><text:span text:style-name="T3"><text:line-break/><text:line-break/></text:span><text:a xlink:type="simple" xlink:href="https://youtu.be/Ip-L1N0GgIY"><text:span text:style-name="T5">https://youtu.be/Ip-L1N0GgIY</text:span></text:a><text:span text:style-name="T3"><text:line-break/></text:span><text:span text:style-name="T1">在美国，究竟什么东西是真正“自由”的？｜范勇鹏</text:span></text:p>
      <text:p text:style-name="P2"><text:span text:style-name="T1">穎芝   |  2020.06.13 01:24   |   </text:span><text:a xlink:type="simple" xlink:href="http://palinfo.habago.org/Entry?Command=Information_PrintForum&amp;#FORUM39615"><text:span text:style-name="T2">#</text:span></text:a></text:p>
      <text:p text:style-name="P3"><text:span text:style-name="T1">我從來不稱「天然獨」，這樣說就好像有人打從娘胎生下來就天生主張台獨一樣的荒謬，我寧可稱為「人工獨」，這才比較符合實情，那些主當台獨的人都是經過教育、文化洗腦等後天因素養成的意識形態，當年我聽到從暴力老英的嘴裡迸出「天然獨」的詞彙，就覺得很可笑，我倒是認為她才是「天然蠢」、腦袋空空、滿肚子壞水的惡毒女人！</text:span></text:p>
      <text:p text:style-name="P2"><text:span text:style-name="T1">老羊   |  2020.06.13 00:27   |   </text:span><text:a xlink:type="simple" xlink:href="http://palinfo.habago.org/Entry?Command=Information_PrintForum&amp;iPage=1#FORUM39614"><text:span text:style-name="T2">#</text:span></text:a></text:p>
      <text:p text:style-name="P3"><text:span text:style-name="T1">我在美國花了六年拿博士、一年半博士後研究、在硅谷待了二十年，參加過很多物理專業的國際會議，和「自己人」講「方言」是非常普遍的事情，唯一的禮節是當中有不懂該方言的人時，就改用英文溝通。</text:span><text:span text:style-name="T3"><text:line-break/><text:line-break/></text:span><text:span text:style-name="T1">公司裡什麼人都有：亞州、歐洲各國、印度、中東，大家也都是按照這種習慣；我在公司裡聽了不知多少德語、俄語、法語、義大利語、普通話、廣東話、日語、韓語、印地語（Hindi）、還有阿拉伯語。每個人和同族裔的同事在私下都會用「家鄉話」溝通；只要考慮到周圍的人，說自己最熟悉的語言不算違反什麼社交忌諱。</text:span><text:span text:style-name="T3"><text:line-break/><text:line-break/></text:span></text:p>
      <text:p text:style-name="P2"><text:span text:style-name="T1">阿水   |  2020.06.12 22:13   |   </text:span><text:a xlink:type="simple" xlink:href="http://palinfo.habago.org/Entry?Command=Information_PrintForum&amp;iPage=1#FORUM39613"><text:span text:style-name="T2">#</text:span></text:a></text:p>
      <text:p text:style-name="P4"><text:span text:style-name="T1">「或者說這種霸權心態是從福佬沙文主義脫胎而來」</text:span><text:span text:style-name="T3"><text:line-break/><text:line-break/></text:span><text:span text:style-name="T1">世勤，我認為上面這種說法比較貼切。當您嗆那位阿伯「她是客家人!」以後，阿伯應該啞口無言、滿臉通紅吧？這種霸權心態的主要對象是台灣閩南語族群和外省人（因為過去壓迫本省人的母語）。對於客家人、原住民和新住民，這種霸心態就沒有這麼強烈，甚至會不好意思要求這些族群一定要說「台語」。</text:span><text:span text:style-name="T3"><text:line-break/><text:line-break/></text:span><text:span text:style-name="T1">客家人在這種霸權心態下最吃虧，因為從原住民和新住民的長相和膚色一眼就能判斷應該不是台灣本省人；客家人就沒有這種「福利」，沒說台語就可能被嗆。我猜，客家人在台灣本土意識的氛圍之下，應該會覺得蠻悶的。</text:span><text:span text:style-name="T3"><text:line-break/><text:line-break/></text:span><text:span text:style-name="T1">另外，我還想起一位朋友，他是留德法學博士，有一次參加英語為主的國際法學研討會，在休息時間與另一位留德的同學用德語交換法學意見，這時一位留美的同學走過來，笑著拍拍我朋友的肩頭說：請不要說「方言」（開玩笑的）。</text:span><text:span text:style-name="T3"><text:line-break/></text:span></text:p>
      <text:p text:style-name="P2"><text:span text:style-name="T1">許世勤   |  2020.06.12 16:51   |   </text:span><text:a xlink:type="simple" xlink:href="http://palinfo.habago.org/Entry?Command=Information_PrintForum&amp;iPage=1#FORUM39612"><text:span text:style-name="T2">#</text:span></text:a></text:p>
      <text:p text:style-name="P3"><text:span text:style-name="T1">因為I can't breath引發的一連串抗議種族問題的運動，最近HBO Max下架了「亂世佳人(Gone with the Wind)」而引發討論。</text:span><text:span text:style-name="T3"><text:line-break/><text:line-break/></text:span><text:span text:style-name="T1">雖然我不曾看過這部電影，但HBO Max下架這部電影的原因，據說是備受爭議的種族議題。似乎是因為劇情內容懷念美國南方「美好的種植園」生活，美化了壓迫「黑奴」的歷史。極為諷刺的是，當初因為該片得獎的女性黑人演員Hattie McDaniel，卻受限於種族隔離政策而不能上台接受頒獎。</text:span><text:span text:style-name="T3"><text:line-break/><text:line-break/></text:span><text:span text:style-name="T1">這次的Black Lives Matter的運動，王孟源博士認為很大程度是政治動員的結果：</text:span><text:span text:style-name="T3"><text:line-break/></text:span><text:span text:style-name="T1">「美國政經精英要制定新的政策方向或做重要的變革，傳統上必須先以輿論洗腦、製造出共識。70年代財閥反撲是如此，2009年準備反中也是如此，其實現在風起雲湧的反種族歧視運動，也同樣是一個宣傳活動推動多年的後果；只不過這種事不能明説，所以過去幾年的美國大衆又是溫水煮青蛙，完全沒有意識到他們早已在被組織動員的過程當中。」</text:span><text:span text:style-name="T3"><text:line-break/><text:line-break/></text:span><text:span text:style-name="T1">原文網址: </text:span><text:a xlink:type="simple" xlink:href="http://blog.udn.com/MengyuanWang/138397162"><text:span text:style-name="T5">http://blog.udn.com/MengyuanWang/138397162</text:span></text:a><text:span text:style-name="T3"><text:line-break/></text:span></text:p>
      <text:p text:style-name="P2"><text:span text:style-name="T1">許世勤   |  2020.06.12 16:18   |   </text:span><text:a xlink:type="simple" xlink:href="http://palinfo.habago.org/Entry?Command=Information_PrintForum&amp;iPage=1#FORUM39611"><text:span text:style-name="T2">#</text:span></text:a></text:p>
      <text:p text:style-name="P4"><text:span text:style-name="T1">我的女朋友是客家人，有次她被一個阿伯嗆說「不會講台語不是台灣人」，我則用「台語」反嗆回去「她是客家人!」一些老一輩的閩南人，自稱台灣人，但他們壓根不把不會說「台語」的人看作台灣人。</text:span><text:span text:style-name="T3"><text:line-break/><text:line-break/></text:span><text:span text:style-name="T1">這個霸權心態，以往的說法就是「福佬沙文主義」吧？或者說這種霸權心態是從福佬沙文主義脫胎而來，或多或少再摻入些許後殖民的「被殖民過比較高級」這個心態，很有「乞丐趕廟公」的味道，原住民的語言反而變得不道地、不本土了。這也很有美國的「白人優越主義」及「美國例外論」的味道，只要符合「政治正確」，一切傷天害理的事都可以合理化。但回歸到語言，我的看法還是應該以溝通的實用性來做為取捨。像我三不五時就在練習英文，畢竟那是世界上使用人口最多的語言。</text:span><text:span text:style-name="T3"><text:line-break/><text:line-break/></text:span><text:span text:style-name="T1">哪天英語或中文被「正名」為「地球語」，那對這些過於強調自己語言的霸權心態者，豈不是要嗆他「不會說英語(中文)，不是地球人！」</text:span></text:p>
      <text:p text:style-name="P2"><text:span text:style-name="T1">阿水   |  2020.06.12 15:08   |   </text:span><text:a xlink:type="simple" xlink:href="http://palinfo.habago.org/Entry?Command=Information_PrintForum&amp;iPage=1#FORUM39610"><text:span text:style-name="T2">#</text:span></text:a></text:p>
      <text:p text:style-name="P3"><text:span text:style-name="T1">世勤提到『如果無限上綱成「種族」問題，把台灣腔的閩南語「獨立」出來成為「台語」，拚命找出各種差異來宣稱「台語」不是閩南語，這有任何意義嗎？』</text:span><text:span text:style-name="T3"><text:line-break/><text:line-break/></text:span><text:span text:style-name="T1">為了獨立出來而強調應稱為「台語」，還有一個問題：閩南語（台語）的霸權心態。</text:span><text:span text:style-name="T3"><text:line-break/><text:line-break/></text:span><text:span text:style-name="T1">台灣島內有不同族的原住民、客家人等，還有新住民。而台語是「台灣話」的簡稱，這樣不利島內族群和諧，也不尊重其他不同語系的人民。</text:span><text:span text:style-name="T3"><text:line-break/><text:line-break/></text:span><text:span text:style-name="T1">我有一個外省網友曾經在論壇上表示，現在政府說學校要教母語，但所教的母語只有主要族群的母語，可是台灣外省人的母語不見得是「國語」，而這些來自大陸36個省（現在不是）的母語都沒教，這對外省同胞是不是不公平。</text:span><text:span text:style-name="T3"><text:line-break/></text:span></text:p>
      <text:p text:style-name="P2"><text:span text:style-name="T1">衛思燕   |  2020.06.12 14:26   |   </text:span><text:a xlink:type="simple" xlink:href="http://palinfo.habago.org/Entry?Command=Information_PrintForum&amp;iPage=1#FORUM39609"><text:span text:style-name="T2">#</text:span></text:a></text:p>
      <text:p text:style-name="P4"><text:span text:style-name="T1">美國這邊確診數超過兩百萬，大家似乎已經習以為常，對疫情有點麻痺的感覺。媒體現在的焦點，大多集中在非裔美國人的人權問題。</text:span><text:span text:style-name="T3"><text:line-break/></text:span><text:span text:style-name="T1">有關Covid-19的相關研究，英國近日發布的報告顯示，只有0.08%病毒毒株與中國有關，但來自美國的也只有2.07%。</text:span><text:span text:style-name="T3"><text:line-break/><text:line-break/></text:span><text:span text:style-name="T1">More than THREE QUARTERS of Covid-19 virus samples in Britain originated in Spain, France and Italy — and only 0.08% can be traced back to China, study claims</text:span><text:span text:style-name="T3"><text:line-break/></text:span><text:span text:style-name="T1">11 June 2020 Daily Mail</text:span><text:span text:style-name="T3"><text:line-break/></text:span><text:a xlink:type="simple" xlink:href="https://reurl.cc/E7edq0"><text:span text:style-name="T5">https://reurl.cc/E7edq0</text:span></text:a><text:span text:style-name="T3"><text:line-break/><text:line-break/></text:span><text:span text:style-name="T1">英國科學家原以為病毒樣本都能追溯到中國，結果僅0.08%相關</text:span><text:span text:style-name="T3"><text:line-break/></text:span><text:span text:style-name="T1">環球時報新媒體2020-06-11</text:span><text:span text:style-name="T3"><text:line-break/></text:span><text:a xlink:type="simple" xlink:href="https://m.huanqiu.com/article/3ybryfIzLOM"><text:span text:style-name="T5">https://m.huanqiu.com/article/3ybryfIzLOM</text:span></text:a><text:span text:style-name="T3"><text:line-break/><text:line-break/></text:span><text:span text:style-name="T1">據英國《每日郵報》6月10日報導，研究顯示，英國至少3/4的新冠肺炎病例是源自西班牙、法國和義大利的病毒毒株，而源自中國的病毒毒株只引發了全英國0.08%的病例。</text:span><text:span text:style-name="T3"><text:line-break/></text:span><text:span text:style-name="T1">來自愛丁堡大學和牛津大學的科學家，從16500名新冠病毒陽性的英國人身上提取了樣本，對這些樣本的基因組進行了研究。結果顯示，34%的病毒樣本可以追溯到在西班牙流行的毒株，29%追溯至法國，14%追溯至義大利。這些占到所有病毒樣本的77%。</text:span><text:span text:style-name="T3"><text:line-break/></text:span><text:span text:style-name="T1">剩下的部分，15%的病毒樣本可以追溯到比利時(6.47%)、荷蘭(4.48%)和愛爾蘭(3.1%)。2.95%的病毒樣本來自瑞士、2.07%來自美國。而能夠追溯到中國的病毒樣本只占0.08%。</text:span><text:span text:style-name="T3"><text:line-break/></text:span><text:span text:style-name="T1">還有一些病毒毒株是在英國“土生土長”的，但它們的祖先來自其他國家。由於中國最先發現新冠病毒疫情，因此科學家們原先設想，所有的病毒毒株都可以追溯到中國，再以此為基礎進行接下來的研究。另外，這項研究沒能發現有關病毒何時在英國首次出現的任何資訊。</text:span><text:span text:style-name="T3"><text:line-break/></text:span><text:span text:style-name="T1">據介紹，目前英國官方公佈的首個新冠病毒感染病例出現在1月31日，但現在很多英國人都懷疑，自己或親人在此之前就已經被感染了。數百名英國人曾表示，他們在去年耶誕節期間出現過明顯的流感症狀。</text:span><text:span text:style-name="T3"><text:line-break/></text:span></text:p>
      <text:p text:style-name="P2"><text:span text:style-name="T1">阿水   |  2020.06.12 13:55   |   </text:span><text:a xlink:type="simple" xlink:href="http://palinfo.habago.org/Entry?Command=Information_PrintForum&amp;iPage=1#FORUM39608"><text:span text:style-name="T2">#</text:span></text:a></text:p>
      <text:p text:style-name="P3"><text:span text:style-name="T1">陽陽兄和版友們，這裡不是聊天室，以後我對您的意見同意、認為可以兩案並陳或不置可否的部分，我就不回應了，但絕不是擺高姿態不理您，我還是會潛水偷看。而這個聲明只有一次，以後不再說明。</text:span></text:p>
      <text:p text:style-name="P2"><text:span text:style-name="T1">qegg   |  2020.06.12 13:28   |   </text:span><text:a xlink:type="simple" xlink:href="http://palinfo.habago.org/Entry?Command=Information_PrintForum&amp;iPage=1#FORUM39607"><text:span text:style-name="T2">#</text:span></text:a></text:p>
      <text:p text:style-name="P4"><text:span text:style-name="T1">看到豐遠的清單，覺得好有趣，我也來加幾個:</text:span><text:span text:style-name="T3"><text:line-break/></text:span><text:span text:style-name="T1">調頭</text:span><text:span text:style-name="T3"><text:line-break/></text:span><text:span text:style-name="T1">光柵</text:span><text:span text:style-name="T3"><text:line-break/></text:span><text:span text:style-name="T1">曝光</text:span><text:span text:style-name="T3"><text:line-break/></text:span><text:span text:style-name="T1">還有一個我總是想不懂的就是瓜地馬拉和危地馬拉...</text:span></text:p>
      <text:p text:style-name="P2"><text:span text:style-name="T1">許世勤   |  2020.06.12 13:17   |   </text:span><text:a xlink:type="simple" xlink:href="http://palinfo.habago.org/Entry?Command=Information_PrintForum&amp;iPage=1#FORUM39606"><text:span text:style-name="T2">#</text:span></text:a></text:p>
      <text:p text:style-name="P3"><text:a xlink:type="simple" xlink:href="https://www.rt.com/op-ed/491561-hong-kong-blm-jimmy-lai/"><text:span text:style-name="T5">https://www.rt.com/op-ed/491561-hong-kong-blm-jimmy-lai/</text:span></text:a><text:span text:style-name="T3"><text:line-break/><text:line-break/></text:span><text:span text:style-name="T1">其實不只是香港的示威者被視為跟極右法西斯站在同一個陣線，台灣的太陽花世代又何嘗不是呢？那些標榜所謂「進步」價值的各個外圍團體，個個都是披上「民主、自由、人權」外衣的法西斯集團。</text:span></text:p>
      <text:p text:style-name="P2"><text:span text:style-name="T1">阿水   |  2020.06.12 12:58   |   </text:span><text:a xlink:type="simple" xlink:href="http://palinfo.habago.org/Entry?Command=Information_PrintForum&amp;iPage=1#FORUM39605"><text:span text:style-name="T2">#</text:span></text:a></text:p>
      <text:p text:style-name="P4"><text:span text:style-name="T1">看完陳真兄的論述之後，底下那篇「枝葉末節」中的「除非從最根本的「兩國論」或台灣獨立去解開這個結，讓多數已經「天然獨」的台灣民眾認同自己是中國人」修改為：</text:span><text:span text:style-name="T3"><text:line-break/><text:line-break/></text:span><text:span text:style-name="T1">『除非從最根本的台灣民意主流--「兩國論」（或台灣獨立）去解開這個結，讓多數已經「天然獨」的台灣民眾認為：與中國統一是台灣長治久安之策，而且慶幸自己還有這個選項，因為中國一直把台灣人當同胞。』</text:span><text:span text:style-name="T3"><text:line-break/></text:span></text:p>
      <text:p text:style-name="P2"><text:span text:style-name="T1">欧阳阳   |  2020.06.12 12:56   |   </text:span><text:a xlink:type="simple" xlink:href="http://palinfo.habago.org/Entry?Command=Information_PrintForum&amp;iPage=1#FORUM39604"><text:span text:style-name="T2">#</text:span></text:a></text:p>
      <text:p text:style-name="P3"><text:span text:style-name="T1">阿水 ，</text:span><text:span text:style-name="T3"><text:line-break/><text:line-break/></text:span><text:span text:style-name="T1">关于「政治正確」，陈真的文章前面已经谈了很多，30多前也是一样，那时候大部分政客文人也是讲「政治正確」，只不过此「政治正確」非彼「政治正確」，那时候是忠党爱国，现在也是忠党爱国，相信如果中共将来能够控制台湾舆论政权，大部分政客依然会忠党爱国，依然会「政治正確」。</text:span><text:span text:style-name="T3"><text:line-break/><text:line-break/></text:span><text:span text:style-name="T1">30多前的民进党可能还会讲民主，反独裁，但是后面人多了一个，美国势力渗透，牛鬼蛇神混入，再有旧国民党时期的变色龙，民进党也只是一个外壳而已，一个用来争权夺利的外壳。</text:span></text:p>
      <text:p text:style-name="P5"><text:span text:style-name="T1"> </text:span></text:p>
      <text:p text:style-name="P2"><text:span text:style-name="T1">阿水   |  2020.06.12 11:55   |   </text:span><text:a xlink:type="simple" xlink:href="http://palinfo.habago.org/Entry?Command=Information_PrintForum&amp;iPage=2#FORUM39603"><text:span text:style-name="T2">#</text:span></text:a></text:p>
      <text:p text:style-name="P3"><text:span text:style-name="T1">陽陽，</text:span><text:span text:style-name="T3"><text:line-break/><text:line-break/></text:span><text:span text:style-name="T1">「我感觉你没有理解台湾政治的本质，」</text:span><text:span text:style-name="T3"><text:line-break/><text:line-break/></text:span><text:span text:style-name="T1">台灣政治的「形式」就是：政客會先站在「政治正確」的一邊，甚至洗腦民眾什麼是「政治正確」，然後用所謂符合「民主與理性」的做法（因為手段合理、合法、可接受），來達到「政治正確」所想要達到的目的。</text:span><text:span text:style-name="T3"><text:line-break/><text:line-break/></text:span><text:span text:style-name="T1">當然，民進黨的本質已經不民主及不理性了。可是就「去中國化」這項政策的執行面，還沒有偏離民主與理性。可是，本版是看本質面的，不會被假相所欺騙。用法律專業用語來說，民進黨就這個政策的執行雖然符合「程序正義」，但「實體正義」就要以陳真兄底下的論述去理解。這樣，就不會被騙了。</text:span><text:span text:style-name="T3"><text:line-break/><text:line-break/></text:span><text:span text:style-name="T1">好了，我不說了，陳真兄那一篇論述才是問題的根本認識，我底下所說的，也算是「枝葉末節」。</text:span></text:p>
      <text:p text:style-name="P2"><text:span text:style-name="T1">鄭豐遠   |  2020.06.12 11:31   |   </text:span><text:a xlink:type="simple" xlink:href="http://palinfo.habago.org/Entry?Command=Information_PrintForum&amp;iPage=2#FORUM39602"><text:span text:style-name="T2">#</text:span></text:a></text:p>
      <text:p text:style-name="P7"><text:span text:style-name="T1">講到語言，說個題外話。</text:span><text:span text:style-name="T3"><text:line-break/><text:line-break/></text:span><text:span text:style-name="T1">剛剛吃中飯時，無意間看到這個影片 (影片主人公是中國駐俄大使):</text:span><text:span text:style-name="T3"><text:line-break/></text:span><text:a xlink:type="simple" xlink:href="https://youtu.be/YC_gulOPigI"><text:span text:style-name="T5">https://youtu.be/YC_gulOPigI</text:span></text:a><text:span text:style-name="T3"><text:line-break/><text:line-break/></text:span><text:span text:style-name="T1">真的是把我給羨慕死了，我不知道三字經也能翻譯 (不是草泥馬三字經)。我的日常之一就是翻譯，即時中英口譯或台英口譯現在對我都不是事了，專業工作上我也翻譯軟體 (大陸稱軟件之漢化)，但或許是水平不足，或許是境遇關係，這樣的本事終究沒有真正的發揮。我常想，人生若重來一次，若能有所選擇，或許我不會走上科學道路，甚至不會成為一個藝術家或音樂家，而可能會成為一個語言專家或外交大使。</text:span></text:p>
      <text:p text:style-name="P2"><text:span text:style-name="T1">李念淨   |  2020.06.12 11:21   |   </text:span><text:a xlink:type="simple" xlink:href="http://palinfo.habago.org/Entry?Command=Information_PrintForum&amp;iPage=2#FORUM39601"><text:span text:style-name="T2">#</text:span></text:a></text:p>
      <text:p text:style-name="P3"><text:a xlink:type="simple" xlink:href="https://thegrayzone.com/2020/06/09/hong-kongs-far-right-us-politicians-crush-black-lives-matter/"><text:span text:style-name="T5">https://thegrayzone.com/2020/06/09/hong-kongs-far-right-us-politicians-crush-black-lives-matter/</text:span></text:a><text:span text:style-name="T3"><text:line-break/><text:line-break/></text:span><text:span text:style-name="T1">Hong Kong’s ‘pro-democracy’ movement allies with far-right US politicians that seek to crush Black Lives Matter</text:span><text:span text:style-name="T3"><text:line-break/><text:line-break/></text:span><text:span text:style-name="T1">As a Hong Kong protest leader promotes far-right condemnations of US anti-racism demonstrations and activists shut down a Black Lives Matter rally in the city, Hong Kong organizers forge close ties with hardline Republicans in Washington.</text:span><text:span text:style-name="T3"><text:line-break/><text:line-break/></text:span><text:span text:style-name="T1">一篇獨立記者的報導</text:span><text:span text:style-name="T3"><text:line-break/></text:span><text:span text:style-name="T1">很明白指出香港抗議活動與華府共和黨鷹派的緊密關係</text:span><text:span text:style-name="T3"><text:line-break/></text:span><text:span text:style-name="T1">其口徑如出一轍的同步，甚至連黑人反種族歧視的問題上均持極右翼立場。</text:span><text:span text:style-name="T3"><text:line-break/></text:span></text:p>
      <text:p text:style-name="P2"><text:span text:style-name="T1">欧阳阳   |  2020.06.12 11:16   |   </text:span><text:a xlink:type="simple" xlink:href="http://palinfo.habago.org/Entry?Command=Information_PrintForum&amp;iPage=2#FORUM39600"><text:span text:style-name="T2">#</text:span></text:a></text:p>
      <text:p text:style-name="P4"><text:span text:style-name="T1">阿水,</text:span><text:span text:style-name="T3"><text:line-break/><text:line-break/></text:span><text:span text:style-name="T1">我感觉你没有理解台湾政治的本质，</text:span><text:span text:style-name="T3"><text:line-break/></text:span><text:span text:style-name="T1">“必須選擇大多數人民可接受的改革的方式及程序”，“但在執行這項政策時，還是符合民主與理性的”，“已經「天然獨」的台灣民眾”。</text:span><text:span text:style-name="T3"><text:line-break/><text:line-break/></text:span><text:span text:style-name="T1">你这个观点的有一个假设前提: 多数人的意识是独立自主的，是理性的；</text:span><text:span text:style-name="T3"><text:line-break/></text:span><text:span text:style-name="T1">但是这不是事实！</text:span><text:span text:style-name="T3"><text:line-break/><text:line-break/></text:span><text:span text:style-name="T1">近年来一些心理实验表明人类的自由意志可能是幻觉，我的理解是，大多数人的所谓自主意识是可以被舆论环境塑造的，也就是陈真前文中提到的，“谁掌握了麦克风，谁就掌握了所谓民意”，「天然獨」当然是个假命题，它是由台湾舆论氛围塑造的“人造独”。</text:span><text:span text:style-name="T3"><text:line-break/><text:line-break/></text:span><text:span text:style-name="T1">綠營「去中國化」去的不徹底，这与所谓“多数民意”无关，他们也并不是真的想「去中國化」，甚至也并不是真的想搞台独，这只是他们可以利用的一种政治工具，它只是想渲染一种意识形态“我们和他们不一样”，他们会欺负我们的，所以你们要把票投给我们，我们会帮你们反抗他们。</text:span><text:span text:style-name="T3"><text:line-break/><text:line-break/></text:span><text:span text:style-name="T1">民进党也不是真的想消灭“国民党”，因为失去国民党，他们就会失去标靶，再去操弄「去中國化」也就失去了意义，因为没有了对手盘。</text:span><text:span text:style-name="T3"><text:line-break/><text:line-break/><text:line-break/><text:line-break/></text:span></text:p>
      <text:p text:style-name="P2"><text:span text:style-name="T1">鄭豐遠   |  2020.06.12 11:13   |   </text:span><text:a xlink:type="simple" xlink:href="http://palinfo.habago.org/Entry?Command=Information_PrintForum&amp;iPage=2#FORUM39599"><text:span text:style-name="T2">#</text:span></text:a></text:p>
      <text:p text:style-name="P3"><text:span text:style-name="T1">我其實真的不知道這有什麼好討論的，繁體或简体，不管閱讀或打字，一個按鍵的事，構成什麼障礙和分別? 台灣人就算真的要直接讀簡體，有心的話，幾天或幾個月就能手到擒來的事，算是個什麼事 (反之亦然)? 如果有人真的和我說什麼讀簡體中文對他是一種障礙，那我會想問他你中文到底是怎麼學的? 造成障礙的肯定是你的中文水平，哪是什麼繁簡差異?</text:span><text:span text:style-name="T3"><text:line-break/><text:line-break/></text:span><text:span text:style-name="T1">至於之前有人在留言版說什麼兩地用語或發音差別，說這個也會被人政治化，被拿來當作壓迫人的理由，真的是很難想像。台灣號稱自由開放，但言行總是一副沒見過世面的蠻荒部落的樣子，對與自己稍有不同之物就極其排斥與努力劃分，爭些雞毛蒜皮之事，到底意義何在?</text:span><text:span text:style-name="T3"><text:line-break/><text:line-break/></text:span><text:span text:style-name="T1">好吧，我承認我也很喜歡關注一些雞毛蒜皮小事，平時最喜歡研究的一件事就是兩岸用語和口音，經常吱吱不倦地練習，比如說我有個關鍵字清單，兩岸發音大不同，只要你好好學習天天向上，就可以騙過大部份初次見面的大陸同胞，讓他們分不清楚你是哪裡人，是我最喜歡玩的遊戲。為了嘉惠廣大的巴勒網同胞，特此公開如下，不要太感謝我。</text:span><text:span text:style-name="T3"><text:line-break/><text:line-break/></text:span><text:span text:style-name="T1">混淆</text:span><text:span text:style-name="T3"><text:line-break/></text:span><text:span text:style-name="T1">曝露</text:span><text:span text:style-name="T3"><text:line-break/></text:span><text:span text:style-name="T1">蝸牛</text:span><text:span text:style-name="T3"><text:line-break/></text:span><text:span text:style-name="T1">熟悉</text:span><text:span text:style-name="T3"><text:line-break/></text:span><text:span text:style-name="T1">研究</text:span><text:span text:style-name="T3"><text:line-break/></text:span><text:span text:style-name="T1">因為</text:span><text:span text:style-name="T3"><text:line-break/></text:span><text:span text:style-name="T1">邂逅</text:span><text:span text:style-name="T3"><text:line-break/></text:span><text:span text:style-name="T1">企業</text:span><text:span text:style-name="T3"><text:line-break/></text:span><text:span text:style-name="T1">校准</text:span><text:span text:style-name="T3"><text:line-break/></text:span><text:span text:style-name="T1">報導</text:span><text:span text:style-name="T3"><text:line-break/></text:span><text:span text:style-name="T1">影片</text:span><text:span text:style-name="T3"><text:line-break/></text:span><text:span text:style-name="T1">矩形</text:span><text:span text:style-name="T3"><text:line-break/></text:span><text:span text:style-name="T1">洞穴</text:span><text:span text:style-name="T3"><text:line-break/></text:span><text:span text:style-name="T1">奇跡</text:span><text:span text:style-name="T3"><text:line-break/></text:span><text:span text:style-name="T1">亞洲</text:span><text:span text:style-name="T3"><text:line-break/></text:span><text:span text:style-name="T1">俄羅斯</text:span><text:span text:style-name="T3"><text:line-break/></text:span><text:span text:style-name="T1">法國</text:span><text:span text:style-name="T3"><text:line-break/></text:span><text:span text:style-name="T1">質疑</text:span><text:span text:style-name="T3"><text:line-break/></text:span><text:span text:style-name="T1">質量</text:span><text:span text:style-name="T3"><text:line-break/></text:span><text:span text:style-name="T1">常識</text:span><text:span text:style-name="T3"><text:line-break/></text:span><text:span text:style-name="T1">甲烷</text:span><text:span text:style-name="T3"><text:line-break/></text:span><text:span text:style-name="T1">伽利略</text:span><text:span text:style-name="T3"><text:line-break/></text:span><text:span text:style-name="T1">垃圾</text:span><text:span text:style-name="T3"><text:line-break/></text:span><text:span text:style-name="T1">佐料</text:span><text:span text:style-name="T3"><text:line-break/></text:span><text:span text:style-name="T1">下面</text:span><text:span text:style-name="T3"><text:line-break/></text:span><text:span text:style-name="T1">遏制</text:span><text:span text:style-name="T3"><text:line-break/></text:span><text:span text:style-name="T1">共識</text:span><text:span text:style-name="T3"><text:line-break/></text:span><text:span text:style-name="T1">常識</text:span><text:span text:style-name="T3"><text:line-break/></text:span><text:span text:style-name="T1">識別</text:span><text:span text:style-name="T3"><text:line-break/></text:span><text:span text:style-name="T1">微信</text:span><text:span text:style-name="T3"><text:line-break/></text:span><text:span text:style-name="T1">細微</text:span><text:span text:style-name="T3"><text:line-break/></text:span><text:span text:style-name="T1">利息</text:span><text:span text:style-name="T3"><text:line-break/></text:span><text:span text:style-name="T1">前夕</text:span><text:span text:style-name="T3"><text:line-break/></text:span><text:span text:style-name="T1">關卡</text:span><text:span text:style-name="T3"><text:line-break/></text:span><text:span text:style-name="T1">檔案</text:span><text:span text:style-name="T3"><text:line-break/></text:span><text:span text:style-name="T1">建築</text:span><text:span text:style-name="T3"><text:line-break/></text:span><text:span text:style-name="T1">究竟</text:span><text:span text:style-name="T3"><text:line-break/></text:span><text:span text:style-name="T1">熟悉</text:span><text:span text:style-name="T3"><text:line-break/></text:span><text:span text:style-name="T1">成熟</text:span><text:span text:style-name="T3"><text:line-break/></text:span><text:span text:style-name="T1">摯肘</text:span><text:span text:style-name="T3"><text:line-break/></text:span><text:span text:style-name="T1">擁抱</text:span><text:span text:style-name="T3"><text:line-break/></text:span><text:span text:style-name="T1">攻擊</text:span><text:span text:style-name="T3"><text:line-break/></text:span><text:span text:style-name="T1">期待</text:span><text:span text:style-name="T3"><text:line-break/></text:span><text:span text:style-name="T1">給予</text:span><text:span text:style-name="T3"><text:line-break/></text:span><text:span text:style-name="T1">轉載</text:span><text:span text:style-name="T3"><text:line-break/></text:span><text:span text:style-name="T1">浙江</text:span><text:span text:style-name="T3"><text:line-break/></text:span><text:span text:style-name="T1">天下為公</text:span><text:span text:style-name="T3"><text:line-break/></text:span><text:span text:style-name="T1">口吃</text:span><text:span text:style-name="T3"><text:line-break/></text:span><text:span text:style-name="T1">更替</text:span><text:span text:style-name="T3"><text:line-break/></text:span><text:span text:style-name="T1">秘鲁</text:span><text:span text:style-name="T3"><text:line-break/></text:span><text:span text:style-name="T1">暫時</text:span><text:span text:style-name="T3"><text:line-break/></text:span><text:span text:style-name="T1">血液</text:span><text:span text:style-name="T3"><text:line-break/></text:span><text:span text:style-name="T1">挫折</text:span><text:span text:style-name="T3"><text:line-break/></text:span><text:span text:style-name="T1">削弱</text:span><text:span text:style-name="T3"><text:line-break/></text:span><text:span text:style-name="T1">衣裳</text:span><text:span text:style-name="T3"><text:line-break/></text:span><text:span text:style-name="T1">頭髮</text:span><text:span text:style-name="T3"><text:line-break/></text:span><text:span text:style-name="T1">指摘</text:span><text:span text:style-name="T3"><text:line-break/></text:span><text:span text:style-name="T1">懸崖</text:span><text:span text:style-name="T3"><text:line-break/></text:span><text:span text:style-name="T1">教室</text:span><text:span text:style-name="T3"><text:line-break/></text:span><text:span text:style-name="T1">複雜</text:span><text:span text:style-name="T3"><text:line-break/></text:span><text:span text:style-name="T1">寂寞</text:span><text:span text:style-name="T3"><text:line-break/></text:span><text:span text:style-name="T1">發酵</text:span><text:span text:style-name="T3"><text:line-break/></text:span><text:span text:style-name="T1">南轅北轍</text:span><text:span text:style-name="T3"><text:line-break/></text:span></text:p>
      <text:p text:style-name="P2"><text:span text:style-name="T1">陳真   |  2020.06.12 10:52   |   </text:span><text:a xlink:type="simple" xlink:href="http://palinfo.habago.org/Entry?Command=Information_PrintForum&amp;iPage=2#FORUM39598"><text:span text:style-name="T2">#</text:span></text:a></text:p>
      <text:p text:style-name="P4"><text:span text:style-name="T1">人肉炸彈與次殖民</text:span><text:span text:style-name="T3"><text:line-break/><text:line-break/></text:span><text:span text:style-name="T1">陳真</text:span><text:span text:style-name="T3"><text:line-break/><text:line-break/></text:span><text:span text:style-name="T1">2020. 06. 12.</text:span><text:span text:style-name="T3"><text:line-break/><text:line-break/><text:line-break/></text:span><text:span text:style-name="T1">嘉宏，我原本以為「次殖民地」這詞是我發明的，後來才知道國父比我還早。所謂「次殖民地」，有雙重意義：</text:span><text:span text:style-name="T3"><text:line-break/><text:line-break/></text:span><text:span text:style-name="T1">一是說，一個國家表面上有主權，其實沒有，他上面還有個主人，決定大小事。例如台灣就是一個例子。在島內，事實上所謂藍綠，其實就只是美國養的兩條狗，顏色略微不同而已，一條藍色，藍中泛綠，一條綠色，綠中透藍。狗就是狗，顏色不重要。就如阿扁所說，AIT 隨便一個職員，都能對台灣之所謂總統頤指氣使，下達指令。</text:span><text:span text:style-name="T3"><text:line-break/><text:line-break/></text:span><text:span text:style-name="T1">比方說，你別以為換柱或卡韓是一種藍綠鬥爭或藍營內鬥之下的現象與結果，我坦白跟各位說，完全不是這麼一回事。換柱也好，卡韓或卡管(管中閔) 也罷，完完全全百分之一百就是 AIT (美國在台協會) 所下達的指令。當然，我不是說藍綠或無惡不作的奸商郭台銘之流完全沒有個人私心因素在裏頭，而是說，藍綠之私心，惟有當主人點頭或授意時，才有可能進行；狗兒喜歡吃，但仍得主人點個頭才行。</text:span><text:span text:style-name="T3"><text:line-break/><text:line-break/></text:span><text:span text:style-name="T1">洪秀柱和韓國瑜都是被美國所排除的人，美國沒暗殺你就已經夠客氣了，換柱或卡韓算什麼？台灣高等教育之全面綠化、全面仇中反華，是美國的基本政策，他哪有可能輕易讓管中閔上任？</text:span><text:span text:style-name="T3"><text:line-break/><text:line-break/></text:span><text:span text:style-name="T1">你看，現在連傅斯年竟然都成為被台大學生批鬥、被「轉型正義」的仇恨對象，美國事實上在台灣就是在進行一種文革，培養腦殘綠衛兵，將來肯定會派上用場。</text:span><text:span text:style-name="T3"><text:line-break/><text:line-break/></text:span><text:span text:style-name="T1">我有不少文章談過這個事情，不再贅述，簡單說就是：CIA打從大約二十幾年前開始，在全世界各地有一套關於培養「顏色革命」種子的政策，鎖定年輕一代進行洗腦，啟動大量資金與人力投入這項「政策」，並從中培植政治代理人。台灣這些什麼社運或學運的冒牌貨(候孝賢語)，就是一例。</text:span><text:span text:style-name="T3"><text:line-break/><text:line-break/></text:span><text:span text:style-name="T1">一般人談台灣政治，總是講得好像哪個黨或哪個人有能力自行決定這樣那樣似的，而完全忽略背後主人才是一切政治意義及意志的來源。</text:span><text:span text:style-name="T3"><text:line-break/><text:line-break/></text:span><text:span text:style-name="T1">「次殖民地」的第二層意思是國父說的：不光只有一個主人，而是有好多個，例如當年的中國，西方列強入侵，共同蹂躪，日俄也來分一杯羹，整個國家被各國蠶食鯨吞。國父說，殖民地有難，主人還會來照顧一下，但是「次殖民地」則不然，眾人分而食之，至死方休。</text:span><text:span text:style-name="T3"><text:line-break/><text:line-break/></text:span><text:span text:style-name="T1">英、法等國過去四處殖民，但美國不是，美國是四處入侵，培植傀儡政權，製造內部動亂。美國也有養一些狗，例如日、澳，符合「次殖民地」的第一種定義。但嚴格說來，台灣連狗的地位也根本談不上。你可以說它是「次次殖民地」，是另一種殖民地的衍生物。這樣講很複雜，其實改稱「人肉炸彈」就一目了然。</text:span><text:span text:style-name="T3"><text:line-break/><text:line-break/></text:span><text:span text:style-name="T1">美國並不是到處養狗，而是到處布置炸彈，不但用來內爆，更用來外鬥。比方說一會兒支持遜尼派，一會兒又支持什葉派，促其兩派廝殺，從中漁利；一方面假裝支持庫德族，一方面卻又提供武器給比方說土耳其，大量屠殺庫德族人；提供生化武器給海珊，助其殺害庫德族人，嫁禍伊朗，製造雙方仇恨；一方面假裝打擊 ISIS，一方面卻又大力軍援ISIS，提供金錢與軍火，甚至派人臥底進行領導，助其製造區域動亂...不管是在中東或巴爾幹半島，抑或是在東南亞各國，甚至是在台灣島上，向來都是這麼幹的。</text:span><text:span text:style-name="T3"><text:line-break/><text:line-break/></text:span><text:span text:style-name="T1">比方說，一方面強力支持蔣家政權，藉以肅清島內左派與親共力量，製造十幾萬個政治案件，殺害數萬人。但是，另一方面卻又長期扶植反蔣、反國民黨勢力，促其彼此相殘，彼此消耗，擴大雙方矛盾，藉以政治操弄。</text:span><text:span text:style-name="T3"><text:line-break/><text:line-break/></text:span><text:span text:style-name="T1">這樣一種型態的統治，既非傳統意義之殖民地，也不是「次殖民地」，而是當成一種「消耗品」，一種「人肉炸彈」，既可互相炸，製造內部分裂與動亂，同時也能發揮外鬥功能，也就是拿來炸敵人。台灣目前的處境就是這樣，無數的跡象表明，美國積極要把台灣這顆人肉炸彈加速完成，用來傷害對岸大陸。</text:span><text:span text:style-name="T3"><text:line-break/><text:line-break/></text:span><text:span text:style-name="T1">這樣各位清楚了吧？誰會無聊到去管一顆人肉炸彈究竟是講哪一種語言？能夠引爆，製造最大傷亡，才是炸彈的基本功能。</text:span><text:span text:style-name="T3"><text:line-break/><text:line-break/></text:span><text:span text:style-name="T1">出於方便溝通起見，我有時候也會說「台灣是美國殖民地」，其實這是錯的，這是自我抬舉，台灣連國父當年所感嘆的中國那樣一種「次殖民地」也根本談不上。台灣就是被美國當成一顆人肉炸彈來進行政治塑造。沒有人會在乎一顆炸彈究竟是使用哪一種語言。當一個主人有心要長期經營一塊殖民地時，才會要求語言上的變更。</text:span></text:p>
      <text:p text:style-name="P2"><text:span text:style-name="T1">阿水   |  2020.06.12 10:16   |   </text:span><text:a xlink:type="simple" xlink:href="http://palinfo.habago.org/Entry?Command=Information_PrintForum&amp;iPage=2#FORUM39597"><text:span text:style-name="T2">#</text:span></text:a></text:p>
      <text:p text:style-name="P3"><text:span text:style-name="T1">豐遠兄:</text:span><text:span text:style-name="T3"><text:line-break/><text:line-break/></text:span><text:span text:style-name="T1">討論社會現象就要顧慮現時環境及各種客觀條件。「去中國化」明顯是一個政策，既然是「政策」就要明白這是目的？還是某項目的的手段。</text:span><text:span text:style-name="T3"><text:line-break/><text:line-break/></text:span><text:span text:style-name="T1">首先，目前樓下朋友幾乎是從「去中國化」是「目的」這個角度去討論。如果台灣要去中國化，從文字上最簡單的方式是廢除中文，禁用中文，一切以英文為官方及民間語言，不懂英文的「文盲」就再教育。但台灣是一個民主國家，就算是中共也不可如此文化大革命式的「改革」。</text:span><text:span text:style-name="T3"><text:line-break/><text:line-break/></text:span><text:span text:style-name="T1">以台灣是一個民主國家為前提：</text:span><text:span text:style-name="T3"><text:line-break/><text:line-break/></text:span><text:span text:style-name="T1">如您所說「一個人乃至一整個社會或國家的身份屬性是固定的，無法自己說改就改，哪怕你再怎麼努力也沒有用的。」，例如台灣民間大多數已認同及習慣化的中華文化與民俗（含國定民俗節日）等皆是，「文字」也是。</text:span><text:span text:style-name="T3"><text:line-break/><text:line-break/></text:span><text:span text:style-name="T1">當政客以「去中國化」為目的時，要顧慮民主制度下的選票，所以必須選擇大多數人民可接受的改革的方式及程序，不然的話，沒有選票就沒有權力；若是失去政權，還去個什麼中國化？所以，民主國家會透過溝通、教育、洗腦等方式，讓多數民眾接受「去中國化」這項政策。再來，施行步驟方面，先就容易「去」的部分，而且是多數民眾可以接受的範圍內來施行這項政策，這是民主制度之下可預測的「理性」做法，不必擔心政府突然來個文化大革命式的「改革」。</text:span><text:span text:style-name="T3"><text:line-break/><text:line-break/></text:span><text:span text:style-name="T1">再來，也如您所說「中國大陸也用繁體字，並不是只用簡體。」，但一般台灣民眾不是這麼認為。台灣民眾大多認為大陸就是使用簡體字。繁體字只是中共官方不禁止，而且大陸同胞即便看得懂繁體字也只有少數人在使用繁體字。而台灣是使用繁體字的，在文字上與中國之間也就了主要的區隔。既然與中國了有區隔，就無大礙，何況也很難去除台灣普遍使用中文的習慣。如此一來，政府就會把「文字」的去中國化，放在遠程而非近期的規畫。</text:span><text:span text:style-name="T3"><text:line-break/><text:line-break/></text:span><text:span text:style-name="T1">最後，我的理解：</text:span><text:span text:style-name="T3"><text:line-break/><text:line-break/></text:span><text:span text:style-name="T1">「去中國化」只是台灣民進黨政府為了避免台灣民眾有「我是中國人」這個意識，以達到台灣與中國是一邊一國的目的。當台灣「民智大開」（我知道本版多數朋友不這麼認為，所以加個引號），而且民進黨方面洗腦的方式包括：「中國」不等同於中華文化，這是全世界華人地區所共有的，即便是民俗節日相同，也跟是不是中國人無關，例如，台灣人也過聖誕節。然後語言文字相同也不能證明台灣是中國的一部分，如同美國從英國獨立後也使用英文。簡單來說，綠營的洗腦方式是：華人文化（含文字語言）不等同於中國。這樣，不管反對人士如何嘲笑綠營「去中國化」去的不徹底，但這反而更能證明綠營即便有意識形態，但在執行這項政策時，還是符合民主與理性的。所以，除非從最根本的「兩國論」或台灣獨立去解開這個結，讓多數已經「天然獨」的台灣民眾認同自己是中國人，不然只從「去中國化」這一點去討論，我會覺得這是枝葉末節。</text:span><text:span text:style-name="T3"><text:line-break/></text:span></text:p>
      <text:p text:style-name="P2"><text:span text:style-name="T1">欧阳阳   |  2020.06.12 09:46   |   </text:span><text:a xlink:type="simple" xlink:href="http://palinfo.habago.org/Entry?Command=Information_PrintForum&amp;iPage=2#FORUM39596"><text:span text:style-name="T2">#</text:span></text:a></text:p>
      <text:p text:style-name="P4"><text:span text:style-name="T1">“前南斯拉夫各邦，尤其波士尼亚首府塞拉耶佛，原本各族</text:span><text:span text:style-name="T4">杂</text:span><text:span text:style-name="T1">处，其和平共存的美丽画面，在一九六一年诺贝尔文学奖得主安瑞克笔下，令人无比神往。想不到强人狄托死后十年，前南斯拉夫境内已经腥风血雨，波士尼亚的“种族大清洗”更是骇人听闻，以往互敬互爱的邻居，一夕之间成了最可怕</text:span><text:span text:style-name="T4">杀</text:span><text:span text:style-name="T1">手。”</text:span><text:span text:style-name="T3"><text:line-break/><text:line-break/></text:span><text:span text:style-name="T1">“印度和巴基斯坦边界有无数村庄，</text:span><text:span text:style-name="T3"><text:line-break/></text:span><text:span text:style-name="T1">印度教和伊斯兰教的村民几百年相安无事。</text:span><text:span text:style-name="T3"><text:line-break/></text:span><text:span text:style-name="T1">印巴分治的时候，两边的独立运动领导人都不断的鼓动民众：</text:span><text:span text:style-name="T3"><text:line-break/></text:span><text:span text:style-name="T1">“我们和他们不一样，在一起不会有好结果”。</text:span><text:span text:style-name="T3"><text:line-break/></text:span><text:span text:style-name="T1">就是这句话种下了仇恨的种子。</text:span><text:span text:style-name="T3"><text:line-break/></text:span><text:span text:style-name="T1">独立日那天，成千上万起种族仇</text:span><text:span text:style-name="T4">杀</text:span><text:span text:style-name="T1">在边境上演。</text:span><text:span text:style-name="T3"><text:line-break/></text:span><text:span text:style-name="T1">阿里真纳和甘地还天真的以为“印度人和巴基斯坦人历来就是兄弟，分家的时候可能会激烈点，以后就能和睦相处了”。</text:span><text:span text:style-name="T3"><text:line-break/></text:span><text:span text:style-name="T1">然而两国的仇恨持续到了今天，导致上千万人流离失所。</text:span><text:span text:style-name="T3"><text:line-break/></text:span><text:span text:style-name="T1">你想让你的后代像叙利亚的少年一样，10岁就拿着枪在寒风中发抖吗？</text:span><text:span text:style-name="T3"><text:line-break/></text:span><text:span text:style-name="T1">“我们和他们不一样，在一起不会有好结果”。</text:span><text:span text:style-name="T3"><text:line-break/></text:span><text:span text:style-name="T1">这句话是个魔咒，它让人们相信，自己过不好的原因在对方。</text:span><text:span text:style-name="T3"><text:line-break/></text:span><text:span text:style-name="T1">分裂以后日子变好了，果然是对方的错。</text:span><text:span text:style-name="T3"><text:line-break/></text:span><text:span text:style-name="T1">日子没变好，那是我们对你们还不够狠。</text:span><text:span text:style-name="T3"><text:line-break/></text:span><text:span text:style-name="T1">这句话造成了南斯拉夫解体后的连年战火，</text:span><text:span text:style-name="T3"><text:line-break/></text:span><text:span text:style-name="T1">也让同源同种的卢旺达人变成了两个民族，互相残</text:span><text:span text:style-name="T4">杀</text:span><text:span text:style-name="T1">”</text:span><text:span text:style-name="T3"><text:line-break/><text:line-break/></text:span><text:span text:style-name="T1">“我们和他们不一样”，这是一种典型的挑拨分化，民粹操弄手法，历史上发生过无数次，现在他们用的是“民主自由”作为借口，两岸同文同种，本可以和平共处，和谐发展的。</text:span><text:span text:style-name="T3"><text:line-break/><text:line-break/></text:span></text:p>
      <text:p text:style-name="P2"><text:span text:style-name="T1">葉小慧   |  2020.06.12 09:43   |   </text:span><text:a xlink:type="simple" xlink:href="http://palinfo.habago.org/Entry?Command=Information_PrintForum&amp;iPage=2#FORUM39595"><text:span text:style-name="T2">#</text:span></text:a></text:p>
      <text:p text:style-name="P3"><text:span text:style-name="T1">對於語言和文字，我向來以為就是一種溝通的工具，要使用哪一種，要怎麼用，為什麼而用都有它的目的和脈絡。比如單純溝通上，英文就是目前全世界最通用的語言和文字，但中文正在急起直追，我認識的很多外國朋友，無論俄國、英國、法國、美國都很努力學習中文，有助於更廣泛的交流。這樣無論簡體或繁體，我認為都很好。當然，對於一開始學習簡體的外國朋友，繁體會形成一些困擾，正如同大陸朋友有些人也對繁體有些門檻，但在廣州學習漢文學的俄國朋友雖然抱怨，他也知道要學好漢文，古代以來的繁體是必要的，才能看得懂歷史累積下來的這些漢文精華。</text:span><text:span text:style-name="T3"><text:line-break/><text:line-break/></text:span><text:span text:style-name="T1">對於學習和思考來說，我一直認為先掌握好語文和文字是相當重要的。功利主義一點，拿以中文為官方文字的台灣社會為例，老是希望孩子們學好數學考好數學（算數）這回事，首先中文（國文）就要先學好，因為這是理解老師教授數學內容的基礎，包括應考的基礎，因為看不看得懂考題在問什麼，才能決定你到底會不會算這個題目。一般數學成績好的，國文都不會太爛。我一位在高中任教多年的中文系學姊，她實證了這件事情，讓同學的中文（國文）好一點，對於其他科的成績都有幫助。從這一點，我並不支持韓國瑜讓孩子從小學英文的主張，主因台灣並無英語環境，其次先在一種語文有好的基礎再去理解與學習其他語文，我認為才能事半功倍。</text:span><text:span text:style-name="T3"><text:line-break/><text:line-break/></text:span><text:span text:style-name="T1">耳濡目染，最利洗腦，這或許是所謂台文派主張用什麼台羅文的原因，但是這怎麼可能敵得過數千年來中文的發展？我的意思是，要最快最好方式的理解這個世界的繽紛萬象，發展長久的語言和文字才比較能在人相對宇宙極為短暫的時間之內達成吧？而且人類至少累積數千年以上有紀錄的生命軌跡了，卻遲遲沒辦法系統性的提供人過往的智慧結晶來避免走冤枉路，反而因為政治的利用不斷的破碎化，這是我一直覺得可惜的地方。</text:span><text:span text:style-name="T3"><text:line-break/><text:line-break/></text:span><text:span text:style-name="T1">有感而發，粗淺的想法。</text:span><text:span text:style-name="T3"><text:line-break/></text:span></text:p>
      <text:p text:style-name="P2"><text:span text:style-name="T1">鄭豐遠   |  2020.06.12 09:40   |   </text:span><text:a xlink:type="simple" xlink:href="http://palinfo.habago.org/Entry?Command=Information_PrintForum&amp;iPage=2#FORUM39594"><text:span text:style-name="T2">#</text:span></text:a></text:p>
      <text:p text:style-name="P4"><text:span text:style-name="T1">許世勤說的再同意不過。</text:span></text:p>
      <text:p text:style-name="P2"><text:span text:style-name="T1">陳默   |  2020.06.12 09:37   |   </text:span><text:a xlink:type="simple" xlink:href="http://palinfo.habago.org/Entry?Command=Information_PrintForum&amp;iPage=2#FORUM39593"><text:span text:style-name="T2">#</text:span></text:a></text:p>
      <text:p text:style-name="P3"><text:span text:style-name="T1">繁体字难道不是中国字吗？甲骨文不是中国字？金文不是中国字？小篆不是中国字？真的匪夷所思。政治上你可以不承认是中国人，你文化上不是中国人吗？你血源上不是中国人吗？你人种上不是中国人吗？</text:span></text:p>
      <text:p text:style-name="P2"><text:span text:style-name="T1">許世勤   |  2020.06.12 09:23   |   </text:span><text:a xlink:type="simple" xlink:href="http://palinfo.habago.org/Entry?Command=Information_PrintForum&amp;iPage=3#FORUM39592"><text:span text:style-name="T2">#</text:span></text:a></text:p>
      <text:p text:style-name="P3"><text:span text:style-name="T1">幾天前在YouTube看了個英語視頻，由一個美國人、一個英國人、一個澳洲人說明三地不同的語言習慣。比如說，薯條在美國稱作french fries，在英國或澳洲稱作chips or finger chips。其他林林總總的，有些相同文字但發音略有差異，或相同的事物，有著因地制宜的稱呼。要注意的是，他們不會因為這些微妙差異，就把自己的語言「獨立」出來，認為它成了「另一種」語言。這些Anglo-Saxons，他們說自己是American，British或Australian時，是一個來自何方的概念，但他們都認知自己是Anglo-Saxons，說的都是English。同樣的，在德國的、法國的、美國的Jewish，他們在國籍上「知道」自己是Germany，French、American，但是他們一概認同自己是Jewish，不會因國籍而改變。換句話說，他們視分散在世界各「國」的「自己人」都是「一家人」，即使吵架也屬於「內部事務」。你如果是「香蕉」，你就永遠是「香蕉」。</text:span><text:span text:style-name="T3"><text:line-break/><text:line-break/></text:span><text:span text:style-name="T1">過去看過探討兩韓問題的文章，作者曾問過「南韓」一個女學生對於朝鮮半島歷史的認知問題。女學生認同兩韓是「一家人」，有著共同的歷史傳承，即使是分屬兩個不同的政權。讓我印象深刻的是，那名學生提到「如果我們不知道我們來自何方，我們就不會知道未來該往哪走」。</text:span><text:span text:style-name="T3"><text:line-break/><text:line-break/></text:span><text:span text:style-name="T1">統獨理當是個政治問題，是政治體制選擇的問題，怎麼選擇對人民比較好的問題。如果無限上綱成「種族」問題，把台灣腔的閩南語「獨立」出來成為「台語」，拚命找出各種差異來宣稱「台語」不是閩南語，這有任何意義嗎？再用盡各種「血源」論來說明台灣人不是中國人，我只看到一種基於高度自卑而來的歇斯底里。</text:span><text:span text:style-name="T3"><text:line-break/><text:line-break/></text:span><text:span text:style-name="T1">面對衝突時的智慧應該是「求同存異」，但存異前的重點必需先「求同」，認識到大家都是有血有肉的人，有著各樣煩惱的「人」。或這麼說好了，即使大家都使用不同品牌的手機，但內建都是Android系統，那麼大家在交換資訊時就會更為便捷。從內建的共同文化、共同語言來進行對話，探討兩岸人民共同關心的問題，簡簡單單閒話家常，我相信最後總能解決一些政治上的歧異。假如堅持「你是你，我是我」，那最後一定會造成衝突，而衝突總是「力強者勝」。</text:span><text:span text:style-name="T3"><text:line-break/></text:span></text:p>
      <text:p text:style-name="P2"><text:span text:style-name="T1">鄭豐遠   |  2020.06.12 08:47   |   </text:span><text:a xlink:type="simple" xlink:href="http://palinfo.habago.org/Entry?Command=Information_PrintForum&amp;iPage=3#FORUM39591"><text:span text:style-name="T2">#</text:span></text:a></text:p>
      <text:p text:style-name="P4"><text:span text:style-name="T1">中國大陸也用繁體字，並不是只用簡體。</text:span></text:p>
      <text:p text:style-name="P2"><text:span text:style-name="T1">欧阳阳   |  2020.06.12 08:19   |   </text:span><text:a xlink:type="simple" xlink:href="http://palinfo.habago.org/Entry?Command=Information_PrintForum&amp;iPage=3#FORUM39590"><text:span text:style-name="T2">#</text:span></text:a></text:p>
      <text:p text:style-name="P3"><text:span text:style-name="T1">阿水，</text:span><text:span text:style-name="T3"><text:line-break/><text:line-break/></text:span><text:span text:style-name="T1">至于阿水说的“簡體字”，这显然是中文发展的一种趋势，马来西亚等海外都有中文简体化的趋势，一种文字的普及，终究会取决于使用者的多寡。</text:span><text:span text:style-name="T3"><text:line-break/></text:span><text:span text:style-name="T1">不过，简体与繁体，这个差别不多，只要会一种，基本上能看懂另外一种，连发音都相同，其实就是一种。</text:span><text:span text:style-name="T3"><text:line-break/><text:line-break/></text:span><text:span text:style-name="T1">至于去“去中國化、台獨”，这些东西也只是能够在台湾内部起作用，世界局势的发展，终究不是取决于台湾内部的所谓“民意”或者说其作用力非常有限。</text:span><text:span text:style-name="T3"><text:line-break/></text:span><text:span text:style-name="T1">想“去中國化”也不会那么容易。</text:span></text:p>
      <text:p text:style-name="P2"><text:span text:style-name="T1">欧阳阳   |  2020.06.12 08:09   |   </text:span><text:a xlink:type="simple" xlink:href="http://palinfo.habago.org/Entry?Command=Information_PrintForum&amp;iPage=3#FORUM39589"><text:span text:style-name="T2">#</text:span></text:a></text:p>
      <text:p text:style-name="P4"><text:span text:style-name="T1">湯嘉宏，</text:span><text:span text:style-name="T3"><text:line-break/><text:line-break/></text:span><text:span text:style-name="T1">去中國化、台獨这些只是鼓动民粹，以此来夺取政权选票，但是要去中国文字，台湾那些“绿民”“觉青”都是用中文，你要他们用英文，他们也不会啊，这个没有这么简单。至于什么“閩南語”，“台湾語”就更加不具可行性了，出了台湾就没人会用，连“觉青”都不会想学。</text:span></text:p>
      <text:p text:style-name="P2"><text:span text:style-name="T1">鄭豐遠   |  2020.06.12 08:05   |   </text:span><text:a xlink:type="simple" xlink:href="http://palinfo.habago.org/Entry?Command=Information_PrintForum&amp;iPage=3#FORUM39588"><text:span text:style-name="T2">#</text:span></text:a></text:p>
      <text:p text:style-name="P3"><text:span text:style-name="T1">阿水律師，</text:span><text:span text:style-name="T3"><text:line-break/><text:line-break/></text:span><text:span text:style-name="T1">我看不懂你寫的。你想要說什麼?</text:span></text:p>
      <text:p text:style-name="P2"><text:span text:style-name="T1">阿水   |  2020.06.12 07:35   |   </text:span><text:a xlink:type="simple" xlink:href="http://palinfo.habago.org/Entry?Command=Information_PrintForum&amp;iPage=3#FORUM39587"><text:span text:style-name="T2">#</text:span></text:a></text:p>
      <text:p text:style-name="P4"><text:span text:style-name="T1">嘉宏，</text:span><text:span text:style-name="T3"><text:line-break/></text:span><text:span text:style-name="T1">兩個方向；</text:span><text:span text:style-name="T3"><text:line-break/></text:span><text:span text:style-name="T1">1 我們是民主國家，中華文化，民俗節日等短期內無法不中國，政客也不會去中國化去到選票沒了。</text:span><text:span text:style-name="T3"><text:line-break/></text:span><text:span text:style-name="T1">2 中國是簡體字</text:span></text:p>
      <text:p text:style-name="P2"><text:span text:style-name="T1">鄭豐遠   |  2020.06.12 07:25   |   </text:span><text:a xlink:type="simple" xlink:href="http://palinfo.habago.org/Entry?Command=Information_PrintForum&amp;iPage=3#FORUM39586"><text:span text:style-name="T2">#</text:span></text:a></text:p>
      <text:p text:style-name="P3"><text:span text:style-name="T1">嘉宏你好，</text:span><text:span text:style-name="T3"><text:line-break/><text:line-break/></text:span><text:span text:style-name="T1">我覺得一個人可以有不同政治立場，但一個人乃至一整個社會或國家的身份屬性是固定的，無法自己說改就改，哪怕你再怎麼努力也沒有用的。語言作為一個載體，如你所說其實有著根本的重要性，一個民族乃至文明的面貌如何，其實主要就看它的母語是什麼。</text:span><text:span text:style-name="T3"><text:line-break/><text:line-break/></text:span><text:span text:style-name="T1">當然我所說的語言更廣泛包含了與之所連結的各種文化、知識、習俗與價值觀，是一種身份屬性網絡，像神經系統那樣嵌在一個身體裡的，無法說換就換，說移除就移除，個人政治意願在這裡沒有意義的，因為所謂意願之產生過程，其實也和這整個身份屬性框架脫離不了關係。人性相同，但思維的微妙處差異很大; 說英語的人思考一件事，和說中文的人硬是不一樣的。當然，我這樣講在字面上很容易讓人誤會，但其實這是一件明明白白的事。</text:span><text:span text:style-name="T3"><text:line-break/><text:line-break/></text:span><text:span text:style-name="T1">我喜歡文字，對文字的各種細節經常感到著迷而反覆觀看玩味，但我不喜歡玩文字遊戲，更討厭因個人的政治立場或虛榮心理而隨意搬弄文字意義，在我看那是一種低能的表徵。</text:span><text:span text:style-name="T3"><text:line-break/><text:line-break/></text:span><text:span text:style-name="T1">撇開文字概念裡的地理或政治成份，除了台灣原住民外，台灣人到底是不是中國人，在我看根本是無需討論的事。講中文和閔南話，過春節，吃中餐，看中醫，信仰上又多是儒釋道相關的傳統中式信仰，有著不折不扣的中國家庭價值觀，這不是中國人是什麼? 事實上打這段話都讓我覺得很愚蠢，因為如果一個人還需要去解釋那些不需解釋的東西，那表示 something is wrong 了。至於一個人或一個社會能不能去中國化，那得看這四個字到底是在說什麼? 有多少政治成份在裡頭? 我其實一點都不在乎台灣是不是一個獨立的現代意義的國家，但你要叫我不再做一個中國人，那不就是叫我去趕投胎嗎? 除非一死，哪有可能?</text:span><text:span text:style-name="T3"><text:line-break/><text:line-break/></text:span><text:span text:style-name="T1">香港和台灣許多人會這麼自卑，這麼急欲與中國人撇清關係，不就是因為自己就是中國人? 反觀其他華僑卻是不同光景，我們有一些馬來西亞華僑朋友，沒有中國護照，從來沒在中國生活過，但卻完全不影響他們稱呼自己為中國人，每一個都相當看重自己的身份。除了口音和一些日常生活偏好習慣，他們的身份語言就是”中文”。總之不管正與反，人們的態度其實說明的都是同一件事。</text:span><text:span text:style-name="T3"><text:line-break/><text:line-break/></text:span><text:span text:style-name="T1">一個人大凡超過十二歲，整個”母語”就定了，就算之後再怎麼環遊世界，外語說得再呱呱叫，他的整個思維和身份認同也不大可能再改變了。即便基於情感或政治或現實理由而選擇冠上另一種身份，拿上另一本護照，那也不具任何意義，因為你的內在”語言”不可能改變。</text:span><text:span text:style-name="T3"><text:line-break/><text:line-break/></text:span><text:span text:style-name="T1">前兩天，室友要和長達十年的雇主寫辭職信，夫妻倆寫了半天都寫不好，非常苦惱，我於是伸出援手，花了五分鐘給代寫了，並當著他們的面念出來，兩人當場佩服地五體投地，說自己講英語講了十五年，但恐怕一輩子也寫不出這麼得體的英文信。我心想，這算啥? 老子的中文水平恐怕是這個十倍百倍都不止，可惜你們是無緣瞻仰了。題外話。</text:span><text:span text:style-name="T3"><text:line-break/><text:line-break/></text:span><text:span text:style-name="T1">在國外，我最為同情的一個群體就是所謂 ABC，因為他們的母語及認同非常錯亂，在兩個社會都格格不入，無時無刻充滿困惑，挫折與憤怒。這一點，沒有出國前我是完全無法理解和想像的，只有當我真的出了國，真的進入洋人的社會走了一遭，才明白了那種困境。例子數不完，想來都辛酸，一個人的出身並非他的原罪，但卻必須活成這樣，有如一種懲罰。</text:span><text:span text:style-name="T3"><text:line-break/><text:line-break/></text:span><text:span text:style-name="T1">世局險惡，中國或中國人在未來可見的十幾二十年內我看是有得受了，好在我看中國人並沒有語言危機，並沒有身份認同障礙，在一種內在的精神核心部份是很自在，很坦然的。洋人特別是英語母語者往往低估了這一點，以為所有人都會迫於形勢或現實而產生那種殖民者帶來的去語言化，進而去自信化的效應。這種傲慢在中國人面前是行不通的。常有洋人問我是哪裡人，我都說我是 Chinese，有人知道了我來自台灣還面露同情， 好心幫我”緩頰”: Yeah I know, but you’re actually Taiwanese, right?</text:span><text:span text:style-name="T3"><text:line-break/><text:line-break/></text:span><text:span text:style-name="T1">語言就是這樣一種東西，短短一句話，你就能知道對方很多事，知道一個人內心的天使與魔鬼。</text:span></text:p>
      <text:p text:style-name="P2"><text:span text:style-name="T1">老羊   |  2020.06.12 07:01   |   </text:span><text:a xlink:type="simple" xlink:href="http://palinfo.habago.org/Entry?Command=Information_PrintForum&amp;iPage=3#FORUM39585"><text:span text:style-name="T2">#</text:span></text:a></text:p>
      <text:p text:style-name="P4"><text:span text:style-name="T1">黑人民權運動領袖 Malcolm X 曾經說過「你不可能恨一棵樹的根，而不恨那棵樹；你不可能恨自己的來源而最後不恨自己」。美國和英國打了一仗而獲得獨立，但是美國不但沒搞去英國化，美國到處都是與英國有關的地名；獨立戰爭之後既沒改地名，在文化上更沒有醜化英國（而且還正好相反）。那台灣和香港在幹什麼？去年香港廢青中有人公開說自己就算當英國人拉出的屎上面停的蒼蠅，也不要做中國人（沒瞎編；我既沒有如此豐富的想像力也沒有這種高尚的品味）；當然，我承認人各有志：吾非屎上蠅，安知其樂。</text:span><text:span text:style-name="T3"><text:line-break/><text:line-break/></text:span><text:span text:style-name="T1">把中文當外國語、尤其還想在閩南語的基礎上來創造新語言是特別搞笑；那還不如直接規定英文是官方語言算了，至少「和國際接軌」。</text:span></text:p>
      <text:p text:style-name="P2"><text:span text:style-name="T1">林書楷   |  2020.06.12 06:19   |   </text:span><text:a xlink:type="simple" xlink:href="http://palinfo.habago.org/Entry?Command=Information_PrintForum&amp;iPage=3#FORUM39584"><text:span text:style-name="T2">#</text:span></text:a></text:p>
      <text:p text:style-name="P3"><text:span text:style-name="T1">嘉宏，</text:span><text:span text:style-name="T3"><text:line-break/><text:line-break/></text:span><text:span text:style-name="T1">其實是有的。這幾年來很多視頻賣點是教閩南語，其中一個頗有臭名、嗆過李佳芬的叫做「阿華師」；他就自稱永遠不再說「官話」。而且政府似乎正大力推動拼音、改編閩南語文字，這都顯示了國外勢力「拔根」的企圖。</text:span></text:p>
      <text:p text:style-name="P2"><text:span text:style-name="T1">孫從輔   |  2020.06.12 05:01   |   </text:span><text:a xlink:type="simple" xlink:href="http://palinfo.habago.org/Entry?Command=Information_PrintForum&amp;iPage=3#FORUM39583"><text:span text:style-name="T2">#</text:span></text:a></text:p>
      <text:p text:style-name="P4"><text:span text:style-name="T1">To 嘉宏,</text:span><text:span text:style-name="T3"><text:line-break/></text:span><text:span text:style-name="T1">你的問題反過來推敲即可。既然文字是中國文化的基礎，而政客們用中文大談去中國化，可見是玩假的，一切都只是為謀取私利而表演。網路愚民們則是重覆宣傳機器講的話，本身並無理性思考，不會理解你所說的矛盾。</text:span></text:p>
      <text:p text:style-name="P2"><text:span text:style-name="T1">湯嘉宏   |  2020.06.12 01:56   |   </text:span><text:a xlink:type="simple" xlink:href="http://palinfo.habago.org/Entry?Command=Information_PrintForum&amp;iPage=3#FORUM39582"><text:span text:style-name="T2">#</text:span></text:a></text:p>
      <text:p text:style-name="P3"><text:span text:style-name="T1">各位版上的先進：</text:span><text:span text:style-name="T3"><text:line-break/></text:span><text:span text:style-name="T1">一直以來我都擔任一個好聽(觀)眾，喜歡各位分享的觀點與言論，但我一直有個想不透的問題，只好留各言，看是否能找到一絲方向。</text:span><text:span text:style-name="T3"><text:line-break/></text:span><text:span text:style-name="T1">不管是選舉時，或是網路在討論去中國化、台獨等等議題時；都會極力的撇清台灣與中國的關係，但就我自己的認知，文字應是一切事務的根本，如我所學、所知無誤的話，我們現在的繁體字應該是遙遠的中國古代人發明的，那為什麼我們在討論那些議題時，卻沒有先改變我們使用的文字？就像以前英國、法國等等，這些曾在世界上到處殖民的國家，它們也會在當地留下它們使用的文字、語言。</text:span><text:span text:style-name="T3"><text:line-break/></text:span><text:span text:style-name="T1">不知道版上的各位能否幫在下開拓一絲思考的方向。</text:span></text:p>
      <text:p text:style-name="P2"><text:span text:style-name="T1">陳真   |  2020.06.11 22:57   |   </text:span><text:a xlink:type="simple" xlink:href="http://palinfo.habago.org/Entry?Command=Information_PrintForum&amp;iPage=4#FORUM39581"><text:span text:style-name="T2">#</text:span></text:a></text:p>
      <text:p text:style-name="P3"><text:span text:style-name="T1">卡韓政變(248)：與君共舞，與有榮焉</text:span><text:span text:style-name="T3"><text:line-break/><text:line-break/></text:span><text:span text:style-name="T1">陳真</text:span><text:span text:style-name="T3"><text:line-break/><text:line-break/></text:span><text:span text:style-name="T1">2020. 06. 11.</text:span><text:span text:style-name="T3"><text:line-break/><text:line-break/><text:line-break/></text:span><text:span text:style-name="T1">從去年(2019年)的兒童節那天開始，犧牲了無數夜晚的睡眠，一直到今天，光是這一系列就寫了兩三百萬字；匆忙寫就，言語粗鄙。其實，濃縮來看，不過三言兩語；我手寫我心，字字皆音符，曲調不美但真情。</text:span><text:span text:style-name="T3"><text:line-break/><text:line-break/></text:span><text:span text:style-name="T1">我常覺得，生命宛若一聲嘆息，轉眼成空，如飛而去。然而，在這無常的變幻與試煉中，這世上總還有些不變的東西。</text:span><text:span text:style-name="T3"><text:line-break/><text:line-break/></text:span><text:span text:style-name="T1">無傷不成愛，真情總是誕生於烈燄之中。感謝韓國瑜，以他的一己之傷，見證人性的良善與勇氣。與君共舞，與有榮焉。</text:span><text:span text:style-name="T3"><text:line-break/><text:line-break/></text:span><text:span text:style-name="T1">惟願上蒼紀念這一切，在人心留下一個美好印記。</text:span><text:span text:style-name="T3"><text:line-break/><text:line-break/></text:span><text:span text:style-name="T1">====================</text:span><text:span text:style-name="T3"><text:line-break/><text:line-break/></text:span><text:span text:style-name="T1">正式告別高雄！韓國瑜曝未來動向「不會接受任何職務」</text:span><text:span text:style-name="T3"><text:line-break/><text:line-break/></text:span><text:span text:style-name="T1">TVBS新聞網</text:span><text:span text:style-name="T3"><text:line-break/><text:line-break/></text:span><text:span text:style-name="T1">高靜瑤</text:span><text:span text:style-name="T3"><text:line-break/><text:line-break/></text:span><text:span text:style-name="T1">2020年6月11日</text:span><text:span text:style-name="T3"><text:line-break/><text:line-break/></text:span><text:span text:style-name="T1">高雄市府團隊今（11）天下午舉辦告別音樂會，市長韓國瑜在15分鐘的演說中宣布，「目前我不會接受任何邀請、職務、組織，以及任何形式的活動」，先沉澱身心休息一下。</text:span><text:span text:style-name="T3"><text:line-break/><text:line-break/></text:span><text:span text:style-name="T1">韓國瑜致詞全文：</text:span><text:span text:style-name="T3"><text:line-break/><text:line-break/></text:span><text:span text:style-name="T1">我們就將卸下市府職務，離開這裡。謝謝你們讓我們有機會在此相聚一場，更謝謝你們今天還特地來這裡為我們相送一程。</text:span><text:span text:style-name="T3"><text:line-break/><text:line-break/></text:span><text:span text:style-name="T1">古時周武王有亂臣十人，同心同德，能敵紂王億兆夷人。我不敢自比周武王，但我敢說我們這個團隊裡的首長是真的個個都有經世濟民的才能，並且我們同心同德，都懷抱著奉獻社會的真心誠意、有所不為的道德自律。今天，大家共聚在此、臨別在即，請容我最後一次以市長的身分好好謝謝他們。</text:span><text:span text:style-name="T3"><text:line-break/><text:line-break/></text:span><text:span text:style-name="T1">謝謝這一群讓我感到驕傲與不捨的市府團隊，謝謝他們願意放下原本舒適的生活，來到熱情的高雄；謝謝他們不少人離家背井、放棄高薪來這個城市和我一起打拼。</text:span><text:span text:style-name="T3"><text:line-break/><text:line-break/></text:span><text:span text:style-name="T1">他們都不是為了做官、而是為了做事而來。我怎麼謝也謝不夠。</text:span><text:span text:style-name="T3"><text:line-break/><text:line-break/></text:span><text:span text:style-name="T1">這一年多來他們為高雄做牛做馬、承受巨大壓力。這一年多來，他們每一件事都做得比以前好、但是雜誌民調排名卻都是吊車尾⋯，這些，我知道，都是因為我的關係，所以我一定要為他們討個公道。</text:span><text:span text:style-name="T3"><text:line-break/><text:line-break/></text:span><text:span text:style-name="T1">他們是最辛苦、最被唱衰、卻是做事最認真、最有作為的一群模範公僕。在這裡，我一定要好好向他們每一個人說聲謝謝：</text:span><text:span text:style-name="T3"><text:line-break/><text:line-break/></text:span><text:span text:style-name="T1">我要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的所有工作夥伴。</text:span><text:span text:style-name="T3"><text:line-break/><text:line-break/></text:span><text:span text:style-name="T1">我也想謝謝之前曾經陪我們篳路藍縷、一起走過好多風雨、但因為公私因素而離開崗位的前任局處首長們；更謝謝每一位認真做事、任勞任怨的高雄市政府同仁；同時，我也要謝謝我們高雄市議會國民黨黨團，與無黨團結聯盟黨團對我的支持。</text:span><text:span text:style-name="T3"><text:line-break/><text:line-break/></text:span><text:span text:style-name="T1">謝謝各位這段日子的付出與辛勞，我會永遠記得您們。您們的辛苦和成績，高雄市民會記得、歷史會記得。</text:span><text:span text:style-name="T3"><text:line-break/><text:line-break/></text:span><text:span text:style-name="T1">我謝謝您們！</text:span><text:span text:style-name="T3"><text:line-break/><text:line-break/></text:span><text:span text:style-name="T1">離開高雄，對我個人而言，雖有萬般不捨、一些遺憾、和滿滿的祝福，但唯獨沒有怨尤、心中盡是坦然。因為我知道我是為何而戰、我和團隊是為了什麼樣的價值、理想和願景而奮鬥努力，所以無論結果，我都會是「我自橫刀向天笑，去留肝膽兩崑崙」。</text:span><text:span text:style-name="T3"><text:line-break/><text:line-break/></text:span><text:span text:style-name="T1">只是，這幾天我實在有點難以平靜，許議長的決絕讓我悲痛不已，而更讓我覺得痛心不解的是網路上那些對許議長惡毒的詆毀、幸災樂禍的發文和留言。如果台灣的民主，只因為政黨不同，就可以這樣殘忍地對待一個逝去的生命，失去人性、失去做人最基本的溫柔與慈悲，那這樣的民主有什麼值得追求、能夠倚仗的？</text:span><text:span text:style-name="T3"><text:line-break/><text:line-break/></text:span><text:span text:style-name="T1">當貪腐不是罪惡、犯法可以原諒，當我們真心相信、全力捍衛的法律和道德可以因為政黨的不同而有所妥協，我們這幾十年在民主自由的道路上所爭取和守候的究竟是什麼？</text:span><text:span text:style-name="T3"><text:line-break/><text:line-break/></text:span><text:span text:style-name="T1">當社會多數不在乎政府負債、不在乎官員貪汙、不在乎國家經濟與安全、甚至不在乎是非黑白，只要顏色正確、言語嗆辣、官網圖文並茂，仇恨對立和黨同伐異都是被允許的。但仇恨對立和黨同伐異所豢養出來的民意，究竟是民主、還是猛獸？</text:span><text:span text:style-name="T3"><text:line-break/><text:line-break/></text:span><text:span text:style-name="T1">民主如此珍貴難得，民主所創造和成就的應該是良善與和諧、而不是仇恨和對立。仇恨和對立所創造和產生的「民主」，是披著民主外衣的暴政。</text:span><text:span text:style-name="T3"><text:line-break/><text:line-break/></text:span><text:span text:style-name="T1">對於千千萬萬支持國瑜的好朋友們，我在此再次表達對各位深切的敬意、謝意與歉意。我依然心繫高雄、心懷社稷、心存正氣。但目前我不會接受任何邀請或職務，也不會參與或組織任何形式的活動。</text:span><text:span text:style-name="T3"><text:line-break/><text:line-break/></text:span><text:span text:style-name="T1">請容許我在這風雨如晦的時刻，念天地之悠悠、獨愴然而涕下。</text:span><text:span text:style-name="T3"><text:line-break/><text:line-break/></text:span><text:span text:style-name="T1">謝謝你們，你們每一雙手的託付、每一雙眼睛的期盼，我們都謹記在心、未曾或忘。在我們有限的時間裡，市府團隊都全力以赴、不敢辜負。</text:span><text:span text:style-name="T3"><text:line-break/><text:line-break/></text:span><text:span text:style-name="T1">謝謝你們這一路的溫暖與支持，請讓我和我的市府團隊最後一次向各位說聲謝謝。</text:span><text:span text:style-name="T3"><text:line-break/><text:line-break/></text:span><text:span text:style-name="T1">================</text:span><text:span text:style-name="T3"><text:line-break/><text:line-break/></text:span><text:span text:style-name="T1">最後一天韓國瑜哭了！「目前不會接受任何職務及組織活動」</text:span><text:span text:style-name="T3"><text:line-break/><text:line-break/></text:span><text:span text:style-name="T1">新頭殼newtalk</text:span><text:span text:style-name="T3"><text:line-break/><text:line-break/></text:span><text:span text:style-name="T1">周家豪 綜合報導</text:span><text:span text:style-name="T3"><text:line-break/><text:line-break/></text:span><text:span text:style-name="T1">2020.06.11.</text:span><text:span text:style-name="T3"><text:line-break/></text:span><text:span text:style-name="T1">     </text:span><text:span text:style-name="T3"><text:line-break/></text:span><text:span text:style-name="T1">被罷免的高雄市長韓國瑜在告別音樂會中流下眼淚。   圖：張良一/攝</text:span><text:span text:style-name="T3"><text:line-break/><text:line-break/></text:span><text:span text:style-name="T1">照片：</text:span><text:a xlink:type="simple" xlink:href="https://bit.ly/3dXHnHO"><text:span text:style-name="T5">https://bit.ly/3dXHnHO</text:span></text:a><text:span text:style-name="T3"><text:line-break/><text:line-break/></text:span><text:span text:style-name="T1">高雄市長韓國瑜6日遭到罷免，今(11)日是市府團隊最後一天上班日，韓國瑜也特別於下午3點半時，在鳳山行政中心前草地舉辦「真愛高雄，珍重再見」告別活動，他也發表長約15分鐘的演說，一把鼻涕一把眼淚表示「目前他不會接受任何邀請或職務，也不會參與任何組織活動」了。</text:span><text:span text:style-name="T3"><text:line-break/><text:line-break/></text:span><text:span text:style-name="T1">隨著現場校園民歌《萍聚》的響起，韓國瑜一邊向支持者道謝，一邊致詞表示，謝謝高雄市府團隊一路走來，勞苦功高的支持；有些支持者為了與他道別，甚至前一晚在這邊過夜，「謝謝你們讓我們有機會在此相聚，更謝謝這麼多好朋友今天特別來這替我們相送」。</text:span><text:span text:style-name="T3"><text:line-break/><text:line-break/></text:span><text:span text:style-name="T1">現場上萬名韓粉對著被罷免的韓國瑜高喊：「我挺韓我驕傲！」。 圖：張良一/攝</text:span><text:span text:style-name="T3"><text:line-break/><text:line-break/></text:span><text:span text:style-name="T1">照片：</text:span><text:a xlink:type="simple" xlink:href="https://bit.ly/3dXHnHO"><text:span text:style-name="T5">https://bit.ly/3dXHnHO</text:span></text:a><text:span text:style-name="T1">  </text:span><text:span text:style-name="T3"><text:line-break/><text:line-break/></text:span><text:span text:style-name="T1">韓國瑜說，這是最後一次以高雄市長身分向大家道別了，雖然團隊一年以來民調總是吊車尾，但是他很清楚，每件他們做的事情都比以前還好，「都是因為我個人的關係」，因此他今天要幫團隊討公道，「他們是最辛苦、最被唱衰，卻是做事最認真的模範公僕」。</text:span><text:span text:style-name="T3"><text:line-break/><text:line-break/></text:span><text:span text:style-name="T1">韓國瑜擁抱副市長李四川。 圖：張良一/攝</text:span><text:span text:style-name="T3"><text:line-break/><text:line-break/></text:span><text:span text:style-name="T1">照片：</text:span><text:a xlink:type="simple" xlink:href="https://bit.ly/3dXHnHO"><text:span text:style-name="T5">https://bit.ly/3dXHnHO</text:span></text:a><text:span text:style-name="T1">  </text:span><text:span text:style-name="T3"><text:line-break/><text:line-break/></text:span><text:span text:style-name="T1">韓國瑜一一向高市府各局處長表達致謝後，深深一鞠躬，並同時宣布「目前我不會接受任何邀請或職務，也不會參與任何組織的邀請，及任何形式的活動」，也希望支持者能容許他，在這風雨如晦的時刻，「念天地之悠悠，獨愴然而涕下」。最後韓國瑜向在場民眾致謝，也感謝高雄市民的託付和期盼，「我會謹記在心不敢忘記。」</text:span></text:p>
      <text:p text:style-name="P2"><text:span text:style-name="T1">阿水   |  2020.06.11 15:31   |   </text:span><text:a xlink:type="simple" xlink:href="http://palinfo.habago.org/Entry?Command=Information_PrintForum&amp;#FORUM39580"><text:span text:style-name="T2">#</text:span></text:a></text:p>
      <text:p text:style-name="P3"><text:span text:style-name="T1">陽陽兄，謝謝您提醒我會追著細枝末葉，這讓我想到一件事，差點給忘了:</text:span><text:span text:style-name="T3"><text:line-break/></text:span><text:span text:style-name="T1">在陳真兄的許議長當年質詢陳菊的影片譯文中，在第5個「許：」後面「在此我要跟各位市民報告，當年投票前夕那一晚，(來，請坐) 競選活動已經…」</text:span><text:span text:style-name="T3"><text:line-break/></text:span><text:span text:style-name="T1">上面的「(來，請坐)」是陳真兄漏未譯出的。</text:span><text:span text:style-name="T3"><text:line-break/></text:span></text:p>
      <text:p text:style-name="P2"><text:span text:style-name="T1">李鑑慧   |  2020.06.11 09:35   |   </text:span><text:a xlink:type="simple" xlink:href="http://palinfo.habago.org/Entry?Command=Information_PrintForum&amp;#FORUM39579"><text:span text:style-name="T2">#</text:span></text:a></text:p>
      <text:p text:style-name="P4"><text:span text:style-name="T1">阿桑吉近況</text:span><text:span text:style-name="T3"><text:line-break/><text:line-break/></text:span><text:span text:style-name="T1">李鑑慧</text:span><text:span text:style-name="T3"><text:line-break/><text:line-break/></text:span><text:span text:style-name="T1">2020.06.10</text:span><text:span text:style-name="T3"><text:line-break/><text:line-break/></text:span><text:span text:style-name="T1">【4月】</text:span><text:span text:style-name="T3"><text:line-break/><text:line-break/><text:line-break/></text:span><text:span text:style-name="T1">阿桑吉現今仍被監禁於英國重刑犯監獄Belmarsh，等待著5月18日的下一個引渡庭。</text:span><text:span text:style-name="T3"><text:line-break/><text:line-break/></text:span><text:span text:style-name="T1">基於Belmarsh的Covid-19疫情以及阿桑吉的健康狀況，阿桑吉律師提出保釋要求但遭法院拒絕。</text:span><text:span text:style-name="T3"><text:line-break/><text:line-break/></text:span><text:span text:style-name="T1">厄瓜多大使館警衛公司遭西班牙法庭偵調，被指接受美國CIA收買，監控阿桑吉所有言行並企圖取得阿桑吉小孩尿布採驗DNA。</text:span><text:span text:style-name="T3"><text:line-break/><text:line-break/></text:span><text:span text:style-name="T1">阿桑吉律師向英國法院請求保密阿桑吉未婚妻Stella Morris與兩名孩子身分，但遭拒絕。</text:span><text:span text:style-name="T3"><text:line-break/><text:line-break/></text:span><text:span text:style-name="T1">阿桑吉的未婚妻Stella Morris近日選擇公開身分，接受媒體採訪。以下是這段採訪影片。Stella Morris是南非裔律師，2011年因協助阿桑吉案件與阿桑吉相識。片中可見到阿桑吉分別為三歲與一歲的兩個兒子，Gabriel與Max。片尾，Stella Morris說道：「我擔心阿桑吉的性命就將結束」。</text:span><text:span text:style-name="T3"><text:line-break/><text:line-break/></text:span><text:span text:style-name="T1">〔以上資訊主要參考 theCanary文章 "UK authorities provided with a convenient way of ridding the world of Julian Assange"。見</text:span><text:a xlink:type="simple" xlink:href="https://bit.ly/2VvVtrW"><text:span text:style-name="T5">https://bit.ly/2VvVtrW</text:span></text:a><text:span text:style-name="T1"><text:s/>〕</text:span><text:span text:style-name="T3"><text:line-break/><text:line-break/></text:span><text:span text:style-name="T1">影片請見首頁：</text:span><text:a xlink:type="simple" xlink:href="https://bit.ly/2Ux0rVP"><text:span text:style-name="T5">https://bit.ly/2Ux0rVP</text:span></text:a><text:span text:style-name="T3"><text:line-break/><text:line-break/></text:span><text:span text:style-name="T1">【6月】</text:span><text:span text:style-name="T3"><text:line-break/><text:line-break/></text:span><text:span text:style-name="T1">原本排定於5月中的引渡庭，再度被法官延期至9月7日。</text:span><text:span text:style-name="T3"><text:line-break/><text:line-break/></text:span><text:span text:style-name="T1">由於阿桑吉並未被定罪，英國依法必須每30天開一次庭，了解囚犯健康狀況、拘留情形以及案件進度。</text:span><text:span text:style-name="T3"><text:line-break/><text:line-break/></text:span><text:span text:style-name="T1">但是這類開庭多流為形式，阿桑吉應有的權利也多受剝奪。他在開庭前無法與其律師會面，電話溝通也幾近斷阻，是以完全無法針對案件進行充分討論。阿桑吉的律師Aitor Martinez透過推特顯示電話撥打紀錄，因為獄方問題，阿桑吉在一日之內撥出的電話十次只有一次接通，每次被允許通話時間也不超過十分鐘。</text:span><text:span text:style-name="T3"><text:line-break/><text:line-break/></text:span><text:span text:style-name="T1">因為疫情，目前每個月的例行性開庭禁止媒體記者現場旁聽，只能透過電話聆聽庭內發言。但是如5月4日之開庭，因為法院疏失，記者完全無法接通庭內，過去即便可收聽，也多半不清楚。</text:span><text:span text:style-name="T3"><text:line-break/><text:line-break/></text:span><text:span text:style-name="T1">阿桑吉律師多次因為健康理由與Covid-19感染威脅，提出保釋要求，但皆被拒。4月份，英國因為全國監獄的嚴重疫情，釋放了4000名低危險囚犯，但是阿桑吉並不在名單內。</text:span><text:span text:style-name="T3"><text:line-break/><text:line-break/></text:span><text:span text:style-name="T1">因為健康因素，特別是長期的肺部問題，阿桑吉已經無法親自出席6月2日的開庭，也無法透過視訊參與。</text:span><text:span text:style-name="T3"><text:line-break/><text:line-break/></text:span><text:span text:style-name="T1">5月21日，阿桑吉的未婚妻在推特上表示：「Covid不能合理化單獨監禁，朱利安〔阿桑吉〕已經超過八周時間，每天有超過23小時的時間被關在單獨獄房，完全沒有任何訪視。如果他不是因病毒〔Covid-19〕而死，也將因自殺而亡。長時期的單獨監禁就是刑求。」</text:span><text:span text:style-name="T3"><text:line-break/><text:line-break/><text:line-break/></text:span><text:span text:style-name="T1">〔以上資訊主要參考WSWS文章 “Administrative Hearing in Julian Assange’s Extradition Case to be Held Today", 2020.06.01. </text:span><text:a xlink:type="simple" xlink:href="https://bit.ly/3ffOHyW"><text:span text:style-name="T5">https://bit.ly/3ffOHyW</text:span></text:a><text:span text:style-name="T1">〕</text:span><text:span text:style-name="T3"><text:line-break/><text:line-break/></text:span><text:span text:style-name="T1">〔阿桑吉於今年二月開引渡庭時，被置於一透明隔離廂內，完全無法與律師溝通或聽到庭上發言。照片與說明參閱</text:span><text:a xlink:type="simple" xlink:href="https://bit.ly/3dYoPY8"><text:span text:style-name="T5">https://bit.ly/3dYoPY8</text:span></text:a><text:span text:style-name="T1">〕</text:span><text:span text:style-name="T3"><text:line-break/><text:line-break/></text:span><text:span text:style-name="T1">照片請見首頁：</text:span><text:a xlink:type="simple" xlink:href="https://bit.ly/2Ux0rVP"><text:span text:style-name="T5">https://bit.ly/2Ux0rVP</text:span></text:a><text:span text:style-name="T3"><text:line-break/><text:line-break/></text:span></text:p>
      <text:p text:style-name="P2"><text:span text:style-name="T1">許世勤   |  2020.06.11 08:57   |   </text:span><text:a xlink:type="simple" xlink:href="http://palinfo.habago.org/Entry?Command=Information_PrintForum&amp;#FORUM39578"><text:span text:style-name="T2">#</text:span></text:a></text:p>
      <text:p text:style-name="P3"><text:span text:style-name="T1">最近論壇的內容更新真快，大家心裡都有很多想法。有些討論難免有了一點火藥味，但還在理性範圍。如果台灣的政治能夠如此，說不定能少點違法濫權的事。</text:span><text:span text:style-name="T3"><text:line-break/><text:line-break/></text:span><text:span text:style-name="T1">提到許崑源議長，我對他的印象僅是過去他在議會質詢陳菊的片段。因為一直以來我對南部的印象就是一片綠油油的，綠到黑綠到亮的「民主聖地」。雖然我自己也在雲林長大，但對南部人總有種偏見，或說現在的台灣人，他們對政治的追求，完全是一種宗教式的狂熱。在這個宗教中，教主以及底下的傳教者，完全代表了「神」的聲音，而選民總是期待著神的降臨。彷彿只要反中、反華，就可以有神蹟發生，「有夢最美，希望相隨」「肚子扁扁也要挺阿扁」。難以想像在高雄竟然有這麼一位議長，敢於糾正腐敗的人渣集團。再看到有人提起他是從黨外開始努力的，爾後基於理念，卻加入一個在南部相對不利發展的政黨，我認為這表現出一種理想主義式的人格。</text:span><text:span text:style-name="T3"><text:line-break/><text:line-break/></text:span><text:span text:style-name="T1">許議長的死是一種殉道精神，只是對於能否喚醒多數的台灣人，對此我是悲觀的。</text:span></text:p>
      <text:p text:style-name="P2"><text:span text:style-name="T1">阿水   |  2020.06.11 08:16   |   </text:span><text:a xlink:type="simple" xlink:href="http://palinfo.habago.org/Entry?Command=Information_PrintForum&amp;#FORUM39577"><text:span text:style-name="T2">#</text:span></text:a></text:p>
      <text:p text:style-name="P4"><text:span text:style-name="T1">陳真兄，現在的情況是已經規畫搬到大陸。而小魚兄之前因為我是台灣法律人以為我比較難接受大陸的法治，我就告訴他，台灣的民主自由體制只是工具，卻是因為各種居心或莫名優越感而神聖化，可是不管工具再怎麼神聖，都只是工具，不等同於理想國度。而大陸目前發展得很棒，以致於美國都緊張得要動手修理了，這樣看起來現行的人民民主專制體制應該是個不錯的工具。</text:span><text:span text:style-name="T3"><text:line-break/></text:span><text:span text:style-name="T1">畢竟大陸的體制比較陌生，我還在摸索，但不會時時以西方民主自由的觀念來框住自己。總之，定位清楚，就比較不會困擾，適應新環境也比較容易。</text:span></text:p>
      <text:p text:style-name="P2"><text:span text:style-name="T1">欧阳阳   |  2020.06.11 08:06   |   </text:span><text:a xlink:type="simple" xlink:href="http://palinfo.habago.org/Entry?Command=Information_PrintForum&amp;#FORUM39576"><text:span text:style-name="T2">#</text:span></text:a></text:p>
      <text:p text:style-name="P3"><text:span text:style-name="T1">就台湾统独问题而言， 本身支持统或者独，这个不重要，重要的是你为什么要支持，而不是舆论媒体灌输你什么就是什么，包括这个巴勒网。</text:span><text:span text:style-name="T3"><text:line-break/><text:line-break/></text:span><text:span text:style-name="T1">我想陳真前辈的文字不要想要宣扬某种意识形态，而是在表达某种思维方式，揭露某些被舆论表象掩盖的事实。</text:span><text:span text:style-name="T3"><text:line-break/><text:line-break/></text:span><text:span text:style-name="T1">以上是我个人的一点看法</text:span></text:p>
      <text:p text:style-name="P2"><text:span text:style-name="T1">欧阳阳   |  2020.06.11 07:45   |   </text:span><text:a xlink:type="simple" xlink:href="http://palinfo.habago.org/Entry?Command=Information_PrintForum&amp;#FORUM39575"><text:span text:style-name="T2">#</text:span></text:a></text:p>
      <text:p text:style-name="P4"><text:span text:style-name="T1">阿水，</text:span><text:span text:style-name="T3"><text:line-break/></text:span><text:span text:style-name="T1">我觉得論戰毫无必要，毕竟靠文字去说服人是一件很困难的事情，除非对方愿意接受。</text:span><text:span text:style-name="T3"><text:line-break/><text:line-break/></text:span><text:span text:style-name="T1">从你的文字，我个人感觉就是，喜欢对一些细枝末叶追着不放，但是对一些大的整体上的东西选择忽视，所以很多时候，会觉得你的文字与你的性格有些矛盾的。</text:span><text:span text:style-name="T3"><text:line-break/><text:line-break/></text:span><text:span text:style-name="T1">也许是你说的“只见树木，不见森林”，但是如果“只见树木，不见森林”，在台湾的舆论氛围想跳脱出来，这是一件很困难的事情。</text:span><text:span text:style-name="T3"><text:line-break/><text:line-break/></text:span><text:span text:style-name="T1">論戰只是想从言语上去战胜对方，这没有意义！</text:span><text:span text:style-name="T3"><text:line-break/><text:line-break/></text:span><text:span text:style-name="T1">就好比评价周子瑜，非要评价她有一根头发，黑里发红，红里带白，白里带灰，然后总结一句，周子瑜的外表还是很漂亮的。</text:span></text:p>
      <text:p text:style-name="P2"><text:span text:style-name="T1">陳真   |  2020.06.11 03:42   |   </text:span><text:a xlink:type="simple" xlink:href="http://palinfo.habago.org/Entry?Command=Information_PrintForum&amp;#FORUM39574"><text:span text:style-name="T2">#</text:span></text:a></text:p>
      <text:p text:style-name="P3"><text:span text:style-name="T1">討論什麼都行哦，但是儘可能用白話文，畢竟不是聊天室;像這個我就看不明白是在說什麼。現在是什麼情況？</text:span></text:p>
      <text:p text:style-name="P2"><text:span text:style-name="T1">阿水   |  2020.06.11 00:48   |   </text:span><text:a xlink:type="simple" xlink:href="http://palinfo.habago.org/Entry?Command=Information_PrintForum&amp;#FORUM39573"><text:span text:style-name="T2">#</text:span></text:a></text:p>
      <text:p text:style-name="P4"><text:span text:style-name="T1">小魚兄：</text:span><text:span text:style-name="T3"><text:line-break/></text:span><text:span text:style-name="T1">論戰是我自己惹的，是我硬要另起爐灶談台灣法律人的其言其行。</text:span><text:span text:style-name="T3"><text:line-break/></text:span><text:span text:style-name="T1">在我眼裡「民主自由」只是工具，就算「民主自由」被西方及台灣莫名其妙賦予如朕親臨的尚方寶劍一般，但我清楚的知道，尚方寶劍不是朕。而我雖然把自己的工具用得順手，我不會認為別人拿的工具就比較差，尤其當別人已非吳下阿蒙，而且用那把工具用得虎虎生風，惹得當地的流氓阿米明的暗的在整治他了。</text:span><text:span text:style-name="T3"><text:line-break/></text:span><text:span text:style-name="T1">可是，當我要拿別人那把工具來用時（已經在規畫了），我會學著去把這件新的工具用順手，不會一直想著怎麼跟原來的工具不一樣。所以，請不要因為我是台灣法律人就推定我比較難接受，我只是比較不熟悉這把新工具，還沒辦法用順手罷了。</text:span></text:p>
      <text:p text:style-name="P2"><text:span text:style-name="T1">蔡亦鸣   |  2020.06.11 00:16   |   </text:span><text:a xlink:type="simple" xlink:href="http://palinfo.habago.org/Entry?Command=Information_PrintForum&amp;#FORUM39572"><text:span text:style-name="T2">#</text:span></text:a></text:p>
      <text:p text:style-name="P3"><text:span text:style-name="T1">是不是黑道很重要么。我对许崑源半点不熟，新闻出来时甚至没有想起看过他质问陈菊的视频，所以在这则评论里看到许崑源过去是党外时，我有点惊讶，果然和陈真所说一模一样，那些驯服的人在话当年在把自己染绿，而不驯服者看不惯这绿油油的现状与其势不两立。</text:span><text:span text:style-name="T3"><text:line-break/><text:line-break/></text:span><text:a xlink:type="simple" xlink:href="https://www.youtube.com/watch?v=UyVIJxyeUUw&amp;;t=2s"><text:span text:style-name="T5">https://www.youtube.com/watch?v=UyVIJxyeUUw&amp;;t=2s</text:span></text:a><text:span text:style-name="T3"><text:line-break/></text:span><text:span text:style-name="T1">Asmobia</text:span><text:span text:style-name="T3"><text:line-break/></text:span><text:span text:style-name="T1">2 天前</text:span><text:span text:style-name="T3"><text:line-break/></text:span><text:span text:style-name="T1">許崑源議長當年跟著他哥哥是從黨外做起的，面對蔣介石的壓迫，許家決定站在人民的這一邊．直到民進黨坐大、陳水扁連續貪汙八年之後，許崑源才決定加入國民黨，繼續替民喉舌、對抗強權．</text:span><text:span text:style-name="T3"><text:line-break/></text:span><text:span text:style-name="T1">　</text:span><text:span text:style-name="T3"><text:line-break/></text:span><text:span text:style-name="T1">反觀大地主蔡潔生的女兒蔡英文，早年跟著李登輝在國民黨內吃香喝辣、三十多歲就撒下巨資四處炒地皮，最後成功變更土地使用權，爽賺數億元；等到民進黨坐大之後，毅然轉搭新的權貴列車、繼續擁抱權力、走私香菸、酬庸人事．</text:span><text:span text:style-name="T3"><text:line-break/></text:span><text:span text:style-name="T1">　</text:span><text:span text:style-name="T3"><text:line-break/></text:span><text:span text:style-name="T1">台灣的年輕人，你們的選擇是甚麼？當年鄭南榕先生自焚的時候，年輕的我與同學一起上街，繼續替鄭南榕先生爭取言論自由、爭取台灣的公民自決．事到如今，我們這一輩老了、爭取來的公投結果也被蔡英文沒收了．而年輕的一代，似乎覺得與其對抗權貴不如歌頌權貴，而梁文傑先生與王浩宇先生告訴我們「面對不幸的苦人，霸凌他比同情他更有成就感」．</text:span><text:span text:style-name="T3"><text:line-break/></text:span><text:span text:style-name="T1">　</text:span><text:span text:style-name="T3"><text:line-break/></text:span><text:span text:style-name="T1">或許時代變了吧．在新時代裡面，向權力致敬才是正義的，而勇氣則是用來踐踏反對的聲音，好讓人民追隨主流，不要有其他的想法．．．我只能說幸好鄭南榕先生死得早，當年還有我們這幫年輕人願意接下他的旗幟，繼續對抗絕對的權力；要是鄭南榕先生在今天自焚的話，不知道有多少酸民會在網路上幸災樂禍．</text:span></text:p>
      <text:p text:style-name="P2"><text:span text:style-name="T1">穎芝   |  2020.06.10 23:21   |   </text:span><text:a xlink:type="simple" xlink:href="http://palinfo.habago.org/Entry?Command=Information_PrintForum&amp;#FORUM39570"><text:span text:style-name="T2">#</text:span></text:a></text:p>
      <text:p text:style-name="P4"><text:span text:style-name="T1">西方媒體常常製造關於中國的假新聞，六四就是其中一例，底下的連結都是在油管中陸續找到的一些關於六四顏色革命的連結：</text:span><text:span text:style-name="T3"><text:line-break/><text:line-break/></text:span><text:span text:style-name="T1">揭露六四另一面 還原天安門事件真相［西班牙攝製隊 6月4日清晨4-6點清場原片」 ｜踢爆泛民真面目 六四悼念晚會為籌款｜學運領袖 柴玲 吾爾開希 大話精 聯同外國勢力傳媒造假新聞｜劉曉波 侯德健 道出六世清場沒死人｜解放軍被暴徒殘殺片段曝光</text:span><text:span text:style-name="T3"><text:line-break/></text:span><text:a xlink:type="simple" xlink:href="https://youtu.be/Vsy7dPaWYnQ"><text:span text:style-name="T5">https://youtu.be/Vsy7dPaWYnQ</text:span></text:a><text:span text:style-name="T3"><text:line-break/><text:line-break/><text:line-break/></text:span><text:span text:style-name="T1">解放軍慘死片段：</text:span><text:span text:style-name="T3"><text:line-break/></text:span><text:a xlink:type="simple" xlink:href="https://youtu.be/G9pLEHSCjz4"><text:span text:style-name="T5">https://youtu.be/G9pLEHSCjz4</text:span></text:a><text:span text:style-name="T3"><text:line-break/><text:line-break/></text:span><text:span text:style-name="T1">六四清場片段及民運領袖訪問：</text:span><text:span text:style-name="T3"><text:line-break/></text:span><text:a xlink:type="simple" xlink:href="https://youtu.be/azP_gTPEL_Q"><text:span text:style-name="T5">https://youtu.be/azP_gTPEL_Q</text:span></text:a><text:span text:style-name="T3"><text:line-break/><text:line-break/></text:span><text:span text:style-name="T1">6/4真相，推翻打臉反華欺騙善良市民的人渣</text:span><text:span text:style-name="T3"><text:line-break/></text:span><text:a xlink:type="simple" xlink:href="https://youtu.be/TsNp34fZNK0"><text:span text:style-name="T5">https://youtu.be/TsNp34fZNK0</text:span></text:a><text:span text:style-name="T3"><text:line-break/><text:line-break/></text:span><text:span text:style-name="T1">從運動到暴動，從北京到各大城市，六四搶燒險些蔓延全國，若是演變成全國性暴動，還能有今天的中國嗎？</text:span><text:span text:style-name="T3"><text:line-break/></text:span><text:a xlink:type="simple" xlink:href="https://youtu.be/iA9LfbjyVbU"><text:span text:style-name="T5">https://youtu.be/iA9LfbjyVbU</text:span></text:a><text:span text:style-name="T3"><text:line-break/><text:line-break/></text:span><text:span text:style-name="T1">現今為止最完整的坦克人 Tank Man的錄像</text:span><text:span text:style-name="T3"><text:line-break/></text:span><text:a xlink:type="simple" xlink:href="https://youtu.be/GRb4VY2dU4c"><text:span text:style-name="T5">https://youtu.be/GRb4VY2dU4c</text:span></text:a><text:span text:style-name="T3"><text:line-break/><text:line-break/></text:span><text:span text:style-name="T1">真實89！別的都剪輯騙人博同情，製造國際輿論。</text:span><text:span text:style-name="T3"><text:line-break/></text:span><text:a xlink:type="simple" xlink:href="https://youtu.be/E3nypCHj9yg"><text:span text:style-name="T5">https://youtu.be/E3nypCHj9yg</text:span></text:a><text:span text:style-name="T3"><text:line-break/><text:line-break/></text:span><text:span text:style-name="T1">六四真相～為何解放軍傷亡慘重？軍人受傷6000多，非軍人受傷3000多</text:span><text:span text:style-name="T3"><text:line-break/></text:span><text:a xlink:type="simple" xlink:href="https://youtu.be/djzEs3OPP5s"><text:span text:style-name="T5">https://youtu.be/djzEs3OPP5s</text:span></text:a><text:span text:style-name="T3"><text:line-break/><text:line-break/></text:span><text:span text:style-name="T1">六四風波～柴玲接受美國採訪表示：我其實希望廣場血流成河，用學生鮮血生命去喚醒民眾</text:span><text:span text:style-name="T3"><text:line-break/></text:span><text:a xlink:type="simple" xlink:href="https://youtu.be/cakVEbcpiyA"><text:span text:style-name="T5">https://youtu.be/cakVEbcpiyA</text:span></text:a><text:span text:style-name="T3"><text:line-break/><text:line-break/></text:span><text:span text:style-name="T1">六四真相～誰在克制，誰在行暴？解放軍被毆打，武器被搶劫</text:span><text:span text:style-name="T3"><text:line-break/></text:span><text:a xlink:type="simple" xlink:href="https://youtu.be/SVvXJ5pbloo"><text:span text:style-name="T5">https://youtu.be/SVvXJ5pbloo</text:span></text:a><text:span text:style-name="T3"><text:line-break/><text:line-break/><text:line-break/><text:line-break/></text:span></text:p>
      <text:p text:style-name="P2"><text:span text:style-name="T1">張萬康   |  2020.06.10 22:33   |   </text:span><text:a xlink:type="simple" xlink:href="http://palinfo.habago.org/Entry?Command=Information_PrintForum&amp;iPage=1#FORUM39569"><text:span text:style-name="T2">#</text:span></text:a></text:p>
      <text:p text:style-name="P3"><text:span text:style-name="T1">阿水，基本上你和劉旭寫的東西我都不會想看，但講歸講也還是會看幾眼，因為必須跟上這個板的當下。也不是說你們二位的思想沒價值，只是說廣義上我讓自己學習聆聽，思考，且你們談的有時還是有珠璣華彩，尤其你是不凡的人，儘管希望二位能給自己安裝一個防呆機制。如果我講話不禮貌請見諒，因為萬一你和劉旭消失了，很可能我還是會懷念你們。所以雖然我不是巴勒網的「議長」，以旁聽的角度來說我樂見你們發言，發言，再發言。</text:span><text:span text:style-name="T3"><text:line-break/><text:line-break/></text:span><text:span text:style-name="T1">我自己是這樣看。我覺你二位比我在這裡的留言還突兀、惹人煩、或看了讓人哭笑不得，所以有一種慶幸、僥倖的感覺！我寫過兩篇共三萬字想回劉旭，從白求恩醫師談到一把炒麵一把雪；從93年我在武漢看到真正的丐幫（幾百人），到08年溫家寶去廣州車站探視返鄉辛苦的民工；從鴉片戰爭甲午戰爭談到西方帝國主義如何糟蹋世界和中國；從1997年台北「14、15號公園拆遷事件」談到近年的北京低端人口的治理。雖然我覺得他無法真的可以體會，但可當寫給板友（包括潛水的板友）分享。～不過都隱而沒發，主要是板友們答覆的很好，都可指出他的腦洞，我寫太多貼上了只會囉唆又奇怪。而且他沒把別人的看法聽入，只想反覆講一件事。</text:span><text:span text:style-name="T3"><text:line-break/><text:line-break/></text:span><text:span text:style-name="T1">他一直想告訴我們共產黨是萬惡的（儘管西方各種現象也不健康）。大夥兒不斷告訴他，事情不是這麼看的，共產黨錯的地方我們指出，但不會腦殘，只是這樣。表面上來看是各說各話無法搭一塊兒，但我覺問題在於他慧根不夠（當然這可說是我主觀看法），我講多了實在白搭，反倒板友們幾段就講得比我鞭辟入裡。慧根是不是抽象的東西？我自己當然覺得不是，好比他捧華涌這種濁物，那我還能怎樣？我看一兩段油管上華涌的講話，就跳開了，搜他照片，google跳出他的各種造型，只能說是此人氣濁，不可信。講再多「我親眼看見」、「我在他身邊看見」對我都無效。又如劉曉波（雖劉旭沒提過劉，我順帶說說），08憲章我看了感到空洞，就這樣，我不是研究他們二位的專家所以我不必浪費時間在他們身上。聽劉旭談新疆，我很像代替迪麗熱巴踹他一腳，當然這是開玩笑的。聽他談西藏，賣弄親自接觸的經驗，我寧可去研究幾十年前跑去美國的一票仁波切如何用佛法和洋妞睡覺。</text:span><text:span text:style-name="T3"><text:line-break/><text:line-break/></text:span><text:span text:style-name="T1">阿水恕我直言，你的問題是講話陰陽怪氣，包括愛用「葛格」，固然可能是善意，很怪就對了。但容我再訴說一次：如果我講話不禮貌請見諒，因為萬一你和劉旭消失了，很可能我還是會懷念你們。我樂見你們發言，發言，再發言。</text:span><text:span text:style-name="T3"><text:line-break/><text:line-break/></text:span><text:span text:style-name="T1">你這樣非要把我Que出來回你，我只能說你八成很會追女孩子。</text:span><text:span text:style-name="T3"><text:line-break/><text:line-break/></text:span><text:span text:style-name="T1">你貼的許議長那些，對我來說無意義。他有時可能在議會主持得簡潔剛直，有時可能他耍橫胡來，都有可能，這些都是台灣各議會的生態，台灣的議長都差不多。議長、立法院長必須超然，或在超然中偏袒自己的黨，或在偏袒己黨時也要懂照顧其他黨。這是他們的技術。或，必須像王金平、柯建銘那樣喬事情，所謂密室協商，交換法案順序，相互給好處，而不是看法案到底重要與否。又如，審預算像在菜市場叫價，各位！這一筆砍兩億好不好？砍三億如何？</text:span><text:span text:style-name="T3"><text:line-break/><text:line-break/></text:span><text:span text:style-name="T1">此外，談某某議員平時在黑道中有多黑？或談他平時有多義氣耿烈？這些也不重要，因為一來所知有限（我南部哥們半夜跟我說，他跟許的家族中的某人是國中同學一起長大的，至今都熟稔，我以為他要提供可恥暗黑的事例給我，結果他講的是他們家族真的是為人義氣；但無論如何仍是道聽塗說所知有限），二來那些本是他們的生態樣貌。好比議員、立委常和關說、招標、包工程扯在一起，選舉時那些受過幫忙的建商就捐贈一兩億給他們選，這是魚幫水、水幫魚，畸型的民主。其實這些阿水你肯定也知曉的。整天泡在這些事情裡對他們而言是情非得已也是樂在其中，代議士、建商、各種大企業和外圍組織就算自身不是黑道也跟黑道掛在一起。表面不是黑道但比黑道更黑，利潤也更比傳統黑道高出數倍。</text:span><text:span text:style-name="T3"><text:line-break/><text:line-break/></text:span><text:span text:style-name="T1">此外所謂「盜亦有道」，黑道不見得等於罪惡，尤其比起大政客。再者，很多家族是這樣，爸爸當水電工，小孩也做這行，或叫他去跟你二叔學做鋁門窗，總之仍傳承作工。一如許多律師醫師藝術家都叫小孩也做他們同一行，或小孩耳聞目染也自己想。企業家族、從政家族、黑道家族亦如是，直系或旁系親戚都繼承家族事業，這是命，偶爾一兩個放飛，說你讀書就好！結果因緣際會也可能無法。電影《教父》的艾爾帕西諾原本也不是接班人。我意思是說，那些有的沒的，已經是他們的生活一部分了。就像老美的球賽中，球員看待唱內外的亂象，常說「這是球賽的一部分」。這個比喻可能有點不搭。故此我們評價一個人如何，不能用標籤來看。我遇過一個高中生，他爸是牙醫師，非要他考上醫學院，還必須是公立前三或台大，他對我又笑又氣的呼道：「不要談我爸！我爸是奸商。」我一時不知道如何作答。我無法從這個青少年以後是否從醫來評價他。他以後會怎樣我不知道，但我不因此預設立場，醫師一定如何好或不好。</text:span><text:span text:style-name="T3"><text:line-break/><text:line-break/></text:span><text:span text:style-name="T1">一個人在所謂「江湖」、「高污染」環境（ex.文藝圈就很骯髒不是嗎？各國都是，看電影就知道，很多角色譏諷藝術圈的噁爛，雖然我覺台灣文藝圈最低級，大陸文藝界卻常說他們的最低級，錯了！是台灣，或許近年外加香港；不少大陸青年人會嚮往和美化外界）——之中無法選擇自身的命運，但他能不能摸索、建立出自己一套風格，成為有點不一樣的人，我想從許崑源身上，我見識到了。我不是說一定要像他的性情或行事風格才是絕對好樣的，人有百百款，但這人實在了不起。如果我們說張學良是愛國者，許崑源在我眼裡也是愛國者。我的鄰居大哥講得更入木三分：「他是殉道。」我說的「國」是國，也可代換成整個社會的意思，許崑源看在眼裡。</text:span><text:span text:style-name="T3"><text:line-break/><text:line-break/></text:span><text:span text:style-name="T1">甚至從他這一年多來的台灣兩次選戰加上罷韓一事的勞心勞瘁以及最後決定「完成」自己的方式，我可以反推出，他是黑道也絕對不是大家講的某種可憎的惡質低俗黑道。當然這是他慢慢提昇起來的，或也許早年就有這種慧性。他用自己的肉身與靈魂在抗議也在喚醒一些事，他努力成這樣。對藍綠他都灰心可想而知，他心繫的是天下（社會）。李敖節目中曾引述：「章太炎說，國可以亡，不能亡天下。」李敖詮釋這兩句，說一個地方必須有個規格，政客們必須有個規格在；太噁心下流的事情叢生，這個國家會毀掉。許崑源不是讀書人，可能講不出這種話，但他絕對體會夠深。這樣講似乎把許有點看低？可見我有刻板印象，可能許在年輕時早就熟讀李敖啦，在老年代有點叛逆的人幾乎人人是李敖讀者。</text:span><text:span text:style-name="T3"><text:line-break/><text:line-break/></text:span><text:span text:style-name="T1">這麼說唄，韓國瑜被罷免會影響許崑源過自己的好日子嗎？會無法吃大餐、住好房子嗎？去醫院看病以後醫生就不鳥他嗎？以後綠營議員看到他會當面譏笑他嗎？會嗎？敢嗎？他沒人緣可以當議長不只一次嗎？甚至討厭他的人可以說，他很孩子氣，就像巴西的狂熱球迷在巴西落敗後會跑去自殺，這都比數落啥他是黑道來得正常點。他是黑道也是光榮的黑道，漢子一條。</text:span><text:span text:style-name="T3"><text:line-break/><text:line-break/></text:span><text:span text:style-name="T1">阿水，是這樣，我覺談事情完全離題或開外掛，都可以是有趣的延伸，旁觀者要心胸開放才能容納新東西。只是說你貼出的連結和講出的那些，我覺沒啥好說的。這是我不想回覆的原因。但你Que我成功了。若有人藉此故意要說你看許崑源多惡劣囂張，我只會大笑，是又如何，不是又如何？用大陸人的講話方式來說是：「他很剛！」我從視頻中看到這個剛，就夠味了。他有的視頻還更好笑，譬如罵陳菊：「你什麼態度泥（呢）啊！」不是說這件事不值得震怒的意思（藍綠可以各有各的震怒點），總之我常跳出來看事情。當然你的職業慣性會去追究某種是非，我只能說，你蠻可愛。你是不是太宅？建議你可以玩交友軟體約網友見面。開玩笑的，莫介意。講真，我最宅，潛水板友小豪可作證。小豪認為我這人有點毛病，但總包容我，若我有冒犯之處（對你或劉旭）也請包容一咪咪，我們學許崑源的大氣，拋開！（看開，豁達）</text:span><text:span text:style-name="T3"><text:line-break/><text:line-break/></text:span><text:span text:style-name="T1">本文並非Que小豪現身之意。謝謝。</text:span><text:span text:style-name="T3"><text:line-break/></text:span></text:p>
      <text:p text:style-name="P2"><text:span text:style-name="T1">效禹   |  2020.06.10 22:11   |   </text:span><text:a xlink:type="simple" xlink:href="http://palinfo.habago.org/Entry?Command=Information_PrintForum&amp;iPage=1#FORUM39568"><text:span text:style-name="T2">#</text:span></text:a></text:p>
      <text:p text:style-name="P4"><text:span text:style-name="T1">轉貼新聞：</text:span><text:span text:style-name="T3"><text:line-break/></text:span><text:span text:style-name="T1">「政府侵害巴勒斯坦人權利」　以色列法院反對西岸屯墾區合法化《上報》</text:span><text:span text:style-name="T3"><text:line-break/></text:span><text:a xlink:type="simple" xlink:href="https://www.upmedia.mg/news_info.php?SerialNo=89294"><text:span text:style-name="T5">https://www.upmedia.mg/news_info.php?SerialNo=89294</text:span></text:a><text:span text:style-name="T3"><text:line-break/><text:line-break/></text:span><text:span text:style-name="T1">節錄：</text:span><text:span text:style-name="T3"><text:line-break/></text:span><text:span text:style-name="T1">《路透》（Reuters）報導，藉由政府強制公權力、不斷興建「屯墾區」（settlement）蠶食約旦河西岸（West Bank）的以色列，最高法院10日以8比1做出裁決，廢除一條允許追溯合法化、4000棟屯墾區房屋的法律。</text:span><text:span text:style-name="T3"><text:line-break/></text:span><text:span text:style-name="T1">這條制定於2017年的法規，給予官方極大權力，允許以色列能在無須告知巴勒斯坦地主之下、或是經過政府授權，在西岸等領土爭議區域興建房舍。</text:span><text:span text:style-name="T3"><text:line-break/><text:line-break/></text:span><text:span text:style-name="T1">首席法官Esther Hayut也在判決中批評，「該法律不符合以色列憲法標準，更在嚴重侵犯特定族群（巴勒斯坦居民）的土地權利下，希望藉此合法化違法行為。」</text:span><text:span text:style-name="T3"><text:line-break/><text:line-break/></text:span><text:span text:style-name="T1">面對最高法院裁決，現任總理納坦雅胡（Benjamin Netanyahu）和執政的利庫德集團（Likud party）都表示「遺憾」，認為法官們掐斷了屯墾區興建和發展未來，右派勢力表示、他們將努力讓法律重新恢復。</text:span><text:span text:style-name="T3"><text:line-break/><text:line-break/></text:span><text:span text:style-name="T1">為了搶下改選的勝利，納坦雅胡曾向支持者表示，連任後將在7月決定、「擴大併吞」西岸地區，尤其是被譽為巴勒斯坦糧倉的約旦河谷（Jordan Valley），</text:span><text:span text:style-name="T3"><text:line-break/></text:span><text:span text:style-name="T1">如今遇上法院的阻攔，讓外界好奇、以色列是否還會堅持實行強硬主張，華府的態度又將是如何？</text:span><text:span text:style-name="T3"><text:line-break/><text:line-break/></text:span><text:span text:style-name="T1">--</text:span><text:span text:style-name="T3"><text:line-break/></text:span><text:span text:style-name="T1">配合這條5/20的新聞來看：</text:span><text:span text:style-name="T3"><text:line-break/><text:line-break/></text:span><text:span text:style-name="T1">不滿以色列計畫併吞約旦河西岸　巴勒斯坦領導人阿巴斯宣布終止所有協議《風傳媒》</text:span><text:span text:style-name="T3"><text:line-break/></text:span><text:a xlink:type="simple" xlink:href="https://www.storm.mg/article/2660675"><text:span text:style-name="T5">https://www.storm.mg/article/2660675</text:span></text:a><text:span text:style-name="T3"><text:line-break/><text:line-break/></text:span><text:span text:style-name="T1">節錄：</text:span><text:span text:style-name="T3"><text:line-break/></text:span><text:span text:style-name="T1">《德國之聲》以色列新政府計劃根據美國總統川普的中東方案，將約旦河西岸猶太人屯墾區以及具有戰略和經濟意義的約旦河河谷並入版圖。</text:span><text:span text:style-name="T3"><text:line-break/><text:line-break/></text:span><text:span text:style-name="T1">巴勒斯坦自治政府主席阿巴斯（Mahmud Abbas）宣布與美國和以色列的所有協議無效。阿巴斯表示，以色列現在必須對被佔領土負責。阿巴斯補充說，美國作為佔領國的伙伴「對巴勒斯坦人民受到的壓迫負有全部責任」。</text:span><text:span text:style-name="T3"><text:line-break/><text:line-break/></text:span><text:span text:style-name="T1">--</text:span><text:span text:style-name="T3"><text:line-break/></text:span><text:span text:style-name="T1">就以色列最高法院的裁決結果，對納坦雅胡與川普政治上的私相授受，所謂「中東和平計畫」無異是甩了個巴掌，另一方面可能也有安撫境內巴勒斯坦人的用意。但司法權究竟能否遏制7月1日以色列政府即開始實施就地合法的吞併，尤其是在以色列多數民意的支持下，殊難樂觀。</text:span></text:p>
      <text:p text:style-name="P2"><text:span text:style-name="T1">阿水   |  2020.06.10 20:17   |   </text:span><text:a xlink:type="simple" xlink:href="http://palinfo.habago.org/Entry?Command=Information_PrintForum&amp;iPage=1#FORUM39566"><text:span text:style-name="T2">#</text:span></text:a></text:p>
      <text:p text:style-name="P4"><text:span text:style-name="T1">萬康兄，請您注意看陳真兄和我的比喻，或計您上次問陳真兄的問題就迎刄而解了。那一群憤青就如陳真兄的評語「簡單說就是對現實好像很外行很陌生，找到的理解方式等於沒有任何理解。」，這些人，您不必太認真，玩玩就好，用他們的邏輯堵他們的嘴，如果臨時想不到就算了，因為他們叫不醒的。</text:span></text:p>
      <text:p text:style-name="P2"><text:span text:style-name="T1">阿水   |  2020.06.10 19:31   |   </text:span><text:a xlink:type="simple" xlink:href="http://palinfo.habago.org/Entry?Command=Information_PrintForum&amp;iPage=1#FORUM39565"><text:span text:style-name="T2">#</text:span></text:a></text:p>
      <text:p text:style-name="P3"><text:span text:style-name="T1">陳真兄，我猜我應該懂您的意思，我比喻看看：</text:span><text:span text:style-name="T3"><text:line-break/><text:line-break/></text:span><text:span text:style-name="T1">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span><text:span text:style-name="T3"><text:line-break/><text:line-break/></text:span><text:span text:style-name="T1">萬康：「憤青，快來看，許崑源是好人，你看影片中的許崑源，在議會質詢陳菊時，不是發狂痛罵，只是平穩的訴說，一種「咱們來聊聊唄」的輕盈瀟灑，像是聊家常話的口吻」</text:span><text:span text:style-name="T3"><text:line-break/><text:line-break/></text:span><text:span text:style-name="T1">憤青：「哈哈，你被騙了，你看阿水的那個影片，假的，你眼睛業障重。」</text:span><text:span text:style-name="T3"><text:line-break/><text:line-break/></text:span><text:span text:style-name="T1">這時，萬康又來問您同樣的問題。</text:span><text:span text:style-name="T3"><text:line-break/><text:line-break/></text:span><text:span text:style-name="T1">註：因為上面的「萬康」是虛擬的，所以就不敬稱「萬康兄」了。</text:span><text:span text:style-name="T3"><text:line-break/></text:span></text:p>
      <text:p text:style-name="P2"><text:span text:style-name="T1">陳真   |  2020.06.10 17:59   |   </text:span><text:a xlink:type="simple" xlink:href="http://palinfo.habago.org/Entry?Command=Information_PrintForum&amp;iPage=1#FORUM39564"><text:span text:style-name="T2">#</text:span></text:a></text:p>
      <text:p text:style-name="P4"><text:span text:style-name="T1">沒事，不過是真的很奇怪的理解方式。那就好像有人問我說："你是陳真嗎？' 然後我說："等一下"。然後跑去照鏡子，確定之後說："是的，我相信我就是陳真"。</text:span><text:span text:style-name="T3"><text:line-break/><text:line-break/></text:span><text:span text:style-name="T1">那麼，"陳真是好人嗎？" 路人甲問道。</text:span><text:span text:style-name="T3"><text:line-break/><text:line-break/></text:span><text:span text:style-name="T1">路人乙說："應該不是。此人貌似忠厚，其實高貴不貴。你看，他寫東西動不動就它媽的，害我都半夜偷偷看巴勒網，不敢讓小孩知道。" </text:span><text:span text:style-name="T3"><text:line-break/><text:line-break/></text:span><text:span text:style-name="T1">路人甲說："未必！不盡然！或許可能應該不是這樣。首先，必須把小學周記拿出來檢查，看看是不是也是滿口它媽的。我們需要更多證據。"</text:span><text:span text:style-name="T3"><text:line-break/><text:line-break/></text:span><text:span text:style-name="T1">路人丙說："抓到了！抓到了！陳真在某年某月的留言板中寫說他常幻想偷看阿扁洗澡！"</text:span><text:span text:style-name="T3"><text:line-break/><text:line-break/></text:span><text:span text:style-name="T1">比喻不當，不過感覺差不多是這樣。簡單說就是對現實好像很外行很陌生，找到的理解方式等於沒有任何理解。</text:span></text:p>
      <text:p text:style-name="P2"><text:span text:style-name="T1">阿水   |  2020.06.10 17:37   |   </text:span><text:a xlink:type="simple" xlink:href="http://palinfo.habago.org/Entry?Command=Information_PrintForum&amp;iPage=1#FORUM39563"><text:span text:style-name="T2">#</text:span></text:a></text:p>
      <text:p text:style-name="P3"><text:span text:style-name="T1">陳默兄，您說「律师治国是不是有其职业的局限性」，我的看法是：</text:span><text:span text:style-name="T3"><text:line-break/><text:line-break/></text:span><text:span text:style-name="T1">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2"><text:span text:style-name="T1">阿水   |  2020.06.10 17:27   |   </text:span><text:a xlink:type="simple" xlink:href="http://palinfo.habago.org/Entry?Command=Information_PrintForum&amp;iPage=1#FORUM39562"><text:span text:style-name="T2">#</text:span></text:a></text:p>
      <text:p text:style-name="P4"><text:span text:style-name="T1">對了，陳默兄，您之前提到我有「偏見」及「潛意識」，這個我有看了，我會放心上，但不會回應。也謝謝您的指教。</text:span></text:p>
      <text:p text:style-name="P2"><text:span text:style-name="T1">陳默   |  2020.06.10 17:27   |   </text:span><text:a xlink:type="simple" xlink:href="http://palinfo.habago.org/Entry?Command=Information_PrintForum&amp;iPage=1#FORUM39561"><text:span text:style-name="T2">#</text:span></text:a></text:p>
      <text:p text:style-name="P3"><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2"><text:span text:style-name="T1">阿水   |  2020.06.10 17:14   |   </text:span><text:a xlink:type="simple" xlink:href="http://palinfo.habago.org/Entry?Command=Information_PrintForum&amp;iPage=1#FORUM39560"><text:span text:style-name="T2">#</text:span></text:a></text:p>
      <text:p text:style-name="P4"><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span><text:span text:style-name="T3"><text:line-break/><text:line-break/></text:span></text:p>
      <text:p text:style-name="P2"><text:span text:style-name="T1">陳默   |  2020.06.10 16:51   |   </text:span><text:a xlink:type="simple" xlink:href="http://palinfo.habago.org/Entry?Command=Information_PrintForum&amp;iPage=1#FORUM39559"><text:span text:style-name="T2">#</text:span></text:a></text:p>
      <text:p text:style-name="P3"><text:span text:style-name="T1">阿水兄弟，喜欢纠缠于个别文字细节是不是律师的职业毛病。开个玩笑。</text:span></text:p>
      <text:p text:style-name="P2"><text:span text:style-name="T1">阿水   |  2020.06.10 16:45   |   </text:span><text:a xlink:type="simple" xlink:href="http://palinfo.habago.org/Entry?Command=Information_PrintForum&amp;iPage=1#FORUM39558"><text:span text:style-name="T2">#</text:span></text:a></text:p>
      <text:p text:style-name="P4"><text:span text:style-name="T1">陳真兄，請有空時儘量痛打，我還在找資料，但放在本版我比較放心，因為有您在。而且因為職業的關係，被打臉慣了，請儘量。</text:span></text:p>
      <text:p text:style-name="P2"><text:span text:style-name="T1">陳真   |  2020.06.10 16:21   |   </text:span><text:a xlink:type="simple" xlink:href="http://palinfo.habago.org/Entry?Command=Information_PrintForum&amp;iPage=1#FORUM39557"><text:span text:style-name="T2">#</text:span></text:a></text:p>
      <text:p text:style-name="P3"><text:span text:style-name="T1">很奇怪的理解事情的方式。</text:span></text:p>
      <text:p text:style-name="P2"><text:span text:style-name="T1">阿水   |  2020.06.10 14:07   |   </text:span><text:a xlink:type="simple" xlink:href="http://palinfo.habago.org/Entry?Command=Information_PrintForum&amp;iPage=1#FORUM39556"><text:span text:style-name="T2">#</text:span></text:a></text:p>
      <text:p text:style-name="P4"><text:span text:style-name="T1">底下需要補充的資料主要是：當時高雄市議會對該項提案的修正動議，在許議長宣佈停止討論之前的完整記錄，以及當時的高雄市議會議事規則。</text:span><text:span text:style-name="T3"><text:line-break/><text:line-break/></text:span><text:span text:style-name="T1">不然單就樓下的資料，可以知道：</text:span><text:span text:style-name="T3"><text:line-break/><text:line-break/></text:span><text:span text:style-name="T1">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span><text:span text:style-name="T3"><text:line-break/><text:line-break/></text:span><text:span text:style-name="T1">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span><text:span text:style-name="T3"><text:line-break/><text:line-break/></text:span><text:span text:style-name="T1">「民進黨團不滿國民黨團未經程序變更，就要刪除2.8億元的活動相關歲出，因而在會議上要求議長按照議事程序，許崑源聽了回應，「甚麼違法提案，高雄市議會是你說了算嗎？60幾位議員，不是你說了算，來，記名表決了啊。」</text:span><text:span text:style-name="T3"><text:line-break/></text:span><text:span text:style-name="T1">民進黨團不滿，繼續發言，許崑源拉高音量回應，「以後你們再多選幾席(國語)，再多選幾席(台語)，來，記名表決，記名表決，那個.....」接著民進黨便退席抗議。</text:span><text:span text:style-name="T3"><text:line-break/></text:span><text:span text:style-name="T1">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span><text:span text:style-name="T3"><text:line-break/><text:line-break/></text:span><text:span text:style-name="T1">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span><text:span text:style-name="T3"><text:line-break/><text:line-break/></text:span><text:span text:style-name="T1">然後，我們再來重溫許議長不高來高去，說人話直指民主議事紛爭應認識的基本而且再基本不過的道理：</text:span><text:span text:style-name="T3"><text:line-break/><text:line-break/></text:span><text:span text:style-name="T1">「甚麼違法提案，高雄市議會是你說了算嗎？60幾位議員，不是你說了算，來，記名表決了啊。」</text:span><text:span text:style-name="T3"><text:line-break/><text:line-break/></text:span><text:span text:style-name="T1">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span><text:span text:style-name="T3"><text:line-break/><text:line-break/></text:span><text:span text:style-name="T1">三、後來演變到如今的情況是：</text:span><text:span text:style-name="T3"><text:line-break/><text:line-break/></text:span><text:span text:style-name="T1">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span><text:span text:style-name="T3"><text:line-break/><text:line-break/></text:span><text:span text:style-name="T1">我上面所提到的影片，就已經是經過「斷章取義」了，後來台灣新聞媒體再重提此事件時，，又一再斷了章，只截取許議長所謂「多選幾席」的片段內容，一再騙了閱聽大眾。</text:span><text:span text:style-name="T3"><text:line-break/><text:line-break/></text:span><text:span text:style-name="T1">一般理性中立的民眾，在沒有我上面所需再補充的資料之前，不是應該這樣想、這樣得出結論嗎？</text:span></text:p>
      <text:p text:style-name="P2"><text:span text:style-name="T1">陳默   |  2020.06.10 13:27   |   </text:span><text:a xlink:type="simple" xlink:href="http://palinfo.habago.org/Entry?Command=Information_PrintForum&amp;iPage=1#FORUM39555"><text:span text:style-name="T2">#</text:span></text:a></text:p>
      <text:p text:style-name="P3"><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2"><text:span text:style-name="T1">阿水   |  2020.06.10 11:45   |   </text:span><text:a xlink:type="simple" xlink:href="http://palinfo.habago.org/Entry?Command=Information_PrintForum&amp;iPage=2#FORUM39554"><text:span text:style-name="T2">#</text:span></text:a></text:p>
      <text:p text:style-name="P3"><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span><text:span text:style-name="T3"><text:line-break/><text:line-break/></text:span><text:span text:style-name="T1">「綠營不滿砍預算　高雄市議長許崑源：你們再多選幾席」</text:span><text:span text:style-name="T3"><text:line-break/></text:span><text:span text:style-name="T1">&amp;;#124; ETtoday政治 &amp;;#124; ETtoday新聞雲 </text:span><text:a xlink:type="simple" xlink:href="https://www.ettoday.net/news/20140214/325303.htm#ixzz6OvRsL3z0"><text:span text:style-name="T5">https://www.ettoday.net/news/20140214/325303.htm#ixzz6OvRsL3z0</text:span></text:a><text:span text:style-name="T3"><text:line-break/><text:line-break/></text:span><text:span text:style-name="T1">上一篇報導所引用的影片：</text:span><text:a xlink:type="simple" xlink:href="https://youtu.be/Y3rE2n2QBTc"><text:span text:style-name="T5">https://youtu.be/Y3rE2n2QBTc</text:span></text:a><text:span text:style-name="T3"><text:line-break/><text:line-break/></text:span><text:span text:style-name="T1">媒體曾經報導：</text:span><text:span text:style-name="T3"><text:line-break/><text:line-break/></text:span><text:span text:style-name="T1">「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span><text:span text:style-name="T3"><text:line-break/><text:line-break/></text:span><text:span text:style-name="T1">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span><text:span text:style-name="T3"><text:line-break/><text:line-break/></text:span><text:span text:style-name="T1">蔡英文表示，去年以前的高雄市議會，大家記憶猶新。預算被杯葛、建設被延宕，議長在議會公然對陳菊說，「你們下一屆選過半，再來講」，意思是在沒有過半之前，議會沒有討論空間。」</text:span><text:span text:style-name="T3"><text:line-break/><text:line-break/></text:span><text:span text:style-name="T1">陳菊在《花媽心內話》自己說：</text:span><text:span text:style-name="T3"><text:line-break/><text:line-break/></text:span><text:span text:style-name="T1">「一次許崑源主持議事不公，民進黨議員抗議發出不平之鳴時，坐在主席台上的許崑源，氣得舉起左手指向台下並嗆聲，『以後你們多選幾席』」</text:span><text:span text:style-name="T3"><text:line-break/><text:line-break/></text:span><text:span text:style-name="T1">我有空會再提出自己的看法，如果各位有更完整的相關資料，也請補充。</text:span></text:p>
      <text:p text:style-name="P2"><text:span text:style-name="T1">張萬康   |  2020.06.10 05:21   |   </text:span><text:a xlink:type="simple" xlink:href="http://palinfo.habago.org/Entry?Command=Information_PrintForum&amp;iPage=2#FORUM39553"><text:span text:style-name="T2">#</text:span></text:a></text:p>
      <text:p text:style-name="P4"><text:span text:style-name="T1">昨天在我常去的露天咖啡座（這類地方我稱之「台客店」），和一位台客大哥談許崑源。我們都是熟客，幾乎天天相遇，我喊他J大哥。姓氏容我用英文代號。</text:span><text:span text:style-name="T3"><text:line-break/><text:line-break/></text:span><text:span text:style-name="T1">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span><text:span text:style-name="T3"><text:line-break/><text:line-break/></text:span><text:span text:style-name="T1">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span><text:span text:style-name="T3"><text:line-break/><text:line-break/></text:span><text:span text:style-name="T1">J大哥暫停滑手機讀小說，回答：「差太多了，鄭太吉無法無天，太兇殘了，許崑源是有理想的人，鄭太吉……（在此省略）……許崑源是有理想的人（重複一次這句），很了不起的人，他是殉道。」</text:span><text:span text:style-name="T3"><text:line-break/><text:line-break/></text:span><text:span text:style-name="T1">我聽到「殉道」二字震了一下。我說：「J大哥，你這個殉道，講得比國民黨講他殉國殉黨還好。」</text:span><text:span text:style-name="T3"><text:line-break/><text:line-break/></text:span><text:span text:style-name="T1">太貼切了，太有神髓，確實是這樣的魂魄。覺青讀那麼多書，不知道是不是讀到背上去了，不如J大哥給我的一點啟發。</text:span><text:span text:style-name="T3"><text:line-break/><text:line-break/></text:span><text:span text:style-name="T1">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span><text:span text:style-name="T3"><text:line-break/></text:span></text:p>
      <text:p text:style-name="P2"><text:span text:style-name="T1">阿水   |  2020.06.10 00:59   |   </text:span><text:a xlink:type="simple" xlink:href="http://palinfo.habago.org/Entry?Command=Information_PrintForum&amp;iPage=2#FORUM39552"><text:span text:style-name="T2">#</text:span></text:a></text:p>
      <text:p text:style-name="P3"><text:span text:style-name="T1">洋洋兄：</text:span><text:span text:style-name="T3"><text:line-break/><text:line-break/></text:span><text:span text:style-name="T1">「有一天會有相對更客觀公正的AI法官嗎？」</text:span><text:span text:style-name="T3"><text:line-break/><text:line-break/></text:span><text:span text:style-name="T1">請參考：</text:span><text:a xlink:type="simple" xlink:href="https://www.bnext.com.tw/article/55177/ai--judgment"><text:span text:style-name="T5">https://www.bnext.com.tw/article/55177/ai--judgment</text:span></text:a><text:span text:style-name="T3"><text:line-break/><text:line-break/></text:span><text:span text:style-name="T1">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span><text:span text:style-name="T3"><text:line-break/><text:line-break/></text:span><text:span text:style-name="T1">若是一些適合AI法官判的案子，判決只是具有一致性及形式上的平等，但是否符合您「公正」的要求，就因人而異了。</text:span></text:p>
      <text:p text:style-name="P2"><text:span text:style-name="T1">小魚   |  2020.06.09 22:34   |   </text:span><text:a xlink:type="simple" xlink:href="http://palinfo.habago.org/Entry?Command=Information_PrintForum&amp;iPage=2#FORUM39551"><text:span text:style-name="T2">#</text:span></text:a></text:p>
      <text:p text:style-name="P4"><text:span text:style-name="T1">不好意思，因為我的一句沒有特別說明的話語，引起大家的論戰，我詳細的說明一下，我『自己』的認知，以及對阿水兄留言的回答：</text:span><text:span text:style-name="T3"><text:line-break/><text:line-break/></text:span><text:span text:style-name="T1">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span><text:span text:style-name="T3"><text:line-break/></text:span><text:span text:style-name="T1">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span><text:span text:style-name="T3"><text:line-break/><text:line-break/></text:span><text:span text:style-name="T1">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span><text:span text:style-name="T3"><text:line-break/></text:span><text:span text:style-name="T1">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span><text:span text:style-name="T3"><text:line-break/></text:span><text:span text:style-name="T1">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span><text:span text:style-name="T3"><text:line-break/><text:line-break/></text:span><text:span text:style-name="T1">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span><text:span text:style-name="T3"><text:line-break/></text:span><text:span text:style-name="T1">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span><text:span text:style-name="T3"><text:line-break/></text:span></text:p>
      <text:p text:style-name="P2"><text:span text:style-name="T1">鄭豐遠   |  2020.06.09 21:27   |   </text:span><text:a xlink:type="simple" xlink:href="http://palinfo.habago.org/Entry?Command=Information_PrintForum&amp;iPage=2#FORUM39550"><text:span text:style-name="T2">#</text:span></text:a></text:p>
      <text:p text:style-name="P3"><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span><text:span text:style-name="T3"><text:line-break/><text:line-break/></text:span><text:span text:style-name="T1">至於我的巴西室友，雖然知識二二六六的，但卻很有靈性，特別是神鬼之物，以後有機會再說。</text:span></text:p>
      <text:p text:style-name="P2"><text:span text:style-name="T1">穎芝   |  2020.06.09 20:26   |   </text:span><text:a xlink:type="simple" xlink:href="http://palinfo.habago.org/Entry?Command=Information_PrintForum&amp;iPage=2#FORUM39549"><text:span text:style-name="T2">#</text:span></text:a></text:p>
      <text:p text:style-name="P4"><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2"><text:span text:style-name="T1">陳真   |  2020.06.09 19:45   |   </text:span><text:a xlink:type="simple" xlink:href="http://palinfo.habago.org/Entry?Command=Information_PrintForum&amp;iPage=2#FORUM39548"><text:span text:style-name="T2">#</text:span></text:a></text:p>
      <text:p text:style-name="P3"><text:span text:style-name="T1">知識論 (epistemology) 裏頭有個說法叫「基礎主義」(foundationalism)，亦即我們的知識發展乃是建立在一些無可撼動的「基礎知識」上，就像蓋大樓一樣，萬丈高樓平地起。</text:span><text:span text:style-name="T3"><text:line-break/><text:line-break/></text:span><text:span text:style-name="T1">笛卡兒應該可以說是這樣一種說法的支持者，不過我不是，我不認為那些所謂無可置疑的「基礎知識」是一種「知識」。題外話，略過不表。</text:span><text:span text:style-name="T3"><text:line-break/><text:line-break/></text:span><text:span text:style-name="T1">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span><text:span text:style-name="T3"><text:line-break/><text:line-break/></text:span><text:span text:style-name="T1">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span><text:span text:style-name="T3"><text:line-break/><text:line-break/></text:span><text:span text:style-name="T1">如此拙劣的閱讀能力以及相當變態的寫字能力，遠遠輸給一般人，但我不覺得自己的文學 (理解) 能力會輸給一個也許飽讀文學、學富五車的文學系教授。</text:span><text:span text:style-name="T3"><text:line-break/><text:line-break/></text:span><text:span text:style-name="T1">沈從文只上過幾年學堂，連標點符號也沒學過，但他依舊是我心目中最偉大的作家，無人能出其右。</text:span><text:span text:style-name="T3"><text:line-break/><text:line-break/></text:span><text:span text:style-name="T1">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span><text:span text:style-name="T3"><text:line-break/><text:line-break/></text:span><text:span text:style-name="T1">即便對樂理一無所知，但在音樂面前，我無一絲羞赧，我能聽出什麼是好音樂，什麼是噪音。我不認為我的音樂素質會輸給比方說一位留學維也納某偉大音樂學院、經常巡迴各地演出的演奏家好友。</text:span><text:span text:style-name="T3"><text:line-break/><text:line-break/></text:span><text:span text:style-name="T1">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span><text:span text:style-name="T3"><text:line-break/><text:line-break/></text:span><text:span text:style-name="T1">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span><text:span text:style-name="T3"><text:line-break/><text:line-break/></text:span><text:span text:style-name="T1">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span><text:span text:style-name="T3"><text:line-break/><text:line-break/></text:span><text:span text:style-name="T1">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span><text:span text:style-name="T3"><text:line-break/><text:line-break/></text:span><text:span text:style-name="T1">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span><text:span text:style-name="T3"><text:line-break/><text:line-break/></text:span><text:span text:style-name="T1">說了這麼多，只是想說明非關知識之事物並無所謂「基礎要件」可言；相關素質之良莠，並非從其所謂知識多少來決定高下，而是在於當事人的氣質天賦及其後天造化。</text:span><text:span text:style-name="T3"><text:line-break/><text:line-break/></text:span><text:span text:style-name="T1">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span><text:span text:style-name="T3"><text:line-break/><text:line-break/></text:span><text:span text:style-name="T1">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2"><text:span text:style-name="T1">李念淨   |  2020.06.09 19:44   |   </text:span><text:a xlink:type="simple" xlink:href="http://palinfo.habago.org/Entry?Command=Information_PrintForum&amp;iPage=2#FORUM39547"><text:span text:style-name="T2">#</text:span></text:a></text:p>
      <text:p text:style-name="P4"><text:span text:style-name="T1">我不知道什麼叫防呆</text:span><text:span text:style-name="T3"><text:line-break/></text:span><text:span text:style-name="T1">但是我知道當李克強敢說出中國到現在還有六億人月收入只有一千人民幣</text:span><text:span text:style-name="T3"><text:line-break/></text:span><text:span text:style-name="T1">而同時間民進黨卻還在吹噓台灣平均每人月收入有五萬台幣的時候</text:span><text:span text:style-name="T3"><text:line-break/><text:line-break/></text:span><text:span text:style-name="T1">我就知道</text:span><text:span text:style-name="T3"><text:line-break/></text:span><text:span text:style-name="T1">不管這個制度在怎麼防呆，再怎麼看起來美好</text:span><text:span text:style-name="T3"><text:line-break/></text:span><text:span text:style-name="T1">只要實際運作的人是歪瓜裂棗，一樣都是沒有用的廢物</text:span><text:span text:style-name="T3"><text:line-break/></text:span><text:span text:style-name="T1">影響政治的關鍵點還是在於人而不是表面的框架</text:span><text:span text:style-name="T3"><text:line-break/><text:line-break/></text:span><text:span text:style-name="T1">美國的制度舉世聞名</text:span><text:span text:style-name="T3"><text:line-break/></text:span><text:span text:style-name="T1">被很多學者吹噓，當然也有他好的地方</text:span><text:span text:style-name="T3"><text:line-break/></text:span><text:span text:style-name="T1">但更多程度上，你只要是弱勢族群，不被主流輿論關注的那一票人</text:span><text:span text:style-name="T3"><text:line-break/></text:span><text:span text:style-name="T1">受到的對待其實也就跟低度開發國家的監獄沒什麼兩樣</text:span><text:span text:style-name="T3"><text:line-break/><text:line-break/></text:span><text:span text:style-name="T1">至於台灣最大的問題</text:span><text:span text:style-name="T3"><text:line-break/></text:span><text:span text:style-name="T1">還是在千禧一代，就是所謂的年輕人，過渡依賴直覺去思考社會及政治議題</text:span><text:span text:style-name="T3"><text:line-break/></text:span><text:span text:style-name="T1">他們自稱不受媒體影響獨立思考，但是其所作所為卻是背道而馳</text:span><text:span text:style-name="T3"><text:line-break/></text:span><text:span text:style-name="T1">在一個資訊流通的環境自動放棄思考，自動放棄疑慮的精神</text:span><text:span text:style-name="T3"><text:line-break/></text:span><text:span text:style-name="T1">而且他們不會感到有所矛盾，這才是最令人瞠目結舌的地方</text:span></text:p>
      <text:p text:style-name="P2"><text:span text:style-name="T1">欧阳阳   |  2020.06.09 16:07   |   </text:span><text:a xlink:type="simple" xlink:href="http://palinfo.habago.org/Entry?Command=Information_PrintForum&amp;iPage=2#FORUM39546"><text:span text:style-name="T2">#</text:span></text:a></text:p>
      <text:p text:style-name="P3"><text:span text:style-name="T1">阿水，</text:span><text:span text:style-name="T3"><text:line-break/><text:line-break/></text:span><text:span text:style-name="T1">好吧，我想我明白你的意思了，你说的“防呆”应该是用一些程序上或者制度上的东西来纠正个别的随意性吧？就比如说，法院体系的一审，二审，终审这样的机制吧？ 这些应该属于微观或者说细节上的东西，当然也是必须的东西。</text:span><text:span text:style-name="T3"><text:line-break/><text:line-break/></text:span><text:span text:style-name="T1">但是，与其担心中国大陆“防呆”会影响“包括我將來的命運，都在這套法治系統之下”，这个就有点</text:span><text:span text:style-name="T4">远</text:span><text:span text:style-name="T1">了，我相信即使两岸统一，台湾现有的法治体系应该也是不会改变的。</text:span><text:span text:style-name="T3"><text:line-break/><text:line-break/></text:span><text:span text:style-name="T1">今天看到的新闻，说美国的军用运输机穿越了台湾本土，然后中共苏恺30战机进入台湾西南空域，这些东西才是对台湾眼前来说，最现实的威胁。</text:span><text:span text:style-name="T3"><text:line-break/><text:line-break/></text:span><text:span text:style-name="T1">美国现在内外交困，它会不会给中国制造一点事端，挑动台海的战争？我看这种可能性已经越来越大！</text:span></text:p>
      <text:p text:style-name="P2"><text:span text:style-name="T1">刘旭   |  2020.06.09 15:53   |   </text:span><text:a xlink:type="simple" xlink:href="http://palinfo.habago.org/Entry?Command=Information_PrintForum&amp;iPage=2#FORUM39545"><text:span text:style-name="T2">#</text:span></text:a></text:p>
      <text:p text:style-name="P8"><text:span text:style-name="T6">Ethan</text:span><text:span text:style-name="T7"><text:line-break/></text:span><text:span text:style-name="T6">你可以到QUORA上看Janus Dongye Qimeng，关于新疆历史的答案，说的非常详细。</text:span><text:span text:style-name="T7"><text:line-break/></text:span><text:a xlink:type="simple" xlink:href="https://www.quora.com/What-dont-they-tell-you-about-Xinjiang"><text:span text:style-name="T8">https://www.quora.com/What-dont-they-tell-you-about-Xinjiang</text:span></text:a></text:p>
      <text:p text:style-name="P2"><text:span text:style-name="T1">刘旭   |  2020.06.09 15:08   |   </text:span><text:a xlink:type="simple" xlink:href="http://palinfo.habago.org/Entry?Command=Information_PrintForum&amp;iPage=2#FORUM39544"><text:span text:style-name="T2">#</text:span></text:a></text:p>
      <text:p text:style-name="P3"><text:span text:style-name="T1">欧阳阳</text:span><text:span text:style-name="T3"><text:line-break/></text:span><text:span text:style-name="T1">新疆维吾尔人被殖民，想独立，当然也不是事实！.</text:span><text:span text:style-name="T3"><text:line-break/></text:span><text:span text:style-name="T1">这当然不是事实，我说的是一些维吾尔人，觉得自己被殖民，这是特称判断，而不是全称判断，我并没有说全部维吾尔人，都觉得被殖民。你如何去否定一个我没说过的话？</text:span><text:span text:style-name="T3"><text:line-break/></text:span></text:p>
      <text:p text:style-name="P1"/>
      <text:p text:style-name="P2"><text:span text:style-name="T1">阿水   |  2020.06.09 14:20   |   </text:span><text:a xlink:type="simple" xlink:href="http://palinfo.habago.org/Entry?Command=Information_PrintForum&amp;iPage=3#FORUM39543"><text:span text:style-name="T2">#</text:span></text:a></text:p>
      <text:p text:style-name="P3"><text:span text:style-name="T1">陽陽兄：</text:span><text:span text:style-name="T3"><text:line-break/><text:line-break/></text:span><text:span text:style-name="T1">防呆制度只是必要，也沒有多偉大，偉大到任何一個國家只要有防呆制度就沖天了；畢竟只是防呆功能，是整個政治體制的一部分。</text:span><text:span text:style-name="T3"><text:line-break/><text:line-break/></text:span><text:span text:style-name="T1">先用「防呆」原始意義來比喻，免得您又針對例子去談，結果又失焦了：</text:span><text:span text:style-name="T3"><text:line-break/><text:line-break/></text:span><text:span text:style-name="T1">不知大陸手機內的晶片卡怎麼稱呼，台灣叫「SIM卡」而且過去的形狀是缺一角，手機內裝卡的位置也有缺一角的凹槽可以裝卡，這是為了讓使用的人藉著這種特殊形狀的防呆設計來防止裝錯而無法感應。</text:span><text:span text:style-name="T3"><text:line-break/><text:line-break/></text:span><text:span text:style-name="T1">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span><text:span text:style-name="T3"><text:line-break/><text:line-break/></text:span><text:span text:style-name="T1">上面的比喻並不是指出您的荒謬，只是說明對談如果失焦，會流於各說各話，或許您所的都對，但偏離了主題，也誤會了我的意思。</text:span><text:span text:style-name="T3"><text:line-break/><text:line-break/></text:span><text:span text:style-name="T1">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span><text:span text:style-name="T3"><text:line-break/></text:span></text:p>
      <text:p text:style-name="P2"><text:span text:style-name="T1">許世勤   |  2020.06.09 12:54   |   </text:span><text:a xlink:type="simple" xlink:href="http://palinfo.habago.org/Entry?Command=Information_PrintForum&amp;iPage=3#FORUM39542"><text:span text:style-name="T2">#</text:span></text:a></text:p>
      <text:p text:style-name="P4"><text:span text:style-name="T1">今天如果美國如果沒有軍事霸權、金融霸權、文化霸權，它還能「長臂管轄」用自己的國內法去玩翻別國的企業嗎？即使犯了國際法，沒有爪牙的美國，還能「美國例外論」嗎？</text:span><text:span text:style-name="T3"><text:line-break/><text:line-break/></text:span><text:span text:style-name="T1">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span><text:span text:style-name="T3"><text:line-break/></text:span></text:p>
      <text:p text:style-name="P2"><text:span text:style-name="T1">欧阳阳   |  2020.06.09 12:47   |   </text:span><text:a xlink:type="simple" xlink:href="http://palinfo.habago.org/Entry?Command=Information_PrintForum&amp;iPage=3#FORUM39541"><text:span text:style-name="T2">#</text:span></text:a></text:p>
      <text:p text:style-name="P3"><text:span text:style-name="T1">如果只听绿色政客文人口号，觉得他们好像是想谋求“台湾独立”，这当然不是事实，“台湾独立”只是他们蛊惑民粹，煽动民意，谋取政权的工具，至于真正意义上的独立自主，他们根本就不会在意！</text:span><text:span text:style-name="T3"><text:line-break/><text:line-break/></text:span><text:span text:style-name="T1">刘旭前面说新疆维吾尔人被殖民，想独立，当然也不是事实！</text:span><text:span text:style-name="T3"><text:line-break/><text:line-break/></text:span><text:span text:style-name="T1">把某个点或者某个面错当整体看待，也就是所谓“只见树木，不见森林”，失之毫厘，谬以千里！</text:span><text:span text:style-name="T3"><text:line-break/><text:line-break/></text:span><text:span text:style-name="T1">所谓的民意，是随时间变化而变化的，今天这样，过几个月可能又会那样，个人思想也是类似。</text:span><text:span text:style-name="T3"><text:line-break/><text:line-break/></text:span><text:span text:style-name="T1">像陈真前辈那样，很多哲学家，很多时候是透过现象去看事务的本源，前面有人提到的“美感”大概也是如此，实在看不懂，凭六感去感悟也不失为一种方法，因为“人心向善”，这是人类生存发展的动力。</text:span><text:span text:style-name="T3"><text:line-break/></text:span></text:p>
      <text:p text:style-name="P2"><text:span text:style-name="T1">阿水   |  2020.06.09 12:46   |   </text:span><text:a xlink:type="simple" xlink:href="http://palinfo.habago.org/Entry?Command=Information_PrintForum&amp;iPage=3#FORUM39540"><text:span text:style-name="T2">#</text:span></text:a></text:p>
      <text:p text:style-name="P4"><text:span text:style-name="T1">陽陽兄：</text:span><text:span text:style-name="T3"><text:line-break/><text:line-break/></text:span><text:span text:style-name="T1">不想把陳真兄的大作推到下面去，先只說一點：</text:span><text:span text:style-name="T3"><text:line-break/><text:line-break/></text:span><text:span text:style-name="T1">「有一句话叫做“实践是检验真理的唯一标准”，我举例中共的几次大的“纠错”或者叫“改革”，你说这个不叫「防呆」，应该有一套具体的「防呆」机制才行。」</text:span><text:span text:style-name="T3"><text:line-break/><text:line-break/></text:span><text:span text:style-name="T1">不是「應該」，而是中共早就「具體」了，一再三令五申，也設計了防呆機制，我也在樓下列舉出了一大套。</text:span><text:span text:style-name="T3"><text:line-break/><text:line-break/></text:span><text:span text:style-name="T1">您對「防呆」有自己的定義，請自便，但您為什麼要找我談我定義的「防呆」呢？</text:span><text:span text:style-name="T3"><text:line-break/><text:line-break/></text:span><text:span text:style-name="T1">比如說，我在談上海的火災防制，您卻來跟我說，若要談防制的話，齊齊哈爾的水災防制比較好，上海的水災防治措施沒有什麼用。雖然都是防制設計，但我談的是「火災」，您談的是「水災」。</text:span></text:p>
      <text:p text:style-name="P2"><text:span text:style-name="T1">欧阳阳   |  2020.06.09 12:05   |   </text:span><text:a xlink:type="simple" xlink:href="http://palinfo.habago.org/Entry?Command=Information_PrintForum&amp;iPage=3#FORUM39539"><text:span text:style-name="T2">#</text:span></text:a></text:p>
      <text:p text:style-name="P3"><text:span text:style-name="T1">华为如果不是在中国，早就被美国消灭了，除了华为自身实力雄厚外，国家力量就是它最大的后盾！</text:span></text:p>
      <text:p text:style-name="P2"><text:span text:style-name="T1">欧阳阳   |  2020.06.09 11:58   |   </text:span><text:a xlink:type="simple" xlink:href="http://palinfo.habago.org/Entry?Command=Information_PrintForum&amp;iPage=3#FORUM39538"><text:span text:style-name="T2">#</text:span></text:a></text:p>
      <text:p text:style-name="P4"><text:span text:style-name="T1">阿水，</text:span><text:span text:style-name="T3"><text:line-break/></text:span><text:span text:style-name="T1">对于“广明光电的所有资产等于都被判给美国惠普公司”一案，以你律师的角度会怎么看？</text:span><text:span text:style-name="T3"><text:line-break/></text:span><text:span text:style-name="T1">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span><text:span text:style-name="T3"><text:line-break/><text:line-break/></text:span><text:span text:style-name="T1">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span><text:span text:style-name="T3"><text:line-break/><text:line-break/></text:span><text:span text:style-name="T1">这大概就是只见树木不见森林的区别！</text:span><text:span text:style-name="T3"><text:line-break/></text:span></text:p>
      <text:p text:style-name="P2"><text:span text:style-name="T1">阿水   |  2020.06.09 11:33   |   </text:span><text:a xlink:type="simple" xlink:href="http://palinfo.habago.org/Entry?Command=Information_PrintForum&amp;iPage=3#FORUM39537"><text:span text:style-name="T2">#</text:span></text:a></text:p>
      <text:p text:style-name="P3"><text:span text:style-name="T1">哈哈，豐遠兄，就是我自認為美感與貴版多數的網友一致，才會在貴版長期潛水，最近又冒出水面囉哩叭唆，如果在別的不符合我美感的論壇，我不會浪費時間，連一句話也不想說。</text:span><text:span text:style-name="T3"><text:line-break/><text:line-break/></text:span><text:span text:style-name="T1">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span><text:span text:style-name="T3"><text:line-break/><text:line-break/></text:span><text:span text:style-name="T1">我也強調我有「見樹不見林」的毛病，各位對大陸整體林相的美好良善，我從沒有直接反對。先前說對內「必要的霸道」也是相當程度的肯定。</text:span><text:span text:style-name="T3"><text:line-break/><text:line-break/></text:span><text:span text:style-name="T1">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span><text:span text:style-name="T3"><text:line-break/><text:line-break/></text:span><text:span text:style-name="T1">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2"><text:span text:style-name="T1">陳真   |  2020.06.09 11:02   |   </text:span><text:a xlink:type="simple" xlink:href="http://palinfo.habago.org/Entry?Command=Information_PrintForum&amp;iPage=3#FORUM39536"><text:span text:style-name="T2">#</text:span></text:a></text:p>
      <text:p text:style-name="P4"><text:span text:style-name="T1">卡韓政變(247)：人心向善</text:span><text:span text:style-name="T3"><text:line-break/><text:line-break/></text:span><text:span text:style-name="T1">陳真</text:span><text:span text:style-name="T3"><text:line-break/><text:line-break/></text:span><text:span text:style-name="T1">2020. 06. 09.</text:span><text:span text:style-name="T3"><text:line-break/><text:line-break/><text:line-break/></text:span><text:span text:style-name="T1">這幾天，很多原本不知道我的「真面目」的同事或朋友，這下突然發現我的存在。原因是他們從各種不同管道收到一篇「紀念許崑源議長」的文章，發現竟然是我寫的，非常訝異，原來我會寫字、會說話。</text:span><text:span text:style-name="T3"><text:line-break/><text:line-break/></text:span><text:span text:style-name="T1">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span><text:span text:style-name="T3"><text:line-break/><text:line-break/></text:span><text:span text:style-name="T1">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span><text:span text:style-name="T3"><text:line-break/><text:line-break/></text:span><text:span text:style-name="T1">我看到一些人在揭許崑源早年的底，說他曾是流氓、黑道。某些傳言也許是真的，但在政治上有一件事很明確，那就是「白道的白天，比黑道的黑夜還要黑」。  </text:span><text:span text:style-name="T3"><text:line-break/><text:line-break/></text:span><text:span text:style-name="T1">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span><text:span text:style-name="T3"><text:line-break/><text:line-break/></text:span><text:span text:style-name="T1">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2"><text:span text:style-name="T1">力民   |  2020.06.09 10:43   |   </text:span><text:a xlink:type="simple" xlink:href="http://palinfo.habago.org/Entry?Command=Information_PrintForum&amp;iPage=3#FORUM39535"><text:span text:style-name="T2">#</text:span></text:a></text:p>
      <text:p text:style-name="P9"><text:span text:style-name="T6">忘了附上文章來源</text:span><text:span text:style-name="T7"><text:line-break/></text:span><text:a xlink:type="simple" xlink:href="https://www.facebook.com/519254758139571/posts/2653713854693640/?d=n"><text:span text:style-name="T8">https://www.facebook.com/519254758139571/posts/2653713854693640/?d=n</text:span></text:a></text:p>
      <text:p text:style-name="P2"><text:span text:style-name="T1">力民   |  2020.06.09 10:41   |   </text:span><text:a xlink:type="simple" xlink:href="http://palinfo.habago.org/Entry?Command=Information_PrintForum&amp;iPage=3#FORUM39534"><text:span text:style-name="T2">#</text:span></text:a></text:p>
      <text:p text:style-name="P4"><text:span text:style-name="T1">關於語言消亡的問題我想分享一篇文章</text:span><text:span text:style-name="T3"><text:line-break/></text:span><text:span text:style-name="T1">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span><text:span text:style-name="T3"><text:line-break/><text:line-break/></text:span><text:span text:style-name="T1">==</text:span><text:span text:style-name="T3"><text:line-break/></text:span><text:span text:style-name="T1">關於母語討論的補充：</text:span><text:span text:style-name="T3"><text:line-break/><text:line-break/></text:span><text:span text:style-name="T1">1. 許多討論者對經濟學「競爭」的概念很糟糕，以為有國民政府強推「國語運動」就會發生語言的不公平競爭，弱勢語言就必然消失。</text:span><text:span text:style-name="T3"><text:line-break/><text:line-break/></text:span><text:span text:style-name="T1">此論點完全無法解釋中國從清朝後期以來就努力推行以北京方言為基礎的國語運動，直到今日即便多數人都能使用普通話，但各地方言依然始終存在的現象。</text:span><text:span text:style-name="T3"><text:line-break/><text:line-break/></text:span><text:span text:style-name="T1">也無法解釋日據時期同樣推行國語運動下，台灣人多數還是能使用台語或客語。</text:span><text:span text:style-name="T3"><text:line-break/><text:line-break/></text:span><text:span text:style-name="T1">甚至也無力解釋法國、德國、美國都有類似的國語運動，但方言始終存在。</text:span><text:span text:style-name="T3"><text:line-break/><text:line-break/></text:span><text:span text:style-name="T1">因為這些論者錯誤的以為：「語言有獨佔性」，一個人學了A語言就不會說B語言。可事實上一個人、家庭甚至社區同時存在使用多種語言才是真實世界存在的現象。</text:span><text:span text:style-name="T3"><text:line-break/><text:line-break/></text:span><text:span text:style-name="T1">這會回到我昨日文章最重要的第一點：網路效應（network effect），當語言的網路效應夠大時，會吸引更多人學習使用，也會大幅降低學習者單位學習成本。這也是說，有網路效應的語言沒那麼容易被消滅。</text:span><text:span text:style-name="T3"><text:line-break/><text:line-break/></text:span><text:span text:style-name="T1">如此方能解釋上述我舉出的現象 -- 一個有網路效應的語言，傾政府之力也無能消滅之；一個失去網路效應的語言（例如許多美國原住民語），傾政府之力也無能保存之。</text:span><text:span text:style-name="T3"><text:line-break/><text:line-break/></text:span><text:span text:style-name="T1">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span><text:span text:style-name="T3"><text:line-break/><text:line-break/></text:span><text:span text:style-name="T1">因此，先不提南洋新加坡、馬來西亞仍有許多華人使用閩南語，光是福建就尚有千萬人仍在使用閩南語。因此我一點也不認為身為閩南語變種的台語有啥消失的恐懼或急迫保存的必要。</text:span><text:span text:style-name="T3"><text:line-break/><text:line-break/></text:span><text:span text:style-name="T1">2. 母語本就是模糊不清的概念。自由權利是「免於限制」而非「政府補助」</text:span><text:span text:style-name="T3"><text:line-break/><text:line-break/></text:span><text:span text:style-name="T1">我的奶奶是荷蘭人，荷蘭語可算是我們家的母語，試問台灣哪所中小學有能力提供荷蘭語課程？</text:span><text:span text:style-name="T3"><text:line-break/><text:line-break/></text:span><text:span text:style-name="T1">我內人的母語是廣東話，我倆小孩要在台灣公立中小學要求學廣東話母語，試問師資夠格嗎？</text:span><text:span text:style-name="T3"><text:line-break/><text:line-break/></text:span><text:span text:style-name="T1">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span><text:span text:style-name="T3"><text:line-break/><text:line-break/></text:span><text:span text:style-name="T1">我奶奶就幾乎不跟我說荷蘭語，而是說她會的台語。因為溝通成本最低。若我奶奶失心瘋堅持只說母語，恐怕在台灣連上市場買東西都有困難。</text:span><text:span text:style-name="T3"><text:line-break/><text:line-break/></text:span><text:span text:style-name="T1">許多談論台灣國語方言問題者，都硬要扯1970年代以前的「限制方言政策」。</text:span><text:span text:style-name="T3"><text:line-break/><text:line-break/></text:span><text:span text:style-name="T1">一者，以今非古本身是我認為大有問題的心態。更枉論當年政府並未「限制所有場合使用方言」，而是「限制特定場合或媒體使用方言」，此二者存在巨大差異，也方能解釋為何我在菜市場長大七歲以前只會說台語。</text:span><text:span text:style-name="T3"><text:line-break/><text:line-break/></text:span><text:span text:style-name="T1">二者，當年被限制的方言不僅只有台語。</text:span><text:span text:style-name="T3"><text:line-break/><text:line-break/></text:span><text:span text:style-name="T1">三者，當年的限制如今已不存在，則回到第1點，千萬人以上使用的閩南語，市場競爭下我不認為有消失的危機。這也帶到下一點：</text:span><text:span text:style-name="T3"><text:line-break/><text:line-break/></text:span><text:span text:style-name="T1">四者，自由權在憲法學理上是「排除政府干預」的權利，而非「要求政府補助」的權利。</text:span><text:span text:style-name="T3"><text:line-break/><text:line-break/></text:span><text:span text:style-name="T1">這點偏偏是多數母語教育支持者最常偷偷代換的概念！</text:span><text:span text:style-name="T3"><text:line-break/><text:line-break/></text:span><text:span text:style-name="T1">你要保存母語，ok，麻煩用你自己的身家財產去努力，而不是要求我這種不認同的人要出錢給你去搞。</text:span><text:span text:style-name="T3"><text:line-break/><text:line-break/></text:span><text:span text:style-name="T1">在我看來，就是資源浪費與錯置。</text:span><text:span text:style-name="T3"><text:line-break/><text:line-break/></text:span><text:span text:style-name="T1">事實上我們都知道，台灣一堆講文化保存、環保、綠能、人權...的一堆團體，都代換了上述概念嘗試尋租騙政府補助。</text:span><text:span text:style-name="T3"><text:line-break/><text:line-break/></text:span><text:span text:style-name="T1">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2"><text:span text:style-name="T1">許世勤   |  2020.06.09 09:39   |   </text:span><text:a xlink:type="simple" xlink:href="http://palinfo.habago.org/Entry?Command=Information_PrintForum&amp;iPage=3#FORUM39533"><text:span text:style-name="T2">#</text:span></text:a></text:p>
      <text:p text:style-name="P3"><text:span text:style-name="T1">阿水律師提到「台灣的法律人接不接受是「看心情」，沒有是非的。」這個我身邊倒是有不少例子。</text:span><text:span text:style-name="T3"><text:line-break/><text:line-break/></text:span><text:span text:style-name="T1">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span><text:span text:style-name="T3"><text:line-break/><text:line-break/></text:span><text:span text:style-name="T1">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2"><text:span text:style-name="T1">欧阳阳   |  2020.06.09 09:20   |   </text:span><text:a xlink:type="simple" xlink:href="http://palinfo.habago.org/Entry?Command=Information_PrintForum&amp;iPage=4#FORUM39532"><text:span text:style-name="T2">#</text:span></text:a></text:p>
      <text:p text:style-name="P3"><text:span text:style-name="T1">广明光电的所有资产等于都被判给美国惠普公司，而广明甚至与惠普没有直接的业务再来哩。</text:span><text:span text:style-name="T3"><text:line-break/><text:line-break/><text:line-break/></text:span><text:span text:style-name="T1">风评：形同“绞</text:span><text:span text:style-name="T4">杀</text:span><text:span text:style-name="T1">”广明，台商警惕美国“司法风险”</text:span><text:span text:style-name="T3"><text:line-break/></text:span><text:span text:style-name="T1">链接：</text:span><text:a xlink:type="simple" xlink:href="https://www.storm.mg/article/2740923"><text:span text:style-name="T5">https://www.storm.mg/article/2740923</text:span></text:a><text:span text:style-name="T3"><text:line-break/><text:line-break/></text:span><text:span text:style-name="T1">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span><text:span text:style-name="T3"><text:line-break/><text:line-break/></text:span><text:span text:style-name="T1">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span><text:span text:style-name="T3"><text:line-break/><text:line-break/></text:span><text:span text:style-name="T1">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span><text:span text:style-name="T3"><text:line-break/><text:line-break/></text:span><text:span text:style-name="T1">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span><text:span text:style-name="T3"><text:line-break/><text:line-break/></text:span><text:span text:style-name="T1">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span><text:span text:style-name="T3"><text:line-break/><text:line-break/></text:span><text:span text:style-name="T1">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span><text:span text:style-name="T3"><text:line-break/><text:line-break/></text:span><text:span text:style-name="T1">最后则是赔偿价格近乎自由心证，广明“这辈子”赚的钱还又没有赔偿金多哩，更何况其代工产品最后销售给惠普的比例也低，法院把赔偿金额极大化，相当费解。</text:span><text:span text:style-name="T3"><text:line-break/><text:line-break/></text:span><text:span text:style-name="T1">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span><text:span text:style-name="T3"><text:line-break/><text:line-break/></text:span><text:span text:style-name="T1">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span><text:span text:style-name="T3"><text:line-break/><text:line-break/></text:span><text:span text:style-name="T1">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span><text:span text:style-name="T3"><text:line-break/><text:line-break/></text:span><text:span text:style-name="T1">因为类似碰到这种“奇特”的判决，如果是在中国，一定能得到政府与广大网民出征与支持，但是来自老大哥美国的司法体系的判决，广明就是欲哭无泪，也不会有政府与网民“协助出征”，只能自己吞苦果。</text:span></text:p>
      <text:p text:style-name="P2"><text:span text:style-name="T1">欧阳阳   |  2020.06.09 09:00   |   </text:span><text:a xlink:type="simple" xlink:href="http://palinfo.habago.org/Entry?Command=Information_PrintForum&amp;iPage=4#FORUM39531"><text:span text:style-name="T2">#</text:span></text:a></text:p>
      <text:p text:style-name="P4"><text:span text:style-name="T1">阿水，</text:span><text:span text:style-name="T3"><text:line-break/><text:line-break/></text:span><text:span text:style-name="T1">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span><text:span text:style-name="T3"><text:line-break/><text:line-break/></text:span><text:span text:style-name="T1">多党全民选举制需要解决的一个核心问题就是：如何解决“多数人的愚蠢”或者“多数人的暴力”问题，当然了，这里的“多数人”很多时候是被少数人蛊惑利用，但是归根到底还是“多数人的愚蠢”问题，比如这次韩国瑜的罢免事件。</text:span><text:span text:style-name="T3"><text:line-break/><text:line-break/></text:span><text:span text:style-name="T1">一党民主集中需要面对的核心问题是：如何解决“少数人的愚蠢”或者“少数人的暴力”问题。</text:span><text:span text:style-name="T3"><text:line-break/><text:line-break/><text:line-break/></text:span></text:p>
      <text:p text:style-name="P2"><text:span text:style-name="T1">鄭豐遠   |  2020.06.09 08:49   |   </text:span><text:a xlink:type="simple" xlink:href="http://palinfo.habago.org/Entry?Command=Information_PrintForum&amp;iPage=4#FORUM39530"><text:span text:style-name="T2">#</text:span></text:a></text:p>
      <text:p text:style-name="P3"><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span><text:span text:style-name="T3"><text:line-break/><text:line-break/></text:span><text:span text:style-name="T1">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span><text:span text:style-name="T3"><text:line-break/><text:line-break/></text:span><text:span text:style-name="T1">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span><text:span text:style-name="T3"><text:line-break/><text:line-break/></text:span><text:span text:style-name="T1">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span><text:span text:style-name="T3"><text:line-break/><text:line-break/></text:span><text:span text:style-name="T1">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span><text:span text:style-name="T3"><text:line-break/><text:line-break/></text:span><text:span text:style-name="T1">於是我立刻明白和朋友沒法討論音樂，只能教，從最最基本的教起，教你怎麼打拍子，怎麼唱Do Re Mi。上了幾堂課，至今成效有限。</text:span><text:span text:style-name="T3"><text:line-break/><text:line-break/></text:span><text:span text:style-name="T1">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span><text:span text:style-name="T3"><text:line-break/><text:line-break/></text:span><text:span text:style-name="T1">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span><text:span text:style-name="T3"><text:line-break/><text:line-break/></text:span><text:span text:style-name="T1">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span><text:span text:style-name="T3"><text:line-break/><text:line-break/></text:span><text:span text:style-name="T1">這類反智反動，基於個人有限經驗一推三千里，推完定美醜的腦殘現象通常是一種年輕病吧我想，當你年紀愈大，所知愈多，生命的跌宕起伏似乎就會緩解掉一些症狀，當然也不全是如此。</text:span><text:span text:style-name="T3"><text:line-break/><text:line-break/></text:span><text:span text:style-name="T1">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span><text:span text:style-name="T3"><text:line-break/><text:line-break/></text:span><text:span text:style-name="T1">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2"><text:span text:style-name="T1">欧阳阳   |  2020.06.09 07:57   |   </text:span><text:a xlink:type="simple" xlink:href="http://palinfo.habago.org/Entry?Command=Information_PrintForum&amp;iPage=4#FORUM39529"><text:span text:style-name="T2">#</text:span></text:a></text:p>
      <text:p text:style-name="P4"><text:span text:style-name="T1">阿水，</text:span><text:span text:style-name="T3"><text:line-break/><text:line-break/></text:span><text:span text:style-name="T1">你可能是处于职业本能，很喜欢去抓语言文字漏洞， 我把「防呆」叫做「糾錯」，当然不需要查什么资料，我以前没有听说过「防呆」这个名词，这大陆这边应该属于生僻字了，所以我很自然地根据我理解的意思把它翻译成「糾錯」。</text:span><text:span text:style-name="T3"><text:line-break/><text:line-break/></text:span><text:span text:style-name="T1">有一句话叫做“实践是检验真理的唯一标准”，我举例中共的几次大的“纠错”或者叫“改革”，你说这个不叫「防呆」，应该有一套具体的「防呆」机制才行。</text:span><text:span text:style-name="T3"><text:line-break/></text:span><text:span text:style-name="T1">我想说的是，如果真有这样一种能有效运转的「防呆」机制，我当然举双手赞成；但是，我前面也说过了，你心中的这种机制从目前的历史实践来看，无论是西方宪政体制国家，还是中国，都只是一种“乌托邦”。</text:span><text:span text:style-name="T3"><text:line-break/></text:span><text:span text:style-name="T1">就好比，中国大陆50前做的分配制度改革，分田分地，消灭剥削，要共同富裕，看上去很美，只是有点“乌托邦”，不能解决实际问题。</text:span><text:span text:style-name="T3"><text:line-break/><text:line-break/></text:span><text:span text:style-name="T1">简而言之就是，你心目中那种类似工业生产中能够纠正一些错误的机制，到目前为止是不存在，如果真的存在，我支持全世界都引入。</text:span><text:span text:style-name="T3"><text:line-break/><text:line-break/></text:span><text:span text:style-name="T1">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span><text:span text:style-name="T3"><text:line-break/><text:line-break/></text:span><text:span text:style-name="T1">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span><text:span text:style-name="T3"><text:line-break/></text:span></text:p>
      <text:p text:style-name="P2"><text:span text:style-name="T1">阿水   |  2020.06.09 07:46   |   </text:span><text:a xlink:type="simple" xlink:href="http://palinfo.habago.org/Entry?Command=Information_PrintForum&amp;iPage=4#FORUM39528"><text:span text:style-name="T2">#</text:span></text:a></text:p>
      <text:p text:style-name="P3"><text:span text:style-name="T1">不好意思，上一篇沒有仔細檢查，有錯漏字並補充修改如下，以免誤會：</text:span><text:span text:style-name="T3"><text:line-break/><text:line-break/></text:span><text:span text:style-name="T1">我懂小魚兄所謂「台灣法律人比較難接受」的意思，是因為台灣法律人的所學所知，會與大陸現行的法治不符，會格格不入，所以比較難接受。我在回應時則是從台灣法律人的其言其行來檢視，台灣的法律人真的比較難接受嗎？</text:span><text:span text:style-name="T3"><text:line-break/><text:line-break/></text:span><text:span text:style-name="T1">您提到的美麗島的那些辯護律師也是台灣法律人，他們在美麗島大審之前是不是活得好好的沒有被抓過？這是當時的事實，這點我們的認知沒有不同。</text:span><text:span text:style-name="T3"><text:line-break/><text:line-break/></text:span><text:span text:style-name="T1">然後我在回應中提到，現在多數的台灣法律人對綠營執政毀敗民主憲政的惡行，不也接受得很好嗎？</text:span><text:span text:style-name="T3"><text:line-break/><text:line-break/></text:span><text:span text:style-name="T1">結論是：台灣的法律人接不接受是「看心情」，沒有是非的。</text:span><text:span text:style-name="T3"><text:line-break/><text:line-break/></text:span><text:span text:style-name="T1">其實，我們講的都一樣。</text:span><text:span text:style-name="T3"><text:line-break/></text:span></text:p>
      <text:p text:style-name="P2"><text:span text:style-name="T1">阿水   |  2020.06.09 07:32   |   </text:span><text:a xlink:type="simple" xlink:href="http://palinfo.habago.org/Entry?Command=Information_PrintForum&amp;iPage=4#FORUM39527"><text:span text:style-name="T2">#</text:span></text:a></text:p>
      <text:p text:style-name="P4"><text:span text:style-name="T1">嗯，陳真兄，留言版麻煩的是不像論壇，在一個樓主的開欄之下，針對樓主的議提討論，這樣就一目了然，不像留言板，您單看一篇回應的留言，您會不知所云。</text:span><text:span text:style-name="T3"><text:line-break/><text:line-break/></text:span><text:span text:style-name="T1">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span text:style-name="T3"><text:line-break/><text:line-break/></text:span><text:span text:style-name="T1">我懂小魚兄所謂「台灣法律人比較難接受」的意思，是因為台灣法律人的所學所知，會與大陸現行的法治不符，所以比較難接受。我在回應時則是從台灣法律的其言其行來檢視，台灣的法律人真的比較難接受嗎？</text:span><text:span text:style-name="T3"><text:line-break/><text:line-break/></text:span><text:span text:style-name="T1">您提到的美麗島的那些辯護律師也是台灣法律人，他們在當時是不是活得好好的沒有被抓過？這是當時的事實，這點我們的認知沒有不同。</text:span><text:span text:style-name="T3"><text:line-break/><text:line-break/></text:span><text:span text:style-name="T1">然後我在回應中提到，現在多數的台灣法律人對綠營執政毀敗民主憲政的惡行，不也接受得很好嗎？</text:span><text:span text:style-name="T3"><text:line-break/><text:line-break/></text:span><text:span text:style-name="T1">結論是：台灣的法律人接不接受是「看心情」，沒有是非的。</text:span><text:span text:style-name="T3"><text:line-break/><text:line-break/></text:span><text:span text:style-name="T1">其實，我們講的都一樣。</text:span><text:span text:style-name="T3"><text:line-break/><text:line-break/></text:span></text:p>
      <text:p text:style-name="P2"><text:span text:style-name="T1">陳真   |  2020.06.09 02:01   |   </text:span><text:a xlink:type="simple" xlink:href="http://palinfo.habago.org/Entry?Command=Information_PrintForum&amp;iPage=4#FORUM39525"><text:span text:style-name="T2">#</text:span></text:a></text:p>
      <text:p text:style-name="P3"><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span><text:span text:style-name="T3"><text:line-break/><text:line-break/></text:span><text:span text:style-name="T1">例如，阿水律師說到，蘇啥小昌和阿扁為施明德辯護，卻都活得好好的，「安然無恙地從事著法律工作」。然後呢？講這個的意思是什麼？台灣很開明？很有法治精神？還是怎樣？我實在沒法理解。</text:span><text:span text:style-name="T3"><text:line-break/><text:line-break/></text:span><text:span text:style-name="T1">梁肅戎是彭明敏案的辯護律師，曾有人誇讚梁肅戎勇敢，竟然膽敢為彭明敏辯護。梁回應說，「我哪兒勇敢了？是蔣介石叫我辯護的」。</text:span><text:span text:style-name="T3"><text:line-break/><text:line-break/></text:span><text:span text:style-name="T1">所謂「勇敢」的美麗島辯護律師們也一樣，乃是經過國民黨授意，方才「勇敢」且「安然無恙」地擔任美麗島案辯護律師；至於什麼義務辯護，那是鬼扯蛋，欺騙社會。</text:span><text:span text:style-name="T3"><text:line-break/><text:line-break/></text:span><text:span text:style-name="T1">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span><text:span text:style-name="T3"><text:line-break/><text:line-break/></text:span><text:span text:style-name="T1">施明德認為，與其問說這群後來在政治上掌大權的美麗島辯護律師究竟誰是特務，不如問說「到底有誰不是？」施的意思是，他相信其中許多人恐怕都有問題。</text:span><text:span text:style-name="T3"><text:line-break/><text:line-break/></text:span><text:span text:style-name="T1">這其實不讓人意外。如果你了解台灣政治之一點來龍去脈，就能理解國、民兩黨表面對立，實則一脈相傳。參見《卡韓政變 (178)：民進黨簡史》：</text:span><text:span text:style-name="T3"><text:line-break/><text:line-break/></text:span><text:a xlink:type="simple" xlink:href="https://bit.ly/30k0XtJ"><text:span text:style-name="T5">https://bit.ly/30k0XtJ</text:span></text:a><text:span text:style-name="T3"><text:line-break/><text:line-break/></text:span><text:span text:style-name="T1">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span><text:span text:style-name="T3"><text:line-break/><text:line-break/></text:span><text:span text:style-name="T1">我並不是要跟各位討論這些，畢竟事實無須討論；我只是想說，從一種離譜的現實誤解中任意截取一些片段，或是根據表面法條在字義上說文解字進行作文比賽，這樣就能證明台灣法治的優越性？這不會太荒謬了點嗎？</text:span><text:span text:style-name="T3"><text:line-break/><text:line-break/></text:span><text:span text:style-name="T1">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2"><text:span text:style-name="T1">Ethan   |  2020.06.08 23:18   |   </text:span><text:a xlink:type="simple" xlink:href="http://palinfo.habago.org/Entry?Command=Information_PrintForum&amp;iPage=4#FORUM39524"><text:span text:style-name="T2">#</text:span></text:a></text:p>
      <text:p text:style-name="P4"><text:span text:style-name="T1">以一個理工科的角度，從下面幾點來看，美國的政治，法律制度必然有問題。 不論其產品規格，理論寫的如何合理，其必有矛盾。</text:span><text:span text:style-name="T3"><text:line-break/><text:line-break/><text:line-break/></text:span><text:span text:style-name="T1">1. 美國貨幣發行權，由私人銀行控制</text:span><text:span text:style-name="T3"><text:line-break/></text:span><text:span text:style-name="T1">2. 美國的遊說團體對政治有權責不匹配的影響力</text:span><text:span text:style-name="T3"><text:line-break/></text:span><text:span text:style-name="T1">3. 美國可以輕易對國外發動不同形式的戰爭，風險由國民及稅收承擔，利潤由財團收割。</text:span><text:span text:style-name="T3"><text:line-break/><text:line-break/></text:span><text:span text:style-name="T1">以上沒有看到任何制衡或收斂的情勢。 美國是一種軍工銀行的複合體所掌握的機器， 人民有部分的影響力。 但如同股市中的散戶跟主力，散戶的人數或總資金多過主力，影響力確遠小於主力。 市場並非是公平的市場。</text:span><text:span text:style-name="T3"><text:line-break/><text:line-break/><text:line-break/></text:span></text:p>
      <text:p text:style-name="P2"><text:span text:style-name="T1">阿水   |  2020.06.08 22:48   |   </text:span><text:a xlink:type="simple" xlink:href="http://palinfo.habago.org/Entry?Command=Information_PrintForum#FORUM39522"><text:span text:style-name="T2">#</text:span></text:a></text:p>
      <text:p text:style-name="P4"><text:span text:style-name="T1">陽陽葛格：</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１、您在先前緊接著法律細節（訓誡書）的連結之下所貼的「法律」和「法律與道德」的文章是要跟我說明什麼呢？是提醒我既要見樹也要見林嗎？麻煩您以後說明一下，不然我會一頭霧水，自然無法對焦。</text:span><text:span text:style-name="T3"><text:line-break/><text:line-break/></text:span><text:span text:style-name="T1">２、關於中共本身的「防呆設計」，我前面找出了好幾個條例和指導原則，這些都是中共一再耳提面命，一再要求全黨從嚴、全覆蓋的，這麼重要的制度怎麼會只是法律細節呢？</text:span><text:span text:style-name="T3"><text:line-break/><text:line-break/></text:span><text:span text:style-name="T1">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span><text:span text:style-name="T3"><text:line-break/></text:span><text:span text:style-name="T1">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span><text:span text:style-name="T3"><text:line-break/></text:span><text:span text:style-name="T1">既然您是理工科系的，據說「防呆」原本是工業管理的觀念，任何工業產品都有防呆的設計，有共通的原則可以依循，反而我借來比喻，您卻被這個名詞誤導了。這樣，有沒有清楚了呢？（最後一句是「台灣國語」的語法）</text:span><text:span text:style-name="T3"><text:line-break/><text:line-break/></text:span></text:p>
      <text:p text:style-name="P2"><text:span text:style-name="T1">Ethan   |  2020.06.08 22:46   |   </text:span><text:a xlink:type="simple" xlink:href="http://palinfo.habago.org/Entry?Command=Information_PrintForum#FORUM39516"><text:span text:style-name="T2">#</text:span></text:a></text:p>
      <text:p text:style-name="P4"><text:span text:style-name="T1">如果對文化或文物的保護或傳承有興趣或有義務責任的，也有很多民間團體或活動是可以參與的，其中最沒有幫住的就是泛政治或泛民族主義的意識型態。</text:span><text:span text:style-name="T3"><text:line-break/><text:line-break/></text:span><text:span text:style-name="T1">我自己看大陸有個 古村之友的團體，看起來是一些年輕人組成的組織，會有一些活動或行動關注一些即將消失或弱勢的文化。 會嘗試做一些事情或運用新的方法來團結社會的力量，來監督或補足政府的缺失。</text:span><text:span text:style-name="T3"><text:line-break/><text:line-break/></text:span><text:span text:style-name="T1">做的好不好是一回事， 但我感覺這是一種比較正面的社會力量。</text:span><text:span text:style-name="T3"><text:line-break/><text:line-break/></text:span><text:span text:style-name="T1">在台灣有些時候會有一些社會團體，利益看起來是為文化，為環保，為人權， 但其想法或行事風格充滿了意識形態或操弄不同意見族群對立的屬性。</text:span><text:span text:style-name="T3"><text:line-break/></text:span></text:p>
      <text:p text:style-name="P2"><text:span text:style-name="T1">Ethan   |  2020.06.08 22:00   |   </text:span><text:a xlink:type="simple" xlink:href="http://palinfo.habago.org/Entry?Command=Information_PrintForum#FORUM39515"><text:span text:style-name="T2">#</text:span></text:a></text:p>
      <text:p text:style-name="P3"><text:span text:style-name="T1">To 劉旭同學</text:span><text:span text:style-name="T3"><text:line-break/><text:line-break/></text:span><text:span text:style-name="T1">你的維族朋友的問題，聽完我也有許多問題產生。</text:span><text:span text:style-name="T3"><text:line-break/><text:line-break/></text:span><text:span text:style-name="T1">多數國家都不是單一民族國家，即使一般我們以為的單一民族國家也很可能是許多不同不族結合或融合的結果。</text:span><text:span text:style-name="T3"><text:line-break/><text:line-break/></text:span><text:span text:style-name="T1">漢族，日本族，蒙古族，突厥是單一民族嗎？ 上述這些被認為是所謂單一民族的民族，往前回溯上又是多少族群呢？ （蒙古是蒙古族？日本是日本族？）</text:span><text:span text:style-name="T3"><text:line-break/><text:line-break/></text:span><text:span text:style-name="T1">亞洲國家緬甸，柬埔寨，菲律賓，印度，尼泊爾...隨便一個國家裡面都有許多不同民族。</text:span><text:span text:style-name="T3"><text:line-break/></text:span><text:span text:style-name="T1">如果有所謂單一民族，單一民族獨立成一個國家，有什麼必然或普世的道理嗎？</text:span><text:span text:style-name="T3"><text:line-break/><text:line-break/></text:span><text:span text:style-name="T1">不同民族的矛盾問題，或文化斷層等同殖民問題嗎？</text:span><text:span text:style-name="T3"><text:line-break/><text:line-break/></text:span><text:span text:style-name="T1">不信仰伊斯蘭的人民，在信仰伊斯蘭的國家，算是被伊斯蘭國家殖民嗎？</text:span><text:span text:style-name="T3"><text:line-break/><text:line-break/></text:span><text:span text:style-name="T1">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4"><text:span text:style-name="T1">我看CCTV13，常看到大陸公布的新法或什麼規定，很有感觸，我不懂法，但我知道對岸的立法用意良善，一直在往好的地方發展或者在補洞。</text:span><text:span text:style-name="T3"><text:line-break/><text:line-break/></text:span><text:span text:style-name="T1">法律好壞很難量化，但可以比較</text:span><text:span text:style-name="T3"><text:line-break/></text:span><text:span text:style-name="T1">網上有張表，比較兩岸的勞基法，很明顯台灣對勞工的照顧遠遠不及對岸。</text:span><text:span text:style-name="T3"><text:line-break/></text:span><text:a xlink:type="simple" xlink:href="https://attach.mobile01.com/attach/201801/mobile01-e6e4a5ce54cbc8669f1340e600cfc72b.jpg"><text:span text:style-name="T5">https://attach.mobile01.com/attach/201801/mobile01-e6e4a5ce54cbc8669f1340e600cfc72b.jpg</text:span></text:a><text:span text:style-name="T3"><text:line-break/><text:line-break/></text:span><text:span text:style-name="T1">想問阿水律師，有一天會有相對更客觀公正的AI法官嗎 ?</text:span><text:span text:style-name="T3"><text:line-break/></text:span><text:span text:style-name="T1">我希望看到這一天的來到。</text:span><text:span text:style-name="T3"><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4">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4"><text:span text:style-name="T1">陳真先生</text:span><text:span text:style-name="T3"><text:line-break/></text:span><text:span text:style-name="T1">这是那位朋友的原话，我只是转述。</text:span><text:span text:style-name="T3"><text:line-break/></text:span><text:span text:style-name="T1">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span><text:span text:style-name="T3"><text:line-break/></text:span><text:span text:style-name="T1">对于一些维吾尔人来说，汉族在他们的视角里是殖民者。这种情绪是存在的，我只是想说这一点。至于这种情绪，对不对，合不合理，我不下判断。</text:span><text:span text:style-name="T3"><text:line-break/></text:span><text:span text:style-name="T1">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span><text:span text:style-name="T3"><text:line-break/></text:span><text:span text:style-name="T1">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4"><text:span text:style-name="T1">劉旭，</text:span><text:span text:style-name="T3"><text:line-break/><text:line-break/></text:span><text:span text:style-name="T1">你提供的是「某個」維吾爾人的角度，但你卻無限擴大成「整個」維吾爾人的角度，然後再進一步擴大成其它族群亦然，然後再刻意以日本鬼子做類比，直接論斷所謂「弱小民族」的悲慘下場。</text:span><text:span text:style-name="T3"><text:line-break/><text:line-break/></text:span><text:span text:style-name="T1">你真的相信這樣一種自說自話、任意無限飛躍的議論方式？如果這能說得懂，意味著一種「族群」必須單獨成立一個國家，否則就是被「吞噬和同化」，被「殖民」，失去自己的「文化和語言」。你不覺得這很荒唐嗎？</text:span><text:span text:style-name="T3"><text:line-break/><text:line-break/></text:span><text:span text:style-name="T1">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span><text:span text:style-name="T3"><text:line-break/><text:line-break/></text:span><text:span text:style-name="T1">如果這說得通，何不乾脆主張一人一國？以免自己所喜歡的文化與生活方式遭到「吞噬與同化」。</text:span><text:span text:style-name="T3"><text:line-break/><text:line-break/></text:span><text:span text:style-name="T1">其實，我早已經這麼幹了。1998年，我成立一個「黑貓白貓共和國」，立國已有22年的歷史，就在「黑貓白貓」上映那一年，我就宣布獨立建國了。雖是一人國度，但我還是很歡迎外來移民。</text:span><text:span text:style-name="T3"><text:line-break/><text:line-break/></text:span><text:span text:style-name="T1">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3"><text:line-break/></text:span><text:span text:style-name="T1">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4">杀</text:span><text:span text:style-name="T1">人可以不判死，因为他抄几百遍佛经，</text:span><text:span text:style-name="T4">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4"><text:span text:style-name="T1">小魚兄：</text:span><text:span text:style-name="T3"><text:line-break/><text:line-break/></text:span><text:span text:style-name="T1">您所提到的大陸法治現況，與我的猜想不謀而合；多一番印證，總比自己隔岸摸索還強。另外，大陸的民法學界也是奉台大王澤鑑教授的《天龍八部》為聖典，至於其他的我空再來說。</text:span><text:span text:style-name="T3"><text:line-break/><text:line-break/></text:span><text:span text:style-name="T1">接下來，您要打住的部分，我自己來說：</text:span><text:span text:style-name="T3"><text:line-break/><text:line-break/></text:span><text:span text:style-name="T1">畢竟都是華人嘛，我一直是以台灣蔣經國解除戒嚴以前的時代來摸擬、觀察、評比大陸的法治現況，也用來預測將來發展。當然，小巫與大巫之間，還是難以完全類比。</text:span><text:span text:style-name="T3"><text:line-break/><text:line-break/></text:span><text:span text:style-name="T1">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span><text:span text:style-name="T3"><text:line-break/><text:line-break/></text:span><text:span text:style-name="T1">您說「實際上如果你不相信這個國家的制度，就根本不用在那個國家從事法律工作」，可是上面那三位在台灣法律人中非常有頭有險的人物，不是也在當時的台灣活得好好的、安然無恙的從事著法律工作？</text:span><text:span text:style-name="T3"><text:line-break/><text:line-break/></text:span><text:span text:style-name="T1">現在綠營當政，毀敗民主憲政價值的事還少幹了嗎？那麼，台灣那些百分之90親綠的法律人有從鼻孔出氣的吭一聲嗎？是不是台灣的法律人一親綠，就只會比較難接受大陸的法治？真是笑話！嗯，既然是笑話，那我也打住。</text:span><text:span text:style-name="T3"><text:line-break/><text:line-break/></text:span><text:span text:style-name="T1">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span><text:span text:style-name="T3"><text:line-break/></text:span><text:span text:style-name="T1">我给你提供一个维吾尔人的角度吧</text:span><text:span text:style-name="T3"><text:line-break/></text:span><text:span text:style-name="T1">有天我问一个维吾尔的朋友你对共产党的看法。</text:span><text:span text:style-name="T3"><text:line-break/></text:span><text:span text:style-name="T1">他反问我说，你喜欢被日本人统治吗？</text:span><text:span text:style-name="T3"><text:line-break/></text:span><text:span text:style-name="T1">我回，应该不喜欢把。</text:span><text:span text:style-name="T3"><text:line-break/></text:span><text:span text:style-name="T1">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span><text:span text:style-name="T3"><text:line-break/><text:line-break/></text:span></text:p>
      <text:p text:style-name="P2"><text:span text:style-name="T1">許世勤   |  2020.06.08 15:36   |   </text:span><text:a xlink:type="simple" xlink:href="http://palinfo.habago.org/Entry?Command=Information_PrintForum#FORUM39506"><text:span text:style-name="T2">#</text:span></text:a></text:p>
      <text:p text:style-name="P4"><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span><text:span text:style-name="T3"><text:line-break/><text:line-break/></text:span><text:span text:style-name="T1">「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span><text:span text:style-name="T3"><text:line-break/><text:line-break/></text:span><text:span text:style-name="T1">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span><text:span text:style-name="T3"><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span><text:span text:style-name="T3"><text:line-break/><text:line-break/></text:span><text:span text:style-name="T1">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span><text:span text:style-name="T3"><text:line-break/><text:line-break/></text:span><text:span text:style-name="T1">還有，不必在意他們的嘲笑，說我們是報復式罷免等等鬼話。我們不是三不五時就被嘲笑嗎？不差這一件。</text:span><text:span text:style-name="T3"><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span><text:span text:style-name="T3"><text:line-break/><text:line-break/></text:span><text:span text:style-name="T1">各位要發起或參與罷免的同胞們：</text:span><text:span text:style-name="T3"><text:line-break/><text:line-break/></text:span><text:span text:style-name="T1">請注意依法行事，不要沒有居住的事實寄遷戶籍，成為「幽靈人口」，因為這是違法的。然後，也不要問我為什麼這次罷免沒有查幽靈人口?對不起，這個問題很白痴!</text:span><text:span text:style-name="T3"><text:line-break/></text:span></text:p>
      <text:p text:style-name="P2"><text:span text:style-name="T1">陳真   |  2020.06.08 11:34   |   </text:span><text:a xlink:type="simple" xlink:href="http://palinfo.habago.org/Entry?Command=Information_PrintForum&amp;iPage=2#FORUM39503"><text:span text:style-name="T2">#</text:span></text:a></text:p>
      <text:p text:style-name="P4"><text:span text:style-name="T1">阿水律師好，</text:span><text:span text:style-name="T3"><text:line-break/><text:line-break/></text:span><text:span text:style-name="T1">我要說的重點並非 AIT 或以色列駐台機構是民間團體，而是不管它是何種性質的機構，台灣之所謂法律是完全沒有一定的執行標準的。</text:span><text:span text:style-name="T3"><text:line-break/><text:line-break/></text:span><text:span text:style-name="T1">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span><text:span text:style-name="T3"><text:line-break/><text:line-break/></text:span><text:span text:style-name="T1">但是，今天如果是巴勒網，後果就完全不一樣了，即便你只有一個人，舉著牌子像銅像一樣日曬雨淋站在大馬路邊，你還是有可能會被逮捕，繩之以法，抑或是用各種方法懲罰你。</text:span><text:span text:style-name="T3"><text:line-break/><text:line-break/></text:span><text:span text:style-name="T1">對於這種荒唐的執法狀況以及完全顛倒是非黑白的綠營式評價，我們當然不應感到一絲意外，因為這就是一種政治鬥爭，而非法律。法律只是一種政治工具。</text:span><text:span text:style-name="T3"><text:line-break/><text:line-break/></text:span><text:span text:style-name="T1">另外，我看你6月7日質問說：</text:span><text:span text:style-name="T3"><text:line-break/><text:line-break/></text:span><text:span text:style-name="T1">「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span><text:span text:style-name="T3"><text:line-break/><text:line-break/></text:span><text:span text:style-name="T1">在雙重標準這一點上，我想大陸是完全跟台灣沒得比的。</text:span><text:span text:style-name="T3"><text:line-break/><text:line-break/></text:span><text:span text:style-name="T1">好吧，那就舉個「西方先進國家」來比較，比方說我比較熟悉的英國，不是什麼「老牌子民主法治國家」嗎？英國法律基本上是很公正，但是只要遇到政治，照樣轉彎。</text:span><text:span text:style-name="T3"><text:line-break/><text:line-break/></text:span><text:span text:style-name="T1">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span><text:span text:style-name="T3"><text:line-break/><text:line-break/></text:span><text:span text:style-name="T1">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span><text:span text:style-name="T3"><text:line-break/><text:line-break/></text:span><text:span text:style-name="T1">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span><text:span text:style-name="T3"><text:line-break/><text:line-break/></text:span><text:span text:style-name="T1">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span><text:span text:style-name="T3"><text:line-break/><text:line-break/></text:span><text:span text:style-name="T1">這就是我喜歡用本版的網友舉例的原因，因為當事人隨時可以出來表示意見，不會只是我的一面之詞。在此也向陳真兄致意，我真的講錯了。</text:span><text:span text:style-name="T3"><text:line-break/></text:span></text:p>
      <text:p text:style-name="P2"><text:span text:style-name="T1">欧阳阳   |  2020.06.08 07:33   |   </text:span><text:a xlink:type="simple" xlink:href="http://palinfo.habago.org/Entry?Command=Information_PrintForum&amp;iPage=2#FORUM39501"><text:span text:style-name="T2">#</text:span></text:a></text:p>
      <text:p text:style-name="P4"><text:span text:style-name="T1">阿水，</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但是，法律宏观的上的意义，即使不是法律专业，很多人凭生活常识感悟应该也是可以理解一二的。</text:span><text:span text:style-name="T3"><text:line-break/><text:line-break/><text:line-break/></text:span><text:span text:style-name="T1">当然，像陈真前辈这类哲学人士，可以理解更为透彻一些。</text:span><text:span text:style-name="T3"><text:line-break/><text:line-break/></text:span><text:span text:style-name="T1">我本身是理工科专业的，谈的这些只是自己生活的一些感悟，很多地方可能是肤浅的，不全面的。</text:span><text:span text:style-name="T3"><text:line-break/><text:line-break/></text:span><text:span text:style-name="T1">法律应社会需要而立，与经济政治体制一样，它不可能是万能的，它很多时候也会犯错误，甚至助纣为虐，但是又是必不可少的，它是维护社会和谐</text:span><text:span text:style-name="T4">稳</text:span><text:span text:style-name="T1">定发展的必不可少的工具，生活在其中的个人，当然也应该在基本面上服从它。</text:span><text:span text:style-name="T3"><text:line-break/><text:line-break/></text:span><text:span text:style-name="T1">生活告诉我的经验就是，相信专业但是不要迷信专业，特别是社会学，经济学这等领域的专业，很多经济学家，社会学家可能是在某细节里面执念太深，导致整体结果的判断可能完全错误。</text:span><text:span text:style-name="T3"><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span><text:span text:style-name="T3"><text:line-break/><text:line-break/></text:span><text:span text:style-name="T1">==============================================</text:span><text:span text:style-name="T3"><text:line-break/><text:line-break/></text:span><text:span text:style-name="T1">吳啟訥談「中國三度發表白皮書 重申新疆領土問題」 逐字稿</text:span><text:span text:style-name="T3"><text:line-break/><text:line-break/></text:span><text:span text:style-name="T1">《POP大國民》蔡詩萍 專訪 吳啟訥</text:span><text:span text:style-name="T3"><text:line-break/><text:line-break/></text:span><text:span text:style-name="T1">時間：2019-08-19</text:span><text:span text:style-name="T3"><text:line-break/><text:line-break/></text:span><text:span text:style-name="T1">文章來源： </text:span><text:a xlink:type="simple" xlink:href="https://hackmd.io/@phoenixx/SklT4wrbL?type=view"><text:span text:style-name="T5">https://hackmd.io/@phoenixx/SklT4wrbL?type=view</text:span></text:a><text:span text:style-name="T3"><text:line-break/><text:line-break/><text:line-break/></text:span><text:span text:style-name="T1">蔡：歡迎大家回到大國民，而我是主持人蔡詩萍，今天五點到六點多，我們為各位帶來探討一個話題。</text:span><text:span text:style-name="T3"><text:line-break/><text:line-break/></text:span><text:span text:style-name="T1">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span><text:span text:style-name="T3"><text:line-break/><text:line-break/></text:span><text:span text:style-name="T1">吳老師也在台大歷史系有開一個關於中國族群議題的專題討論。我先請教您，您對這個中國的議題。特別是在新疆維吾爾族及相關議題鑽研多久？了</text:span><text:span text:style-name="T3"><text:line-break/><text:line-break/></text:span><text:span text:style-name="T1">吳：大約有二十年了。</text:span><text:span text:style-name="T3"><text:line-break/><text:line-break/></text:span><text:span text:style-name="T1">蔡：當時怎麽會對這問題有興趣。</text:span><text:span text:style-name="T3"><text:line-break/><text:line-break/></text:span><text:span text:style-name="T1">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span><text:span text:style-name="T3"><text:line-break/><text:line-break/></text:span><text:span text:style-name="T1">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span><text:span text:style-name="T3"><text:line-break/><text:line-break/></text:span><text:span text:style-name="T1">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span><text:span text:style-name="T3"><text:line-break/><text:line-break/></text:span><text:span text:style-name="T1">我想，不僅是中華民族。在西方的所有的民族國家，它的民族也都是一個近代建構的結果。</text:span><text:span text:style-name="T3"><text:line-break/><text:line-break/></text:span><text:span text:style-name="T1">蔡：民族國家的概念出來以後，民族主義的概念出來以後。所以呢？</text:span><text:span text:style-name="T3"><text:line-break/><text:line-break/></text:span><text:span text:style-name="T1">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span><text:span text:style-name="T3"><text:line-break/><text:line-break/></text:span><text:span text:style-name="T1">蔡：哪兩種呢？</text:span><text:span text:style-name="T3"><text:line-break/><text:line-break/></text:span><text:span text:style-name="T1">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span><text:span text:style-name="T3"><text:line-break/><text:line-break/></text:span><text:span text:style-name="T1">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span><text:span text:style-name="T3"><text:line-break/><text:line-break/></text:span><text:span text:style-name="T1">我想，要去這個促進他們的溝通，我們有必要重新回到冷戰以前或者要在這個冷戰跟後冷戰以後。創造一種第三個知識體系，跟第三個話語體系。</text:span><text:span text:style-name="T3"><text:line-break/><text:line-break/></text:span><text:span text:style-name="T1">蔡：到目前為止第三個知識體系或第三話語體系有形成嗎？</text:span><text:span text:style-name="T3"><text:line-break/><text:line-break/></text:span><text:span text:style-name="T1">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span><text:span text:style-name="T3"><text:line-break/><text:line-break/></text:span><text:span text:style-name="T1">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span><text:span text:style-name="T3"><text:line-break/><text:line-break/></text:span><text:span text:style-name="T1">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span><text:span text:style-name="T3"><text:line-break/><text:line-break/></text:span><text:span text:style-name="T1">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span><text:span text:style-name="T3"><text:line-break/><text:line-break/></text:span><text:span text:style-name="T1">那麼後來這個做得比較成功的典範是這個加拿大、澳洲、紐西蘭這樣的國家，他們的多元文化主義，也就尊重各個族群，包括，尤其是尊重這個原住民的一個狀態下面，要去建設一種</text:span><text:span text:style-name="T3"><text:line-break/></text:span><text:span text:style-name="T1">多元文化並存，但是又有共同公民意識的狀態。</text:span><text:span text:style-name="T3"><text:line-break/><text:line-break/></text:span><text:span text:style-name="T1">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span><text:span text:style-name="T3"><text:line-break/><text:line-break/></text:span><text:span text:style-name="T1">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span><text:span text:style-name="T3"><text:line-break/><text:line-break/></text:span><text:span text:style-name="T1">蔡：我想我們越來越談到一個重點，就是說，如果西方的模式的確有它的侷限，那回到東方、回到自己的歷史傳統文化，有沒有可能找到答案呢？</text:span><text:span text:style-name="T3"><text:line-break/><text:line-break/></text:span><text:span text:style-name="T1">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span><text:span text:style-name="T3"><text:line-break/><text:line-break/></text:span><text:span text:style-name="T1">可以再詳細一點嗎？比如說，以新疆為例的話，那你所謂的兩千多年來，歷史發展出自己的一種處理問題的模式是什麼呢？</text:span><text:span text:style-name="T3"><text:line-break/><text:line-break/></text:span><text:span text:style-name="T1">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span><text:span text:style-name="T3"><text:line-break/><text:line-break/></text:span><text:span text:style-name="T1">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span><text:span text:style-name="T3"><text:line-break/><text:line-break/></text:span><text:span text:style-name="T1">蔡：這個改變是近代以後才改變的嗎？</text:span><text:span text:style-name="T3"><text:line-break/><text:line-break/></text:span><text:span text:style-name="T1">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span><text:span text:style-name="T3"><text:line-break/><text:line-break/></text:span><text:span text:style-name="T1">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span><text:span text:style-name="T3"><text:line-break/><text:line-break/></text:span><text:span text:style-name="T1">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span><text:span text:style-name="T3"><text:line-break/><text:line-break/></text:span><text:span text:style-name="T1">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span><text:span text:style-name="T3"><text:line-break/><text:line-break/></text:span><text:span text:style-name="T1">後來乾隆皇帝在一八五七年他帶打敗準噶爾之後，他要炫耀他的這個武力，於是把它稱作是甘肅新疆，就是我甘肅新擴展的地方。這個名字才變成了。後來才改名，不要甘肅，只有新疆那個字。</text:span><text:span text:style-name="T3"><text:line-break/><text:line-break/></text:span><text:span text:style-name="T1">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span><text:span text:style-name="T3"><text:line-break/></text:span><text:span text:style-name="T1">東突厥斯坦。他覺得這些人也是講突厥語族語言，所以這也是一個外來的名字。那麼沒有任何一個是就是當地，現在新疆這個範圍本地的人自稱的名字，因為並不存在。</text:span><text:span text:style-name="T3"><text:line-break/><text:line-break/></text:span><text:span text:style-name="T1">蔡：所以現在的，假如說你剛特別提到的阿爾泰語系、突厥阿爾泰語這個區域，現在有不少是獨立的國家了嘛。</text:span><text:span text:style-name="T3"><text:line-break/><text:line-break/></text:span><text:span text:style-name="T1">吳：是。</text:span><text:span text:style-name="T3"><text:line-break/><text:line-break/></text:span><text:span text:style-name="T1">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span><text:span text:style-name="T3"><text:line-break/><text:line-break/></text:span><text:span text:style-name="T1">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span><text:span text:style-name="T3"><text:line-break/><text:line-break/></text:span><text:span text:style-name="T1">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span><text:span text:style-name="T3"><text:line-break/><text:line-break/></text:span><text:span text:style-name="T1">當然我不是說之前沒有漢人，漢人大概是除了漢唐很多人進去之外，比較大的是乾隆以後的移民。移民主要是甘肅人。</text:span><text:span text:style-name="T3"><text:line-break/><text:line-break/></text:span><text:span text:style-name="T1">蔡：那中共建政以後，他們對於新疆的政策有階段性嗎？還是說從頭到尾都是一貫的措施？</text:span><text:span text:style-name="T3"><text:line-break/><text:line-break/></text:span><text:span text:style-name="T1">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span><text:span text:style-name="T3"><text:line-break/><text:line-break/></text:span><text:span text:style-name="T1">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span><text:span text:style-name="T3"><text:line-break/><text:line-break/></text:span><text:span text:style-name="T1">但是在這個文革結束之後，一個新的挑戰到來了。就是中國大陸逐漸地進入了市場化的時代。這個市場化的時代，它造成原來它需要強力的動員漢人到新疆去支援邊疆，漢人大部分不是心甘情願的。</text:span><text:span text:style-name="T3"><text:line-break/><text:line-break/></text:span><text:span text:style-name="T1">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span><text:span text:style-name="T3"><text:line-break/><text:line-break/></text:span><text:span text:style-name="T1">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span><text:span text:style-name="T3"><text:line-break/><text:line-break/></text:span><text:span text:style-name="T1">那麼維吾爾人也覺得它變成這個而被排擠的邊緣人或者受害者。他們就有一種比較強烈的抗爭的態度去應對這些事情。</text:span><text:span text:style-name="T3"><text:line-break/><text:line-break/></text:span><text:span text:style-name="T1">蔡：我想剛才呢，吳教授一口氣把我們從清朝到民國，再到這個中華人民共和國建政以後，就幾個不同的階段，新疆議題，特別是到了改革開放以後，中國大陸改革開放以後，新疆議題出現的新的變化。</text:span><text:span text:style-name="T3"><text:line-break/><text:line-break/></text:span><text:span text:style-name="T1">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span><text:span text:style-name="T3"><text:line-break/><text:line-break/></text:span><text:span text:style-name="T1">那為什麼感覺起來。新疆問題在八零、九零以後，常常成為國際版面上的焦點。這是什麼原因？</text:span><text:span text:style-name="T3"><text:line-break/><text:line-break/></text:span><text:span text:style-name="T1">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span><text:span text:style-name="T3"><text:line-break/><text:line-break/></text:span><text:span text:style-name="T1">蔡：這算一種文明衝突論嗎？</text:span><text:span text:style-name="T3"><text:line-break/><text:line-break/></text:span><text:span text:style-name="T1">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span><text:span text:style-name="T3"><text:line-break/><text:line-break/></text:span><text:span text:style-name="T1">另外一個原因，就是在這個一九九零年代之後，伴隨的新疆它的開放，其實有一個很重要的事情，就是新疆的這些伊斯蘭的社區，它跟全球的伊斯蘭社區連結起來了。他們原來這個去</text:span><text:span text:style-name="T3"><text:line-break/></text:span><text:span text:style-name="T1">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span><text:span text:style-name="T3"><text:line-break/><text:line-break/></text:span><text:span text:style-name="T1">這種情況下，他們找一個什麼樣的解決辦法？去用宗教去解決。那麼當宗教這種意識變的很強烈，尤其是在新疆恢復了很多、很多的清真寺，新疆可以說是全世界世界清真寺的密度最高的地方。</text:span><text:span text:style-name="T3"><text:line-break/><text:line-break/></text:span><text:span text:style-name="T1">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span><text:span text:style-name="T3"><text:line-break/><text:line-break/></text:span><text:span text:style-name="T1">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span><text:span text:style-name="T3"><text:line-break/><text:line-break/></text:span><text:span text:style-name="T1">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span><text:span text:style-name="T3"><text:line-break/></text:span><text:span text:style-name="T1">回到這個冷戰以前那種稍微在歷史的脈絡，去找尋這種不同的民族、漢人跟維吾爾直接相處的某些模式，難道不能在裡面去重新發掘一些老祖宗的智慧嗎？</text:span><text:span text:style-name="T3"><text:line-break/><text:line-break/></text:span><text:span text:style-name="T1">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span><text:span text:style-name="T3"><text:line-break/><text:line-break/></text:span><text:span text:style-name="T1">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span><text:span text:style-name="T3"><text:line-break/><text:line-break/></text:span><text:span text:style-name="T1">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span><text:span text:style-name="T3"><text:line-break/><text:line-break/></text:span><text:span text:style-name="T1">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span><text:span text:style-name="T3"><text:line-break/><text:line-break/></text:span><text:span text:style-name="T1">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span><text:span text:style-name="T3"><text:line-break/><text:line-break/></text:span><text:span text:style-name="T1">你提到，如果對傳統裡面，就是傳統的智慧知識，傳統的中央王朝跟各個邊緣地區不同文化群體之間相處，它會留一定空間。這個傳統智慧到今天為止還是重要的。</text:span><text:span text:style-name="T3"><text:line-break/><text:line-break/></text:span><text:span text:style-name="T1">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span><text:span text:style-name="T3"><text:line-break/><text:line-break/></text:span><text:span text:style-name="T1">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span><text:span text:style-name="T3"><text:line-break/><text:line-break/></text:span><text:span text:style-name="T1">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span><text:span text:style-name="T3"><text:line-break/><text:line-break/></text:span><text:span text:style-name="T1">現在因為新疆議題動輒就成為國際關注的焦點，當然，因為中國現在夠強啦，它的不管軍事還是在聯合國的常任理事國等等的，所以它也可以很強悍地來處理這個議題。</text:span><text:span text:style-name="T3"><text:line-break/><text:line-break/></text:span><text:span text:style-name="T1">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span><text:span text:style-name="T3"><text:line-break/><text:line-break/></text:span><text:span text:style-name="T1">吳：我樂觀地看，我覺得長遠而言應該還是有解。就說這個有解，不管是對中共來說還是維吾爾來說，還是國際社會來說，它需要做幾件事。</text:span><text:span text:style-name="T3"><text:line-break/><text:line-break/></text:span><text:span text:style-name="T1">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span><text:span text:style-name="T3"><text:line-break/><text:line-break/></text:span><text:span text:style-name="T1">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span><text:span text:style-name="T3"><text:line-break/><text:line-break/></text:span><text:span text:style-name="T1">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span><text:span text:style-name="T3"><text:line-break/><text:line-break/></text:span><text:span text:style-name="T1">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span><text:span text:style-name="T3"><text:line-break/><text:line-break/></text:span><text:span text:style-name="T1">但是同時的現實政治裡面用一個概念，我們講到了國家的公民的概念來取代民族的感覺，它很可能會比較有效地來消弭族群之間的這種緊張狀態。</text:span><text:span text:style-name="T3"><text:line-break/><text:line-break/></text:span><text:span text:style-name="T1">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span><text:span text:style-name="T3"><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4"><text:span text:style-name="T1">阿水律師，你講錯了，台灣並沒有去以色列和美國等駐台機構舉牌抗議的什麼「言論自由」或「表現自由」。這類駐台機構，因無邦交，其實都屬民間團體，而非什麼「大使館」，但是照樣被劃歸為集會遊行的禁制區。</text:span><text:span text:style-name="T3"><text:line-break/><text:line-break/></text:span><text:span text:style-name="T1">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span><text:span text:style-name="T3"><text:line-break/><text:line-break/></text:span><text:span text:style-name="T1">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span><text:span text:style-name="T3"><text:line-break/><text:line-break/></text:span><text:span text:style-name="T1">另外，劉旭別對祖國太失望，台灣在內政方面，也許比大陸好一些或好上許多，但是種種違法亂紀荒腔走板的作法，依然還是常態。</text:span><text:span text:style-name="T3"><text:line-break/><text:line-break/></text:span><text:span text:style-name="T1">我找到一些以前的文章，有一些已經被《立報》刪除，只剩標題，比方說「我的獄政考察（一）：當警察比歹徒還像歹徒」。我只找到（二）至（五），後面應該還有（六）至（十），一時找不到。</text:span><text:span text:style-name="T3"><text:line-break/><text:line-break/></text:span><text:span text:style-name="T1">我把「我的獄政考察」（二）至（五）以及過去一兩則留言依時間順序貼在下面。</text:span><text:span text:style-name="T3"><text:line-break/><text:line-break/></text:span><text:span text:style-name="T1">陳真 2020. 06. 08.</text:span><text:span text:style-name="T3"><text:line-break/><text:line-break/></text:span><text:span text:style-name="T1">============</text:span><text:span text:style-name="T3"><text:line-break/><text:line-break/></text:span><text:span text:style-name="T1">陳真</text:span><text:span text:style-name="T3"><text:line-break/><text:line-break/></text:span><text:span text:style-name="T1">2010.07.09.</text:span><text:span text:style-name="T3"><text:line-break/><text:line-break/><text:line-break/></text:span><text:span text:style-name="T1">剛回到家，一切無礙，謝謝各位。</text:span><text:span text:style-name="T3"><text:line-break/><text:line-break/></text:span><text:span text:style-name="T1">「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span><text:span text:style-name="T3"><text:line-break/><text:line-break/></text:span><text:span text:style-name="T1">相對於在稍早前在警察局問筆錄之噓寒問暖，東一句陳教授，西一句陳醫師，地檢署的法警室卻顯然完全不把人當人看，百般虐待，肆無忌憚地違法。</text:span><text:span text:style-name="T3"><text:line-break/><text:line-break/></text:span><text:span text:style-name="T1">我實在看不下去，於是隔著鐵窗，問一位法警尊姓大名。之所以問他名字是因為，此人彷彿急性重度躁症發作，狂暴怒吼踹門威脅，狂飆巨大音量之髒話。不斷怒罵囚犯。</text:span><text:span text:style-name="T3"><text:line-break/><text:line-break/></text:span><text:span text:style-name="T1">即便是在精神病房，這樣的狂躁暴力行為恐怕也已經老早被醫護人員給五花大綁打上兩三管鎮靜劑了，但在台北地檢署卻似乎是常態。我實在分不清究竟是鐵窗內的囚犯還是鐵窗外這些所謂法警比較像歹徒。</text:span><text:span text:style-name="T3"><text:line-break/><text:line-break/></text:span><text:span text:style-name="T1">這位身心狀況顯然不太穩定的法警先生，大概是不相信我會對他怎樣或能對他怎樣，所以當我問他姓名時，他雖不敢表明，但仍指著自己的臂章「編號xxx」(姑隱其編號)大聲怒罵回應，要我儘管放馬過來，說他沒在怕。</text:span><text:span text:style-name="T3"><text:line-break/><text:line-break/></text:span><text:span text:style-name="T1">我「出獄」後第一分鐘，就是去櫃台找主管，當場跟他們索取投訴書。我說我要公開檢舉該署惡行，並指名其中一些人根本完全不適任。結果他們竟然告訴我說本署沒有任何申訴或檢舉管道。</text:span><text:span text:style-name="T3"><text:line-break/><text:line-break/></text:span><text:span text:style-name="T1">其實這樣說也對，當警察比歹徒還像歹徒，當執法機關本身就是違法亂紀的巢穴時，你要向誰投訴或檢舉？</text:span><text:span text:style-name="T3"><text:line-break/><text:line-break/></text:span><text:span text:style-name="T1">幾分鐘後，我找到一位自稱是法警主管的人，我問他說：「你們以為嫌犯不是人嗎？你們沒有一點人權與法治觀念嗎？甚至竟然可以違反檢察官的諭令，私自扣押嫌犯，故意不讓他們交保！」</text:span><text:span text:style-name="T3"><text:line-break/><text:line-break/></text:span><text:span text:style-name="T1">對方這位主管並沒有默然以對，竟然反而說「他們本來就是這樣啊」，還說「檢察官或法官通常都不知道我們 (法警)的實際執行交保狀況。」</text:span><text:span text:style-name="T3"><text:line-break/><text:line-break/></text:span><text:span text:style-name="T1">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span><text:span text:style-name="T3"><text:line-break/><text:line-break/></text:span><text:span text:style-name="T1">我曾在書上看過歐洲數百年前一些監獄或精神病院訴諸怒罵叫囂毆打甚至屎尿四溢餵人如餵狗的場景，當我待在台北地檢署時，不禁聯想，場面十分類似。</text:span><text:span text:style-name="T3"><text:line-break/><text:line-break/></text:span><text:span text:style-name="T1">看到這樣一種拘留場景，心裏實在有說不出的悲傷，為何我的家鄉是這樣一種社會？為何社會發展之良善果實如此難以成長？究竟要多少歲月多少痛苦多少筆墨、青春與血淚才能灌溉出一片美麗森林？</text:span><text:span text:style-name="T3"><text:line-break/><text:line-break/></text:span><text:span text:style-name="T1">於是，當檢察官諭令法警解開我的手銬讓我交保候傳時，我說我拒絕交保，我不願花一毛錢保釋。檢察官聞言很訝異，表示不解，還說一萬元保釋金額已經夠低了。</text:span><text:span text:style-name="T3"><text:line-break/><text:line-break/></text:span><text:span text:style-name="T1">重點是：這不是金額大小的問題。</text:span><text:span text:style-name="T3"><text:line-break/><text:line-break/></text:span><text:span text:style-name="T1">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span><text:span text:style-name="T3"><text:line-break/><text:line-break/></text:span><text:span text:style-name="T1">但事實上，我拒絕交保的真正原因完全不是因為集遊法，而是因為一些我所無法清楚表達的心裏感受，肯定是跟監牢裏可悲的場景有關。這大概就像你沒辦法清楚表達你對親友的感情一樣。</text:span><text:span text:style-name="T3"><text:line-break/><text:line-break/></text:span><text:span text:style-name="T1">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span><text:span text:style-name="T3"><text:line-break/><text:line-break/></text:span><text:span text:style-name="T1">天人交戰的結果，良心終究還是獲勝了。再度開庭時，我心意已決，告訴檢察官說我決定不交保。</text:span><text:span text:style-name="T3"><text:line-break/><text:line-break/></text:span><text:span text:style-name="T1">生命是這樣一種東西，你不可能什麼都要，至少會有些時候，你總得犧牲一些東西來成就某種果實，就像一種敬拜天地的祭品那樣。</text:span><text:span text:style-name="T3"><text:line-break/><text:line-break/></text:span><text:span text:style-name="T1">==================</text:span><text:span text:style-name="T3"><text:line-break/><text:line-break/></text:span><text:span text:style-name="T1">陳真 </text:span><text:span text:style-name="T3"><text:line-break/><text:line-break/></text:span><text:span text:style-name="T1">2010.07.10.</text:span><text:span text:style-name="T3"><text:line-break/><text:line-break/><text:line-break/></text:span><text:span text:style-name="T1">警方偵訊中，問我過去有無其它案子？我說有，二十幾年前我曾有個叛亂案。警方還問我如何認識其他「群眾」等等一些怪問題，真不知道他們到底在想什麼。我說，沒有什麼「群眾」，參與者原本就都是好朋友。</text:span><text:span text:style-name="T3"><text:line-break/><text:line-break/></text:span><text:span text:style-name="T1">其實，我一進偵訊室便表明「除了認罪之外，其它問題我都不願回答，何必浪費彼此的時間？」也因此，我的偵訊很快就結束。</text:span><text:span text:style-name="T3"><text:line-break/><text:line-break/></text:span><text:span text:style-name="T1">偵訊完之後，我被關在一個小房間，關了大約兩小時，七點左右，兩位信義分局的刑警押我上車，來到總統府附近的台北地檢署，也許是因為知道我是醫生，一路上對我十分有禮。</text:span><text:span text:style-name="T3"><text:line-break/><text:line-break/></text:span><text:span text:style-name="T1">來到地檢署門口，竟然有大批媒體記者守候在場。開車的刑警不敢停車而只好一直往前開，在附近兜圈子。我說別緊張啊，這些記者絕不會是衝著我來的，我又不是名人。(就算把我押赴刑場，也不會有記者來。)</text:span><text:span text:style-name="T3"><text:line-break/><text:line-break/></text:span><text:span text:style-name="T1">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span><text:span text:style-name="T3"><text:line-break/><text:line-break/></text:span><text:span text:style-name="T1">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span><text:span text:style-name="T3"><text:line-break/><text:line-break/></text:span><text:span text:style-name="T1">記者們統統愣住，沒有人回答。我接著說：「我看你們應該是拍錯人了？這不會是新聞現場直播吧？」</text:span><text:span text:style-name="T3"><text:line-break/><text:line-break/></text:span><text:span text:style-name="T1">記者群中有人發出笑聲說：「 唉呀，拍錯人了啦。」我後來問刑警他們是想拍什麼案子？刑警說好像是一樁有關消防器材的弊案。</text:span><text:span text:style-name="T3"><text:line-break/><text:line-break/></text:span><text:span text:style-name="T1">記者知道拍錯人了，馬上像潮水一樣迅即退去。</text:span><text:span text:style-name="T3"><text:line-break/><text:line-break/></text:span><text:span text:style-name="T1">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span><text:span text:style-name="T3"><text:line-break/><text:line-break/></text:span><text:span text:style-name="T1">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span><text:span text:style-name="T3"><text:line-break/><text:line-break/></text:span><text:span text:style-name="T1">我長期待在精神病房照顧病患，倒沒見過如此瘋狂的場所。我突然覺得自己不是被移送法辦，而比較像是被一群身心狀況極度不穩定的歹徒綁架，落入黑幫巢穴任人宰割。整個過程中，不斷傳來辱罵踹門的劇烈聲響。</text:span><text:span text:style-name="T3"><text:line-break/><text:line-break/></text:span><text:span text:style-name="T1">而且，更荒謬的是，我都還沒收押，當時甚至連「被告」的身份都還稱不上，我只是個「嫌犯」，但我與外界通訊的自由竟然就此被完全剝奪。</text:span><text:span text:style-name="T3"><text:line-break/><text:line-break/></text:span><text:span text:style-name="T1">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span><text:span text:style-name="T3"><text:line-break/><text:line-break/></text:span><text:span text:style-name="T1">後來，我跟四、五位看起來像是吸毒的嫌犯關在一起，角落地上還有著一團新鮮的大便，牢房非常悶熱骯髒，雖有空調設備，不過卻是裝飾用，也許長官視察時才會打開。</text:span><text:span text:style-name="T3"><text:line-break/><text:line-break/></text:span><text:span text:style-name="T1">我在牢房入口處牆上看到 GAZA 字樣，想必是唐曙上回刻下的正氣歌。於是我也用硬幣在 GAZA 旁邊刻下我的名字：EMIR。</text:span><text:span text:style-name="T3"><text:line-break/><text:line-break/></text:span><text:span text:style-name="T1">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span><text:span text:style-name="T3"><text:line-break/><text:line-break/></text:span><text:span text:style-name="T1">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span><text:span text:style-name="T3"><text:line-break/><text:line-break/></text:span><text:span text:style-name="T1">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span><text:span text:style-name="T3"><text:line-break/><text:line-break/></text:span><text:span text:style-name="T1">牢房裏頭，悶熱污濁的空氣與屎尿味及各種穢物，實在令人作嘔，很想離開這裏，已經兩天沒睡覺沒吃東西了，而且沒水喝很渴，但另一方面卻又覺得不該交保，於是我開始進行長考。</text:span><text:span text:style-name="T3"><text:line-break/><text:line-break/></text:span><text:span text:style-name="T1">難友一個個離開，鄰房有位小女生的媽媽來得最快，不到半小時就拿錢來保人了。但有位中年難友，一直打電話請人帶七萬元來幫他交保，親朋好友卻統統拒絕，他氣得對著電話筒破口大罵對方冷血無情。</text:span><text:span text:style-name="T3"><text:line-break/><text:line-break/></text:span><text:span text:style-name="T1">後來他絕望了，主動開口跟法警說：「你們找人來把我帶走吧！送我去北所 (台北看守所)，沒有人要帶錢來保我了，我就去坐牢吧！」另一位難友說：「對啦對啦，要認命啦，趕緊去跟阿扁當鄰居啦！」</text:span><text:span text:style-name="T3"><text:line-break/><text:line-break/></text:span><text:span text:style-name="T1">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span><text:span text:style-name="T3"><text:line-break/><text:line-break/></text:span><text:span text:style-name="T1">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span><text:span text:style-name="T3"><text:line-break/><text:line-break/></text:span><text:span text:style-name="T1">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span><text:span text:style-name="T3"><text:line-break/><text:line-break/></text:span><text:span text:style-name="T1">後來，我就說那我去提款保你出去好了，一萬元就等你很有錢之後再還我或不還也沒關係。他很高興，一直強調說他一定會還。我說還不還都沒關係。</text:span><text:span text:style-name="T3"><text:line-break/><text:line-break/></text:span><text:span text:style-name="T1">於是，我就跟一位看起來最友善大約二十多歲的女法警說我要到樓上提款，沒想到她說不行。我說怎麼不行？剛才檢察官不是一直叫我到樓上提款機提款？我只是要提款讓別人交保為何不行？</text:span><text:span text:style-name="T3"><text:line-break/><text:line-break/></text:span><text:span text:style-name="T1">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span><text:span text:style-name="T3"><text:line-break/><text:line-break/></text:span><text:span text:style-name="T1">似乎我若再多說一句他就要動手打人或開槍殺我那種感覺,，真是非常病態。</text:span><text:span text:style-name="T3"><text:line-break/><text:line-break/></text:span><text:span text:style-name="T1">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span><text:span text:style-name="T3"><text:line-break/><text:line-break/></text:span><text:span text:style-name="T1">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span><text:span text:style-name="T3"><text:line-break/><text:line-break/></text:span><text:span text:style-name="T1">我努力想幫這位因為少付了三萬元賠償金的通緝犯交保，但仍然沒辦法。那位編號xxx的混蛋法警顯然認為他比檢察官還大，可以任意為所欲為。</text:span><text:span text:style-name="T3"><text:line-break/><text:line-break/></text:span><text:span text:style-name="T1">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span><text:span text:style-name="T3"><text:line-break/><text:line-break/></text:span><text:span text:style-name="T1">至於開庭時一路戴手銬，那只是很小兒科的問題，相較於其它惡行，根本不值得一提了。</text:span><text:span text:style-name="T3"><text:line-break/><text:line-break/></text:span><text:span text:style-name="T1">後來，檢察官(或法官我也搞不清楚？) 再度找我去談為什麼要拒絕交保？為什麼要抗議以色列？我順便幫他講授了一點以巴問題的普通常識。之後，我又被送回牢房等待。</text:span><text:span text:style-name="T3"><text:line-break/><text:line-break/></text:span><text:span text:style-name="T1">十二點多，檢察官同意讓我和那位通緝犯統統無保釋放。那位編號XXX的混蛋法警又過來GGYY，我沒理他。</text:span><text:span text:style-name="T3"><text:line-break/><text:line-break/></text:span><text:span text:style-name="T1">老實說，這樣一種自我創造的暴戾氛圍，法警們自己何嘗不也是個受害者？他們給別人也給自己創造了一個地獄。</text:span><text:span text:style-name="T3"><text:line-break/><text:line-break/></text:span><text:span text:style-name="T1">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span><text:span text:style-name="T3"><text:line-break/><text:line-break/></text:span><text:span text:style-name="T1">=================</text:span><text:span text:style-name="T3"><text:line-break/></text:span><text:span text:style-name="T1">我的獄政考察（二）：衙門與黑幫</text:span><text:span text:style-name="T3"><text:line-break/><text:line-break/></text:span><text:span text:style-name="T1">陳真</text:span><text:span text:style-name="T3"><text:line-break/><text:line-break/></text:span><text:span text:style-name="T1">2010-07-19.</text:span><text:span text:style-name="T3"><text:line-break/><text:line-break/></text:span><text:span text:style-name="T1">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span><text:span text:style-name="T3"><text:line-break/><text:line-break/></text:span><text:span text:style-name="T1">《色戒》將來拍續集，我看不必花錢搭建，建議直接到台北地檢署取景即可；至於臨時演員更可由該署法警擔任，張牙舞爪面目猙獰，連化粧費都能省了。</text:span><text:span text:style-name="T3"><text:line-break/><text:line-break/></text:span><text:span text:style-name="T1">為此，我打電話給北檢政風室，檢舉該署法警室之嚴重違法濫權。我提出三個問題。</text:span><text:span text:style-name="T3"><text:line-break/><text:line-break/></text:span><text:span text:style-name="T1">第一，法警竟可否決檢察官的諭令交保，技術性變相拘留當事人；法警主管竟說這是常態。</text:span><text:span text:style-name="T3"><text:line-break/><text:line-break/></text:span><text:span text:style-name="T1">第二，部份法警之情緒極度異常而失控，動輒辱罵叫囂威脅恐嚇，彷彿連呼吸都會激怒使之暴跳如雷。這樣的人不適任此一職務。</text:span><text:span text:style-name="T3"><text:line-break/><text:line-break/></text:span><text:span text:style-name="T1">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span><text:span text:style-name="T3"><text:line-break/><text:line-break/></text:span><text:span text:style-name="T1">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span><text:span text:style-name="T3"><text:line-break/><text:line-break/></text:span><text:span text:style-name="T1">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span><text:span text:style-name="T3"><text:line-break/><text:line-break/></text:span><text:span text:style-name="T1">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span><text:span text:style-name="T3"><text:line-break/><text:line-break/></text:span><text:span text:style-name="T1">========================</text:span><text:span text:style-name="T3"><text:line-break/><text:line-break/></text:span><text:span text:style-name="T1">我的獄政考察（三）：法律之前人人不平等</text:span><text:span text:style-name="T3"><text:line-break/><text:line-break/></text:span><text:span text:style-name="T1">陳真</text:span><text:span text:style-name="T3"><text:line-break/><text:line-break/></text:span><text:span text:style-name="T1">2010-07-26. </text:span><text:span text:style-name="T3"><text:line-break/><text:line-break/><text:line-break/></text:span><text:span text:style-name="T1">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span><text:span text:style-name="T3"><text:line-break/><text:line-break/></text:span><text:span text:style-name="T1">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span><text:span text:style-name="T3"><text:line-break/><text:line-break/></text:span><text:span text:style-name="T1">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span><text:span text:style-name="T3"><text:line-break/><text:line-break/></text:span><text:span text:style-name="T1">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span><text:span text:style-name="T3"><text:line-break/><text:line-break/></text:span><text:span text:style-name="T1">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span><text:span text:style-name="T3"><text:line-break/><text:line-break/></text:span><text:span text:style-name="T1">法律之前，人人不平等；你有多少身價權勢，往往將決定你的判決後果與各項司法待遇。可悲的是，這樣一種人人不平等的現象，絕非某個法院或檢察署或某些法警的問題，而是一整個台灣社會的問題。</text:span><text:span text:style-name="T3"><text:line-break/><text:line-break/></text:span><text:span text:style-name="T1">各位看倌看我的《獄政考察》，義憤填膺之餘，不妨捫心自問，自己是否真的平等對待眾生？是否真的抑強扶弱？還是也一樣遇弱則強，遇強則舔？甘地說得對：「你希望世界怎麼改變，你就必須先怎麼改變自己。」</text:span><text:span text:style-name="T3"><text:line-break/><text:line-break/></text:span><text:span text:style-name="T1">===============</text:span><text:span text:style-name="T3"><text:line-break/></text:span><text:span text:style-name="T1">我的獄政考察（四）：監獄是社會的縮影</text:span><text:span text:style-name="T3"><text:line-break/><text:line-break/></text:span><text:span text:style-name="T1">陳真</text:span><text:span text:style-name="T3"><text:line-break/><text:line-break/></text:span><text:span text:style-name="T1">2010-08-02.</text:span><text:span text:style-name="T3"><text:line-break/><text:line-break/><text:line-break/></text:span><text:span text:style-name="T1">「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span><text:span text:style-name="T3"><text:line-break/><text:line-break/></text:span><text:span text:style-name="T1">為此我遠從英國寫了封越洋信給其中一位素昧平生、千夫所指的醫師，希望他能捱得住這些全然針對個人所進行的妖魔化。</text:span><text:span text:style-name="T3"><text:line-break/><text:line-break/></text:span><text:span text:style-name="T1">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span><text:span text:style-name="T3"><text:line-break/><text:line-break/></text:span><text:span text:style-name="T1">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span><text:span text:style-name="T3"><text:line-break/><text:line-break/></text:span><text:span text:style-name="T1">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span><text:span text:style-name="T3"><text:line-break/><text:line-break/></text:span><text:span text:style-name="T1">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span><text:span text:style-name="T3"><text:line-break/><text:line-break/></text:span><text:span text:style-name="T1">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span><text:span text:style-name="T3"><text:line-break/><text:line-break/></text:span><text:span text:style-name="T1">===============</text:span><text:span text:style-name="T3"><text:line-break/><text:line-break/></text:span><text:span text:style-name="T1">我的獄政考察（五）：人權做為一種裝飾品</text:span><text:span text:style-name="T3"><text:line-break/><text:line-break/></text:span><text:span text:style-name="T1">陳真</text:span><text:span text:style-name="T3"><text:line-break/><text:line-break/></text:span><text:span text:style-name="T1">2010-08-09.</text:span><text:span text:style-name="T3"><text:line-break/><text:line-break/><text:line-break/></text:span><text:span text:style-name="T1">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span><text:span text:style-name="T3"><text:line-break/><text:line-break/></text:span><text:span text:style-name="T1">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span><text:span text:style-name="T3"><text:line-break/><text:line-break/></text:span><text:span text:style-name="T1">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span><text:span text:style-name="T3"><text:line-break/><text:line-break/></text:span><text:span text:style-name="T1">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span><text:span text:style-name="T3"><text:line-break/><text:line-break/></text:span><text:span text:style-name="T1">對於嫌犯交保，法警們則一再強調檢察官講歸講，法警室做歸做，顯然自以為比檢察官還大，可以任意拘留任意威脅怒罵。</text:span><text:span text:style-name="T3"><text:line-break/><text:line-break/></text:span><text:span text:style-name="T1">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span><text:span text:style-name="T3"><text:line-break/><text:line-break/></text:span><text:span text:style-name="T1">至於開庭前後一路戴著手銬並沒收褲腰帶一事，相較於其它惡行，只能說是小兒科。</text:span><text:span text:style-name="T3"><text:line-break/><text:line-break/></text:span><text:span text:style-name="T1">台灣人喜歡講倫理講愛講人權，但講歸講，做歸做，離文明社會的理想狀況，恐怕還有千百光年之遙。</text:span><text:span text:style-name="T3"><text:line-break/><text:line-break/></text:span><text:span text:style-name="T1">============</text:span><text:span text:style-name="T3"><text:line-break/><text:line-break/></text:span><text:span text:style-name="T1">陳真</text:span><text:span text:style-name="T3"><text:line-break/><text:line-break/></text:span><text:span text:style-name="T1">2017. 04.30</text:span><text:span text:style-name="T3"><text:line-break/><text:line-break/><text:line-break/></text:span><text:span text:style-name="T1">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span><text:span text:style-name="T3"><text:line-break/><text:line-break/></text:span><text:span text:style-name="T1">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span><text:span text:style-name="T3"><text:line-break/><text:line-break/></text:span><text:span text:style-name="T1">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span><text:span text:style-name="T3"><text:line-break/><text:line-break/></text:span><text:span text:style-name="T1">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span><text:span text:style-name="T3"><text:line-break/><text:line-break/></text:span><text:span text:style-name="T1">我被關在地檢署一個很髒的小牢房，地上、牆上四處屎尿痕跡，很髒，惡臭至極，坐也不是，站也不是，也不敢靠牆休息，怕沾到大便。我待的牢房角落處地上，甚至還有一坨臭到爆的新鮮大便。</text:span><text:span text:style-name="T3"><text:line-break/><text:line-break/></text:span><text:span text:style-name="T1">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span><text:span text:style-name="T3"><text:line-break/><text:line-break/></text:span><text:span text:style-name="T1">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span><text:span text:style-name="T3"><text:line-break/><text:line-break/></text:span><text:span text:style-name="T1">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span><text:span text:style-name="T3"><text:line-break/><text:line-break/></text:span><text:span text:style-name="T1">半夜獲釋後，我就馬上在地檢署裏頭打公用電話，要求填寫檢舉文件，具名檢舉這個法警的粗暴惡行，一個自稱當夜值班的主管出面安撫，企圖大事化小，小事化無。</text:span><text:span text:style-name="T3"><text:line-break/><text:line-break/></text:span><text:span text:style-name="T1">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span><text:span text:style-name="T3"><text:line-break/><text:line-break/></text:span><text:span text:style-name="T1">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span><text:span text:style-name="T3"><text:line-break/><text:line-break/></text:span><text:span text:style-name="T1">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span><text:span text:style-name="T3"><text:line-break/><text:line-break/></text:span><text:span text:style-name="T1">法官遞了其中幾張照片給我看，我看到自己拿著牌子站著，突然意識到自己就像一尊銅像。你就算給銅像拍一千張照片，他還是一動也不動。</text:span><text:span text:style-name="T3"><text:line-break/><text:line-break/></text:span><text:span text:style-name="T1">我被無保釋放，正要離開牢房時，那個年輕女法警，突然問了我一句：「你明天不用上班嗎？」我被這突如其來的一問給嚇了一跳。</text:span><text:span text:style-name="T3"><text:line-break/><text:line-break/></text:span><text:span text:style-name="T1">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span><text:span text:style-name="T3"><text:line-break/><text:line-break/></text:span><text:span text:style-name="T1">這鬼島，人權口號滿天飛，其實全是放屁，所謂人權，只是屬於名人或政治人物的一種特權，一般人是享受不到的。而且，越是脆弱 (例如女性或老年人或病人)、越是地位微小的個人，所遭受的待遇就越慘。</text:span><text:span text:style-name="T3"><text:line-break/><text:line-break/></text:span><text:span text:style-name="T1">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span><text:span text:style-name="T3"><text:line-break/><text:line-break/></text:span><text:span text:style-name="T1">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span><text:span text:style-name="T3"><text:line-break/></text:span><text:span text:style-name="T1">《中华人民共和国计算机信息网络国际联网管理暂行规定》</text:span><text:span text:style-name="T3"><text:line-break/></text:span><text:span text:style-name="T1">第二条 中华人民共和国境内的计算机信息网络进行国际联网，应当依照本规定办理。</text:span><text:span text:style-name="T3"><text:line-break/></text:span><text:span text:style-name="T1">第六条 计算机信息网络直接进行国际联网，必须使用邮电部国家公用电信网提供的国际出入口信道。任何单位和个人不得自行建立或者使用其他信道进行国际联网。</text:span><text:span text:style-name="T3"><text:line-break/></text:span><text:span text:style-name="T1">第十四条 违反本规定第六条、第八条和第十条的规定的，由公安机关责令停止联网，给予警告，可以并处15000元以下的罚款；有违法所得的，没收违法所得。</text:span><text:span text:style-name="T3"><text:line-break/><text:line-break/></text:span><text:span text:style-name="T1">我個人每天都使用VPN，身邊朋友也用，都還沒被抓過。據警察朋友說，實際上不涉及違法犯罪行為就不會被抓。其實專門強調一下我沒被抓還挺好笑的。</text:span><text:span text:style-name="T3"><text:line-break/></text:span><text:span text:style-name="T1">5月17日，陝西漢濱公安在微博公佈，一名男子因為使用VPN，被给予行政警告，并处500元罚款。這件事當天引起不少人冷嘲熱諷政府機構，但後來有人深究，發現此人在網絡上上傳色情視頻，這事的熱度隨之冷卻。</text:span><text:span text:style-name="T3"><text:line-break/></text:span><text:span text:style-name="T1">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span><text:span text:style-name="T3"><text:line-break/><text:line-break/></text:span><text:span text:style-name="T1">==========================</text:span><text:span text:style-name="T3"><text:line-break/></text:span><text:span text:style-name="T1">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span><text:span text:style-name="T3"><text:line-break/></text:span><text:span text:style-name="T1">==========================</text:span><text:span text:style-name="T3"><text:line-break/></text:span><text:span text:style-name="T1">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4">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4"><text:span text:style-name="T1">謝謝阿水兄的抬舉，實際上，我雖不在法律界工作，但對對岸法律卻是有一定的理解與瞭解，這部分既然這裡是公開場合，也不便提出，特別是反滲透法當頭，就當我自己的神秘好了</text:span><text:span text:style-name="T3"><text:line-break/></text:span><text:span text:style-name="T1">實際上如果你不相信這個國家的制度，就根本不用在那個國家從事法律工作，我不能說對岸那些被抓起來的律師不勇敢，但他們犯了一個根本的錯誤</text:span><text:span text:style-name="T3"><text:line-break/></text:span><text:span text:style-name="T1">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span><text:span text:style-name="T3"><text:line-break/></text:span><text:span text:style-name="T1">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span><text:span text:style-name="T3"><text:line-break/><text:line-break/></text:span><text:span text:style-name="T1">小魚兄果然曾經是法律人，專業的嗅覺準確，您找來的資料確實讓我撥雲見日，一掃疑團。這種同道之間的互通聲息，有心有靈犀一點通的喜悅。</text:span><text:span text:style-name="T3"><text:line-break/><text:line-break/></text:span><text:span text:style-name="T1">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span><text:span text:style-name="T3"><text:line-break/><text:line-break/></text:span><text:span text:style-name="T1">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span><text:span text:style-name="T3"><text:line-break/><text:line-break/></text:span><text:span text:style-name="T1">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span><text:span text:style-name="T3"><text:line-break/><text:line-break/></text:span><text:span text:style-name="T1">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span><text:span text:style-name="T3"><text:line-break/><text:line-break/></text:span><text:span text:style-name="T1">高雄韓市長被罷免了，許議長也走了，這兩天心比較冷，謝謝小魚兄和陽陽葛格給我的溫暖。</text:span><text:span text:style-name="T3"><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4">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5">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5">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5">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4">杀</text:span><text:span text:style-name="T1">案》就是最好的例子，为什么那十二的人耗费了几年的时间甚至不惜自己身陷囹圄也要把雷切尔</text:span><text:span text:style-name="T4">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5">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4">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4">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4">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5">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5">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5">https://amzn.to/371ywSO</text:span></text:a><text:span text:style-name="T1"><text:line-break/><text:line-break/>《Naturalizing Epistemology》：</text:span><text:a xlink:type="simple" xlink:href="https://amzn.to/2Bsoj61"><text:span text:style-name="T5">https://amzn.to/2Bsoj61</text:span></text:a><text:span text:style-name="T1"><text:line-break/><text:line-break/>《What is a case?》：</text:span><text:a xlink:type="simple" xlink:href="https://stanford.io/2U9OiG0"><text:span text:style-name="T5">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4">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5">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5">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4">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9"><text:span text:style-name="T6">「台灣人」加入中共，早就不是新聞了！<text:line-break/><text:line-break/></text:span><text:a xlink:type="simple" xlink:href="https://reurl.cc/7XWllD"><text:span text:style-name="T8">https://reurl.cc/7XWllD</text:span></text:a><text:span text:style-name="T6"><text:line-break/></text:span><text:a xlink:type="simple" xlink:href="https://reurl.cc/3DZmml"><text:span text:style-name="T8">https://reurl.cc/3DZmml</text:span></text:a><text:span text:style-name="T6"><text:line-break/></text:span><text:a xlink:type="simple" xlink:href="https://reurl.cc/E7aDLK"><text:span text:style-name="T8">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4">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5">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9"><text:span text:style-name="T6">被「中選會」告的還不止一人⋯<text:line-break/><text:line-break/></text:span><text:a xlink:type="simple" xlink:href="https://www.youtube.com/watch?v=MiEjNFCEMVA"><text:span text:style-name="T8">https://www.youtube.com/watch?v=MiEjNFCEMVA</text:span></text:a><text:span text:style-name="T6"><text:line-break/></text:span><text:a xlink:type="simple" xlink:href="https://www.youtube.com/watch?v=6sSRu0l4M0g"><text:span text:style-name="T8">https://www.youtube.com/watch?v=6sSRu0l4M0g</text:span></text:a><text:span text:style-name="T6"><text:line-break/><text:line-break/></text:span><text:span text:style-name="T9">穎芝   |  2020.06.05 07:22   |   </text:span><text:a xlink:type="simple" xlink:href="http://palinfo.habago.org/Entry?Command=Information_PrintForum&amp;iPage=4#FORUM39433"><text:span text:style-name="T10">#</text:span></text:a></text:p>
      <text:p text:style-name="P9"><text:span text:style-name="T6">一介草民網紅，只是拆穿「霸韓國家隊」的把戲，就要被移送法辦，好一個號稱「言論自由、民主」的國家！<text:line-break/><text:line-break/></text:span><text:a xlink:type="simple" xlink:href="https://www.youtube.com/watch?v=Ss0Y1ayFId4"><text:span text:style-name="T8">https://www.youtube.com/watch?v=Ss0Y1ayFId4</text:span></text:a><text:span text:style-name="T6"><text:line-break/></text:span><text:a xlink:type="simple" xlink:href="https://www.youtube.com/watch?v=CvwMRMLrhnE"><text:span text:style-name="T8">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5">https://amzn.to/371ywSO</text:span></text:a><text:span text:style-name="T1"><text:line-break/><text:line-break/>《Naturalizing Epistemology》：</text:span><text:a xlink:type="simple" xlink:href="https://amzn.to/2Bsoj61"><text:span text:style-name="T5">https://amzn.to/2Bsoj61</text:span></text:a><text:span text:style-name="T1"><text:line-break/><text:line-break/>《What is a case?》：</text:span><text:a xlink:type="simple" xlink:href="https://stanford.io/2U9OiG0"><text:span text:style-name="T5">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4">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5">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5">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4">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4">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5">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4">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5">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5">https://www.zhihu.com/question/397221243/answer/1247409689</text:span></text:a><text:span text:style-name="T1"><text:line-break/>最近在赞比亚有三个中国人被残忍</text:span><text:span text:style-name="T4">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5">https://bit.ly/2U6R0fj</text:span></text:a><text:span text:style-name="T1"> <text:line-break/><text:line-break/></text:span><text:a xlink:type="simple" xlink:href="https://bit.ly/2BuWIBl"><text:span text:style-name="T5">https://bit.ly/2BuWIBl</text:span></text:a><text:span text:style-name="T1"><text:line-break/><text:line-break/></text:span><text:a xlink:type="simple" xlink:href="https://bit.ly/2XXz73D"><text:span text:style-name="T5">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4">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4">杀</text:span><text:span text:style-name="T1">。但公民大会作出最为人诟病的决定，还是针对亚西比德的</text:span><text:span text:style-name="T4">远</text:span><text:span text:style-name="T1">征。<text:line-break/>亚西比德是一个年青政客，他说服雅典人派他带领一支大军</text:span><text:span text:style-name="T4">远</text:span><text:span text:style-name="T1">征西西里，以</text:span><text:span text:style-name="T4">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4">远</text:span><text:span text:style-name="T1">征军失去首领，改由尼西阿斯统率。但是尼西阿斯军事经验不足，导致雅典</text:span><text:span text:style-name="T4">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4">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5">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1">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1">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1">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1">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1">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1">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4">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5">https://bit.ly/3drWKbk</text:span></text:a><text:span text:style-name="T1"><text:line-break/><text:line-break/></text:span><text:a xlink:type="simple" xlink:href="https://bit.ly/36THAZP"><text:span text:style-name="T5">https://bit.ly/36THAZP</text:span></text:a><text:span text:style-name="T1"><text:line-break/><text:line-break/></text:span><text:a xlink:type="simple" xlink:href="https://bit.ly/2ZYdtz2"><text:span text:style-name="T5">https://bit.ly/2ZYdtz2</text:span></text:a><text:span text:style-name="T1"><text:line-break/><text:line-break/></text:span><text:a xlink:type="simple" xlink:href="https://bit.ly/2zTzp3G"><text:span text:style-name="T5">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5">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4">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4">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4">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4">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4">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4">远</text:span><text:span text:style-name="T1">都不会知道，因为共产党的媒体永</text:span><text:span text:style-name="T4">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4">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4">杂</text:span><text:span text:style-name="T1">的利益共同体。从这个角度讲，二元理性产生的是一种促使组织结构不断退化分解的野蛮文化，而多元理性产生的则是一种促使组织结构不断集中复</text:span><text:span text:style-name="T4">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4">虑</text:span><text:span text:style-name="T1"><text:line-break/>我的祖父在文革中被批斗，因为不堪受辱而自</text:span><text:span text:style-name="T4">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4">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4">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4">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4">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6"><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